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officeooo:paragraph-rsid="0018dfcf" style:font-size-asian="15pt" style:font-weight-asian="bold" style:font-size-complex="15pt" style:font-weight-complex="bold"/>
    </style:style>
    <style:style style:name="P2" style:family="paragraph" style:parent-style-name="Standard">
      <style:text-properties fo:font-size="15pt" fo:font-weight="bold" officeooo:paragraph-rsid="001ad78d" style:font-size-asian="15pt" style:font-weight-asian="bold" style:font-size-complex="15pt" style:font-weight-complex="bold"/>
    </style:style>
    <style:style style:name="P3" style:family="paragraph" style:parent-style-name="Standard">
      <style:text-properties fo:font-size="15pt" fo:font-weight="bold" officeooo:paragraph-rsid="001b1a02" style:font-size-asian="15pt" style:font-weight-asian="bold" style:font-size-complex="15pt" style:font-weight-complex="bold"/>
    </style:style>
    <style:style style:name="P4" style:family="paragraph" style:parent-style-name="Standard">
      <style:text-properties fo:font-size="15pt" fo:font-weight="bold" officeooo:paragraph-rsid="001cbe42" style:font-size-asian="15pt" style:font-weight-asian="bold" style:font-size-complex="15pt" style:font-weight-complex="bold"/>
    </style:style>
    <style:style style:name="P5" style:family="paragraph" style:parent-style-name="Standard">
      <style:text-properties fo:font-size="15pt" fo:font-weight="bold" officeooo:paragraph-rsid="00273f92" style:font-size-asian="15pt" style:font-weight-asian="bold" style:font-size-complex="15pt" style:font-weight-complex="bold"/>
    </style:style>
    <style:style style:name="P6" style:family="paragraph" style:parent-style-name="Standard">
      <style:text-properties fo:font-size="15pt" fo:font-weight="bold" officeooo:paragraph-rsid="002c1f86" style:font-size-asian="15pt" style:font-weight-asian="bold" style:font-size-complex="15pt" style:font-weight-complex="bold"/>
    </style:style>
    <style:style style:name="P7" style:family="paragraph" style:parent-style-name="Standard">
      <style:text-properties fo:font-size="15pt" fo:font-weight="bold" officeooo:paragraph-rsid="0030ae12" style:font-size-asian="15pt" style:font-weight-asian="bold" style:font-size-complex="15pt" style:font-weight-complex="bold"/>
    </style:style>
    <style:style style:name="P8" style:family="paragraph" style:parent-style-name="Standard">
      <style:text-properties fo:font-size="15pt" fo:font-weight="bold" officeooo:paragraph-rsid="0032bb92" style:font-size-asian="15pt" style:font-weight-asian="bold" style:font-size-complex="15pt" style:font-weight-complex="bold"/>
    </style:style>
    <style:style style:name="P9" style:family="paragraph" style:parent-style-name="Standard">
      <style:text-properties fo:font-size="15pt" fo:font-weight="bold" officeooo:paragraph-rsid="0034887b" style:font-size-asian="15pt" style:font-weight-asian="bold" style:font-size-complex="15pt" style:font-weight-complex="bold"/>
    </style:style>
    <style:style style:name="P10" style:family="paragraph" style:parent-style-name="Standard">
      <style:text-properties fo:font-size="15pt" fo:font-weight="bold" officeooo:paragraph-rsid="0036012b" style:font-size-asian="15pt" style:font-weight-asian="bold" style:font-size-complex="15pt" style:font-weight-complex="bold"/>
    </style:style>
    <style:style style:name="P11" style:family="paragraph" style:parent-style-name="Standard">
      <style:text-properties fo:font-size="15pt" fo:font-weight="bold" officeooo:paragraph-rsid="00378bb1"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paragraph-rsid="001df50a" style:font-size-asian="15pt" style:font-weight-asian="bold" style:font-size-complex="15pt" style:font-weight-complex="bold"/>
    </style:style>
    <style:style style:name="P13" style:family="paragraph" style:parent-style-name="Standard">
      <style:text-properties fo:font-size="15pt" fo:font-weight="bold" officeooo:paragraph-rsid="003c2a75" style:font-size-asian="15pt" style:font-weight-asian="bold" style:font-size-complex="15pt" style:font-weight-complex="bold"/>
    </style:style>
    <style:style style:name="P14" style:family="paragraph" style:parent-style-name="Standard">
      <style:text-properties fo:font-size="15pt" fo:font-weight="bold" officeooo:paragraph-rsid="004488ba" style:font-size-asian="15pt" style:font-weight-asian="bold" style:font-size-complex="15pt" style:font-weight-complex="bold"/>
    </style:style>
    <style:style style:name="P15" style:family="paragraph" style:parent-style-name="Standard">
      <style:text-properties fo:font-size="15pt" fo:font-weight="bold" officeooo:paragraph-rsid="004eea17" style:font-size-asian="15pt" style:font-weight-asian="bold" style:font-size-complex="15pt" style:font-weight-complex="bold"/>
    </style:style>
    <style:style style:name="P16" style:family="paragraph" style:parent-style-name="Standard">
      <style:text-properties fo:font-size="15pt" fo:font-weight="bold" officeooo:paragraph-rsid="00520e93" style:font-size-asian="15pt" style:font-weight-asian="bold" style:font-size-complex="15pt" style:font-weight-complex="bold"/>
    </style:style>
    <style:style style:name="P17" style:family="paragraph" style:parent-style-name="Standard">
      <style:text-properties fo:font-size="15pt" fo:font-weight="bold" officeooo:paragraph-rsid="00570b7b" style:font-size-asian="15pt" style:font-weight-asian="bold" style:font-size-complex="15pt" style:font-weight-complex="bold"/>
    </style:style>
    <style:style style:name="P18" style:family="paragraph" style:parent-style-name="Standard">
      <style:text-properties fo:font-size="15pt" fo:font-weight="bold" officeooo:paragraph-rsid="00595925" style:font-size-asian="15pt" style:font-weight-asian="bold" style:font-size-complex="15pt" style:font-weight-complex="bold"/>
    </style:style>
    <style:style style:name="P19" style:family="paragraph" style:parent-style-name="Standard">
      <style:text-properties fo:font-size="15pt" fo:font-weight="bold" officeooo:paragraph-rsid="0059f986" style:font-size-asian="15pt" style:font-weight-asian="bold" style:font-size-complex="15pt" style:font-weight-complex="bold"/>
    </style:style>
    <style:style style:name="P20" style:family="paragraph" style:parent-style-name="Standard">
      <style:text-properties fo:font-size="15pt" fo:font-weight="bold" officeooo:paragraph-rsid="005abed3" style:font-size-asian="15pt" style:font-weight-asian="bold" style:font-size-complex="15pt" style:font-weight-complex="bold"/>
    </style:style>
    <style:style style:name="P21" style:family="paragraph" style:parent-style-name="Standard">
      <style:text-properties fo:font-size="15pt" fo:font-weight="bold" officeooo:paragraph-rsid="001cbe42" style:font-size-asian="15pt" style:font-weight-asian="bold" style:font-size-complex="15pt" style:font-weight-complex="bold" loext:padding="0.0193in" loext:border="0.06pt solid #e3e3e3"/>
    </style:style>
    <style:style style:name="P22" style:family="paragraph" style:parent-style-name="Standard">
      <style:text-properties fo:font-size="15pt" fo:font-weight="bold" officeooo:paragraph-rsid="002425d7" style:font-size-asian="15pt" style:font-weight-asian="bold" style:font-size-complex="15pt" style:font-weight-complex="bold"/>
    </style:style>
    <style:style style:name="P23" style:family="paragraph" style:parent-style-name="Standard">
      <style:text-properties fo:font-size="15pt" fo:font-weight="bold" officeooo:paragraph-rsid="0076116d" style:font-size-asian="15pt" style:font-weight-asian="bold" style:font-size-complex="15pt" style:font-weight-complex="bold"/>
    </style:style>
    <style:style style:name="P24" style:family="paragraph" style:parent-style-name="Standard">
      <style:text-properties fo:font-size="15pt" fo:font-weight="bold" officeooo:paragraph-rsid="008b5860" style:font-size-asian="15pt" style:font-weight-asian="bold" style:font-size-complex="15pt" style:font-weight-complex="bold"/>
    </style:style>
    <style:style style:name="P25" style:family="paragraph" style:parent-style-name="Standard">
      <style:text-properties officeooo:paragraph-rsid="0018dfcf"/>
    </style:style>
    <style:style style:name="P26" style:family="paragraph" style:parent-style-name="Standard">
      <style:paragraph-properties fo:text-align="center" style:justify-single-word="false"/>
      <style:text-properties officeooo:paragraph-rsid="0018dfcf"/>
    </style:style>
    <style:style style:name="P27" style:family="paragraph" style:parent-style-name="Standard">
      <style:paragraph-properties fo:text-align="center" style:justify-single-word="false"/>
      <style:text-properties officeooo:paragraph-rsid="001df50a"/>
    </style:style>
    <style:style style:name="P28" style:family="paragraph" style:parent-style-name="Standard">
      <style:paragraph-properties fo:text-align="center" style:justify-single-word="false"/>
      <style:text-properties officeooo:paragraph-rsid="001cbe42"/>
    </style:style>
    <style:style style:name="P29" style:family="paragraph" style:parent-style-name="Standard">
      <style:text-properties officeooo:paragraph-rsid="001ad78d"/>
    </style:style>
    <style:style style:name="P30" style:family="paragraph" style:parent-style-name="Standard">
      <style:text-properties officeooo:paragraph-rsid="001b1a02"/>
    </style:style>
    <style:style style:name="P31" style:family="paragraph" style:parent-style-name="Standard">
      <style:text-properties officeooo:paragraph-rsid="001cbe42"/>
    </style:style>
    <style:style style:name="P32" style:family="paragraph" style:parent-style-name="Standard">
      <style:text-properties officeooo:paragraph-rsid="001df50a"/>
    </style:style>
    <style:style style:name="P33" style:family="paragraph" style:parent-style-name="Standard">
      <style:paragraph-properties fo:text-align="center" style:justify-single-word="false"/>
      <style:text-properties fo:font-size="18pt" style:text-underline-style="solid" style:text-underline-width="auto" style:text-underline-color="font-color" officeooo:paragraph-rsid="0018dfcf" style:font-size-asian="18pt" style:font-size-complex="18pt"/>
    </style:style>
    <style:style style:name="P34" style:family="paragraph" style:parent-style-name="Standard">
      <style:text-properties officeooo:paragraph-rsid="00273f92"/>
    </style:style>
    <style:style style:name="P35" style:family="paragraph" style:parent-style-name="Standard">
      <style:text-properties officeooo:paragraph-rsid="0028e61c"/>
    </style:style>
    <style:style style:name="P36" style:family="paragraph" style:parent-style-name="Standard">
      <style:text-properties officeooo:paragraph-rsid="0030ae12"/>
    </style:style>
    <style:style style:name="P37" style:family="paragraph" style:parent-style-name="Standard">
      <style:text-properties officeooo:paragraph-rsid="0032bb92"/>
    </style:style>
    <style:style style:name="P38" style:family="paragraph" style:parent-style-name="Standard">
      <style:text-properties officeooo:paragraph-rsid="00378bb1"/>
    </style:style>
    <style:style style:name="P39" style:family="paragraph" style:parent-style-name="Standard">
      <style:text-properties officeooo:paragraph-rsid="00570b7b"/>
    </style:style>
    <style:style style:name="P40" style:family="paragraph" style:parent-style-name="Standard">
      <style:text-properties officeooo:paragraph-rsid="0059f986"/>
    </style:style>
    <style:style style:name="P41" style:family="paragraph" style:parent-style-name="Standard">
      <style:text-properties officeooo:paragraph-rsid="005abed3"/>
    </style:style>
    <style:style style:name="P42" style:family="paragraph" style:parent-style-name="Standard">
      <style:text-properties officeooo:paragraph-rsid="00608739"/>
    </style:style>
    <style:style style:name="P43" style:family="paragraph" style:parent-style-name="Standard">
      <style:text-properties officeooo:paragraph-rsid="00670391"/>
    </style:style>
    <style:style style:name="P44" style:family="paragraph" style:parent-style-name="Standard">
      <style:text-properties officeooo:paragraph-rsid="006b72a2"/>
    </style:style>
    <style:style style:name="P45" style:family="paragraph" style:parent-style-name="Standard">
      <style:text-properties officeooo:paragraph-rsid="006d6794"/>
    </style:style>
    <style:style style:name="P46" style:family="paragraph" style:parent-style-name="Standard">
      <style:text-properties officeooo:paragraph-rsid="0070dae4"/>
    </style:style>
    <style:style style:name="P47" style:family="paragraph" style:parent-style-name="Standard">
      <style:text-properties officeooo:paragraph-rsid="0071f760"/>
    </style:style>
    <style:style style:name="P48" style:family="paragraph" style:parent-style-name="Standard">
      <style:text-properties officeooo:paragraph-rsid="0076116d"/>
    </style:style>
    <style:style style:name="P49" style:family="paragraph" style:parent-style-name="Standard">
      <style:text-properties officeooo:paragraph-rsid="0077b86a"/>
    </style:style>
    <style:style style:name="P50" style:family="paragraph" style:parent-style-name="Standard">
      <style:text-properties officeooo:paragraph-rsid="0079df41"/>
    </style:style>
    <style:style style:name="P51" style:family="paragraph" style:parent-style-name="Standard">
      <style:text-properties officeooo:paragraph-rsid="007bb5ec"/>
    </style:style>
    <style:style style:name="P52" style:family="paragraph" style:parent-style-name="Standard">
      <style:text-properties officeooo:paragraph-rsid="007c5e9a"/>
    </style:style>
    <style:style style:name="P53" style:family="paragraph" style:parent-style-name="Standard">
      <style:text-properties officeooo:paragraph-rsid="007c6d7e"/>
    </style:style>
    <style:style style:name="P54" style:family="paragraph" style:parent-style-name="Standard">
      <style:text-properties officeooo:paragraph-rsid="007e226c"/>
    </style:style>
    <style:style style:name="P55" style:family="paragraph" style:parent-style-name="Standard">
      <style:text-properties officeooo:paragraph-rsid="007e9c91"/>
    </style:style>
    <style:style style:name="P56" style:family="paragraph" style:parent-style-name="Standard">
      <style:text-properties officeooo:paragraph-rsid="00801c07"/>
    </style:style>
    <style:style style:name="P57" style:family="paragraph" style:parent-style-name="Standard">
      <style:text-properties officeooo:paragraph-rsid="0084a564"/>
    </style:style>
    <style:style style:name="P58" style:family="paragraph" style:parent-style-name="Standard">
      <style:text-properties officeooo:paragraph-rsid="00852dad"/>
    </style:style>
    <style:style style:name="P59" style:family="paragraph" style:parent-style-name="Standard">
      <style:text-properties officeooo:paragraph-rsid="008555e5"/>
    </style:style>
    <style:style style:name="P60" style:family="paragraph" style:parent-style-name="Standard">
      <style:text-properties fo:font-size="12pt" officeooo:paragraph-rsid="00608739" style:font-size-asian="12pt" style:font-size-complex="12pt"/>
    </style:style>
    <style:style style:name="P61" style:family="paragraph" style:parent-style-name="Standard">
      <style:text-properties fo:font-size="12pt" officeooo:paragraph-rsid="00670391" style:font-size-asian="12pt" style:font-size-complex="12pt"/>
    </style:style>
    <style:style style:name="P62" style:family="paragraph" style:parent-style-name="Standard">
      <style:text-properties fo:font-size="12pt" officeooo:paragraph-rsid="0070dae4" style:font-size-asian="12pt" style:font-size-complex="12pt"/>
    </style:style>
    <style:style style:name="P63" style:family="paragraph" style:parent-style-name="Standard">
      <style:text-properties fo:font-size="12pt" officeooo:paragraph-rsid="0018dfcf" style:font-size-asian="12pt" style:font-size-complex="12pt"/>
    </style:style>
    <style:style style:name="P64" style:family="paragraph" style:parent-style-name="Standard">
      <style:text-properties fo:font-size="12pt" officeooo:paragraph-rsid="007e9c91" style:font-size-asian="12pt" style:font-size-complex="12pt"/>
    </style:style>
    <style:style style:name="P65" style:family="paragraph" style:parent-style-name="Standard">
      <style:text-properties fo:font-size="12pt" officeooo:rsid="008b2893" officeooo:paragraph-rsid="006b72a2" style:font-size-asian="12pt" style:font-size-complex="12pt"/>
    </style:style>
    <style:style style:name="P66" style:family="paragraph" style:parent-style-name="Standard">
      <style:text-properties fo:font-size="12pt" officeooo:rsid="008b2893" officeooo:paragraph-rsid="007c5e9a" style:font-size-asian="12pt" style:font-size-complex="12pt"/>
    </style:style>
    <style:style style:name="P67" style:family="paragraph" style:parent-style-name="Standard">
      <style:text-properties fo:font-size="12pt" officeooo:rsid="008b2893" officeooo:paragraph-rsid="007e226c" style:font-size-asian="12pt" style:font-size-complex="12pt"/>
    </style:style>
    <style:style style:name="P68" style:family="paragraph" style:parent-style-name="Standard">
      <style:text-properties fo:font-size="12pt" fo:font-weight="normal" officeooo:rsid="008b2893" officeooo:paragraph-rsid="00670391" style:font-size-asian="12pt" style:font-weight-asian="normal" style:font-size-complex="12pt" style:font-weight-complex="normal"/>
    </style:style>
    <style:style style:name="P69" style:family="paragraph" style:parent-style-name="Standard">
      <style:text-properties fo:font-size="12pt" fo:font-weight="normal" officeooo:rsid="008b2893" officeooo:paragraph-rsid="0070dae4" style:font-size-asian="12pt" style:font-weight-asian="normal" style:font-size-complex="12pt" style:font-weight-complex="normal"/>
    </style:style>
    <style:style style:name="P70" style:family="paragraph" style:parent-style-name="Standard">
      <style:text-properties fo:font-size="12pt" fo:font-weight="normal" officeooo:rsid="008b2893" officeooo:paragraph-rsid="0076116d" style:font-size-asian="12pt" style:font-weight-asian="normal" style:font-size-complex="12pt" style:font-weight-complex="normal"/>
    </style:style>
    <style:style style:name="P71" style:family="paragraph" style:parent-style-name="Standard">
      <style:text-properties fo:font-size="12pt" fo:font-weight="normal" officeooo:rsid="008b2893" officeooo:paragraph-rsid="0077b86a" style:font-size-asian="12pt" style:font-weight-asian="normal" style:font-size-complex="12pt" style:font-weight-complex="normal"/>
    </style:style>
    <style:style style:name="P72" style:family="paragraph" style:parent-style-name="Standard">
      <style:text-properties fo:font-size="12pt" fo:font-weight="normal" officeooo:rsid="008b2893" officeooo:paragraph-rsid="007c5e9a" style:font-size-asian="12pt" style:font-weight-asian="normal" style:font-size-complex="12pt" style:font-weight-complex="normal"/>
    </style:style>
    <style:style style:name="P73" style:family="paragraph" style:parent-style-name="Standard">
      <style:text-properties fo:font-size="12pt" fo:font-weight="normal" officeooo:rsid="008b2893" officeooo:paragraph-rsid="007e226c" style:font-size-asian="12pt" style:font-weight-asian="normal" style:font-size-complex="12pt" style:font-weight-complex="normal"/>
    </style:style>
    <style:style style:name="P74" style:family="paragraph" style:parent-style-name="Standard">
      <style:text-properties fo:font-size="12pt" fo:font-weight="normal" officeooo:rsid="008b2893" officeooo:paragraph-rsid="007e9c91" style:font-size-asian="12pt" style:font-weight-asian="normal" style:font-size-complex="12pt" style:font-weight-complex="normal"/>
    </style:style>
    <style:style style:name="P75" style:family="paragraph" style:parent-style-name="Standard">
      <style:text-properties fo:font-size="12pt" fo:font-weight="normal" officeooo:rsid="008b2893" officeooo:paragraph-rsid="008b5860" style:font-size-asian="12pt" style:font-weight-asian="normal" style:font-size-complex="12pt" style:font-weight-complex="normal"/>
    </style:style>
    <style:style style:name="P76" style:family="paragraph" style:parent-style-name="Standard">
      <style:text-properties fo:font-size="12pt" fo:font-style="italic" fo:font-weight="normal" officeooo:rsid="008b2893" officeooo:paragraph-rsid="008b5860" style:font-size-asian="12pt" style:font-style-asian="italic" style:font-weight-asian="normal" style:font-size-complex="12pt" style:font-style-complex="italic" style:font-weight-complex="normal"/>
    </style:style>
    <style:style style:name="P77" style:family="paragraph" style:parent-style-name="Standard">
      <style:text-properties fo:font-size="12pt" fo:font-style="italic" fo:font-weight="normal" officeooo:rsid="008b2893" officeooo:paragraph-rsid="008d45c7" style:font-size-asian="12pt" style:font-style-asian="italic" style:font-weight-asian="normal" style:font-size-complex="12pt" style:font-style-complex="italic" style:font-weight-complex="normal"/>
    </style:style>
    <style:style style:name="P78" style:family="paragraph" style:parent-style-name="Standard">
      <style:text-properties fo:font-size="12pt" fo:font-style="italic" fo:font-weight="normal" officeooo:rsid="008b2893" officeooo:paragraph-rsid="00907634" style:font-size-asian="12pt" style:font-style-asian="italic" style:font-weight-asian="normal" style:font-size-complex="12pt" style:font-style-complex="italic" style:font-weight-complex="normal"/>
    </style:style>
    <style:style style:name="P79" style:family="paragraph" style:parent-style-name="Standard">
      <style:text-properties fo:font-size="12pt" fo:font-style="italic" fo:font-weight="normal" officeooo:rsid="008b2893" officeooo:paragraph-rsid="00920ada" style:font-size-asian="12pt" style:font-style-asian="italic" style:font-weight-asian="normal" style:font-size-complex="12pt" style:font-style-complex="italic" style:font-weight-complex="normal"/>
    </style:style>
    <style:style style:name="P80" style:family="paragraph" style:parent-style-name="Standard">
      <style:text-properties officeooo:paragraph-rsid="002425d7"/>
    </style:style>
    <style:style style:name="P81" style:family="paragraph" style:parent-style-name="Standard">
      <style:text-properties officeooo:paragraph-rsid="003c2a75"/>
    </style:style>
    <style:style style:name="P82" style:family="paragraph" style:parent-style-name="Standard">
      <style:text-properties officeooo:paragraph-rsid="0072e65b"/>
    </style:style>
    <style:style style:name="P83" style:family="paragraph" style:parent-style-name="Standard">
      <style:text-properties officeooo:paragraph-rsid="004488ba"/>
    </style:style>
    <style:style style:name="P84" style:family="paragraph" style:parent-style-name="Standard">
      <style:text-properties officeooo:paragraph-rsid="00490126"/>
    </style:style>
    <style:style style:name="P85" style:family="paragraph" style:parent-style-name="Standard">
      <style:text-properties officeooo:paragraph-rsid="0034887b"/>
    </style:style>
    <style:style style:name="P86" style:family="paragraph" style:parent-style-name="Standard">
      <style:text-properties officeooo:paragraph-rsid="0036012b"/>
    </style:style>
    <style:style style:name="P87" style:family="paragraph" style:parent-style-name="Standard">
      <style:text-properties officeooo:paragraph-rsid="002c1f86"/>
    </style:style>
    <style:style style:name="P88" style:family="paragraph" style:parent-style-name="Standard">
      <style:text-properties officeooo:paragraph-rsid="00595925"/>
    </style:style>
    <style:style style:name="P89" style:family="paragraph" style:parent-style-name="Standard">
      <style:text-properties officeooo:paragraph-rsid="00520e93"/>
    </style:style>
    <style:style style:name="P90" style:family="paragraph" style:parent-style-name="Standard">
      <style:text-properties officeooo:paragraph-rsid="0082dc9a"/>
    </style:style>
    <style:style style:name="P91" style:family="paragraph" style:parent-style-name="Standard">
      <style:text-properties officeooo:paragraph-rsid="008b5860"/>
    </style:style>
    <style:style style:name="P92" style:family="paragraph" style:parent-style-name="Standard">
      <style:text-properties officeooo:paragraph-rsid="008d45c7"/>
    </style:style>
    <style:style style:name="P93" style:family="paragraph" style:parent-style-name="Standard">
      <style:text-properties officeooo:paragraph-rsid="00920ada"/>
    </style:style>
    <style:style style:name="P94" style:family="paragraph" style:parent-style-name="Standard">
      <style:text-properties officeooo:paragraph-rsid="00935f97"/>
    </style:style>
    <style:style style:name="P95" style:family="paragraph" style:parent-style-name="Standard">
      <style:text-properties officeooo:paragraph-rsid="00948536"/>
    </style:style>
    <style:style style:name="P96" style:family="paragraph" style:parent-style-name="Standard">
      <style:text-properties officeooo:paragraph-rsid="00968673"/>
    </style:style>
    <style:style style:name="P97" style:family="paragraph" style:parent-style-name="Standard">
      <style:text-properties officeooo:paragraph-rsid="008f1bdd"/>
    </style:style>
    <style:style style:name="P98" style:family="paragraph" style:parent-style-name="Standard">
      <style:paragraph-properties fo:text-align="center" style:justify-single-word="false" fo:break-before="page"/>
      <style:text-properties officeooo:paragraph-rsid="0018dfcf"/>
    </style:style>
    <style:style style:name="P99" style:family="paragraph" style:parent-style-name="Standard">
      <style:paragraph-properties fo:text-align="center" style:justify-single-word="false" fo:break-before="page"/>
      <style:text-properties officeooo:paragraph-rsid="001ad78d"/>
    </style:style>
    <style:style style:name="P100" style:family="paragraph" style:parent-style-name="Standard">
      <style:paragraph-properties fo:text-align="center" style:justify-single-word="false" fo:break-before="page"/>
      <style:text-properties officeooo:paragraph-rsid="001b1a02"/>
    </style:style>
    <style:style style:name="P101" style:family="paragraph" style:parent-style-name="Standard">
      <style:paragraph-properties fo:text-align="center" style:justify-single-word="false" fo:break-before="page"/>
      <style:text-properties officeooo:paragraph-rsid="001cbe42"/>
    </style:style>
    <style:style style:name="P102" style:family="paragraph" style:parent-style-name="Standard">
      <style:paragraph-properties fo:text-align="center" style:justify-single-word="false" fo:break-before="page"/>
      <style:text-properties officeooo:paragraph-rsid="001df50a"/>
    </style:style>
    <style:style style:name="P103" style:family="paragraph" style:parent-style-name="Standard">
      <style:paragraph-properties fo:text-align="center" style:justify-single-word="false" fo:break-before="page"/>
      <style:text-properties fo:font-size="18pt" style:text-underline-style="solid" style:text-underline-width="auto" style:text-underline-color="font-color" officeooo:paragraph-rsid="0018dfcf" style:font-size-asian="18pt" style:font-size-complex="18pt"/>
    </style:style>
    <style:style style:name="P104" style:family="paragraph" style:parent-style-name="Text_20_body">
      <style:paragraph-properties fo:padding="0.0193in" fo:border="0.06pt solid #e3e3e3"/>
    </style:style>
    <style:style style:name="P105" style:family="paragraph" style:parent-style-name="Text_20_body">
      <style:paragraph-properties fo:padding="0.0193in" fo:border="0.06pt solid #e3e3e3"/>
      <style:text-properties officeooo:paragraph-rsid="0018dfcf"/>
    </style:style>
    <style:style style:name="P106" style:family="paragraph" style:parent-style-name="Text_20_body">
      <style:paragraph-properties fo:padding="0.0193in" fo:border="0.06pt solid #e3e3e3"/>
      <style:text-properties officeooo:paragraph-rsid="001ad78d"/>
    </style:style>
    <style:style style:name="P107" style:family="paragraph" style:parent-style-name="Text_20_body">
      <style:paragraph-properties fo:padding="0.0193in" fo:border="0.06pt solid #e3e3e3"/>
      <style:text-properties officeooo:paragraph-rsid="001b1a02"/>
    </style:style>
    <style:style style:name="P108" style:family="paragraph" style:parent-style-name="Text_20_body">
      <style:paragraph-properties fo:padding="0.0193in" fo:border="0.06pt solid #e3e3e3"/>
      <style:text-properties officeooo:paragraph-rsid="001cbe42"/>
    </style:style>
    <style:style style:name="P109" style:family="paragraph" style:parent-style-name="Text_20_body">
      <style:paragraph-properties fo:padding="0.0193in" fo:border="0.06pt solid #e3e3e3"/>
      <style:text-properties officeooo:paragraph-rsid="001f69fc"/>
    </style:style>
    <style:style style:name="P110" style:family="paragraph" style:parent-style-name="Text_20_body">
      <style:paragraph-properties fo:padding="0.0193in" fo:border="0.06pt solid #e3e3e3"/>
      <style:text-properties officeooo:paragraph-rsid="0038fedf"/>
    </style:style>
    <style:style style:name="P111" style:family="paragraph" style:parent-style-name="Standard" style:list-style-name="L1">
      <style:text-properties officeooo:paragraph-rsid="00608739"/>
    </style:style>
    <style:style style:name="P112" style:family="paragraph" style:parent-style-name="Standard" style:list-style-name="L1">
      <style:text-properties officeooo:paragraph-rsid="00650ed5"/>
    </style:style>
    <style:style style:name="P113" style:family="paragraph" style:parent-style-name="Standard" style:list-style-name="L1">
      <style:text-properties officeooo:paragraph-rsid="00670391"/>
    </style:style>
    <style:style style:name="P114" style:family="paragraph" style:parent-style-name="Standard" style:list-style-name="L1">
      <style:text-properties officeooo:paragraph-rsid="006a679b"/>
    </style:style>
    <style:style style:name="P115" style:family="paragraph" style:parent-style-name="Standard" style:list-style-name="L1">
      <style:text-properties officeooo:paragraph-rsid="006b72a2"/>
    </style:style>
    <style:style style:name="P116" style:family="paragraph" style:parent-style-name="Standard" style:list-style-name="L1">
      <style:text-properties officeooo:paragraph-rsid="006d6794"/>
    </style:style>
    <style:style style:name="P117" style:family="paragraph" style:parent-style-name="Standard" style:list-style-name="L1">
      <style:text-properties officeooo:paragraph-rsid="0070dae4"/>
    </style:style>
    <style:style style:name="P118" style:family="paragraph" style:parent-style-name="Standard" style:list-style-name="L1">
      <style:text-properties officeooo:paragraph-rsid="00801c07"/>
    </style:style>
    <style:style style:name="P119" style:family="paragraph" style:parent-style-name="Standard" style:list-style-name="L1">
      <style:text-properties officeooo:paragraph-rsid="0071f760"/>
    </style:style>
    <style:style style:name="P120" style:family="paragraph" style:parent-style-name="Standard" style:list-style-name="L1">
      <style:text-properties officeooo:paragraph-rsid="0076116d"/>
    </style:style>
    <style:style style:name="P121" style:family="paragraph" style:parent-style-name="Standard" style:list-style-name="L1">
      <style:text-properties officeooo:paragraph-rsid="0077b86a"/>
    </style:style>
    <style:style style:name="P122" style:family="paragraph" style:parent-style-name="Standard" style:list-style-name="L1">
      <style:text-properties officeooo:paragraph-rsid="007bb5ec"/>
    </style:style>
    <style:style style:name="P123" style:family="paragraph" style:parent-style-name="Standard" style:list-style-name="L1">
      <style:text-properties officeooo:paragraph-rsid="0079df41"/>
    </style:style>
    <style:style style:name="P124" style:family="paragraph" style:parent-style-name="Standard" style:list-style-name="L1">
      <style:text-properties officeooo:paragraph-rsid="007c5e9a"/>
    </style:style>
    <style:style style:name="P125" style:family="paragraph" style:parent-style-name="Standard" style:list-style-name="L1">
      <style:text-properties officeooo:paragraph-rsid="007c6d7e"/>
    </style:style>
    <style:style style:name="P126" style:family="paragraph" style:parent-style-name="Standard" style:list-style-name="L1">
      <style:text-properties officeooo:paragraph-rsid="007e226c"/>
    </style:style>
    <style:style style:name="P127" style:family="paragraph" style:parent-style-name="Standard" style:list-style-name="L1">
      <style:text-properties officeooo:paragraph-rsid="007e9c91"/>
    </style:style>
    <style:style style:name="P128" style:family="paragraph" style:parent-style-name="Standard" style:list-style-name="L1">
      <style:text-properties officeooo:paragraph-rsid="0084a564"/>
    </style:style>
    <style:style style:name="P129" style:family="paragraph" style:parent-style-name="Standard" style:list-style-name="L1">
      <style:text-properties officeooo:paragraph-rsid="00852dad"/>
    </style:style>
    <style:style style:name="P130" style:family="paragraph" style:parent-style-name="Standard" style:list-style-name="L1">
      <style:text-properties officeooo:paragraph-rsid="008555e5"/>
    </style:style>
    <style:style style:name="P131" style:family="paragraph" style:parent-style-name="Standard" style:list-style-name="L1">
      <style:text-properties officeooo:paragraph-rsid="008b5860"/>
    </style:style>
    <style:style style:name="P132" style:family="paragraph" style:parent-style-name="Standard" style:list-style-name="L1">
      <style:text-properties officeooo:paragraph-rsid="008d45c7"/>
    </style:style>
    <style:style style:name="P133" style:family="paragraph" style:parent-style-name="Standard" style:list-style-name="L1">
      <style:text-properties officeooo:paragraph-rsid="00920ada"/>
    </style:style>
    <style:style style:name="P134" style:family="paragraph" style:parent-style-name="Standard" style:list-style-name="L1">
      <style:text-properties officeooo:paragraph-rsid="00935f97"/>
    </style:style>
    <style:style style:name="P135" style:family="paragraph" style:parent-style-name="Standard" style:list-style-name="L1">
      <style:text-properties officeooo:paragraph-rsid="00948536"/>
    </style:style>
    <style:style style:name="P136" style:family="paragraph" style:parent-style-name="Standard" style:list-style-name="L1">
      <style:text-properties officeooo:paragraph-rsid="00968673"/>
    </style:style>
    <style:style style:name="P137" style:family="paragraph" style:parent-style-name="Standard" style:list-style-name="L1">
      <style:text-properties officeooo:paragraph-rsid="009cfcd4"/>
    </style:style>
    <style:style style:name="P138" style:family="paragraph" style:parent-style-name="Standard" style:list-style-name="L1">
      <style:text-properties officeooo:paragraph-rsid="009dc895"/>
    </style:style>
    <style:style style:name="P139" style:family="paragraph" style:parent-style-name="Standard" style:list-style-name="L1">
      <style:text-properties officeooo:paragraph-rsid="00a062ba"/>
    </style:style>
    <style:style style:name="P140" style:family="paragraph" style:parent-style-name="Standard" style:list-style-name="L1">
      <style:text-properties officeooo:paragraph-rsid="00a1c071"/>
    </style:style>
    <style:style style:name="P141" style:family="paragraph" style:parent-style-name="Standard" style:list-style-name="L1">
      <style:text-properties officeooo:paragraph-rsid="00a2c32a"/>
    </style:style>
    <style:style style:name="P142" style:family="paragraph" style:parent-style-name="Standard" style:list-style-name="L1">
      <style:text-properties officeooo:paragraph-rsid="00a40ad1"/>
    </style:style>
    <style:style style:name="P143" style:family="paragraph" style:parent-style-name="Standard" style:list-style-name="L1">
      <style:text-properties fo:font-size="12pt" fo:font-style="italic" officeooo:paragraph-rsid="00608739" style:font-size-asian="12pt" style:font-style-asian="italic" style:font-size-complex="12pt" style:font-style-complex="italic"/>
    </style:style>
    <style:style style:name="P144" style:family="paragraph" style:parent-style-name="Standard" style:list-style-name="L1">
      <style:text-properties fo:font-size="12pt" fo:font-style="italic" officeooo:paragraph-rsid="00670391" style:font-size-asian="12pt" style:font-style-asian="italic" style:font-size-complex="12pt" style:font-style-complex="italic"/>
    </style:style>
    <style:style style:name="P145" style:family="paragraph" style:parent-style-name="Standard" style:list-style-name="L1">
      <style:text-properties fo:font-size="12pt" fo:font-style="italic" officeooo:paragraph-rsid="006b72a2" style:font-size-asian="12pt" style:font-style-asian="italic" style:font-size-complex="12pt" style:font-style-complex="italic"/>
    </style:style>
    <style:style style:name="P146" style:family="paragraph" style:parent-style-name="Standard" style:list-style-name="L1">
      <style:text-properties fo:font-size="12pt" fo:font-style="italic" officeooo:paragraph-rsid="0070dae4" style:font-size-asian="12pt" style:font-style-asian="italic" style:font-size-complex="12pt" style:font-style-complex="italic"/>
    </style:style>
    <style:style style:name="P147" style:family="paragraph" style:parent-style-name="Standard" style:list-style-name="L1">
      <style:text-properties fo:font-size="12pt" fo:font-style="italic" officeooo:paragraph-rsid="0076116d" style:font-size-asian="12pt" style:font-style-asian="italic" style:font-size-complex="12pt" style:font-style-complex="italic"/>
    </style:style>
    <style:style style:name="P148" style:family="paragraph" style:parent-style-name="Standard" style:list-style-name="L1">
      <style:text-properties fo:font-size="12pt" fo:font-style="italic" officeooo:paragraph-rsid="0077b86a" style:font-size-asian="12pt" style:font-style-asian="italic" style:font-size-complex="12pt" style:font-style-complex="italic"/>
    </style:style>
    <style:style style:name="P149" style:family="paragraph" style:parent-style-name="Standard" style:list-style-name="L1">
      <style:text-properties fo:font-size="12pt" fo:font-style="italic" officeooo:paragraph-rsid="007c5e9a" style:font-size-asian="12pt" style:font-style-asian="italic" style:font-size-complex="12pt" style:font-style-complex="italic"/>
    </style:style>
    <style:style style:name="P150" style:family="paragraph" style:parent-style-name="Standard" style:list-style-name="L1">
      <style:text-properties fo:font-size="12pt" fo:font-style="italic" officeooo:paragraph-rsid="007e226c" style:font-size-asian="12pt" style:font-style-asian="italic" style:font-size-complex="12pt" style:font-style-complex="italic"/>
    </style:style>
    <style:style style:name="P151" style:family="paragraph" style:parent-style-name="Standard" style:list-style-name="L1">
      <style:text-properties fo:font-size="12pt" fo:font-style="italic" officeooo:paragraph-rsid="007e9c91" style:font-size-asian="12pt" style:font-style-asian="italic" style:font-size-complex="12pt" style:font-style-complex="italic"/>
    </style:style>
    <style:style style:name="P152" style:family="paragraph" style:parent-style-name="Standard" style:list-style-name="L1">
      <style:text-properties fo:font-size="12pt" fo:font-style="italic" officeooo:paragraph-rsid="0084a564" style:font-size-asian="12pt" style:font-style-asian="italic" style:font-size-complex="12pt" style:font-style-complex="italic"/>
    </style:style>
    <style:style style:name="P153" style:family="paragraph" style:parent-style-name="Standard" style:list-style-name="L1">
      <style:text-properties fo:font-size="12pt" fo:font-style="italic" officeooo:paragraph-rsid="008b5860" style:font-size-asian="12pt" style:font-style-asian="italic" style:font-size-complex="12pt" style:font-style-complex="italic"/>
    </style:style>
    <style:style style:name="P154" style:family="paragraph" style:parent-style-name="Standard" style:list-style-name="L1">
      <style:text-properties fo:font-size="12pt" fo:font-style="italic" officeooo:paragraph-rsid="008d45c7" style:font-size-asian="12pt" style:font-style-asian="italic" style:font-size-complex="12pt" style:font-style-complex="italic"/>
    </style:style>
    <style:style style:name="P155" style:family="paragraph" style:parent-style-name="Standard" style:list-style-name="L1">
      <style:text-properties fo:font-size="12pt" fo:font-style="italic" officeooo:paragraph-rsid="00935f97" style:font-size-asian="12pt" style:font-style-asian="italic" style:font-size-complex="12pt" style:font-style-complex="italic"/>
    </style:style>
    <style:style style:name="P156" style:family="paragraph" style:parent-style-name="Standard" style:list-style-name="L1">
      <style:text-properties fo:font-size="12pt" fo:font-style="italic" officeooo:paragraph-rsid="009cfcd4" style:font-size-asian="12pt" style:font-style-asian="italic" style:font-size-complex="12pt" style:font-style-complex="italic"/>
    </style:style>
    <style:style style:name="P157" style:family="paragraph" style:parent-style-name="Standard" style:list-style-name="L1">
      <style:text-properties fo:font-size="12pt" fo:font-style="italic" officeooo:paragraph-rsid="00a062ba" style:font-size-asian="12pt" style:font-style-asian="italic" style:font-size-complex="12pt" style:font-style-complex="italic"/>
    </style:style>
    <style:style style:name="P158" style:family="paragraph" style:parent-style-name="Standard" style:list-style-name="L1">
      <style:text-properties fo:font-size="12pt" fo:font-style="italic" officeooo:paragraph-rsid="00a2c32a" style:font-size-asian="12pt" style:font-style-asian="italic" style:font-size-complex="12pt" style:font-style-complex="italic"/>
    </style:style>
    <style:style style:name="P159" style:family="paragraph" style:parent-style-name="Standard" style:list-style-name="L1">
      <style:text-properties fo:font-size="12pt" fo:font-style="italic" officeooo:paragraph-rsid="00a40ad1" style:font-size-asian="12pt" style:font-style-asian="italic" style:font-size-complex="12pt" style:font-style-complex="italic"/>
    </style:style>
    <style:style style:name="P160" style:family="paragraph" style:parent-style-name="Standard" style:list-style-name="L1">
      <style:text-properties fo:font-size="12pt" fo:font-style="italic" officeooo:rsid="006d6794" officeooo:paragraph-rsid="006d6794" style:font-size-asian="12pt" style:font-style-asian="italic" style:font-size-complex="12pt" style:font-style-complex="italic"/>
    </style:style>
    <style:style style:name="P161" style:family="paragraph" style:parent-style-name="Standard" style:list-style-name="L1">
      <style:text-properties fo:font-size="12pt" fo:font-style="italic" officeooo:rsid="006d6794" officeooo:paragraph-rsid="007c5e9a" style:font-size-asian="12pt" style:font-style-asian="italic" style:font-size-complex="12pt" style:font-style-complex="italic"/>
    </style:style>
    <style:style style:name="P162" style:family="paragraph" style:parent-style-name="Standard" style:list-style-name="L1">
      <style:text-properties fo:font-size="12pt" fo:font-style="italic" officeooo:rsid="006d6794" officeooo:paragraph-rsid="007e226c" style:font-size-asian="12pt" style:font-style-asian="italic" style:font-size-complex="12pt" style:font-style-complex="italic"/>
    </style:style>
    <style:style style:name="P163" style:family="paragraph" style:parent-style-name="Standard" style:list-style-name="L1">
      <style:text-properties fo:font-size="12pt" fo:font-style="italic" officeooo:rsid="006d6794" officeooo:paragraph-rsid="009cfcd4" style:font-size-asian="12pt" style:font-style-asian="italic" style:font-size-complex="12pt" style:font-style-complex="italic"/>
    </style:style>
    <style:style style:name="P164" style:family="paragraph" style:parent-style-name="Standard" style:list-style-name="L1">
      <style:text-properties fo:font-size="12pt" fo:font-style="italic" officeooo:rsid="006d6794" officeooo:paragraph-rsid="00a062ba" style:font-size-asian="12pt" style:font-style-asian="italic" style:font-size-complex="12pt" style:font-style-complex="italic"/>
    </style:style>
    <style:style style:name="P165" style:family="paragraph" style:parent-style-name="Standard" style:list-style-name="L1">
      <style:text-properties fo:font-size="12pt" fo:font-style="italic" officeooo:rsid="006d6794" officeooo:paragraph-rsid="00a40ad1" style:font-size-asian="12pt" style:font-style-asian="italic" style:font-size-complex="12pt" style:font-style-complex="italic"/>
    </style:style>
    <style:style style:name="P166" style:family="paragraph" style:parent-style-name="Standard" style:list-style-name="L1">
      <style:text-properties fo:font-size="12pt" fo:font-style="italic" officeooo:rsid="0076116d" officeooo:paragraph-rsid="0076116d" style:font-size-asian="12pt" style:font-style-asian="italic" style:font-size-complex="12pt" style:font-style-complex="italic"/>
    </style:style>
    <style:style style:name="P167" style:family="paragraph" style:parent-style-name="Standard" style:list-style-name="L1">
      <style:text-properties fo:font-size="12pt" fo:font-style="italic" officeooo:rsid="0076116d" officeooo:paragraph-rsid="007e9c91" style:font-size-asian="12pt" style:font-style-asian="italic" style:font-size-complex="12pt" style:font-style-complex="italic"/>
    </style:style>
    <style:style style:name="P168" style:family="paragraph" style:parent-style-name="Standard" style:list-style-name="L1">
      <style:text-properties fo:font-size="12pt" fo:font-style="italic" officeooo:rsid="0076116d" officeooo:paragraph-rsid="00a062ba" style:font-size-asian="12pt" style:font-style-asian="italic" style:font-size-complex="12pt" style:font-style-complex="italic"/>
    </style:style>
    <style:style style:name="P169" style:family="paragraph" style:parent-style-name="Standard" style:list-style-name="L1">
      <style:text-properties fo:font-size="12pt" fo:font-style="italic" officeooo:rsid="0076116d" officeooo:paragraph-rsid="00a40ad1" style:font-size-asian="12pt" style:font-style-asian="italic" style:font-size-complex="12pt" style:font-style-complex="italic"/>
    </style:style>
    <style:style style:name="P170" style:family="paragraph" style:parent-style-name="Standard" style:list-style-name="L1">
      <style:text-properties fo:font-size="12pt" fo:font-style="italic" officeooo:rsid="00670391" officeooo:paragraph-rsid="008d45c7" style:font-size-asian="12pt" style:font-style-asian="italic" style:font-size-complex="12pt" style:font-style-complex="italic"/>
    </style:style>
    <style:style style:name="P171" style:family="paragraph" style:parent-style-name="Standard" style:list-style-name="L1">
      <style:text-properties fo:font-size="12pt" officeooo:paragraph-rsid="00608739" style:font-size-asian="12pt" style:font-size-complex="12pt"/>
    </style:style>
    <style:style style:name="P172" style:family="paragraph" style:parent-style-name="Standard" style:list-style-name="L1">
      <style:text-properties fo:font-size="12pt" officeooo:paragraph-rsid="00670391" style:font-size-asian="12pt" style:font-size-complex="12pt"/>
    </style:style>
    <style:style style:name="P173" style:family="paragraph" style:parent-style-name="Standard" style:list-style-name="L1">
      <style:text-properties fo:font-size="12pt" officeooo:paragraph-rsid="006b72a2" style:font-size-asian="12pt" style:font-size-complex="12pt"/>
    </style:style>
    <style:style style:name="P174" style:family="paragraph" style:parent-style-name="Standard" style:list-style-name="L1">
      <style:text-properties fo:font-size="12pt" officeooo:paragraph-rsid="0070dae4" style:font-size-asian="12pt" style:font-size-complex="12pt"/>
    </style:style>
    <style:style style:name="P175" style:family="paragraph" style:parent-style-name="Standard" style:list-style-name="L1">
      <style:text-properties fo:font-size="12pt" officeooo:paragraph-rsid="0076116d" style:font-size-asian="12pt" style:font-size-complex="12pt"/>
    </style:style>
    <style:style style:name="P176" style:family="paragraph" style:parent-style-name="Standard" style:list-style-name="L1">
      <style:text-properties fo:font-size="12pt" officeooo:paragraph-rsid="007c5e9a" style:font-size-asian="12pt" style:font-size-complex="12pt"/>
    </style:style>
    <style:style style:name="P177" style:family="paragraph" style:parent-style-name="Standard" style:list-style-name="L1">
      <style:text-properties fo:font-size="12pt" officeooo:paragraph-rsid="007e226c" style:font-size-asian="12pt" style:font-size-complex="12pt"/>
    </style:style>
    <style:style style:name="P178" style:family="paragraph" style:parent-style-name="Standard" style:list-style-name="L1">
      <style:text-properties fo:font-size="12pt" officeooo:paragraph-rsid="00801c07" style:font-size-asian="12pt" style:font-size-complex="12pt"/>
    </style:style>
    <style:style style:name="P179" style:family="paragraph" style:parent-style-name="Standard" style:list-style-name="L1">
      <style:text-properties fo:font-size="12pt" officeooo:paragraph-rsid="008b5860" style:font-size-asian="12pt" style:font-size-complex="12pt"/>
    </style:style>
    <style:style style:name="P180" style:family="paragraph" style:parent-style-name="Standard" style:list-style-name="L1">
      <style:text-properties fo:font-size="12pt" officeooo:paragraph-rsid="009cfcd4" style:font-size-asian="12pt" style:font-size-complex="12pt"/>
    </style:style>
    <style:style style:name="P181" style:family="paragraph" style:parent-style-name="Standard" style:list-style-name="L1">
      <style:text-properties fo:font-size="12pt" officeooo:paragraph-rsid="00a062ba" style:font-size-asian="12pt" style:font-size-complex="12pt"/>
    </style:style>
    <style:style style:name="P182" style:family="paragraph" style:parent-style-name="Standard" style:list-style-name="L1">
      <style:text-properties fo:font-size="12pt" officeooo:paragraph-rsid="00a40ad1" style:font-size-asian="12pt" style:font-size-complex="12pt"/>
    </style:style>
    <style:style style:name="P183" style:family="paragraph" style:parent-style-name="Standard" style:list-style-name="L1">
      <style:text-properties fo:font-size="12pt" officeooo:rsid="00608739" officeooo:paragraph-rsid="00608739" style:font-size-asian="12pt" style:font-size-complex="12pt"/>
    </style:style>
    <style:style style:name="P184" style:family="paragraph" style:parent-style-name="Standard" style:list-style-name="L1">
      <style:text-properties fo:font-size="12pt" officeooo:rsid="00608739" officeooo:paragraph-rsid="006b72a2" style:font-size-asian="12pt" style:font-size-complex="12pt"/>
    </style:style>
    <style:style style:name="P185" style:family="paragraph" style:parent-style-name="Standard" style:list-style-name="L1">
      <style:text-properties fo:font-size="12pt" officeooo:rsid="00608739" officeooo:paragraph-rsid="007c5e9a" style:font-size-asian="12pt" style:font-size-complex="12pt"/>
    </style:style>
    <style:style style:name="P186" style:family="paragraph" style:parent-style-name="Standard" style:list-style-name="L1">
      <style:text-properties fo:font-size="12pt" officeooo:rsid="00608739" officeooo:paragraph-rsid="007e226c" style:font-size-asian="12pt" style:font-size-complex="12pt"/>
    </style:style>
    <style:style style:name="P187" style:family="paragraph" style:parent-style-name="Standard" style:list-style-name="L1">
      <style:text-properties fo:font-size="12pt" officeooo:rsid="00608739" officeooo:paragraph-rsid="009cfcd4" style:font-size-asian="12pt" style:font-size-complex="12pt"/>
    </style:style>
    <style:style style:name="P188" style:family="paragraph" style:parent-style-name="Standard" style:list-style-name="L1">
      <style:text-properties fo:font-size="12pt" officeooo:rsid="00608739" officeooo:paragraph-rsid="00a062ba" style:font-size-asian="12pt" style:font-size-complex="12pt"/>
    </style:style>
    <style:style style:name="P189" style:family="paragraph" style:parent-style-name="Standard" style:list-style-name="L1">
      <style:text-properties fo:font-size="12pt" officeooo:rsid="00608739" officeooo:paragraph-rsid="00a40ad1" style:font-size-asian="12pt" style:font-size-complex="12pt"/>
    </style:style>
    <style:style style:name="P190" style:family="paragraph" style:parent-style-name="Standard" style:list-style-name="L1">
      <style:text-properties fo:font-size="12pt" officeooo:rsid="00650ed5" officeooo:paragraph-rsid="00670391" style:font-size-asian="12pt" style:font-size-complex="12pt"/>
    </style:style>
    <style:style style:name="P191" style:family="paragraph" style:parent-style-name="Standard" style:list-style-name="L1">
      <style:text-properties fo:font-size="12pt" officeooo:rsid="00650ed5" officeooo:paragraph-rsid="0070dae4" style:font-size-asian="12pt" style:font-size-complex="12pt"/>
    </style:style>
    <style:style style:name="P192" style:family="paragraph" style:parent-style-name="Standard" style:list-style-name="L1">
      <style:text-properties fo:font-size="12pt" officeooo:rsid="00650ed5" officeooo:paragraph-rsid="007e9c91" style:font-size-asian="12pt" style:font-size-complex="12pt"/>
    </style:style>
    <style:style style:name="P193" style:family="paragraph" style:parent-style-name="Standard" style:list-style-name="L1">
      <style:text-properties fo:font-size="12pt" officeooo:rsid="0072e65b" officeooo:paragraph-rsid="0072e65b" style:font-size-asian="12pt" style:font-size-complex="12pt"/>
    </style:style>
    <style:style style:name="P194" style:family="paragraph" style:parent-style-name="Standard" style:list-style-name="L1">
      <style:text-properties fo:font-size="12pt" officeooo:rsid="0072e65b" officeooo:paragraph-rsid="007e9c91" style:font-size-asian="12pt" style:font-size-complex="12pt"/>
    </style:style>
    <style:style style:name="P195" style:family="paragraph" style:parent-style-name="Standard" style:list-style-name="L1">
      <style:text-properties fo:font-size="12pt" officeooo:rsid="0072e65b" officeooo:paragraph-rsid="00852dad" style:font-size-asian="12pt" style:font-size-complex="12pt"/>
    </style:style>
    <style:style style:name="P196" style:family="paragraph" style:parent-style-name="Standard" style:list-style-name="L1">
      <style:text-properties fo:font-size="12pt" officeooo:rsid="007bb5ec" officeooo:paragraph-rsid="007bb5ec" style:font-size-asian="12pt" style:font-size-complex="12pt"/>
    </style:style>
    <style:style style:name="P197" style:family="paragraph" style:parent-style-name="Standard" style:list-style-name="L1">
      <style:text-properties fo:font-size="12pt" officeooo:rsid="007bb5ec" officeooo:paragraph-rsid="008b5860" style:font-size-asian="12pt" style:font-size-complex="12pt"/>
    </style:style>
    <style:style style:name="P198" style:family="paragraph" style:parent-style-name="Standard" style:list-style-name="L1">
      <style:text-properties fo:font-size="12pt" officeooo:rsid="007bb5ec" officeooo:paragraph-rsid="00948536" style:font-size-asian="12pt" style:font-size-complex="12pt"/>
    </style:style>
    <style:style style:name="P199" style:family="paragraph" style:parent-style-name="Standard" style:list-style-name="L1">
      <style:text-properties fo:font-size="12pt" officeooo:rsid="008f1bdd" officeooo:paragraph-rsid="008d45c7" style:font-size-asian="12pt" style:font-size-complex="12pt"/>
    </style:style>
    <style:style style:name="P200" style:family="paragraph" style:parent-style-name="Standard">
      <style:text-properties fo:font-size="12pt" officeooo:rsid="008b2893" officeooo:paragraph-rsid="009cfcd4" style:font-size-asian="12pt" style:font-size-complex="12pt"/>
    </style:style>
    <style:style style:name="P201" style:family="paragraph" style:parent-style-name="Standard">
      <style:text-properties fo:font-size="12pt" officeooo:rsid="008b2893" officeooo:paragraph-rsid="00a062ba" style:font-size-asian="12pt" style:font-size-complex="12pt"/>
    </style:style>
    <style:style style:name="P202" style:family="paragraph" style:parent-style-name="Standard">
      <style:text-properties fo:font-size="12pt" officeooo:rsid="008b2893" officeooo:paragraph-rsid="00a40ad1" style:font-size-asian="12pt" style:font-size-complex="12pt"/>
    </style:style>
    <style:style style:name="P203" style:family="paragraph" style:parent-style-name="Standard">
      <style:text-properties fo:font-size="12pt" fo:font-weight="normal" officeooo:rsid="008b2893" officeooo:paragraph-rsid="009cfcd4" style:font-size-asian="12pt" style:font-weight-asian="normal" style:font-size-complex="12pt" style:font-weight-complex="normal"/>
    </style:style>
    <style:style style:name="P204" style:family="paragraph" style:parent-style-name="Standard">
      <style:text-properties fo:font-size="12pt" fo:font-weight="normal" officeooo:rsid="008b2893" officeooo:paragraph-rsid="00a062ba" style:font-size-asian="12pt" style:font-weight-asian="normal" style:font-size-complex="12pt" style:font-weight-complex="normal"/>
    </style:style>
    <style:style style:name="P205" style:family="paragraph" style:parent-style-name="Standard">
      <style:text-properties fo:font-size="12pt" fo:font-weight="normal" officeooo:rsid="008b2893" officeooo:paragraph-rsid="00a40ad1" style:font-size-asian="12pt" style:font-weight-asian="normal" style:font-size-complex="12pt" style:font-weight-complex="normal"/>
    </style:style>
    <style:style style:name="P206" style:family="paragraph" style:parent-style-name="Standard" style:list-style-name="L1">
      <style:text-properties fo:font-size="15pt" fo:font-weight="bold" officeooo:paragraph-rsid="00968673" style:font-size-asian="15pt" style:font-weight-asian="bold" style:font-size-complex="15pt" style:font-weight-complex="bold"/>
    </style:style>
    <style:style style:name="P207" style:family="paragraph" style:parent-style-name="Standard">
      <style:text-properties fo:font-size="15pt" fo:font-weight="bold" officeooo:paragraph-rsid="001b1a02" style:font-size-asian="15pt" style:font-weight-asian="bold" style:font-size-complex="15pt" style:font-weight-complex="bold"/>
    </style:style>
    <style:style style:name="P208" style:family="paragraph" style:parent-style-name="Standard">
      <style:text-properties fo:font-size="15pt" fo:font-weight="bold" officeooo:paragraph-rsid="00a40ad1" style:font-size-asian="15pt" style:font-weight-asian="bold" style:font-size-complex="15pt" style:font-weight-complex="bold"/>
    </style:style>
    <style:style style:name="P209" style:family="paragraph" style:parent-style-name="Standard">
      <style:text-properties fo:font-size="15pt" fo:font-weight="bold" officeooo:paragraph-rsid="001cbe42" style:font-size-asian="15pt" style:font-weight-asian="bold" style:font-size-complex="15pt" style:font-weight-complex="bold"/>
    </style:style>
    <style:style style:name="P210" style:family="paragraph" style:parent-style-name="Standard">
      <style:text-properties officeooo:paragraph-rsid="00595925"/>
    </style:style>
    <style:style style:name="P211" style:family="paragraph" style:parent-style-name="Standard">
      <style:text-properties officeooo:paragraph-rsid="009cfcd4"/>
    </style:style>
    <style:style style:name="P212" style:family="paragraph" style:parent-style-name="Standard">
      <style:text-properties officeooo:paragraph-rsid="001b1a02"/>
    </style:style>
    <style:style style:name="P213" style:family="paragraph" style:parent-style-name="Standard">
      <style:text-properties officeooo:paragraph-rsid="009dc895"/>
    </style:style>
    <style:style style:name="P214" style:family="paragraph" style:parent-style-name="Standard">
      <style:text-properties officeooo:paragraph-rsid="009e7887"/>
    </style:style>
    <style:style style:name="P215" style:family="paragraph" style:parent-style-name="Standard">
      <style:text-properties officeooo:paragraph-rsid="0059f986"/>
    </style:style>
    <style:style style:name="P216" style:family="paragraph" style:parent-style-name="Standard">
      <style:text-properties officeooo:paragraph-rsid="00a062ba"/>
    </style:style>
    <style:style style:name="P217" style:family="paragraph" style:parent-style-name="Standard">
      <style:text-properties officeooo:paragraph-rsid="00a1c071"/>
    </style:style>
    <style:style style:name="P218" style:family="paragraph" style:parent-style-name="Standard">
      <style:text-properties officeooo:paragraph-rsid="00a2c32a"/>
    </style:style>
    <style:style style:name="P219" style:family="paragraph" style:parent-style-name="Standard">
      <style:text-properties officeooo:paragraph-rsid="004eea17"/>
    </style:style>
    <style:style style:name="P220" style:family="paragraph" style:parent-style-name="Standard">
      <style:text-properties officeooo:paragraph-rsid="00a40ad1"/>
    </style:style>
    <style:style style:name="P221" style:family="paragraph" style:parent-style-name="Standard">
      <style:text-properties officeooo:paragraph-rsid="001cbe42"/>
    </style:style>
    <style:style style:name="P222" style:family="paragraph" style:parent-style-name="Text_20_body" style:list-style-name="L4">
      <style:paragraph-properties fo:padding="0.0193in" fo:border="0.06pt solid #e3e3e3"/>
    </style:style>
    <style:style style:name="P223" style:family="paragraph" style:parent-style-name="Text_20_body" style:list-style-name="L4">
      <style:paragraph-properties fo:padding="0.0193in" fo:border="0.06pt solid #e3e3e3"/>
      <style:text-properties officeooo:paragraph-rsid="00520e93"/>
    </style:style>
    <style:style style:name="P224" style:family="paragraph" style:parent-style-name="Text_20_body" style:list-style-name="L4">
      <style:paragraph-properties fo:padding="0.0193in" fo:border="0.06pt solid #e3e3e3"/>
      <style:text-properties officeooo:paragraph-rsid="00506992"/>
    </style:style>
    <style:style style:name="P225" style:family="paragraph" style:parent-style-name="Text_20_body" style:list-style-name="L4">
      <style:paragraph-properties fo:padding="0.0193in" fo:border="0.06pt solid #e3e3e3"/>
      <style:text-properties officeooo:paragraph-rsid="0051217b"/>
    </style:style>
    <style:style style:name="P226" style:family="paragraph" style:parent-style-name="Text_20_body" style:list-style-name="L5">
      <style:paragraph-properties fo:padding="0.0193in" fo:border="0.06pt solid #e3e3e3"/>
    </style:style>
    <style:style style:name="P227" style:family="paragraph" style:parent-style-name="Text_20_body" style:list-style-name="L5">
      <style:paragraph-properties fo:padding="0.0193in" fo:border="0.06pt solid #e3e3e3"/>
      <style:text-properties officeooo:paragraph-rsid="0053d666"/>
    </style:style>
    <style:style style:name="P228" style:family="paragraph" style:parent-style-name="Text_20_body" style:list-style-name="L5">
      <style:paragraph-properties fo:padding="0.0193in" fo:border="0.06pt solid #e3e3e3"/>
      <style:text-properties officeooo:paragraph-rsid="00558195"/>
    </style:style>
    <style:style style:name="P229" style:family="paragraph" style:parent-style-name="Text_20_body" style:list-style-name="L6">
      <style:paragraph-properties fo:padding="0.0193in" fo:border="0.06pt solid #e3e3e3"/>
      <style:text-properties officeooo:paragraph-rsid="0038bba4"/>
    </style:style>
    <style:style style:name="P230" style:family="paragraph" style:parent-style-name="Text_20_body" style:list-style-name="L6">
      <style:paragraph-properties fo:padding="0.0193in" fo:border="0.06pt solid #e3e3e3"/>
      <style:text-properties officeooo:paragraph-rsid="004078c5"/>
    </style:style>
    <style:style style:name="P231" style:family="paragraph" style:parent-style-name="Text_20_body" style:list-style-name="L7">
      <style:paragraph-properties fo:padding="0.0193in" fo:border="0.06pt solid #e3e3e3"/>
      <style:text-properties officeooo:paragraph-rsid="00378bb1"/>
    </style:style>
    <style:style style:name="P232" style:family="paragraph" style:parent-style-name="Text_20_body" style:list-style-name="L8">
      <style:paragraph-properties fo:padding="0.0193in" fo:border="0.06pt solid #e3e3e3"/>
      <style:text-properties officeooo:paragraph-rsid="0038fedf"/>
    </style:style>
    <style:style style:name="P233" style:family="paragraph" style:parent-style-name="Text_20_body" style:list-style-name="L8">
      <style:paragraph-properties fo:padding="0.0193in" fo:border="0.06pt solid #e3e3e3"/>
      <style:text-properties officeooo:paragraph-rsid="0038bba4"/>
    </style:style>
    <style:style style:name="P234" style:family="paragraph" style:parent-style-name="Text_20_body" style:list-style-name="L9">
      <style:paragraph-properties fo:padding="0.0193in" fo:border="0.06pt solid #e3e3e3"/>
      <style:text-properties officeooo:paragraph-rsid="0030ae12"/>
    </style:style>
    <style:style style:name="P235" style:family="paragraph" style:parent-style-name="Text_20_body" style:list-style-name="L10">
      <style:paragraph-properties fo:padding="0.0193in" fo:border="0.06pt solid #e3e3e3"/>
      <style:text-properties officeooo:paragraph-rsid="0030ae12"/>
    </style:style>
    <style:style style:name="P236" style:family="paragraph" style:parent-style-name="Text_20_body" style:list-style-name="L11">
      <style:paragraph-properties fo:padding="0.0193in" fo:border="0.06pt solid #e3e3e3"/>
      <style:text-properties officeooo:paragraph-rsid="0031d417"/>
    </style:style>
    <style:style style:name="P237" style:family="paragraph" style:parent-style-name="Text_20_body" style:list-style-name="L11">
      <style:paragraph-properties fo:padding="0.0193in" fo:border="0.06pt solid #e3e3e3"/>
      <style:text-properties officeooo:paragraph-rsid="0032bb92"/>
    </style:style>
    <style:style style:name="P238" style:family="paragraph" style:parent-style-name="Text_20_body" style:list-style-name="L12">
      <style:paragraph-properties fo:padding="0.0193in" fo:border="0.06pt solid #e3e3e3"/>
      <style:text-properties officeooo:paragraph-rsid="005abed3"/>
    </style:style>
    <style:style style:name="P239" style:family="paragraph" style:parent-style-name="Text_20_body" style:list-style-name="L13">
      <style:paragraph-properties fo:padding="0.0193in" fo:border="0.06pt solid #e3e3e3"/>
      <style:text-properties officeooo:paragraph-rsid="005abed3"/>
    </style:style>
    <style:style style:name="P240" style:family="paragraph" style:parent-style-name="Text_20_body" style:list-style-name="L14">
      <style:paragraph-properties fo:padding="0.0193in" fo:border="0.06pt solid #e3e3e3"/>
    </style:style>
    <style:style style:name="P241" style:family="paragraph" style:parent-style-name="Text_20_body" style:list-style-name="L14">
      <style:paragraph-properties fo:padding="0.0193in" fo:border="0.06pt solid #e3e3e3"/>
      <style:text-properties officeooo:paragraph-rsid="005abed3"/>
    </style:style>
    <style:style style:name="P242" style:family="paragraph" style:parent-style-name="Text_20_body" style:list-style-name="L14">
      <style:paragraph-properties fo:padding="0.0193in" fo:border="0.06pt solid #e3e3e3"/>
      <style:text-properties officeooo:paragraph-rsid="005ba6dc"/>
    </style:style>
    <style:style style:name="P243" style:family="paragraph" style:parent-style-name="Text_20_body" style:list-style-name="L15">
      <style:paragraph-properties fo:padding="0.0193in" fo:border="0.06pt solid #e3e3e3"/>
      <style:text-properties officeooo:paragraph-rsid="00570b7b"/>
    </style:style>
    <style:style style:name="P244" style:family="paragraph" style:parent-style-name="Text_20_body" style:list-style-name="L16">
      <style:paragraph-properties fo:padding="0.0193in" fo:border="0.06pt solid #e3e3e3"/>
      <style:text-properties officeooo:paragraph-rsid="00570b7b"/>
    </style:style>
    <style:style style:name="P245" style:family="paragraph" style:parent-style-name="Text_20_body" style:list-style-name="L17">
      <style:paragraph-properties fo:padding="0.0193in" fo:border="0.06pt solid #e3e3e3"/>
    </style:style>
    <style:style style:name="P246" style:family="paragraph" style:parent-style-name="Text_20_body" style:list-style-name="L17">
      <style:paragraph-properties fo:padding="0.0193in" fo:border="0.06pt solid #e3e3e3"/>
      <style:text-properties officeooo:paragraph-rsid="00570b7b"/>
    </style:style>
    <style:style style:name="P247" style:family="paragraph" style:parent-style-name="Text_20_body" style:list-style-name="L17">
      <style:paragraph-properties fo:padding="0.0193in" fo:border="0.06pt solid #e3e3e3"/>
      <style:text-properties officeooo:paragraph-rsid="0057cf05"/>
    </style:style>
    <style:style style:name="P248" style:family="paragraph" style:parent-style-name="Text_20_body" style:list-style-name="L17">
      <style:paragraph-properties fo:padding="0.0193in" fo:border="0.06pt solid #e3e3e3"/>
      <style:text-properties officeooo:paragraph-rsid="005eb016"/>
    </style:style>
    <style:style style:name="T1" style:family="text">
      <style:text-properties fo:font-weight="bold" style:font-weight-asian="bold" style:font-weight-complex="bold"/>
    </style:style>
    <style:style style:name="T2" style:family="text">
      <style:text-properties fo:font-weight="bold" officeooo:rsid="0018dfcf" style:font-weight-asian="bold" style:font-weight-complex="bold"/>
    </style:style>
    <style:style style:name="T3" style:family="text">
      <style:text-properties fo:font-weight="bold" officeooo:rsid="00294ce5" style:font-weight-asian="bold" style:font-weight-complex="bold" loext:padding="0.0193in" loext:border="0.06pt solid #e3e3e3"/>
    </style:style>
    <style:style style:name="T4" style:family="text">
      <style:text-properties fo:font-weight="bold" officeooo:rsid="002b2c18" style:font-weight-asian="bold" style:font-weight-complex="bold" loext:padding="0.0193in" loext:border="0.06pt solid #e3e3e3"/>
    </style:style>
    <style:style style:name="T5" style:family="text">
      <style:text-properties fo:font-weight="bold" officeooo:rsid="002b461a" style:font-weight-asian="bold" style:font-weight-complex="bold" loext:padding="0.0193in" loext:border="0.06pt solid #e3e3e3"/>
    </style:style>
    <style:style style:name="T6" style:family="text">
      <style:text-properties fo:font-weight="bold" officeooo:rsid="002ef062" style:font-weight-asian="bold" style:font-weight-complex="bold" loext:padding="0.0193in" loext:border="0.06pt solid #e3e3e3"/>
    </style:style>
    <style:style style:name="T7" style:family="text">
      <style:text-properties fo:font-weight="bold" officeooo:rsid="0031d417" style:font-weight-asian="bold" style:font-weight-complex="bold" loext:padding="0.0193in" loext:border="0.06pt solid #e3e3e3"/>
    </style:style>
    <style:style style:name="T8" style:family="text">
      <style:text-properties fo:font-weight="bold" officeooo:rsid="0032bb92" style:font-weight-asian="bold" style:font-weight-complex="bold" loext:padding="0.0193in" loext:border="0.06pt solid #e3e3e3"/>
    </style:style>
    <style:style style:name="T9" style:family="text">
      <style:text-properties fo:font-weight="bold" officeooo:rsid="0035a2c3" style:font-weight-asian="bold" style:font-weight-complex="bold" loext:padding="0.0193in" loext:border="0.06pt solid #e3e3e3"/>
    </style:style>
    <style:style style:name="T10" style:family="text">
      <style:text-properties fo:font-weight="bold" officeooo:rsid="00378bb1" style:font-weight-asian="bold" style:font-weight-complex="bold" loext:padding="0.0193in" loext:border="0.06pt solid #e3e3e3"/>
    </style:style>
    <style:style style:name="T11" style:family="text">
      <style:text-properties fo:font-weight="bold" officeooo:rsid="0038fedf" style:font-weight-asian="bold" style:font-weight-complex="bold" loext:padding="0.0193in" loext:border="0.06pt solid #e3e3e3"/>
    </style:style>
    <style:style style:name="T12" style:family="text">
      <style:text-properties fo:font-weight="bold" officeooo:rsid="003aea97" style:font-weight-asian="bold" style:font-weight-complex="bold" loext:padding="0.0193in" loext:border="0.06pt solid #e3e3e3"/>
    </style:style>
    <style:style style:name="T13" style:family="text">
      <style:text-properties fo:font-weight="bold" officeooo:rsid="004078c5" style:font-weight-asian="bold" style:font-weight-complex="bold" loext:padding="0.0193in" loext:border="0.06pt solid #e3e3e3"/>
    </style:style>
    <style:style style:name="T14" style:family="text">
      <style:text-properties fo:font-weight="bold" officeooo:rsid="0042cce2" style:font-weight-asian="bold" style:font-weight-complex="bold" loext:padding="0.0193in" loext:border="0.06pt solid #e3e3e3"/>
    </style:style>
    <style:style style:name="T15" style:family="text">
      <style:text-properties fo:font-weight="bold" officeooo:rsid="00490126" style:font-weight-asian="bold" style:font-weight-complex="bold" loext:padding="0.0193in" loext:border="0.06pt solid #e3e3e3"/>
    </style:style>
    <style:style style:name="T16" style:family="text">
      <style:text-properties fo:font-weight="bold" officeooo:rsid="004a7473" style:font-weight-asian="bold" style:font-weight-complex="bold" loext:padding="0.0193in" loext:border="0.06pt solid #e3e3e3"/>
    </style:style>
    <style:style style:name="T17" style:family="text">
      <style:text-properties fo:font-weight="bold" officeooo:rsid="004c416a" style:font-weight-asian="bold" style:font-weight-complex="bold" loext:padding="0.0193in" loext:border="0.06pt solid #e3e3e3"/>
    </style:style>
    <style:style style:name="T18" style:family="text">
      <style:text-properties fo:font-weight="bold" officeooo:rsid="00506992" style:font-weight-asian="bold" style:font-weight-complex="bold" loext:padding="0.0193in" loext:border="0.06pt solid #e3e3e3"/>
    </style:style>
    <style:style style:name="T19" style:family="text">
      <style:text-properties fo:font-weight="bold" officeooo:rsid="0051217b" style:font-weight-asian="bold" style:font-weight-complex="bold" loext:padding="0.0193in" loext:border="0.06pt solid #e3e3e3"/>
    </style:style>
    <style:style style:name="T20" style:family="text">
      <style:text-properties fo:font-weight="bold" officeooo:rsid="0054ddb4" style:font-weight-asian="bold" style:font-weight-complex="bold" loext:padding="0.0193in" loext:border="0.06pt solid #e3e3e3"/>
    </style:style>
    <style:style style:name="T21" style:family="text">
      <style:text-properties fo:font-weight="bold" officeooo:rsid="00558195" style:font-weight-asian="bold" style:font-weight-complex="bold" loext:padding="0.0193in" loext:border="0.06pt solid #e3e3e3"/>
    </style:style>
    <style:style style:name="T22" style:family="text">
      <style:text-properties fo:font-weight="bold" officeooo:rsid="00570b7b" style:font-weight-asian="bold" style:font-weight-complex="bold" loext:padding="0.0193in" loext:border="0.06pt solid #e3e3e3"/>
    </style:style>
    <style:style style:name="T23" style:family="text">
      <style:text-properties fo:font-weight="bold" officeooo:rsid="0057cf05" style:font-weight-asian="bold" style:font-weight-complex="bold" loext:padding="0.0193in" loext:border="0.06pt solid #e3e3e3"/>
    </style:style>
    <style:style style:name="T24" style:family="text">
      <style:text-properties fo:font-weight="bold" officeooo:rsid="00595925" style:font-weight-asian="bold" style:font-weight-complex="bold" loext:padding="0.0193in" loext:border="0.06pt solid #e3e3e3"/>
    </style:style>
    <style:style style:name="T25" style:family="text">
      <style:text-properties fo:font-weight="bold" officeooo:rsid="005a7f75" style:font-weight-asian="bold" style:font-weight-complex="bold" loext:padding="0.0193in" loext:border="0.06pt solid #e3e3e3"/>
    </style:style>
    <style:style style:name="T26" style:family="text">
      <style:text-properties fo:font-weight="bold" officeooo:rsid="005abed3" style:font-weight-asian="bold" style:font-weight-complex="bold" loext:padding="0.0193in" loext:border="0.06pt solid #e3e3e3"/>
    </style:style>
    <style:style style:name="T27" style:family="text">
      <style:text-properties fo:font-weight="bold" officeooo:rsid="005ba6dc" style:font-weight-asian="bold" style:font-weight-complex="bold" loext:padding="0.0193in" loext:border="0.06pt solid #e3e3e3"/>
    </style:style>
    <style:style style:name="T28" style:family="text">
      <style:text-properties fo:font-weight="bold" officeooo:rsid="005eb016" style:font-weight-asian="bold" style:font-weight-complex="bold" loext:padding="0.0193in" loext:border="0.06pt solid #e3e3e3"/>
    </style:style>
    <style:style style:name="T29" style:family="text">
      <style:text-properties fo:font-size="16pt" fo:font-weight="bold" style:font-size-asian="16pt" style:font-weight-asian="bold" style:font-size-complex="16pt" style:font-weight-complex="bold"/>
    </style:style>
    <style:style style:name="T30" style:family="text">
      <style:text-properties fo:font-size="16pt" fo:font-weight="bold" officeooo:rsid="0018dfcf" style:font-size-asian="16pt" style:font-weight-asian="bold" style:font-size-complex="16pt" style:font-weight-complex="bold"/>
    </style:style>
    <style:style style:name="T31" style:family="text">
      <style:text-properties fo:font-size="16pt" fo:font-weight="bold" officeooo:rsid="001ad78d" style:font-size-asian="16pt" style:font-weight-asian="bold" style:font-size-complex="16pt" style:font-weight-complex="bold"/>
    </style:style>
    <style:style style:name="T32" style:family="text">
      <style:text-properties fo:font-size="16pt" fo:font-weight="bold" officeooo:rsid="001b1a02" style:font-size-asian="16pt" style:font-weight-asian="bold" style:font-size-complex="16pt" style:font-weight-complex="bold"/>
    </style:style>
    <style:style style:name="T33" style:family="text">
      <style:text-properties fo:font-size="16pt" fo:font-weight="bold" officeooo:rsid="001cbe42" style:font-size-asian="16pt" style:font-weight-asian="bold" style:font-size-complex="16pt" style:font-weight-complex="bold"/>
    </style:style>
    <style:style style:name="T34" style:family="text">
      <style:text-properties fo:font-size="16pt" fo:font-weight="bold" officeooo:rsid="001df50a" style:font-size-asian="16pt" style:font-weight-asian="bold" style:font-size-complex="16pt" style:font-weight-complex="bold"/>
    </style:style>
    <style:style style:name="T35" style:family="text">
      <style:text-properties fo:font-size="16pt" fo:font-weight="bold" officeooo:rsid="0035a2c3" style:font-size-asian="16pt" style:font-weight-asian="bold" style:font-size-complex="16pt" style:font-weight-complex="bold"/>
    </style:style>
    <style:style style:name="T36" style:family="text">
      <style:text-properties fo:font-size="16pt" fo:font-weight="bold" officeooo:rsid="0036012b" style:font-size-asian="16pt" style:font-weight-asian="bold" style:font-size-complex="16pt" style:font-weight-complex="bold"/>
    </style:style>
    <style:style style:name="T37" style:family="text">
      <style:text-properties fo:font-size="16pt" fo:font-weight="bold" officeooo:rsid="005bc7f3" style:font-size-asian="16pt" style:font-weight-asian="bold" style:font-size-complex="16pt" style:font-weight-complex="bold"/>
    </style:style>
    <style:style style:name="T38" style:family="text">
      <style:text-properties fo:font-size="16pt" fo:font-weight="bold" officeooo:rsid="008d45c7" style:font-size-asian="16pt" style:font-weight-asian="bold" style:font-size-complex="16pt" style:font-weight-complex="bold"/>
    </style:style>
    <style:style style:name="T39" style:family="text">
      <style:text-properties loext:padding="0.0193in" loext:border="0.06pt solid #e3e3e3"/>
    </style:style>
    <style:style style:name="T40" style:family="text">
      <style:text-properties officeooo:rsid="0018dfcf"/>
    </style:style>
    <style:style style:name="T41" style:family="text">
      <style:text-properties fo:font-size="15pt" fo:font-weight="bold" style:font-size-asian="15pt" style:font-weight-asian="bold" style:font-size-complex="15pt" style:font-weight-complex="bold"/>
    </style:style>
    <style:style style:name="T42" style:family="text">
      <style:text-properties fo:font-size="15pt" fo:font-weight="bold" officeooo:rsid="002425d7" style:font-size-asian="15pt" style:font-weight-asian="bold" style:font-size-complex="15pt" style:font-weight-complex="bold"/>
    </style:style>
    <style:style style:name="T43" style:family="text">
      <style:text-properties fo:font-size="15pt" fo:font-weight="bold" officeooo:rsid="0030ae12" style:font-size-asian="15pt" style:font-weight-asian="bold" style:font-size-complex="15pt" style:font-weight-complex="bold"/>
    </style:style>
    <style:style style:name="T44" style:family="text">
      <style:text-properties fo:font-size="15pt" fo:font-weight="bold" officeooo:rsid="00378bb1" style:font-size-asian="15pt" style:font-weight-asian="bold" style:font-size-complex="15pt" style:font-weight-complex="bold"/>
    </style:style>
    <style:style style:name="T45" style:family="text">
      <style:text-properties fo:font-size="15pt" fo:font-weight="bold" officeooo:rsid="00570b7b" style:font-size-asian="15pt" style:font-weight-asian="bold" style:font-size-complex="15pt" style:font-weight-complex="bold"/>
    </style:style>
    <style:style style:name="T46" style:family="text">
      <style:text-properties fo:font-size="15pt" fo:font-weight="bold" officeooo:rsid="003c2a75" style:font-size-asian="15pt" style:font-weight-asian="bold" style:font-size-complex="15pt" style:font-weight-complex="bold"/>
    </style:style>
    <style:style style:name="T47" style:family="text">
      <style:text-properties fo:font-size="15pt" fo:font-weight="bold" officeooo:rsid="008b2893" style:font-size-asian="15pt" style:font-weight-asian="bold" style:font-size-complex="15pt" style:font-weight-complex="bold"/>
    </style:style>
    <style:style style:name="T48" style:family="text">
      <style:text-properties fo:font-size="15pt" fo:font-weight="bold" officeooo:rsid="008d45c7" style:font-size-asian="15pt" style:font-weight-asian="bold" style:font-size-complex="15pt" style:font-weight-complex="bold"/>
    </style:style>
    <style:style style:name="T49" style:family="text">
      <style:text-properties fo:font-size="15pt" fo:font-weight="bold" officeooo:rsid="0076116d" style:font-size-asian="15pt" style:font-weight-asian="bold" style:font-size-complex="15pt" style:font-weight-complex="bold" loext:padding="0.0193in" loext:border="0.06pt solid #e3e3e3"/>
    </style:style>
    <style:style style:name="T50" style:family="text">
      <style:text-properties officeooo:rsid="001f153c"/>
    </style:style>
    <style:style style:name="T51" style:family="text">
      <style:text-properties officeooo:rsid="001f69fc"/>
    </style:style>
    <style:style style:name="T52" style:family="text">
      <style:text-properties officeooo:rsid="00200f29"/>
    </style:style>
    <style:style style:name="T53" style:family="text">
      <style:text-properties officeooo:rsid="0021764a"/>
    </style:style>
    <style:style style:name="T54" style:family="text">
      <style:text-properties officeooo:rsid="002425d7"/>
    </style:style>
    <style:style style:name="T55" style:family="text">
      <style:text-properties officeooo:rsid="002425d7" loext:padding="0.0193in" loext:border="0.06pt solid #e3e3e3"/>
    </style:style>
    <style:style style:name="T56" style:family="text">
      <style:text-properties officeooo:rsid="0024be0b"/>
    </style:style>
    <style:style style:name="T57" style:family="text">
      <style:text-properties officeooo:rsid="00273f92"/>
    </style:style>
    <style:style style:name="T58" style:family="text">
      <style:text-properties officeooo:rsid="0027f4d0"/>
    </style:style>
    <style:style style:name="T59" style:family="text">
      <style:text-properties officeooo:rsid="0028e61c"/>
    </style:style>
    <style:style style:name="T60" style:family="text">
      <style:text-properties officeooo:rsid="00294ce5"/>
    </style:style>
    <style:style style:name="T61" style:family="text">
      <style:text-properties officeooo:rsid="002b2c18"/>
    </style:style>
    <style:style style:name="T62" style:family="text">
      <style:text-properties officeooo:rsid="002b461a"/>
    </style:style>
    <style:style style:name="T63" style:family="text">
      <style:text-properties officeooo:rsid="002b461a" loext:padding="0.0193in" loext:border="0.06pt solid #e3e3e3"/>
    </style:style>
    <style:style style:name="T64" style:family="text">
      <style:text-properties officeooo:rsid="002c1f86"/>
    </style:style>
    <style:style style:name="T65" style:family="text">
      <style:text-properties officeooo:rsid="002d7094"/>
    </style:style>
    <style:style style:name="T66" style:family="text">
      <style:text-properties officeooo:rsid="002ef062"/>
    </style:style>
    <style:style style:name="T67" style:family="text">
      <style:text-properties officeooo:rsid="0031d417"/>
    </style:style>
    <style:style style:name="T68" style:family="text">
      <style:text-properties officeooo:rsid="0031d417" loext:padding="0.0193in" loext:border="0.06pt solid #e3e3e3"/>
    </style:style>
    <style:style style:name="T69" style:family="text">
      <style:text-properties officeooo:rsid="0032bb92"/>
    </style:style>
    <style:style style:name="T70" style:family="text">
      <style:text-properties officeooo:rsid="0032bb92" loext:padding="0.0193in" loext:border="0.06pt solid #e3e3e3"/>
    </style:style>
    <style:style style:name="T71" style:family="text">
      <style:text-properties officeooo:rsid="0034887b"/>
    </style:style>
    <style:style style:name="T72" style:family="text">
      <style:text-properties officeooo:rsid="0035a2c3"/>
    </style:style>
    <style:style style:name="T73" style:family="text">
      <style:text-properties officeooo:rsid="0036012b"/>
    </style:style>
    <style:style style:name="T74" style:family="text">
      <style:text-properties officeooo:rsid="00378bb1"/>
    </style:style>
    <style:style style:name="T75" style:family="text">
      <style:text-properties officeooo:rsid="0038bba4"/>
    </style:style>
    <style:style style:name="T76" style:family="text">
      <style:text-properties officeooo:rsid="0038fedf"/>
    </style:style>
    <style:style style:name="T77" style:family="text">
      <style:text-properties officeooo:rsid="003aea97"/>
    </style:style>
    <style:style style:name="T78" style:family="text">
      <style:text-properties officeooo:rsid="003c2a75"/>
    </style:style>
    <style:style style:name="T79" style:family="text">
      <style:text-properties officeooo:rsid="003d6eb8"/>
    </style:style>
    <style:style style:name="T80" style:family="text">
      <style:text-properties officeooo:rsid="004078c5"/>
    </style:style>
    <style:style style:name="T81" style:family="text">
      <style:text-properties officeooo:rsid="0042cce2"/>
    </style:style>
    <style:style style:name="T82" style:family="text">
      <style:text-properties officeooo:rsid="004488ba"/>
    </style:style>
    <style:style style:name="T83" style:family="text">
      <style:text-properties officeooo:rsid="0046238d"/>
    </style:style>
    <style:style style:name="T84" style:family="text">
      <style:text-properties officeooo:rsid="00475523"/>
    </style:style>
    <style:style style:name="T85" style:family="text">
      <style:text-properties officeooo:rsid="00490126"/>
    </style:style>
    <style:style style:name="T86" style:family="text">
      <style:text-properties officeooo:rsid="004a7473"/>
    </style:style>
    <style:style style:name="T87" style:family="text">
      <style:text-properties officeooo:rsid="004c416a"/>
    </style:style>
    <style:style style:name="T88" style:family="text">
      <style:text-properties officeooo:rsid="004d7841"/>
    </style:style>
    <style:style style:name="T89" style:family="text">
      <style:text-properties officeooo:rsid="004d7841" loext:padding="0.0193in" loext:border="0.06pt solid #e3e3e3"/>
    </style:style>
    <style:style style:name="T90" style:family="text">
      <style:text-properties fo:font-weight="normal" style:font-weight-asian="normal" style:font-weight-complex="normal"/>
    </style:style>
    <style:style style:name="T91" style:family="text">
      <style:text-properties fo:font-weight="normal" officeooo:rsid="004d7841" style:font-weight-asian="normal" style:font-weight-complex="normal"/>
    </style:style>
    <style:style style:name="T92" style:family="text">
      <style:text-properties officeooo:rsid="004eea17"/>
    </style:style>
    <style:style style:name="T93" style:family="text">
      <style:text-properties officeooo:rsid="00506992"/>
    </style:style>
    <style:style style:name="T94" style:family="text">
      <style:text-properties officeooo:rsid="0051217b"/>
    </style:style>
    <style:style style:name="T95" style:family="text">
      <style:text-properties officeooo:rsid="0051217b" loext:padding="0.0193in" loext:border="0.06pt solid #e3e3e3"/>
    </style:style>
    <style:style style:name="T96" style:family="text">
      <style:text-properties officeooo:rsid="00520e93"/>
    </style:style>
    <style:style style:name="T97" style:family="text">
      <style:text-properties officeooo:rsid="00520e93" loext:padding="0.0193in" loext:border="0.06pt solid #e3e3e3"/>
    </style:style>
    <style:style style:name="T98" style:family="text">
      <style:text-properties officeooo:rsid="00536d32"/>
    </style:style>
    <style:style style:name="T99" style:family="text">
      <style:text-properties officeooo:rsid="0053d666"/>
    </style:style>
    <style:style style:name="T100" style:family="text">
      <style:text-properties officeooo:rsid="0054ddb4"/>
    </style:style>
    <style:style style:name="T101" style:family="text">
      <style:text-properties officeooo:rsid="00558195"/>
    </style:style>
    <style:style style:name="T102" style:family="text">
      <style:text-properties officeooo:rsid="00558195" loext:padding="0.0193in" loext:border="0.06pt solid #e3e3e3"/>
    </style:style>
    <style:style style:name="T103" style:family="text">
      <style:text-properties officeooo:rsid="00570b7b"/>
    </style:style>
    <style:style style:name="T104" style:family="text">
      <style:text-properties officeooo:rsid="0057cf05"/>
    </style:style>
    <style:style style:name="T105" style:family="text">
      <style:text-properties officeooo:rsid="0057cf05" loext:padding="0.0193in" loext:border="0.06pt solid #e3e3e3"/>
    </style:style>
    <style:style style:name="T106" style:family="text">
      <style:text-properties officeooo:rsid="00595925"/>
    </style:style>
    <style:style style:name="T107" style:family="text">
      <style:text-properties officeooo:rsid="0059f986"/>
    </style:style>
    <style:style style:name="T108" style:family="text">
      <style:text-properties officeooo:rsid="005a7f75"/>
    </style:style>
    <style:style style:name="T109" style:family="text">
      <style:text-properties officeooo:rsid="005abed3"/>
    </style:style>
    <style:style style:name="T110" style:family="text">
      <style:text-properties officeooo:rsid="005ba6dc"/>
    </style:style>
    <style:style style:name="T111" style:family="text">
      <style:text-properties officeooo:rsid="005bc7f3"/>
    </style:style>
    <style:style style:name="T112" style:family="text">
      <style:text-properties officeooo:rsid="005eb016"/>
    </style:style>
    <style:style style:name="T113" style:family="text">
      <style:text-properties officeooo:rsid="008c9c8d"/>
    </style:style>
    <style:style style:name="T114" style:family="text">
      <style:text-properties officeooo:rsid="0089b33a"/>
    </style:style>
    <style:style style:name="T115" style:family="text">
      <style:text-properties officeooo:rsid="008b2893"/>
    </style:style>
    <style:style style:name="T116" style:family="text">
      <style:text-properties officeooo:rsid="0089190f"/>
    </style:style>
    <style:style style:name="T117" style:family="text">
      <style:text-properties officeooo:rsid="00608739"/>
    </style:style>
    <style:style style:name="T118" style:family="text">
      <style:text-properties fo:font-size="12pt" style:font-size-asian="12pt" style:font-size-complex="12pt"/>
    </style:style>
    <style:style style:name="T119" style:family="text">
      <style:text-properties fo:font-size="12pt" style:font-size-asian="12pt" style:font-size-complex="12pt" loext:padding="0.0193in" loext:border="0.06pt solid #e3e3e3"/>
    </style:style>
    <style:style style:name="T120" style:family="text">
      <style:text-properties fo:font-size="12pt" officeooo:rsid="00608739" style:font-size-asian="12pt" style:font-size-complex="12pt"/>
    </style:style>
    <style:style style:name="T121" style:family="text">
      <style:text-properties fo:font-size="12pt" officeooo:rsid="0062618d" style:font-size-asian="12pt" style:font-size-complex="12pt"/>
    </style:style>
    <style:style style:name="T122" style:family="text">
      <style:text-properties fo:font-size="12pt" officeooo:rsid="008c9c8d" style:font-size-asian="12pt" style:font-size-complex="12pt"/>
    </style:style>
    <style:style style:name="T123" style:family="text">
      <style:text-properties fo:font-size="12pt" officeooo:rsid="0089b33a" style:font-size-asian="12pt" style:font-size-complex="12pt"/>
    </style:style>
    <style:style style:name="T124" style:family="text">
      <style:text-properties fo:font-size="12pt" officeooo:rsid="00650ed5" style:font-size-asian="12pt" style:font-size-complex="12pt"/>
    </style:style>
    <style:style style:name="T125" style:family="text">
      <style:text-properties fo:font-size="12pt" officeooo:rsid="008b2893" style:font-size-asian="12pt" style:font-size-complex="12pt"/>
    </style:style>
    <style:style style:name="T126" style:family="text">
      <style:text-properties fo:font-size="12pt" officeooo:rsid="00670391" style:font-size-asian="12pt" style:font-size-complex="12pt"/>
    </style:style>
    <style:style style:name="T127" style:family="text">
      <style:text-properties fo:font-size="12pt" officeooo:rsid="00670391" style:font-size-asian="12pt" style:font-size-complex="12pt" loext:padding="0.0193in" loext:border="0.06pt solid #e3e3e3"/>
    </style:style>
    <style:style style:name="T128" style:family="text">
      <style:text-properties fo:font-size="12pt" officeooo:rsid="0068efc7" style:font-size-asian="12pt" style:font-size-complex="12pt"/>
    </style:style>
    <style:style style:name="T129" style:family="text">
      <style:text-properties fo:font-size="12pt" officeooo:rsid="006a679b" style:font-size-asian="12pt" style:font-size-complex="12pt"/>
    </style:style>
    <style:style style:name="T130" style:family="text">
      <style:text-properties fo:font-size="12pt" officeooo:rsid="006b72a2" style:font-size-asian="12pt" style:font-size-complex="12pt"/>
    </style:style>
    <style:style style:name="T131" style:family="text">
      <style:text-properties fo:font-size="12pt" officeooo:rsid="006b72a2" style:font-size-asian="12pt" style:font-size-complex="12pt" loext:padding="0.0193in" loext:border="0.06pt solid #e3e3e3"/>
    </style:style>
    <style:style style:name="T132" style:family="text">
      <style:text-properties fo:font-size="12pt" officeooo:rsid="0089190f" style:font-size-asian="12pt" style:font-size-complex="12pt"/>
    </style:style>
    <style:style style:name="T133" style:family="text">
      <style:text-properties fo:font-size="12pt" officeooo:rsid="006d6794" style:font-size-asian="12pt" style:font-size-complex="12pt"/>
    </style:style>
    <style:style style:name="T134" style:family="text">
      <style:text-properties fo:font-size="12pt" officeooo:rsid="006d6794" style:font-size-asian="12pt" style:font-size-complex="12pt" loext:padding="0.0193in" loext:border="0.06pt solid #e3e3e3"/>
    </style:style>
    <style:style style:name="T135" style:family="text">
      <style:text-properties fo:font-size="12pt" officeooo:rsid="006e8210" style:font-size-asian="12pt" style:font-size-complex="12pt"/>
    </style:style>
    <style:style style:name="T136" style:family="text">
      <style:text-properties fo:font-size="12pt" officeooo:rsid="006f9d59" style:font-size-asian="12pt" style:font-size-complex="12pt"/>
    </style:style>
    <style:style style:name="T137" style:family="text">
      <style:text-properties fo:font-size="12pt" officeooo:rsid="0070dae4" style:font-size-asian="12pt" style:font-size-complex="12pt"/>
    </style:style>
    <style:style style:name="T138" style:family="text">
      <style:text-properties fo:font-size="12pt" officeooo:rsid="0071f760" style:font-size-asian="12pt" style:font-size-complex="12pt"/>
    </style:style>
    <style:style style:name="T139" style:family="text">
      <style:text-properties fo:font-size="12pt" officeooo:rsid="0076116d" style:font-size-asian="12pt" style:font-size-complex="12pt"/>
    </style:style>
    <style:style style:name="T140" style:family="text">
      <style:text-properties fo:font-size="12pt" officeooo:rsid="00776b95" style:font-size-asian="12pt" style:font-size-complex="12pt"/>
    </style:style>
    <style:style style:name="T141" style:family="text">
      <style:text-properties fo:font-size="12pt" officeooo:rsid="00786aa0" style:font-size-asian="12pt" style:font-size-complex="12pt"/>
    </style:style>
    <style:style style:name="T142" style:family="text">
      <style:text-properties fo:font-size="12pt" officeooo:rsid="007bb5ec" style:font-size-asian="12pt" style:font-size-complex="12pt"/>
    </style:style>
    <style:style style:name="T143" style:family="text">
      <style:text-properties fo:font-size="12pt" officeooo:rsid="007bb5ec" style:font-size-asian="12pt" style:font-size-complex="12pt" loext:padding="0.0193in" loext:border="0.06pt solid #e3e3e3"/>
    </style:style>
    <style:style style:name="T144" style:family="text">
      <style:text-properties fo:font-size="12pt" officeooo:rsid="007c5e9a" style:font-size-asian="12pt" style:font-size-complex="12pt"/>
    </style:style>
    <style:style style:name="T145" style:family="text">
      <style:text-properties fo:font-size="12pt" officeooo:rsid="007c5e9a" style:font-size-asian="12pt" style:font-size-complex="12pt" loext:padding="0.0193in" loext:border="0.06pt solid #e3e3e3"/>
    </style:style>
    <style:style style:name="T146" style:family="text">
      <style:text-properties fo:font-size="12pt" officeooo:rsid="007c6d7e" style:font-size-asian="12pt" style:font-size-complex="12pt"/>
    </style:style>
    <style:style style:name="T147" style:family="text">
      <style:text-properties fo:font-size="12pt" officeooo:rsid="007c6d7e" style:font-size-asian="12pt" style:font-size-complex="12pt" loext:padding="0.0193in" loext:border="0.06pt solid #e3e3e3"/>
    </style:style>
    <style:style style:name="T148" style:family="text">
      <style:text-properties fo:font-size="12pt" officeooo:rsid="007e226c" style:font-size-asian="12pt" style:font-size-complex="12pt"/>
    </style:style>
    <style:style style:name="T149" style:family="text">
      <style:text-properties fo:font-size="12pt" officeooo:rsid="007e226c" style:font-size-asian="12pt" style:font-size-complex="12pt" loext:padding="0.0193in" loext:border="0.06pt solid #e3e3e3"/>
    </style:style>
    <style:style style:name="T150" style:family="text">
      <style:text-properties fo:font-size="12pt" officeooo:rsid="007e9c91" style:font-size-asian="12pt" style:font-size-complex="12pt"/>
    </style:style>
    <style:style style:name="T151" style:family="text">
      <style:text-properties fo:font-size="12pt" officeooo:rsid="007e9c91" style:font-size-asian="12pt" style:font-size-complex="12pt" loext:padding="0.0193in" loext:border="0.06pt solid #e3e3e3"/>
    </style:style>
    <style:style style:name="T152" style:family="text">
      <style:text-properties fo:font-size="12pt" officeooo:rsid="00801c07" style:font-size-asian="12pt" style:font-size-complex="12pt"/>
    </style:style>
    <style:style style:name="T153" style:family="text">
      <style:text-properties fo:font-size="12pt" officeooo:rsid="0084a564" style:font-size-asian="12pt" style:font-size-complex="12pt"/>
    </style:style>
    <style:style style:name="T154" style:family="text">
      <style:text-properties fo:font-size="12pt" officeooo:rsid="0084a564" style:font-size-asian="12pt" style:font-size-complex="12pt" loext:padding="0.0193in" loext:border="0.06pt solid #e3e3e3"/>
    </style:style>
    <style:style style:name="T155" style:family="text">
      <style:text-properties fo:font-size="12pt" officeooo:rsid="00852dad" style:font-size-asian="12pt" style:font-size-complex="12pt"/>
    </style:style>
    <style:style style:name="T156" style:family="text">
      <style:text-properties fo:font-size="12pt" officeooo:rsid="00852dad" style:font-size-asian="12pt" style:font-size-complex="12pt" loext:padding="0.0193in" loext:border="0.06pt solid #e3e3e3"/>
    </style:style>
    <style:style style:name="T157" style:family="text">
      <style:text-properties fo:font-size="12pt" officeooo:rsid="008555e5" style:font-size-asian="12pt" style:font-size-complex="12pt"/>
    </style:style>
    <style:style style:name="T158" style:family="text">
      <style:text-properties fo:font-size="12pt" officeooo:rsid="008a9497" style:font-size-asian="12pt" style:font-size-complex="12pt"/>
    </style:style>
    <style:style style:name="T159" style:family="text">
      <style:text-properties fo:font-size="12pt" officeooo:rsid="008d45c7" style:font-size-asian="12pt" style:font-size-complex="12pt"/>
    </style:style>
    <style:style style:name="T160" style:family="text">
      <style:text-properties fo:font-size="12pt" officeooo:rsid="002b461a" style:font-size-asian="12pt" style:font-size-complex="12pt" loext:padding="0.0193in" loext:border="0.06pt solid #e3e3e3"/>
    </style:style>
    <style:style style:name="T161" style:family="text">
      <style:text-properties fo:font-size="12pt" officeooo:rsid="00920ada" style:font-size-asian="12pt" style:font-size-complex="12pt"/>
    </style:style>
    <style:style style:name="T162" style:family="text">
      <style:text-properties fo:font-size="12pt" officeooo:rsid="00935f97" style:font-size-asian="12pt" style:font-size-complex="12pt"/>
    </style:style>
    <style:style style:name="T163" style:family="text">
      <style:text-properties fo:font-size="12pt" officeooo:rsid="00935f97" style:font-size-asian="12pt" style:font-size-complex="12pt" loext:padding="0.0193in" loext:border="0.06pt solid #e3e3e3"/>
    </style:style>
    <style:style style:name="T164" style:family="text">
      <style:text-properties fo:font-size="12pt" officeooo:rsid="00948536" style:font-size-asian="12pt" style:font-size-complex="12pt"/>
    </style:style>
    <style:style style:name="T165" style:family="text">
      <style:text-properties fo:font-size="12pt" officeooo:rsid="00974a9d" style:font-size-asian="12pt" style:font-size-complex="12pt"/>
    </style:style>
    <style:style style:name="T166" style:family="text">
      <style:text-properties fo:font-size="12pt" officeooo:rsid="00994f2f" style:font-size-asian="12pt" style:font-size-complex="12pt"/>
    </style:style>
    <style:style style:name="T167" style:family="text">
      <style:text-properties fo:font-size="12pt" officeooo:rsid="009a43d2" style:font-size-asian="12pt" style:font-size-complex="12pt"/>
    </style:style>
    <style:style style:name="T168" style:family="text">
      <style:text-properties fo:font-size="12pt" officeooo:rsid="009a7af4" style:font-size-asian="12pt" style:font-size-complex="12pt"/>
    </style:style>
    <style:style style:name="T169" style:family="text">
      <style:text-properties fo:font-size="12pt" officeooo:rsid="009cfcd4" style:font-size-asian="12pt" style:font-size-complex="12pt"/>
    </style:style>
    <style:style style:name="T170" style:family="text">
      <style:text-properties fo:font-size="12pt" officeooo:rsid="009dc895" style:font-size-asian="12pt" style:font-size-complex="12pt"/>
    </style:style>
    <style:style style:name="T171" style:family="text">
      <style:text-properties fo:font-size="12pt" officeooo:rsid="009e7887" style:font-size-asian="12pt" style:font-size-complex="12pt"/>
    </style:style>
    <style:style style:name="T172" style:family="text">
      <style:text-properties fo:font-size="12pt" officeooo:rsid="00a062ba" style:font-size-asian="12pt" style:font-size-complex="12pt"/>
    </style:style>
    <style:style style:name="T173" style:family="text">
      <style:text-properties fo:font-size="12pt" officeooo:rsid="00a1c071" style:font-size-asian="12pt" style:font-size-complex="12pt"/>
    </style:style>
    <style:style style:name="T174" style:family="text">
      <style:text-properties fo:font-size="12pt" officeooo:rsid="00a2c32a" style:font-size-asian="12pt" style:font-size-complex="12pt"/>
    </style:style>
    <style:style style:name="T175" style:family="text">
      <style:text-properties fo:font-size="12pt" officeooo:rsid="00a40ad1" style:font-size-asian="12pt" style:font-size-complex="12pt"/>
    </style:style>
    <style:style style:name="T176" style:family="text">
      <style:text-properties fo:font-size="12pt" officeooo:rsid="00a47080" style:font-size-asian="12pt" style:font-size-complex="12pt"/>
    </style:style>
    <style:style style:name="T177" style:family="text">
      <style:text-properties fo:font-size="12pt" fo:font-weight="bold" style:font-size-asian="12pt" style:font-weight-asian="bold" style:font-size-complex="12pt" style:font-weight-complex="bold" loext:padding="0.0193in" loext:border="0.06pt solid #e3e3e3"/>
    </style:style>
    <style:style style:name="T178" style:family="text">
      <style:text-properties fo:font-size="12pt" fo:font-weight="bold" officeooo:rsid="00608739" style:font-size-asian="12pt" style:font-weight-asian="bold" style:font-size-complex="12pt" style:font-weight-complex="bold" loext:padding="0.0193in" loext:border="0.06pt solid #e3e3e3"/>
    </style:style>
    <style:style style:name="T179" style:family="text">
      <style:text-properties fo:font-size="12pt" fo:font-weight="bold" officeooo:rsid="00670391" style:font-size-asian="12pt" style:font-weight-asian="bold" style:font-size-complex="12pt" style:font-weight-complex="bold" loext:padding="0.0193in" loext:border="0.06pt solid #e3e3e3"/>
    </style:style>
    <style:style style:name="T180" style:family="text">
      <style:text-properties fo:font-size="12pt" fo:font-weight="bold" officeooo:rsid="006b72a2" style:font-size-asian="12pt" style:font-weight-asian="bold" style:font-size-complex="12pt" style:font-weight-complex="bold" loext:padding="0.0193in" loext:border="0.06pt solid #e3e3e3"/>
    </style:style>
    <style:style style:name="T181" style:family="text">
      <style:text-properties fo:font-size="12pt" fo:font-weight="bold" officeooo:rsid="006d6794" style:font-size-asian="12pt" style:font-weight-asian="bold" style:font-size-complex="12pt" style:font-weight-complex="bold" loext:padding="0.0193in" loext:border="0.06pt solid #e3e3e3"/>
    </style:style>
    <style:style style:name="T182" style:family="text">
      <style:text-properties fo:font-size="12pt" fo:font-weight="bold" officeooo:rsid="0042cce2" style:font-size-asian="12pt" style:font-weight-asian="bold" style:font-size-complex="12pt" style:font-weight-complex="bold" loext:padding="0.0193in" loext:border="0.06pt solid #e3e3e3"/>
    </style:style>
    <style:style style:name="T183" style:family="text">
      <style:text-properties fo:font-size="12pt" fo:font-weight="bold" officeooo:rsid="004a7473" style:font-size-asian="12pt" style:font-weight-asian="bold" style:font-size-complex="12pt" style:font-weight-complex="bold" loext:padding="0.0193in" loext:border="0.06pt solid #e3e3e3"/>
    </style:style>
    <style:style style:name="T184" style:family="text">
      <style:text-properties fo:font-size="12pt" fo:font-weight="bold" officeooo:rsid="0071f760" style:font-size-asian="12pt" style:font-weight-asian="bold" style:font-size-complex="12pt" style:font-weight-complex="bold" loext:padding="0.0193in" loext:border="0.06pt solid #e3e3e3"/>
    </style:style>
    <style:style style:name="T185" style:family="text">
      <style:text-properties fo:font-size="12pt" fo:font-weight="bold" officeooo:rsid="0072e65b" style:font-size-asian="12pt" style:font-weight-asian="bold" style:font-size-complex="12pt" style:font-weight-complex="bold" loext:padding="0.0193in" loext:border="0.06pt solid #e3e3e3"/>
    </style:style>
    <style:style style:name="T186" style:family="text">
      <style:text-properties fo:font-size="12pt" fo:font-weight="bold" officeooo:rsid="0076116d" style:font-size-asian="12pt" style:font-weight-asian="bold" style:font-size-complex="12pt" style:font-weight-complex="bold" loext:padding="0.0193in" loext:border="0.06pt solid #e3e3e3"/>
    </style:style>
    <style:style style:name="T187" style:family="text">
      <style:text-properties fo:font-size="12pt" fo:font-weight="bold" officeooo:rsid="0077b86a" style:font-size-asian="12pt" style:font-weight-asian="bold" style:font-size-complex="12pt" style:font-weight-complex="bold" loext:padding="0.0193in" loext:border="0.06pt solid #e3e3e3"/>
    </style:style>
    <style:style style:name="T188" style:family="text">
      <style:text-properties fo:font-size="12pt" fo:font-weight="bold" officeooo:rsid="007bb5ec" style:font-size-asian="12pt" style:font-weight-asian="bold" style:font-size-complex="12pt" style:font-weight-complex="bold" loext:padding="0.0193in" loext:border="0.06pt solid #e3e3e3"/>
    </style:style>
    <style:style style:name="T189" style:family="text">
      <style:text-properties fo:font-size="12pt" fo:font-weight="bold" officeooo:rsid="00536d32" style:font-size-asian="12pt" style:font-weight-asian="bold" style:font-size-complex="12pt" style:font-weight-complex="bold" loext:padding="0.0193in" loext:border="0.06pt solid #e3e3e3"/>
    </style:style>
    <style:style style:name="T190" style:family="text">
      <style:text-properties fo:font-size="12pt" fo:font-weight="bold" officeooo:rsid="00490126" style:font-size-asian="12pt" style:font-weight-asian="bold" style:font-size-complex="12pt" style:font-weight-complex="bold" loext:padding="0.0193in" loext:border="0.06pt solid #e3e3e3"/>
    </style:style>
    <style:style style:name="T191" style:family="text">
      <style:text-properties fo:font-size="12pt" fo:font-weight="bold" officeooo:rsid="007c5e9a" style:font-size-asian="12pt" style:font-weight-asian="bold" style:font-size-complex="12pt" style:font-weight-complex="bold" loext:padding="0.0193in" loext:border="0.06pt solid #e3e3e3"/>
    </style:style>
    <style:style style:name="T192" style:family="text">
      <style:text-properties fo:font-size="12pt" fo:font-weight="bold" officeooo:rsid="007c6d7e" style:font-size-asian="12pt" style:font-weight-asian="bold" style:font-size-complex="12pt" style:font-weight-complex="bold" loext:padding="0.0193in" loext:border="0.06pt solid #e3e3e3"/>
    </style:style>
    <style:style style:name="T193" style:family="text">
      <style:text-properties fo:font-size="12pt" fo:font-weight="bold" officeooo:rsid="007e226c" style:font-size-asian="12pt" style:font-weight-asian="bold" style:font-size-complex="12pt" style:font-weight-complex="bold" loext:padding="0.0193in" loext:border="0.06pt solid #e3e3e3"/>
    </style:style>
    <style:style style:name="T194" style:family="text">
      <style:text-properties fo:font-size="12pt" fo:font-weight="bold" officeooo:rsid="004c416a" style:font-size-asian="12pt" style:font-weight-asian="bold" style:font-size-complex="12pt" style:font-weight-complex="bold" loext:padding="0.0193in" loext:border="0.06pt solid #e3e3e3"/>
    </style:style>
    <style:style style:name="T195" style:family="text">
      <style:text-properties fo:font-size="12pt" fo:font-weight="bold" officeooo:rsid="007e9c91" style:font-size-asian="12pt" style:font-weight-asian="bold" style:font-size-complex="12pt" style:font-weight-complex="bold" loext:padding="0.0193in" loext:border="0.06pt solid #e3e3e3"/>
    </style:style>
    <style:style style:name="T196" style:family="text">
      <style:text-properties fo:font-size="12pt" fo:font-weight="bold" officeooo:rsid="00801c07" style:font-size-asian="12pt" style:font-weight-asian="bold" style:font-size-complex="12pt" style:font-weight-complex="bold" loext:padding="0.0193in" loext:border="0.06pt solid #e3e3e3"/>
    </style:style>
    <style:style style:name="T197" style:family="text">
      <style:text-properties fo:font-size="12pt" fo:font-weight="bold" officeooo:rsid="0035a2c3" style:font-size-asian="12pt" style:font-weight-asian="bold" style:font-size-complex="12pt" style:font-weight-complex="bold" loext:padding="0.0193in" loext:border="0.06pt solid #e3e3e3"/>
    </style:style>
    <style:style style:name="T198" style:family="text">
      <style:text-properties fo:font-size="12pt" fo:font-weight="bold" officeooo:rsid="0084a564" style:font-size-asian="12pt" style:font-weight-asian="bold" style:font-size-complex="12pt" style:font-weight-complex="bold" loext:padding="0.0193in" loext:border="0.06pt solid #e3e3e3"/>
    </style:style>
    <style:style style:name="T199" style:family="text">
      <style:text-properties fo:font-size="12pt" fo:font-weight="bold" officeooo:rsid="004078c5" style:font-size-asian="12pt" style:font-weight-asian="bold" style:font-size-complex="12pt" style:font-weight-complex="bold" loext:padding="0.0193in" loext:border="0.06pt solid #e3e3e3"/>
    </style:style>
    <style:style style:name="T200" style:family="text">
      <style:text-properties fo:font-size="12pt" fo:font-weight="bold" officeooo:rsid="00378bb1" style:font-size-asian="12pt" style:font-weight-asian="bold" style:font-size-complex="12pt" style:font-weight-complex="bold" loext:padding="0.0193in" loext:border="0.06pt solid #e3e3e3"/>
    </style:style>
    <style:style style:name="T201" style:family="text">
      <style:text-properties fo:font-size="12pt" fo:font-weight="bold" officeooo:rsid="00852dad" style:font-size-asian="12pt" style:font-weight-asian="bold" style:font-size-complex="12pt" style:font-weight-complex="bold" loext:padding="0.0193in" loext:border="0.06pt solid #e3e3e3"/>
    </style:style>
    <style:style style:name="T202" style:family="text">
      <style:text-properties fo:font-size="12pt" fo:font-weight="bold" officeooo:rsid="002b2c18" style:font-size-asian="12pt" style:font-weight-asian="bold" style:font-size-complex="12pt" style:font-weight-complex="bold" loext:padding="0.0193in" loext:border="0.06pt solid #e3e3e3"/>
    </style:style>
    <style:style style:name="T203" style:family="text">
      <style:text-properties fo:font-size="12pt" fo:font-weight="bold" officeooo:rsid="008d45c7" style:font-size-asian="12pt" style:font-weight-asian="bold" style:font-size-complex="12pt" style:font-weight-complex="bold" loext:padding="0.0193in" loext:border="0.06pt solid #e3e3e3"/>
    </style:style>
    <style:style style:name="T204" style:family="text">
      <style:text-properties fo:font-size="12pt" fo:font-weight="bold" officeooo:rsid="00294ce5" style:font-size-asian="12pt" style:font-weight-asian="bold" style:font-size-complex="12pt" style:font-weight-complex="bold" loext:padding="0.0193in" loext:border="0.06pt solid #e3e3e3"/>
    </style:style>
    <style:style style:name="T205" style:family="text">
      <style:text-properties fo:font-size="12pt" fo:font-weight="bold" officeooo:rsid="002b461a" style:font-size-asian="12pt" style:font-weight-asian="bold" style:font-size-complex="12pt" style:font-weight-complex="bold" loext:padding="0.0193in" loext:border="0.06pt solid #e3e3e3"/>
    </style:style>
    <style:style style:name="T206" style:family="text">
      <style:text-properties fo:font-size="12pt" fo:font-weight="bold" officeooo:rsid="008f1bdd" style:font-size-asian="12pt" style:font-weight-asian="bold" style:font-size-complex="12pt" style:font-weight-complex="bold" loext:padding="0.0193in" loext:border="0.06pt solid #e3e3e3"/>
    </style:style>
    <style:style style:name="T207" style:family="text">
      <style:text-properties fo:font-size="12pt" fo:font-weight="bold" officeooo:rsid="0045e5e5" style:font-size-asian="12pt" style:font-weight-asian="bold" style:font-size-complex="12pt" style:font-weight-complex="bold" loext:padding="0.0193in" loext:border="0.06pt solid #e3e3e3"/>
    </style:style>
    <style:style style:name="T208" style:family="text">
      <style:text-properties fo:font-size="12pt" fo:font-weight="bold" officeooo:rsid="00920ada" style:font-size-asian="12pt" style:font-weight-asian="bold" style:font-size-complex="12pt" style:font-weight-complex="bold" loext:padding="0.0193in" loext:border="0.06pt solid #e3e3e3"/>
    </style:style>
    <style:style style:name="T209" style:family="text">
      <style:text-properties fo:font-size="12pt" fo:font-weight="bold" officeooo:rsid="00935f97" style:font-size-asian="12pt" style:font-weight-asian="bold" style:font-size-complex="12pt" style:font-weight-complex="bold" loext:padding="0.0193in" loext:border="0.06pt solid #e3e3e3"/>
    </style:style>
    <style:style style:name="T210" style:family="text">
      <style:text-properties fo:font-size="12pt" fo:font-weight="bold" officeooo:rsid="002ef062" style:font-size-asian="12pt" style:font-weight-asian="bold" style:font-size-complex="12pt" style:font-weight-complex="bold" loext:padding="0.0193in" loext:border="0.06pt solid #e3e3e3"/>
    </style:style>
    <style:style style:name="T211" style:family="text">
      <style:text-properties fo:font-size="12pt" fo:font-weight="bold" officeooo:rsid="00948536" style:font-size-asian="12pt" style:font-weight-asian="bold" style:font-size-complex="12pt" style:font-weight-complex="bold" loext:padding="0.0193in" loext:border="0.06pt solid #e3e3e3"/>
    </style:style>
    <style:style style:name="T212" style:family="text">
      <style:text-properties fo:font-size="12pt" fo:font-weight="bold" officeooo:rsid="0046238d" style:font-size-asian="12pt" style:font-weight-asian="bold" style:font-size-complex="12pt" style:font-weight-complex="bold" loext:padding="0.0193in" loext:border="0.06pt solid #e3e3e3"/>
    </style:style>
    <style:style style:name="T213" style:family="text">
      <style:text-properties fo:font-size="12pt" fo:font-weight="bold" officeooo:rsid="00968673" style:font-size-asian="12pt" style:font-weight-asian="bold" style:font-size-complex="12pt" style:font-weight-complex="bold" loext:padding="0.0193in" loext:border="0.06pt solid #e3e3e3"/>
    </style:style>
    <style:style style:name="T214" style:family="text">
      <style:text-properties fo:font-size="12pt" fo:font-weight="bold" officeooo:rsid="009bff32" style:font-size-asian="12pt" style:font-weight-asian="bold" style:font-size-complex="12pt" style:font-weight-complex="bold" loext:padding="0.0193in" loext:border="0.06pt solid #e3e3e3"/>
    </style:style>
    <style:style style:name="T215" style:family="text">
      <style:text-properties fo:font-size="12pt" fo:font-weight="bold" officeooo:rsid="009cfcd4" style:font-size-asian="12pt" style:font-weight-asian="bold" style:font-size-complex="12pt" style:font-weight-complex="bold" loext:padding="0.0193in" loext:border="0.06pt solid #e3e3e3"/>
    </style:style>
    <style:style style:name="T216" style:family="text">
      <style:text-properties fo:font-size="12pt" fo:font-weight="bold" officeooo:rsid="009dc895" style:font-size-asian="12pt" style:font-weight-asian="bold" style:font-size-complex="12pt" style:font-weight-complex="bold" loext:padding="0.0193in" loext:border="0.06pt solid #e3e3e3"/>
    </style:style>
    <style:style style:name="T217" style:family="text">
      <style:text-properties fo:font-size="12pt" fo:font-weight="bold" officeooo:rsid="009a7af4" style:font-size-asian="12pt" style:font-weight-asian="bold" style:font-size-complex="12pt" style:font-weight-complex="bold" loext:padding="0.0193in" loext:border="0.06pt solid #e3e3e3"/>
    </style:style>
    <style:style style:name="T218" style:family="text">
      <style:text-properties fo:font-size="12pt" fo:font-weight="bold" officeooo:rsid="009e7887" style:font-size-asian="12pt" style:font-weight-asian="bold" style:font-size-complex="12pt" style:font-weight-complex="bold" loext:padding="0.0193in" loext:border="0.06pt solid #e3e3e3"/>
    </style:style>
    <style:style style:name="T219" style:family="text">
      <style:text-properties fo:font-size="12pt" fo:font-weight="bold" officeooo:rsid="00a062ba" style:font-size-asian="12pt" style:font-weight-asian="bold" style:font-size-complex="12pt" style:font-weight-complex="bold" loext:padding="0.0193in" loext:border="0.06pt solid #e3e3e3"/>
    </style:style>
    <style:style style:name="T220" style:family="text">
      <style:text-properties fo:font-size="12pt" fo:font-weight="bold" officeooo:rsid="00a1c071" style:font-size-asian="12pt" style:font-weight-asian="bold" style:font-size-complex="12pt" style:font-weight-complex="bold" loext:padding="0.0193in" loext:border="0.06pt solid #e3e3e3"/>
    </style:style>
    <style:style style:name="T221" style:family="text">
      <style:text-properties fo:font-size="12pt" fo:font-weight="bold" officeooo:rsid="00a2c32a" style:font-size-asian="12pt" style:font-weight-asian="bold" style:font-size-complex="12pt" style:font-weight-complex="bold" loext:padding="0.0193in" loext:border="0.06pt solid #e3e3e3"/>
    </style:style>
    <style:style style:name="T222" style:family="text">
      <style:text-properties fo:font-size="12pt" fo:font-weight="bold" officeooo:rsid="005a7f75" style:font-size-asian="12pt" style:font-weight-asian="bold" style:font-size-complex="12pt" style:font-weight-complex="bold" loext:padding="0.0193in" loext:border="0.06pt solid #e3e3e3"/>
    </style:style>
    <style:style style:name="T223" style:family="text">
      <style:text-properties fo:font-size="12pt" fo:font-weight="bold" officeooo:rsid="00a40ad1" style:font-size-asian="12pt" style:font-weight-asian="bold" style:font-size-complex="12pt" style:font-weight-complex="bold" loext:padding="0.0193in" loext:border="0.06pt solid #e3e3e3"/>
    </style:style>
    <style:style style:name="T224" style:family="text">
      <style:text-properties fo:font-size="12pt" fo:font-weight="normal" officeooo:rsid="008c9c8d" style:font-size-asian="12pt" style:font-weight-asian="normal" style:font-size-complex="12pt" style:font-weight-complex="normal"/>
    </style:style>
    <style:style style:name="T225" style:family="text">
      <style:text-properties fo:font-size="12pt" fo:font-weight="normal" officeooo:rsid="00650ed5" style:font-size-asian="12pt" style:font-weight-asian="normal" style:font-size-complex="12pt" style:font-weight-complex="normal"/>
    </style:style>
    <style:style style:name="T226" style:family="text">
      <style:text-properties fo:font-size="12pt" fo:font-weight="normal" officeooo:rsid="0089b33a" style:font-size-asian="12pt" style:font-weight-asian="normal" style:font-size-complex="12pt" style:font-weight-complex="normal"/>
    </style:style>
    <style:style style:name="T227" style:family="text">
      <style:text-properties fo:font-size="12pt" fo:font-weight="normal" officeooo:rsid="008b2893" style:font-size-asian="12pt" style:font-weight-asian="normal" style:font-size-complex="12pt" style:font-weight-complex="normal"/>
    </style:style>
    <style:style style:name="T228" style:family="text">
      <style:text-properties fo:font-size="12pt" fo:font-weight="normal" officeooo:rsid="00608739" style:font-size-asian="12pt" style:font-weight-asian="normal" style:font-size-complex="12pt" style:font-weight-complex="normal"/>
    </style:style>
    <style:style style:name="T229" style:family="text">
      <style:text-properties fo:font-size="12pt" fo:font-weight="normal" officeooo:rsid="0071f760" style:font-size-asian="12pt" style:font-weight-asian="normal" style:font-size-complex="12pt" style:font-weight-complex="normal"/>
    </style:style>
    <style:style style:name="T230" style:family="text">
      <style:text-properties fo:font-size="12pt" fo:font-weight="normal" officeooo:rsid="006d6794" style:font-size-asian="12pt" style:font-weight-asian="normal" style:font-size-complex="12pt" style:font-weight-complex="normal"/>
    </style:style>
    <style:style style:name="T231" style:family="text">
      <style:text-properties fo:font-size="12pt" fo:font-weight="normal" officeooo:rsid="006e8210" style:font-size-asian="12pt" style:font-weight-asian="normal" style:font-size-complex="12pt" style:font-weight-complex="normal"/>
    </style:style>
    <style:style style:name="T232" style:family="text">
      <style:text-properties fo:font-size="12pt" fo:font-weight="normal" officeooo:rsid="006b72a2" style:font-size-asian="12pt" style:font-weight-asian="normal" style:font-size-complex="12pt" style:font-weight-complex="normal"/>
    </style:style>
    <style:style style:name="T233" style:family="text">
      <style:text-properties fo:font-size="12pt" fo:font-weight="normal" officeooo:rsid="007c5e9a" style:font-size-asian="12pt" style:font-weight-asian="normal" style:font-size-complex="12pt" style:font-weight-complex="normal"/>
    </style:style>
    <style:style style:name="T234" style:family="text">
      <style:text-properties fo:font-size="12pt" fo:font-weight="normal" officeooo:rsid="006f9d59" style:font-size-asian="12pt" style:font-weight-asian="normal" style:font-size-complex="12pt" style:font-weight-complex="normal"/>
    </style:style>
    <style:style style:name="T235" style:family="text">
      <style:text-properties fo:font-size="12pt" fo:font-weight="normal" officeooo:rsid="007c6d7e" style:font-size-asian="12pt" style:font-weight-asian="normal" style:font-size-complex="12pt" style:font-weight-complex="normal"/>
    </style:style>
    <style:style style:name="T236" style:family="text">
      <style:text-properties fo:font-size="12pt" fo:font-weight="normal" officeooo:rsid="00801c07" style:font-size-asian="12pt" style:font-weight-asian="normal" style:font-size-complex="12pt" style:font-weight-complex="normal"/>
    </style:style>
    <style:style style:name="T237" style:family="text">
      <style:text-properties fo:font-size="12pt" fo:font-weight="normal" officeooo:rsid="0084a564" style:font-size-asian="12pt" style:font-weight-asian="normal" style:font-size-complex="12pt" style:font-weight-complex="normal"/>
    </style:style>
    <style:style style:name="T238" style:family="text">
      <style:text-properties fo:font-size="12pt" fo:font-weight="normal" officeooo:rsid="008a9497" style:font-size-asian="12pt" style:font-weight-asian="normal" style:font-size-complex="12pt" style:font-weight-complex="normal"/>
    </style:style>
    <style:style style:name="T239" style:family="text">
      <style:text-properties fo:font-size="12pt" fo:font-weight="normal" officeooo:rsid="009a43d2" style:font-size-asian="12pt" style:font-weight-asian="normal" style:font-size-complex="12pt" style:font-weight-complex="normal"/>
    </style:style>
    <style:style style:name="T240" style:family="text">
      <style:text-properties fo:font-size="12pt" fo:font-weight="normal" officeooo:rsid="00a47080" style:font-size-asian="12pt" style:font-weight-asian="normal" style:font-size-complex="12pt" style:font-weight-complex="normal"/>
    </style:style>
    <style:style style:name="T241" style:family="text">
      <style:text-properties fo:font-size="12pt" fo:font-style="italic" style:font-size-asian="12pt" style:font-style-asian="italic" style:font-size-complex="12pt" style:font-style-complex="italic"/>
    </style:style>
    <style:style style:name="T242" style:family="text">
      <style:text-properties fo:font-size="12pt" fo:font-style="italic" officeooo:rsid="00670391" style:font-size-asian="12pt" style:font-style-asian="italic" style:font-size-complex="12pt" style:font-style-complex="italic"/>
    </style:style>
    <style:style style:name="T243" style:family="text">
      <style:text-properties fo:font-size="12pt" fo:font-style="italic" officeooo:rsid="0068efc7" style:font-size-asian="12pt" style:font-style-asian="italic" style:font-size-complex="12pt" style:font-style-complex="italic"/>
    </style:style>
    <style:style style:name="T244" style:family="text">
      <style:text-properties fo:font-size="12pt" fo:font-style="italic" officeooo:rsid="006b72a2" style:font-size-asian="12pt" style:font-style-asian="italic" style:font-size-complex="12pt" style:font-style-complex="italic"/>
    </style:style>
    <style:style style:name="T245" style:family="text">
      <style:text-properties fo:font-size="12pt" fo:font-style="italic" officeooo:rsid="008b2893" style:font-size-asian="12pt" style:font-style-asian="italic" style:font-size-complex="12pt" style:font-style-complex="italic"/>
    </style:style>
    <style:style style:name="T246" style:family="text">
      <style:text-properties fo:font-size="12pt" fo:font-style="italic" officeooo:rsid="008c9c8d" style:font-size-asian="12pt" style:font-style-asian="italic" style:font-size-complex="12pt" style:font-style-complex="italic"/>
    </style:style>
    <style:style style:name="T247" style:family="text">
      <style:text-properties fo:font-size="12pt" fo:font-style="italic" officeooo:rsid="00650ed5" style:font-size-asian="12pt" style:font-style-asian="italic" style:font-size-complex="12pt" style:font-style-complex="italic"/>
    </style:style>
    <style:style style:name="T248" style:family="text">
      <style:text-properties fo:font-size="12pt" fo:font-style="italic" officeooo:rsid="0089b33a" style:font-size-asian="12pt" style:font-style-asian="italic" style:font-size-complex="12pt" style:font-style-complex="italic"/>
    </style:style>
    <style:style style:name="T249" style:family="text">
      <style:text-properties fo:font-size="12pt" fo:font-style="italic" officeooo:rsid="00608739" style:font-size-asian="12pt" style:font-style-asian="italic" style:font-size-complex="12pt" style:font-style-complex="italic"/>
    </style:style>
    <style:style style:name="T250" style:family="text">
      <style:text-properties fo:font-size="12pt" fo:font-style="italic" officeooo:rsid="006d6794" style:font-size-asian="12pt" style:font-style-asian="italic" style:font-size-complex="12pt" style:font-style-complex="italic"/>
    </style:style>
    <style:style style:name="T251" style:family="text">
      <style:text-properties fo:font-size="12pt" fo:font-style="italic" officeooo:rsid="003d6eb8" style:font-size-asian="12pt" style:font-style-asian="italic" style:font-size-complex="12pt" style:font-style-complex="italic"/>
    </style:style>
    <style:style style:name="T252" style:family="text">
      <style:text-properties fo:font-size="12pt" fo:font-style="italic" officeooo:rsid="006e8210" style:font-size-asian="12pt" style:font-style-asian="italic" style:font-size-complex="12pt" style:font-style-complex="italic"/>
    </style:style>
    <style:style style:name="T253" style:family="text">
      <style:text-properties fo:font-size="12pt" fo:font-style="italic" officeooo:rsid="006f9d59" style:font-size-asian="12pt" style:font-style-asian="italic" style:font-size-complex="12pt" style:font-style-complex="italic"/>
    </style:style>
    <style:style style:name="T254" style:family="text">
      <style:text-properties fo:font-size="12pt" fo:font-style="italic" officeooo:rsid="0070dae4" style:font-size-asian="12pt" style:font-style-asian="italic" style:font-size-complex="12pt" style:font-style-complex="italic"/>
    </style:style>
    <style:style style:name="T255" style:family="text">
      <style:text-properties fo:font-size="12pt" fo:font-style="italic" officeooo:rsid="0071f760" style:font-size-asian="12pt" style:font-style-asian="italic" style:font-size-complex="12pt" style:font-style-complex="italic"/>
    </style:style>
    <style:style style:name="T256" style:family="text">
      <style:text-properties fo:font-size="12pt" fo:font-style="italic" officeooo:rsid="0072e65b" style:font-size-asian="12pt" style:font-style-asian="italic" style:font-size-complex="12pt" style:font-style-complex="italic"/>
    </style:style>
    <style:style style:name="T257" style:family="text">
      <style:text-properties fo:font-size="12pt" fo:font-style="italic" officeooo:rsid="0076116d" style:font-size-asian="12pt" style:font-style-asian="italic" style:font-size-complex="12pt" style:font-style-complex="italic"/>
    </style:style>
    <style:style style:name="T258" style:family="text">
      <style:text-properties fo:font-size="12pt" fo:font-style="italic" officeooo:rsid="007bb5ec" style:font-size-asian="12pt" style:font-style-asian="italic" style:font-size-complex="12pt" style:font-style-complex="italic"/>
    </style:style>
    <style:style style:name="T259" style:family="text">
      <style:text-properties fo:font-size="12pt" fo:font-style="italic" officeooo:rsid="007c5e9a" style:font-size-asian="12pt" style:font-style-asian="italic" style:font-size-complex="12pt" style:font-style-complex="italic"/>
    </style:style>
    <style:style style:name="T260" style:family="text">
      <style:text-properties fo:font-size="12pt" fo:font-style="italic" officeooo:rsid="007c6d7e" style:font-size-asian="12pt" style:font-style-asian="italic" style:font-size-complex="12pt" style:font-style-complex="italic"/>
    </style:style>
    <style:style style:name="T261" style:family="text">
      <style:text-properties fo:font-size="12pt" fo:font-style="italic" officeooo:rsid="007e226c" style:font-size-asian="12pt" style:font-style-asian="italic" style:font-size-complex="12pt" style:font-style-complex="italic"/>
    </style:style>
    <style:style style:name="T262" style:family="text">
      <style:text-properties fo:font-size="12pt" fo:font-style="italic" officeooo:rsid="007e9c91" style:font-size-asian="12pt" style:font-style-asian="italic" style:font-size-complex="12pt" style:font-style-complex="italic"/>
    </style:style>
    <style:style style:name="T263" style:family="text">
      <style:text-properties fo:font-size="12pt" fo:font-style="italic" officeooo:rsid="00801c07" style:font-size-asian="12pt" style:font-style-asian="italic" style:font-size-complex="12pt" style:font-style-complex="italic"/>
    </style:style>
    <style:style style:name="T264" style:family="text">
      <style:text-properties fo:font-size="12pt" fo:font-style="italic" officeooo:rsid="008151d8" style:font-size-asian="12pt" style:font-style-asian="italic" style:font-size-complex="12pt" style:font-style-complex="italic"/>
    </style:style>
    <style:style style:name="T265" style:family="text">
      <style:text-properties fo:font-size="12pt" fo:font-style="italic" officeooo:rsid="0082dc9a" style:font-size-asian="12pt" style:font-style-asian="italic" style:font-size-complex="12pt" style:font-style-complex="italic"/>
    </style:style>
    <style:style style:name="T266" style:family="text">
      <style:text-properties fo:font-size="12pt" fo:font-style="italic" officeooo:rsid="0084a564" style:font-size-asian="12pt" style:font-style-asian="italic" style:font-size-complex="12pt" style:font-style-complex="italic"/>
    </style:style>
    <style:style style:name="T267" style:family="text">
      <style:text-properties fo:font-size="12pt" fo:font-style="italic" officeooo:rsid="00852dad" style:font-size-asian="12pt" style:font-style-asian="italic" style:font-size-complex="12pt" style:font-style-complex="italic"/>
    </style:style>
    <style:style style:name="T268" style:family="text">
      <style:text-properties fo:font-size="12pt" fo:font-style="italic" officeooo:rsid="008555e5" style:font-size-asian="12pt" style:font-style-asian="italic" style:font-size-complex="12pt" style:font-style-complex="italic"/>
    </style:style>
    <style:style style:name="T269" style:family="text">
      <style:text-properties fo:font-size="12pt" fo:font-style="italic" officeooo:rsid="008d45c7" style:font-size-asian="12pt" style:font-style-asian="italic" style:font-size-complex="12pt" style:font-style-complex="italic"/>
    </style:style>
    <style:style style:name="T270" style:family="text">
      <style:text-properties fo:font-size="12pt" fo:font-style="italic" officeooo:rsid="00935f97" style:font-size-asian="12pt" style:font-style-asian="italic" style:font-size-complex="12pt" style:font-style-complex="italic"/>
    </style:style>
    <style:style style:name="T271" style:family="text">
      <style:text-properties fo:font-size="12pt" fo:font-style="italic" officeooo:rsid="00948536" style:font-size-asian="12pt" style:font-style-asian="italic" style:font-size-complex="12pt" style:font-style-complex="italic"/>
    </style:style>
    <style:style style:name="T272" style:family="text">
      <style:text-properties fo:font-size="12pt" fo:font-style="italic" officeooo:rsid="00974a9d" style:font-size-asian="12pt" style:font-style-asian="italic" style:font-size-complex="12pt" style:font-style-complex="italic"/>
    </style:style>
    <style:style style:name="T273" style:family="text">
      <style:text-properties fo:font-size="12pt" fo:font-style="italic" officeooo:rsid="009cfcd4" style:font-size-asian="12pt" style:font-style-asian="italic" style:font-size-complex="12pt" style:font-style-complex="italic"/>
    </style:style>
    <style:style style:name="T274" style:family="text">
      <style:text-properties fo:font-size="12pt" fo:font-style="italic" officeooo:rsid="009dc895" style:font-size-asian="12pt" style:font-style-asian="italic" style:font-size-complex="12pt" style:font-style-complex="italic"/>
    </style:style>
    <style:style style:name="T275" style:family="text">
      <style:text-properties fo:font-size="12pt" fo:font-style="italic" fo:font-weight="normal" officeooo:rsid="008b2893" style:font-size-asian="12pt" style:font-style-asian="italic" style:font-weight-asian="normal" style:font-size-complex="12pt" style:font-style-complex="italic" style:font-weight-complex="normal"/>
    </style:style>
    <style:style style:name="T276" style:family="text">
      <style:text-properties fo:font-size="12pt" fo:font-style="italic" fo:font-weight="normal" officeooo:rsid="008c9c8d" style:font-size-asian="12pt" style:font-style-asian="italic" style:font-weight-asian="normal" style:font-size-complex="12pt" style:font-style-complex="italic" style:font-weight-complex="normal"/>
    </style:style>
    <style:style style:name="T277" style:family="text">
      <style:text-properties fo:font-size="12pt" fo:font-style="italic" fo:font-weight="normal" officeooo:rsid="00608739" style:font-size-asian="12pt" style:font-style-asian="italic" style:font-weight-asian="normal" style:font-size-complex="12pt" style:font-style-complex="italic" style:font-weight-complex="normal"/>
    </style:style>
    <style:style style:name="T278" style:family="text">
      <style:text-properties fo:font-size="12pt" fo:font-style="italic" fo:font-weight="normal" officeooo:rsid="0089b33a" style:font-size-asian="12pt" style:font-style-asian="italic" style:font-weight-asian="normal" style:font-size-complex="12pt" style:font-style-complex="italic" style:font-weight-complex="normal"/>
    </style:style>
    <style:style style:name="T279" style:family="text">
      <style:text-properties fo:font-size="12pt" fo:font-style="italic" fo:font-weight="normal" officeooo:rsid="006b72a2" style:font-size-asian="12pt" style:font-style-asian="italic" style:font-weight-asian="normal" style:font-size-complex="12pt" style:font-style-complex="italic" style:font-weight-complex="normal"/>
    </style:style>
    <style:style style:name="T280" style:family="text">
      <style:text-properties fo:font-size="12pt" fo:font-style="italic" fo:font-weight="normal" officeooo:rsid="00650ed5" style:font-size-asian="12pt" style:font-style-asian="italic" style:font-weight-asian="normal" style:font-size-complex="12pt" style:font-style-complex="italic" style:font-weight-complex="normal"/>
    </style:style>
    <style:style style:name="T281" style:family="text">
      <style:text-properties fo:font-size="12pt" fo:font-style="italic" fo:font-weight="normal" officeooo:rsid="006e8210" style:font-size-asian="12pt" style:font-style-asian="italic" style:font-weight-asian="normal" style:font-size-complex="12pt" style:font-style-complex="italic" style:font-weight-complex="normal"/>
    </style:style>
    <style:style style:name="T282" style:family="text">
      <style:text-properties fo:font-size="12pt" fo:font-style="italic" fo:font-weight="normal" officeooo:rsid="007c6d7e" style:font-size-asian="12pt" style:font-style-asian="italic" style:font-weight-asian="normal" style:font-size-complex="12pt" style:font-style-complex="italic" style:font-weight-complex="normal"/>
    </style:style>
    <style:style style:name="T283" style:family="text">
      <style:text-properties fo:font-size="12pt" fo:font-style="italic" fo:font-weight="normal" officeooo:rsid="006f9d59" style:font-size-asian="12pt" style:font-style-asian="italic" style:font-weight-asian="normal" style:font-size-complex="12pt" style:font-style-complex="italic" style:font-weight-complex="normal"/>
    </style:style>
    <style:style style:name="T284" style:family="text">
      <style:text-properties officeooo:rsid="0062618d"/>
    </style:style>
    <style:style style:name="T285" style:family="text">
      <style:text-properties officeooo:rsid="00650ed5"/>
    </style:style>
    <style:style style:name="T286" style:family="text">
      <style:text-properties officeooo:rsid="00669045"/>
    </style:style>
    <style:style style:name="T287" style:family="text">
      <style:text-properties officeooo:rsid="00670391"/>
    </style:style>
    <style:style style:name="T288" style:family="text">
      <style:text-properties officeooo:rsid="0069288d"/>
    </style:style>
    <style:style style:name="T289" style:family="text">
      <style:text-properties officeooo:rsid="006d6794"/>
    </style:style>
    <style:style style:name="T290" style:family="text">
      <style:text-properties officeooo:rsid="00786aa0"/>
    </style:style>
    <style:style style:name="T291" style:family="text">
      <style:text-properties officeooo:rsid="007c5e9a"/>
    </style:style>
    <style:style style:name="T292" style:family="text">
      <style:text-properties officeooo:rsid="007e9c91"/>
    </style:style>
    <style:style style:name="T293" style:family="text">
      <style:text-properties officeooo:rsid="00801c07"/>
    </style:style>
    <style:style style:name="T294" style:family="text">
      <style:text-properties officeooo:rsid="00852dad"/>
    </style:style>
    <style:style style:name="T295" style:family="text">
      <style:text-properties officeooo:rsid="008a9497"/>
    </style:style>
    <style:style style:name="T296" style:family="text">
      <style:text-properties officeooo:rsid="008d45c7"/>
    </style:style>
    <style:style style:name="T297" style:family="text">
      <style:text-properties officeooo:rsid="008f1bdd"/>
    </style:style>
    <style:style style:name="T298" style:family="text">
      <style:text-properties officeooo:rsid="00948536"/>
    </style:style>
    <style:style style:name="T299" style:family="text">
      <style:text-properties officeooo:rsid="00987998"/>
    </style:style>
    <style:style style:name="T300" style:family="text">
      <style:text-properties officeooo:rsid="009a43d2"/>
    </style:style>
    <style:style style:name="T301" style:family="text">
      <style:text-properties officeooo:rsid="00a40ad1"/>
    </style:style>
    <style:style style:name="T302" style:family="text">
      <style:text-properties officeooo:rsid="00a4708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2">Fighter</text:span><text:span text:style-name="T1">:</text:span> </text:p>
      <text:p text:style-name="P25"/>
      <text:p text:style-name="P105"><text:span text:style-name="Strong_20_Emphasis"><text:span text:style-name="T39">Description:</text:span></text:span> <text:span text:style-name="T40">Fighters</text:span> are hearty adventurers, just beginning their journey into the world of combat. Clad in basic armor and armed with simple weapons, they rely on raw strength and determination to overcome obstacles. As they gain experience and hone their skills, <text:span text:style-name="T40">fighters</text:span> have the potential to become formidable champions capable of facing any challenge that comes their way.</text:p>
      <text:p text:style-name="P25"/>
      <text:p text:style-name="P42"><text:span text:style-name="Strong_20_Emphasis"><text:span text:style-name="T39">Slas</text:span></text:span><text:span text:style-name="Strong_20_Emphasis"><text:span text:style-name="T55">h</text:span></text:span><text:span text:style-name="Strong_20_Emphasis"><text:span text:style-name="T39">:</text:span></text:span> </text:p>
      <text:list xml:id="list2416666917" text:style-name="L1">
        <text:list-item>
          <text:p text:style-name="P143">A straightforward melee attack that deals moderate damage.</text:p>
        </text:list-item>
        <text:list-item>
          <text:p text:style-name="P171"><text:span text:style-name="T116">Deal </text:span><text:span text:style-name="T117">1</text:span><text:span text:style-name="T284">5</text:span><text:span text:style-name="T117">-23</text:span><text:span text:style-name="T116"> </text:span><text:span text:style-name="T117">Physical</text:span><text:span text:style-name="T116"> Damage </text:span><text:span text:style-name="T114">to the target</text:span><text:span text:style-name="T116">.</text:span></text:p>
        </text:list-item>
        <text:list-item>
          <text:p text:style-name="P171"><text:span text:style-name="T113">Cost: </text:span><text:span text:style-name="T117">2</text:span><text:span text:style-name="T113">, </text:span><text:span text:style-name="T114">Cooldown: </text:span><text:span text:style-name="T115">1,</text:span><text:span text:style-name="T114"> Range: </text:span><text:span text:style-name="T117">1</text:span><text:span text:style-name="T115">,</text:span><text:span text:style-name="T114"> Accuracy: </text:span><text:span text:style-name="T117">85</text:span><text:span text:style-name="T115">;</text:span></text:p>
        </text:list-item>
      </text:list>
      <text:p text:style-name="P42"><text:span text:style-name="Strong_20_Emphasis"><text:span text:style-name="T119"/></text:span></text:p>
      <text:p text:style-name="P42"><text:span text:style-name="Strong_20_Emphasis"><text:span text:style-name="T119">Defensive Stance:</text:span></text:span><text:span text:style-name="T118"> </text:span></text:p>
      <text:list xml:id="list15548570387604" text:continue-numbering="true" text:style-name="L1">
        <text:list-item>
          <text:p text:style-name="P143">Adopt a defensive stance, reducing incoming damage.</text:p>
        </text:list-item>
        <text:list-item>
          <text:p text:style-name="P183">Reduce incoming damage by 50% for 1 turn.</text:p>
        </text:list-item>
        <text:list-item>
          <text:p text:style-name="P111"><text:span text:style-name="T122">Cost: </text:span><text:span text:style-name="T120">2</text:span><text:span text:style-name="T122">, </text:span><text:span text:style-name="T123">Cooldown: </text:span><text:span text:style-name="T124">2</text:span><text:span text:style-name="T125">,</text:span><text:span text:style-name="T123"> Range: </text:span><text:span text:style-name="T120">-</text:span><text:span text:style-name="T125">,</text:span><text:span text:style-name="T123"> Accuracy: </text:span><text:span text:style-name="T120">-</text:span><text:span text:style-name="T125">;</text:span></text:p>
        </text:list-item>
      </text:list>
      <text:p text:style-name="P60"/>
      <text:p text:style-name="P42"><text:span text:style-name="Strong_20_Emphasis"><text:span text:style-name="T119">Power Strike:</text:span></text:span><text:span text:style-name="T118"> </text:span></text:p>
      <text:list xml:id="list15548628178834" text:continue-numbering="true" text:style-name="L1">
        <text:list-item>
          <text:p text:style-name="P143">A powerful strike that sacrifices accuracy for increased damage <text:span text:style-name="T117">and a high Critical Hit Chance.</text:span></text:p>
        </text:list-item>
        <text:list-item>
          <text:p text:style-name="P111"><text:span text:style-name="T116">Deal </text:span><text:span text:style-name="T117">2</text:span><text:span text:style-name="T285">0</text:span><text:span text:style-name="T117">-30</text:span><text:span text:style-name="T116"> </text:span><text:span text:style-name="T117">Physical</text:span><text:span text:style-name="T116"> Damage </text:span><text:span text:style-name="T114">to the target, </text:span><text:span text:style-name="T117">with a </text:span><text:span text:style-name="T300">75</text:span><text:span text:style-name="T117">% Critical Hit Chance.</text:span></text:p>
        </text:list-item>
        <text:list-item>
          <text:p text:style-name="P111"><text:span text:style-name="T122">Cost: </text:span><text:span text:style-name="T120">3</text:span><text:span text:style-name="T122">, </text:span><text:span text:style-name="T123">Cooldown: </text:span><text:span text:style-name="T124">4</text:span><text:span text:style-name="T125">,</text:span><text:span text:style-name="T123"> Range: </text:span><text:span text:style-name="T120">1</text:span><text:span text:style-name="T125">,</text:span><text:span text:style-name="T123"> Accuracy: </text:span><text:span text:style-name="T120">50</text:span><text:span text:style-name="T125">;</text:span></text:p>
        </text:list-item>
      </text:list>
      <text:p text:style-name="P63"/>
      <text:p text:style-name="P42"><text:span text:style-name="Strong_20_Emphasis"><text:span text:style-name="T119">Taunt:</text:span></text:span><text:span text:style-name="T118"> </text:span></text:p>
      <text:list xml:id="list15549496535216" text:continue-numbering="true" text:style-name="L1">
        <text:list-item>
          <text:p text:style-name="P143">Confidently taunt enemies, increasing the chance of being targeted for attacks.</text:p>
        </text:list-item>
        <text:list-item>
          <text:p text:style-name="P112"><text:span text:style-name="T124">Has a </text:span><text:span text:style-name="T167">70</text:span><text:span text:style-name="T124">% chance of inflicting 1x Taunt to all enemies in range.</text:span></text:p>
        </text:list-item>
        <text:list-item>
          <text:p text:style-name="P111"><text:span text:style-name="T122">Cost: </text:span><text:span text:style-name="T120">3</text:span><text:span text:style-name="T122">, </text:span><text:span text:style-name="T123">Cooldown: </text:span><text:span text:style-name="T120">3</text:span><text:span text:style-name="T125">,</text:span><text:span text:style-name="T123"> Range: </text:span><text:span text:style-name="T130">2</text:span><text:span text:style-name="T125">,</text:span><text:span text:style-name="T123"> Accuracy: -</text:span><text:span text:style-name="T125">;</text:span></text:p>
        </text:list-item>
      </text:list>
      <text:p text:style-name="P42"><text:span text:style-name="Strong_20_Emphasis"><text:span text:style-name="T119"/></text:span></text:p>
      <text:p text:style-name="P42"><text:span text:style-name="Strong_20_Emphasis"><text:span text:style-name="T119">Bash:</text:span></text:span><text:span text:style-name="T118"> </text:span></text:p>
      <text:list xml:id="list15549138044193" text:continue-numbering="true" text:style-name="L1">
        <text:list-item>
          <text:p text:style-name="P143">An unexpected strike that <text:span text:style-name="T117">has a chance to stun.</text:span></text:p>
        </text:list-item>
        <text:list-item>
          <text:p text:style-name="P111"><text:span text:style-name="T120">Deal </text:span><text:span text:style-name="T124">10</text:span><text:span text:style-name="T120">-1</text:span><text:span text:style-name="T124">5</text:span><text:span text:style-name="T120"> Physical Damage with a </text:span><text:span text:style-name="T124">40</text:span><text:span text:style-name="T120">% </text:span><text:span text:style-name="T124">Chance to inflict 1x </text:span><text:span text:style-name="T120">Stun.</text:span></text:p>
        </text:list-item>
        <text:list-item>
          <text:p text:style-name="P111"><text:span text:style-name="T122">Cost: </text:span><text:span text:style-name="T124">2</text:span><text:span text:style-name="T122">, </text:span><text:span text:style-name="T123">Cooldown: </text:span><text:span text:style-name="T124">2</text:span><text:span text:style-name="T125">,</text:span><text:span text:style-name="T123"> Range: </text:span><text:span text:style-name="T120">1</text:span><text:span text:style-name="T125">,</text:span><text:span text:style-name="T123"> Accuracy: </text:span><text:span text:style-name="T124">80</text:span><text:span text:style-name="T125">;</text:span></text:p>
        </text:list-item>
      </text:list>
      <text:p text:style-name="P60"/>
      <text:p text:style-name="P42"><text:span text:style-name="Strong_20_Emphasis"><text:span text:style-name="T119">Cleave:</text:span></text:span><text:span text:style-name="T118"> </text:span></text:p>
      <text:list xml:id="list15548171298431" text:continue-numbering="true" text:style-name="L1">
        <text:list-item>
          <text:p text:style-name="P143"><text:span text:style-name="T117">S</text:span>wing your weapon in an arc, hitting multiple adjacent enemies.</text:p>
        </text:list-item>
        <text:list-item>
          <text:p text:style-name="P171"><text:span text:style-name="T117">Deal </text:span><text:span text:style-name="T285">8</text:span><text:span text:style-name="T117">-1</text:span><text:span text:style-name="T286">5</text:span><text:span text:style-name="T117"> Physical Damage to up to 3 enemies in an arc adjacent to the user.</text:span></text:p>
        </text:list-item>
        <text:list-item>
          <text:p text:style-name="P111"><text:span text:style-name="T122">Cost: </text:span><text:span text:style-name="T167">2</text:span><text:span text:style-name="T122">, </text:span><text:span text:style-name="T123">Cooldown: </text:span><text:span text:style-name="T124">2</text:span><text:span text:style-name="T125">,</text:span><text:span text:style-name="T123"> Range: </text:span><text:span text:style-name="T120">1</text:span><text:span text:style-name="T125">,</text:span><text:span text:style-name="T123"> Accuracy: </text:span><text:span text:style-name="T124">8</text:span><text:span text:style-name="T167">5</text:span><text:span text:style-name="T125">;</text:span></text:p>
        </text:list-item>
      </text:list>
      <text:p text:style-name="P60"/>
      <text:p text:style-name="P42"><text:span text:style-name="Strong_20_Emphasis"><text:span text:style-name="T178">Battle Cry</text:span></text:span><text:span text:style-name="Strong_20_Emphasis"><text:span text:style-name="T119">:</text:span></text:span><text:span text:style-name="T118"> </text:span></text:p>
      <text:list xml:id="list15549010380727" text:continue-numbering="true" text:style-name="L1">
        <text:list-item>
          <text:p text:style-name="P143">An inspiring battle cry that boosts a nearby character’s defense.</text:p>
        </text:list-item>
        <text:list-item>
          <text:p text:style-name="P111"><text:span text:style-name="T120">Boost </text:span><text:span text:style-name="T167">yours and </text:span><text:span text:style-name="T120">an ally’s physical defense by </text:span><text:span text:style-name="T167">20</text:span><text:span text:style-name="T121">-</text:span><text:span text:style-name="T167">3</text:span><text:span text:style-name="T121">0</text:span><text:span text:style-name="T120">% for 2 turns.</text:span></text:p>
        </text:list-item>
        <text:list-item>
          <text:p text:style-name="P111"><text:span text:style-name="T122">Cost: </text:span><text:span text:style-name="T124">1</text:span><text:span text:style-name="T122">, </text:span><text:span text:style-name="T123">Cooldown: </text:span><text:span text:style-name="T120">3</text:span><text:span text:style-name="T125">,</text:span><text:span text:style-name="T123"> Range: </text:span><text:span text:style-name="T124">2</text:span><text:span text:style-name="T125">,</text:span><text:span text:style-name="T123"> Accuracy: -</text:span><text:span text:style-name="T125">;</text:span></text:p>
        </text:list-item>
      </text:list>
      <text:p text:style-name="P25"/>
      <text:p text:style-name="P103"><text:span text:style-name="T1">Warrior:</text:span> </text:p>
      <text:p text:style-name="P26"/>
      <text:p text:style-name="P104"><text:span text:style-name="Strong_20_Emphasis"><text:span text:style-name="T39">Description:</text:span></text:span> <text:span text:style-name="T40">Warriors</text:span> are seasoned <text:span text:style-name="T50">fighters</text:span> who have honed their combat skills through rigorous training and experience. Building upon the foundation laid by their <text:span text:style-name="T50">fighter</text:span> beginnings, <text:span text:style-name="T50">warriors</text:span> embrace a more disciplined approach to combat. </text:p>
      <text:p text:style-name="P22"/>
      <text:p text:style-name="P22"><text:span text:style-name="T54">Previous </text:span>Skills:</text:p>
      <text:p text:style-name="P80"/>
      <text:p text:style-name="P43"><text:span text:style-name="Strong_20_Emphasis"><text:span text:style-name="T119">Power Strike:</text:span></text:span><text:span text:style-name="T118"> </text:span></text:p>
      <text:list xml:id="list15547899989027" text:continue-numbering="true" text:style-name="L1">
        <text:list-item>
          <text:p text:style-name="P144">A powerful strike that sacrifices accuracy for increased damage <text:span text:style-name="T117">and a high Critical Hit Chance.</text:span></text:p>
        </text:list-item>
        <text:list-item>
          <text:p text:style-name="P172"><text:span text:style-name="T116">Deal </text:span><text:span text:style-name="T117">2</text:span><text:span text:style-name="T285">0</text:span><text:span text:style-name="T117">-30</text:span><text:span text:style-name="T116"> </text:span><text:span text:style-name="T117">Physical</text:span><text:span text:style-name="T116"> Damage </text:span><text:span text:style-name="T114">to the target, </text:span><text:span text:style-name="T117">with a 50% Critical Hit Chance.</text:span></text:p>
        </text:list-item>
        <text:list-item>
          <text:p text:style-name="P113"><text:span text:style-name="T122">Cost: </text:span><text:span text:style-name="T120">3</text:span><text:span text:style-name="T122">, </text:span><text:span text:style-name="T123">Cooldown: </text:span><text:span text:style-name="T124">4</text:span><text:span text:style-name="T125">,</text:span><text:span text:style-name="T123"> Range: </text:span><text:span text:style-name="T120">1</text:span><text:span text:style-name="T125">,</text:span><text:span text:style-name="T123"> Accuracy: </text:span><text:span text:style-name="T120">50</text:span><text:span text:style-name="T125">;</text:span></text:p>
        </text:list-item>
      </text:list>
      <text:p text:style-name="P61"/>
      <text:p text:style-name="P43"><text:span text:style-name="Strong_20_Emphasis"><text:span text:style-name="T119">Taunt:</text:span></text:span><text:span text:style-name="T118"> </text:span></text:p>
      <text:list xml:id="list15547596953938" text:continue-numbering="true" text:style-name="L1">
        <text:list-item>
          <text:p text:style-name="P144">Confidently taunt enemies, increasing the chance of being targeted for attacks.</text:p>
        </text:list-item>
        <text:list-item>
          <text:p text:style-name="P190">Has a 50% chance of inflicting 1x Taunt to all enemies in range.</text:p>
        </text:list-item>
        <text:list-item>
          <text:p text:style-name="P113"><text:span text:style-name="T122">Cost: </text:span><text:span text:style-name="T120">3</text:span><text:span text:style-name="T122">, </text:span><text:span text:style-name="T123">Cooldown: </text:span><text:span text:style-name="T120">3</text:span><text:span text:style-name="T125">,</text:span><text:span text:style-name="T123"> Range: </text:span><text:span text:style-name="T130">2</text:span><text:span text:style-name="T125">,</text:span><text:span text:style-name="T123"> Accuracy: -</text:span><text:span text:style-name="T125">;</text:span></text:p>
        </text:list-item>
      </text:list>
      <text:p text:style-name="P43"><text:span text:style-name="Strong_20_Emphasis"><text:span text:style-name="T119"/></text:span></text:p>
      <text:p text:style-name="P43"><text:span text:style-name="Strong_20_Emphasis"><text:span text:style-name="T119">Bash:</text:span></text:span><text:span text:style-name="T118"> </text:span></text:p>
      <text:list xml:id="list15548773606248" text:continue-numbering="true" text:style-name="L1">
        <text:list-item>
          <text:p text:style-name="P144">An unexpected strike that <text:span text:style-name="T117">has a chance to stun.</text:span></text:p>
        </text:list-item>
        <text:list-item>
          <text:p text:style-name="P113"><text:span text:style-name="T120">Deal </text:span><text:span text:style-name="T124">10</text:span><text:span text:style-name="T120">-1</text:span><text:span text:style-name="T124">5</text:span><text:span text:style-name="T120"> Physical Damage with a </text:span><text:span text:style-name="T124">40</text:span><text:span text:style-name="T120">% </text:span><text:span text:style-name="T124">Chance to inflict 1x </text:span><text:span text:style-name="T120">Stun.</text:span></text:p>
        </text:list-item>
        <text:list-item>
          <text:p text:style-name="P113"><text:span text:style-name="T122">Cost: </text:span><text:span text:style-name="T124">2</text:span><text:span text:style-name="T122">, </text:span><text:span text:style-name="T123">Cooldown: </text:span><text:span text:style-name="T124">2</text:span><text:span text:style-name="T125">,</text:span><text:span text:style-name="T123"> Range: </text:span><text:span text:style-name="T120">1</text:span><text:span text:style-name="T125">,</text:span><text:span text:style-name="T123"> Accuracy: </text:span><text:span text:style-name="T124">80</text:span><text:span text:style-name="T125">;</text:span></text:p>
        </text:list-item>
      </text:list>
      <text:p text:style-name="P80"/>
      <text:p text:style-name="P80"/>
      <text:p text:style-name="P1"><text:span text:style-name="T56">New </text:span>Skills:</text:p>
      <text:p text:style-name="P1"/>
      <text:p text:style-name="P43"><text:span text:style-name="Strong_20_Emphasis"><text:span text:style-name="T179">Refined</text:span></text:span><text:span text:style-name="Strong_20_Emphasis"><text:span text:style-name="T119"> </text:span></text:span><text:span text:style-name="Strong_20_Emphasis"><text:span text:style-name="T179">Slash</text:span></text:span><text:span text:style-name="Strong_20_Emphasis"><text:span text:style-name="T119"> </text:span></text:span><text:span text:style-name="Strong_20_Emphasis"><text:span text:style-name="T127">(Upgrade of Slash)</text:span></text:span><text:span text:style-name="Strong_20_Emphasis"><text:span text:style-name="T119">:</text:span></text:span><text:span text:style-name="T118"> </text:span></text:p>
      <text:list xml:id="list15548451286012" text:continue-numbering="true" text:style-name="L1">
        <text:list-item>
          <text:p text:style-name="P144">This refined move deals increased damage to a single target and <text:span text:style-name="T287">has</text:span> a chance of landing critical hits.</text:p>
        </text:list-item>
        <text:list-item>
          <text:p text:style-name="P113"><text:span text:style-name="T120">Deal </text:span><text:span text:style-name="T126">20</text:span><text:span text:style-name="T120">-2</text:span><text:span text:style-name="T126">8</text:span><text:span text:style-name="T120"> Physical Damage to the target, </text:span><text:span text:style-name="T126">with a </text:span><text:span text:style-name="T176">30</text:span><text:span text:style-name="T126">% Critical Hit Chance.</text:span></text:p>
        </text:list-item>
        <text:list-item>
          <text:p text:style-name="P113"><text:span text:style-name="T224">Cost: </text:span><text:span text:style-name="T240">2</text:span><text:span text:style-name="T224">, </text:span><text:span text:style-name="T226">Cooldown: </text:span><text:span text:style-name="T240">1</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25"/>
      <text:p text:style-name="P43"><text:span text:style-name="Strong_20_Emphasis"><text:span text:style-name="T119">Parry </text:span></text:span><text:span text:style-name="Strong_20_Emphasis"><text:span text:style-name="T127">Stance (Upgrade of Defensive Stance)</text:span></text:span><text:span text:style-name="Strong_20_Emphasis"><text:span text:style-name="T119">:</text:span></text:span><text:span text:style-name="T118"> </text:span></text:p>
      <text:list xml:id="list15547409134977" text:continue-numbering="true" text:style-name="L1">
        <text:list-item>
          <text:p text:style-name="P113"><text:span text:style-name="T243">The results of</text:span><text:span text:style-name="T242"> your training </text:span><text:span text:style-name="T243">allow you to</text:span><text:span text:style-name="T242"> expertly deflecting incoming attacks.</text:span></text:p>
        </text:list-item>
        <text:list-item>
          <text:p text:style-name="P113"><text:span text:style-name="T120">Reduce </text:span><text:span text:style-name="T128">all </text:span><text:span text:style-name="T120">incoming damage by </text:span><text:span text:style-name="T126">65</text:span><text:span text:style-name="T120">% for 1 turn. </text:span><text:span text:style-name="T126">Has a </text:span><text:span text:style-name="T138">60% </text:span><text:span text:style-name="T126">chance to deal 5-10 damage to </text:span><text:span text:style-name="T128">adjacent </text:span><text:span text:style-name="T126">attackers.</text:span></text:p>
        </text:list-item>
        <text:list-item>
          <text:p text:style-name="P113"><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text:span><text:span text:style-name="T227">;</text:span></text:p>
        </text:list-item>
      </text:list>
      <text:p text:style-name="P68"/>
      <text:p text:style-name="P43"><text:span text:style-name="Strong_20_Emphasis"><text:span text:style-name="T119">Whirlwind Strike </text:span></text:span><text:span text:style-name="Strong_20_Emphasis"><text:span text:style-name="T127">(Upgrade of Cleave)</text:span></text:span><text:span text:style-name="Strong_20_Emphasis"><text:span text:style-name="T119">:</text:span></text:span><text:span text:style-name="T118"> </text:span></text:p>
      <text:list xml:id="list15548729397282" text:continue-numbering="true" text:style-name="L1">
        <text:list-item>
          <text:p text:style-name="P113"><text:span text:style-name="T241">Perform a devastating whirlwind attack, </text:span><text:span text:style-name="T242">striking</text:span><text:span text:style-name="T241"> all adjacent enemies.</text:span></text:p>
        </text:list-item>
        <text:list-item>
          <text:p text:style-name="P113"><text:span text:style-name="T120">Deal </text:span><text:span text:style-name="T126">13</text:span><text:span text:style-name="T120">-1</text:span><text:span text:style-name="T126">8</text:span><text:span text:style-name="T120"> Physical Damage to </text:span><text:span text:style-name="T126">all enemies adjacent to the user.</text:span></text:p>
        </text:list-item>
        <text:list-item>
          <text:p text:style-name="P113"><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68"/>
      <text:p text:style-name="P43"><text:span text:style-name="Strong_20_Emphasis"><text:span text:style-name="T179">Rallying Cry</text:span></text:span><text:span text:style-name="Strong_20_Emphasis"><text:span text:style-name="T119"> </text:span></text:span><text:span text:style-name="Strong_20_Emphasis"><text:span text:style-name="T127">(Upgrade of Battle Cry)</text:span></text:span><text:span text:style-name="Strong_20_Emphasis"><text:span text:style-name="T119">:</text:span></text:span><text:span text:style-name="T118"> </text:span></text:p>
      <text:list xml:id="list15549008098824" text:continue-numbering="true" text:style-name="L1">
        <text:list-item>
          <text:p text:style-name="P113"><text:span text:style-name="T241">This </text:span><text:span text:style-name="T242">galvanizing</text:span><text:span text:style-name="T241"> battle cry boosts all nearby characters’ defense.</text:span></text:p>
        </text:list-item>
        <text:list-item>
          <text:p text:style-name="P113"><text:span text:style-name="T120">Boost </text:span><text:span text:style-name="T126">the physical defense of</text:span><text:span text:style-name="T120"> </text:span><text:span text:style-name="T126">all </text:span><text:span text:style-name="T120">all</text:span><text:span text:style-name="T126">ies within a 3x3 radius</text:span><text:span text:style-name="T120"> by </text:span><text:span text:style-name="T126">20-25</text:span><text:span text:style-name="T120">% for 2 turns.</text:span></text:p>
        </text:list-item>
        <text:list-item>
          <text:p text:style-name="P113"><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68"><text:soft-page-break/></text:p>
      <text:p text:style-name="P43"><text:span text:style-name="Strong_20_Emphasis"><text:span text:style-name="T119">Precision Blow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103034164" text:continue-numbering="true" text:style-name="L1">
        <text:list-item>
          <text:p text:style-name="P144">Delivers a precise blow aimed at vulnerable spots, <text:span text:style-name="T288">bypassing defenses.</text:span></text:p>
        </text:list-item>
        <text:list-item>
          <text:p text:style-name="P114"><text:span text:style-name="T120">Deal </text:span><text:span text:style-name="T126">20</text:span><text:span text:style-name="T120">-2</text:span><text:span text:style-name="T129">5</text:span><text:span text:style-name="T120"> Physical Damage to the target, </text:span><text:span text:style-name="T129">bypassing 70% of the target’s Physical Defense.</text:span></text:p>
        </text:list-item>
        <text:list-item>
          <text:p text:style-name="P113"><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25"/>
      <text:p text:style-name="P25"/>
      <text:p text:style-name="P98"><text:span text:style-name="T30">Barbarian</text:span><text:span text:style-name="T29">:</text:span> </text:p>
      <text:p text:style-name="P105"><text:span text:style-name="Strong_20_Emphasis"><text:span text:style-name="T39">Description:</text:span></text:span> Barbarians are fierce and untamed warriors who harness the primal forces of rage and ferocity in battle. Drawing upon their innate strength and instinctual fighting prowess, barbarians eschew the trappings of traditional combat in favor of a more savage approach.</text:p>
      <text:p text:style-name="P13"><text:span text:style-name="T78">Previous </text:span>Skills:</text:p>
      <text:p text:style-name="P81"/>
      <text:p text:style-name="P44"><text:span text:style-name="Strong_20_Emphasis"><text:span text:style-name="T39">Slas</text:span></text:span><text:span text:style-name="Strong_20_Emphasis"><text:span text:style-name="T55">h</text:span></text:span><text:span text:style-name="Strong_20_Emphasis"><text:span text:style-name="T39">:</text:span></text:span> </text:p>
      <text:list xml:id="list15549159218938" text:continue-numbering="true" text:style-name="L1">
        <text:list-item>
          <text:p text:style-name="P145">A straightforward melee attack that deals moderate damage.</text:p>
        </text:list-item>
        <text:list-item>
          <text:p text:style-name="P173"><text:span text:style-name="T116">Deal </text:span><text:span text:style-name="T117">1</text:span><text:span text:style-name="T284">5</text:span><text:span text:style-name="T117">-23</text:span><text:span text:style-name="T116"> </text:span><text:span text:style-name="T117">Physical</text:span><text:span text:style-name="T116"> Damage </text:span><text:span text:style-name="T114">to the target</text:span><text:span text:style-name="T116">.</text:span></text:p>
        </text:list-item>
        <text:list-item>
          <text:p text:style-name="P173"><text:span text:style-name="T113">Cost: </text:span><text:span text:style-name="T117">2</text:span><text:span text:style-name="T113">, </text:span><text:span text:style-name="T114">Cooldown: </text:span><text:span text:style-name="T115">1,</text:span><text:span text:style-name="T114"> Range: </text:span><text:span text:style-name="T117">1</text:span><text:span text:style-name="T115">,</text:span><text:span text:style-name="T114"> Accuracy: </text:span><text:span text:style-name="T117">85</text:span><text:span text:style-name="T115">;</text:span></text:p>
        </text:list-item>
      </text:list>
      <text:p text:style-name="P44"><text:span text:style-name="Strong_20_Emphasis"><text:span text:style-name="T119"/></text:span></text:p>
      <text:p text:style-name="P44"><text:span text:style-name="Strong_20_Emphasis"><text:span text:style-name="T119">Defensive Stance:</text:span></text:span><text:span text:style-name="T118"> </text:span></text:p>
      <text:list xml:id="list15549463169318" text:continue-numbering="true" text:style-name="L1">
        <text:list-item>
          <text:p text:style-name="P145">Adopt a defensive stance, reducing incoming damage.</text:p>
        </text:list-item>
        <text:list-item>
          <text:p text:style-name="P184">Reduce incoming damage by 50% for 1 turn.</text:p>
        </text:list-item>
        <text:list-item>
          <text:p text:style-name="P115"><text:span text:style-name="T122">Cost: </text:span><text:span text:style-name="T120">2</text:span><text:span text:style-name="T122">, </text:span><text:span text:style-name="T123">Cooldown: </text:span><text:span text:style-name="T124">2</text:span><text:span text:style-name="T125">,</text:span><text:span text:style-name="T123"> Range: </text:span><text:span text:style-name="T120">-</text:span><text:span text:style-name="T125">,</text:span><text:span text:style-name="T123"> Accuracy: </text:span><text:span text:style-name="T120">-</text:span><text:span text:style-name="T125">;</text:span></text:p>
        </text:list-item>
      </text:list>
      <text:p text:style-name="P44"><text:span text:style-name="Strong_20_Emphasis"><text:span text:style-name="T119"/></text:span></text:p>
      <text:p text:style-name="P44"><text:span text:style-name="Strong_20_Emphasis"><text:span text:style-name="T119">Bash:</text:span></text:span><text:span text:style-name="T118"> </text:span></text:p>
      <text:list xml:id="list15548224093038" text:continue-numbering="true" text:style-name="L1">
        <text:list-item>
          <text:p text:style-name="P145">An unexpected strike that <text:span text:style-name="T117">has a chance to stun.</text:span></text:p>
        </text:list-item>
        <text:list-item>
          <text:p text:style-name="P115"><text:span text:style-name="T120">Deal </text:span><text:span text:style-name="T124">10</text:span><text:span text:style-name="T120">-1</text:span><text:span text:style-name="T124">5</text:span><text:span text:style-name="T120"> Physical Damage with a </text:span><text:span text:style-name="T124">40</text:span><text:span text:style-name="T120">% </text:span><text:span text:style-name="T124">Chance to inflict 1x </text:span><text:span text:style-name="T120">Stun.</text:span></text:p>
        </text:list-item>
        <text:list-item>
          <text:p text:style-name="P115"><text:span text:style-name="T122">Cost: </text:span><text:span text:style-name="T124">2</text:span><text:span text:style-name="T122">, </text:span><text:span text:style-name="T123">Cooldown: </text:span><text:span text:style-name="T124">2</text:span><text:span text:style-name="T125">,</text:span><text:span text:style-name="T123"> Range: </text:span><text:span text:style-name="T120">1</text:span><text:span text:style-name="T125">,</text:span><text:span text:style-name="T123"> Accuracy: </text:span><text:span text:style-name="T124">80</text:span><text:span text:style-name="T125">;</text:span></text:p>
        </text:list-item>
      </text:list>
      <text:p text:style-name="P44"/>
      <text:p text:style-name="P25"/>
      <text:p text:style-name="P1">Skills:</text:p>
      <text:p text:style-name="P25"/>
      <text:p text:style-name="P44"><text:span text:style-name="Strong_20_Emphasis"><text:span text:style-name="T119">Savage Fury </text:span></text:span><text:span text:style-name="Strong_20_Emphasis"><text:span text:style-name="T131">(Upgrade of Power Strike)</text:span></text:span><text:span text:style-name="Strong_20_Emphasis"><text:span text:style-name="T119">:</text:span></text:span><text:span text:style-name="T118"> </text:span></text:p>
      <text:list xml:id="list15547421304632" text:continue-numbering="true" text:style-name="L1">
        <text:list-item>
          <text:p text:style-name="P115"><text:span text:style-name="T244">C</text:span><text:span text:style-name="T241">hannel </text:span><text:span text:style-name="T244">your </text:span><text:span text:style-name="T241">primal rage into a powerful strike that deals massive damage </text:span><text:span text:style-name="T244">with a high critical hit chance</text:span><text:span text:style-name="T241">.</text:span></text:p>
        </text:list-item>
        <text:list-item>
          <text:p text:style-name="P115"><text:span text:style-name="T132">Deal </text:span><text:span text:style-name="T120">2</text:span><text:span text:style-name="T130">5</text:span><text:span text:style-name="T120">-</text:span><text:span text:style-name="T130">40</text:span><text:span text:style-name="T132"> </text:span><text:span text:style-name="T120">Physical</text:span><text:span text:style-name="T132"> Damage </text:span><text:span text:style-name="T123">to the target, </text:span><text:span text:style-name="T120">with a </text:span><text:span text:style-name="T130">75</text:span><text:span text:style-name="T120">% Critical Hit Chance.</text:span></text:p>
        </text:list-item>
        <text:list-item>
          <text:p text:style-name="P115"><text:span text:style-name="T122">Cost: </text:span><text:span text:style-name="T120">3</text:span><text:span text:style-name="T122">, </text:span><text:span text:style-name="T123">Cooldown: </text:span><text:span text:style-name="T130">3</text:span><text:span text:style-name="T125">,</text:span><text:span text:style-name="T123"> Range: </text:span><text:span text:style-name="T120">1</text:span><text:span text:style-name="T125">,</text:span><text:span text:style-name="T123"> Accuracy: </text:span><text:span text:style-name="T135">6</text:span><text:span text:style-name="T120">0</text:span><text:span text:style-name="T125">;</text:span></text:p>
        </text:list-item>
      </text:list>
      <text:p text:style-name="P65"/>
      <text:p text:style-name="P44"><text:span text:style-name="Strong_20_Emphasis"><text:span text:style-name="T180">Rampage</text:span></text:span><text:span text:style-name="Strong_20_Emphasis"><text:span text:style-name="T119"> </text:span></text:span><text:span text:style-name="Strong_20_Emphasis"><text:span text:style-name="T131">(Upgrade of Taunt)</text:span></text:span><text:span text:style-name="Strong_20_Emphasis"><text:span text:style-name="T119">:</text:span></text:span><text:span text:style-name="T118"> </text:span></text:p>
      <text:list xml:id="list15549199200272" text:continue-numbering="true" text:style-name="L1">
        <text:list-item>
          <text:p text:style-name="P115"><text:span text:style-name="T244">Enter a</text:span><text:span text:style-name="T241"> </text:span><text:span text:style-name="T260">crazed</text:span><text:span text:style-name="T244"> </text:span><text:span text:style-name="T241">rampage, drawing the attention of enemies </text:span><text:span text:style-name="T244">and trading defense for offense.</text:span></text:p>
        </text:list-item>
        <text:list-item>
          <text:p text:style-name="P115"><text:span text:style-name="T124">Has a </text:span><text:span text:style-name="T130">75</text:span><text:span text:style-name="T124">% chance of inflicting </text:span><text:span text:style-name="T130">1</text:span><text:span text:style-name="T124">x Taunt to all enemies in range. </text:span><text:span text:style-name="T130">Take 30% increased Damage, but also deal 50% increased damage for </text:span><text:span text:style-name="T136">2</text:span><text:span text:style-name="T130"> turn</text:span><text:span text:style-name="T136">s</text:span><text:span text:style-name="T130">.</text:span></text:p>
        </text:list-item>
        <text:list-item>
          <text:p text:style-name="P115"><text:span text:style-name="T122">Cost: </text:span><text:span text:style-name="T136">2</text:span><text:span text:style-name="T122">, </text:span><text:span text:style-name="T123">Cooldown: </text:span><text:span text:style-name="T120">3</text:span><text:span text:style-name="T125">,</text:span><text:span text:style-name="T123"> Range: </text:span><text:span text:style-name="T130">2</text:span><text:span text:style-name="T125">,</text:span><text:span text:style-name="T123"> Accuracy: -</text:span><text:span text:style-name="T125">;</text:span></text:p>
        </text:list-item>
      </text:list>
      <text:p text:style-name="P65"/>
      <text:p text:style-name="P45"><text:span text:style-name="Strong_20_Emphasis"><text:span text:style-name="T119">Feral Roar </text:span></text:span><text:span text:style-name="Strong_20_Emphasis"><text:span text:style-name="T131">(Upgrade of </text:span></text:span><text:span text:style-name="Strong_20_Emphasis"><text:span text:style-name="T181">Battle Cry</text:span></text:span><text:span text:style-name="Strong_20_Emphasis"><text:span text:style-name="T131">)</text:span></text:span><text:span text:style-name="Strong_20_Emphasis"><text:span text:style-name="T119">:</text:span></text:span><text:span text:style-name="T118"> </text:span></text:p>
      <text:list xml:id="list15549257401578" text:continue-numbering="true" text:style-name="L1">
        <text:list-item>
          <text:p text:style-name="P116"><text:span text:style-name="T241">Unleashes a feral roar </text:span><text:span text:style-name="T250">that boosts the user’s defense and lowers enemies’</text:span><text:span text:style-name="T251"> </text:span><text:span text:style-name="T250">attack.</text:span></text:p>
        </text:list-item>
        <text:list-item>
          <text:p text:style-name="P116"><text:span text:style-name="T120">Boost </text:span><text:span text:style-name="T133">the user</text:span><text:span text:style-name="T120">’s physical defense by </text:span><text:span text:style-name="T121">20-</text:span><text:span text:style-name="T133">25</text:span><text:span text:style-name="T120">% </text:span><text:span text:style-name="T133">and lower the attack of all enemies in range by </text:span><text:span text:style-name="T135">15</text:span><text:span text:style-name="T133">-</text:span><text:span text:style-name="T135">20</text:span><text:span text:style-name="T133">% </text:span><text:span text:style-name="T120">for 2 turns.</text:span></text:p>
        </text:list-item>
        <text:list-item>
          <text:p text:style-name="P116"><text:span text:style-name="T246">Cost: </text:span><text:span text:style-name="T252">2</text:span><text:span text:style-name="T246">, </text:span><text:span text:style-name="T248">Cooldown: </text:span><text:span text:style-name="T249">3</text:span><text:span text:style-name="T245">,</text:span><text:span text:style-name="T248"> Range: </text:span><text:span text:style-name="T247">2</text:span><text:span text:style-name="T245">,</text:span><text:span text:style-name="T248"> Accuracy: -</text:span><text:span text:style-name="T245">;</text:span></text:p>
        </text:list-item>
      </text:list>
      <text:p text:style-name="P65"/>
      <text:p text:style-name="P45"><text:span text:style-name="Strong_20_Emphasis"><text:span text:style-name="T182">Dire Cleave</text:span></text:span><text:span text:style-name="Strong_20_Emphasis"><text:span text:style-name="T119"> </text:span></text:span><text:span text:style-name="Strong_20_Emphasis"><text:span text:style-name="T131">(Upgrade of </text:span></text:span><text:span text:style-name="Strong_20_Emphasis"><text:span text:style-name="T134">Cleave</text:span></text:span><text:span text:style-name="Strong_20_Emphasis"><text:span text:style-name="T131">)</text:span></text:span><text:span text:style-name="Strong_20_Emphasis"><text:span text:style-name="T119">:</text:span></text:span><text:span text:style-name="T118"> </text:span></text:p>
      <text:list xml:id="list15548733181888" text:continue-numbering="true" text:style-name="L1">
        <text:list-item>
          <text:p text:style-name="P145">Swing your weapon in an arc, <text:span text:style-name="T289">potentially knocking enemies back.</text:span></text:p>
        </text:list-item>
        <text:list-item>
          <text:p text:style-name="P116"><text:span text:style-name="T120">Deal </text:span><text:span text:style-name="T133">13-20</text:span><text:span text:style-name="T120"> Physical Damage to up to 3 enemies in an arc adjacent to the user. </text:span><text:span text:style-name="T133">Grants a 50% chance to knock enemies back.</text:span></text:p>
        </text:list-item>
        <text:list-item>
          <text:p text:style-name="P115"><text:span text:style-name="T122">Cost: </text:span><text:span text:style-name="T120">3</text:span><text:span text:style-name="T122">, </text:span><text:span text:style-name="T123">Cooldown: </text:span><text:span text:style-name="T124">2</text:span><text:span text:style-name="T125">,</text:span><text:span text:style-name="T123"> Range: </text:span><text:span text:style-name="T120">1</text:span><text:span text:style-name="T125">,</text:span><text:span text:style-name="T123"> Accuracy: </text:span><text:span text:style-name="T124">80</text:span><text:span text:style-name="T125">;</text:span></text:p>
        </text:list-item>
      </text:list>
      <text:p text:style-name="P65"/>
      <text:p text:style-name="P45"><text:soft-page-break/><text:span text:style-name="Strong_20_Emphasis"><text:span text:style-name="T183">Vengeance</text:span></text:span><text:span text:style-name="Strong_20_Emphasis"><text:span text:style-name="T119"> </text:span></text:span><text:span text:style-name="Strong_20_Emphasis"><text:span text:style-name="T131">(</text:span></text:span><text:span text:style-name="Strong_20_Emphasis"><text:span text:style-name="T181">New Skill</text:span></text:span><text:span text:style-name="Strong_20_Emphasis"><text:span text:style-name="T131">)</text:span></text:span><text:span text:style-name="Strong_20_Emphasis"><text:span text:style-name="T119">:</text:span></text:span><text:span text:style-name="T118"> </text:span></text:p>
      <text:list xml:id="list15548033997364" text:continue-numbering="true" text:style-name="L1">
        <text:list-item>
          <text:p text:style-name="P160">A vicious attack that deals extra damage based on the user’s missing HP.</text:p>
        </text:list-item>
        <text:list-item>
          <text:p text:style-name="P173"><text:span text:style-name="T117">Deal </text:span><text:span text:style-name="T289">(MissingHp * 1.5) Physical Damage to the target.</text:span></text:p>
        </text:list-item>
        <text:list-item>
          <text:p text:style-name="P115"><text:span text:style-name="T122">Cost: </text:span><text:span text:style-name="T120">3</text:span><text:span text:style-name="T122">, </text:span><text:span text:style-name="T123">Cooldown: </text:span><text:span text:style-name="T133">4</text:span><text:span text:style-name="T125">,</text:span><text:span text:style-name="T123"> Range: </text:span><text:span text:style-name="T120">1</text:span><text:span text:style-name="T125">,</text:span><text:span text:style-name="T123"> Accuracy: </text:span><text:span text:style-name="T135">75</text:span><text:span text:style-name="T125">;</text:span></text:p>
        </text:list-item>
      </text:list>
      <text:p text:style-name="P25"/>
      <text:p text:style-name="P25"/>
      <text:p text:style-name="P25"/>
      <text:p text:style-name="P25"/>
      <text:p text:style-name="P98"><text:span text:style-name="T30">Monk</text:span><text:span text:style-name="T29">:</text:span> </text:p>
      <text:p text:style-name="P105"><text:span text:style-name="Strong_20_Emphasis"><text:span text:style-name="T39">Description:</text:span></text:span> Monks are disciplined martial artists who have dedicated their lives to mastering the ancient techniques of hand-to-hand combat. <text:span text:style-name="T50">E</text:span>mbrac<text:span text:style-name="T50">ing</text:span> a philosophy of balance and harmony in both body and mind, monks possess a fluid and graceful fighting style that is as elegant as it is deadly.</text:p>
      <text:p text:style-name="P8"/>
      <text:p text:style-name="P8"><text:span text:style-name="T54">Previous </text:span>Skills:</text:p>
      <text:p text:style-name="P37"/>
      <text:p text:style-name="P46"><text:span text:style-name="Strong_20_Emphasis"><text:span text:style-name="T119">Power Strike:</text:span></text:span><text:span text:style-name="T118"> </text:span></text:p>
      <text:list xml:id="list15548645731187" text:continue-numbering="true" text:style-name="L1">
        <text:list-item>
          <text:p text:style-name="P146">A powerful strike that sacrifices accuracy for increased damage <text:span text:style-name="T117">and a high Critical Hit Chance.</text:span></text:p>
        </text:list-item>
        <text:list-item>
          <text:p text:style-name="P174"><text:span text:style-name="T116">Deal </text:span><text:span text:style-name="T117">2</text:span><text:span text:style-name="T285">0</text:span><text:span text:style-name="T117">-30</text:span><text:span text:style-name="T116"> </text:span><text:span text:style-name="T117">Physical</text:span><text:span text:style-name="T116"> Damage </text:span><text:span text:style-name="T114">to the target, </text:span><text:span text:style-name="T117">with a 50% Critical Hit Chance.</text:span></text:p>
        </text:list-item>
        <text:list-item>
          <text:p text:style-name="P117"><text:span text:style-name="T122">Cost: </text:span><text:span text:style-name="T120">3</text:span><text:span text:style-name="T122">, </text:span><text:span text:style-name="T123">Cooldown: </text:span><text:span text:style-name="T124">4</text:span><text:span text:style-name="T125">,</text:span><text:span text:style-name="T123"> Range: </text:span><text:span text:style-name="T120">1</text:span><text:span text:style-name="T125">,</text:span><text:span text:style-name="T123"> Accuracy: </text:span><text:span text:style-name="T120">50</text:span><text:span text:style-name="T125">;</text:span></text:p>
        </text:list-item>
      </text:list>
      <text:p text:style-name="P62"/>
      <text:p text:style-name="P46"><text:span text:style-name="Strong_20_Emphasis"><text:span text:style-name="T119">Taunt:</text:span></text:span><text:span text:style-name="T118"> </text:span></text:p>
      <text:list xml:id="list15547890324897" text:continue-numbering="true" text:style-name="L1">
        <text:list-item>
          <text:p text:style-name="P146">Confidently taunt enemies, increasing the chance of being targeted for attacks.</text:p>
        </text:list-item>
        <text:list-item>
          <text:p text:style-name="P191">Has a 50% chance of inflicting 1x Taunt to all enemies in range.</text:p>
        </text:list-item>
        <text:list-item>
          <text:p text:style-name="P117"><text:span text:style-name="T122">Cost: </text:span><text:span text:style-name="T120">3</text:span><text:span text:style-name="T122">, </text:span><text:span text:style-name="T123">Cooldown: </text:span><text:span text:style-name="T120">3</text:span><text:span text:style-name="T125">,</text:span><text:span text:style-name="T123"> Range: </text:span><text:span text:style-name="T130">2</text:span><text:span text:style-name="T125">,</text:span><text:span text:style-name="T123"> Accuracy: -</text:span><text:span text:style-name="T125">;</text:span></text:p>
        </text:list-item>
      </text:list>
      <text:p text:style-name="P69"/>
      <text:p text:style-name="P46"><text:span text:style-name="Strong_20_Emphasis"><text:span text:style-name="T119">Whirlwind Strike </text:span></text:span><text:span text:style-name="Strong_20_Emphasis"><text:span text:style-name="T127">(Upgrade of Cleave)</text:span></text:span><text:span text:style-name="Strong_20_Emphasis"><text:span text:style-name="T119">:</text:span></text:span><text:span text:style-name="T118"> </text:span></text:p>
      <text:list xml:id="list15548633802190" text:continue-numbering="true" text:style-name="L1">
        <text:list-item>
          <text:p text:style-name="P117"><text:span text:style-name="T241">Perform a devastating whirlwind attack, </text:span><text:span text:style-name="T242">striking</text:span><text:span text:style-name="T241"> all adjacent enemies.</text:span></text:p>
        </text:list-item>
        <text:list-item>
          <text:p text:style-name="P117"><text:span text:style-name="T120">Deal </text:span><text:span text:style-name="T126">13</text:span><text:span text:style-name="T120">-1</text:span><text:span text:style-name="T126">8</text:span><text:span text:style-name="T120"> Physical Damage to </text:span><text:span text:style-name="T126">all enemies adjacent to the user.</text:span></text:p>
        </text:list-item>
        <text:list-item>
          <text:p text:style-name="P117"><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69"/>
      <text:p text:style-name="P46"><text:span text:style-name="Strong_20_Emphasis"><text:span text:style-name="T179">Rallying Cry</text:span></text:span><text:span text:style-name="Strong_20_Emphasis"><text:span text:style-name="T119"> </text:span></text:span><text:span text:style-name="Strong_20_Emphasis"><text:span text:style-name="T127">(Upgrade of Battle Cry)</text:span></text:span><text:span text:style-name="Strong_20_Emphasis"><text:span text:style-name="T119">:</text:span></text:span><text:span text:style-name="T118"> </text:span></text:p>
      <text:list xml:id="list15548015870947" text:continue-numbering="true" text:style-name="L1">
        <text:list-item>
          <text:p text:style-name="P117"><text:span text:style-name="T241">This </text:span><text:span text:style-name="T242">galvanizing</text:span><text:span text:style-name="T241"> battle cry boosts all nearby characters’ defense.</text:span></text:p>
        </text:list-item>
        <text:list-item>
          <text:p text:style-name="P117"><text:span text:style-name="T120">Boost </text:span><text:span text:style-name="T126">the physical defense of</text:span><text:span text:style-name="T120"> </text:span><text:span text:style-name="T126">all </text:span><text:span text:style-name="T120">all</text:span><text:span text:style-name="T126">ies within a 3x3 radius</text:span><text:span text:style-name="T120"> by </text:span><text:span text:style-name="T126">20-25</text:span><text:span text:style-name="T120">% for 2 turns.</text:span></text:p>
        </text:list-item>
        <text:list-item>
          <text:p text:style-name="P117"><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69"/>
      <text:p text:style-name="P46"><text:span text:style-name="Strong_20_Emphasis"><text:span text:style-name="T119">Precision Blow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374489230" text:continue-numbering="true" text:style-name="L1">
        <text:list-item>
          <text:p text:style-name="P146">Delivers a precise blow aimed at vulnerable spots, <text:span text:style-name="T288">bypassing defenses.</text:span></text:p>
        </text:list-item>
        <text:list-item>
          <text:p text:style-name="P117"><text:span text:style-name="T120">Deal </text:span><text:span text:style-name="T126">20</text:span><text:span text:style-name="T120">-2</text:span><text:span text:style-name="T129">5</text:span><text:span text:style-name="T120"> Physical Damage to the target, </text:span><text:span text:style-name="T129">bypassing 70% of the target’s Physical Defense.</text:span></text:p>
        </text:list-item>
        <text:list-item>
          <text:p text:style-name="P117"><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46"/>
      <text:p text:style-name="P37"/>
      <text:p text:style-name="P25"/>
      <text:p text:style-name="P25"/>
      <text:p text:style-name="P25"/>
      <text:p text:style-name="P25"/>
      <text:p text:style-name="P1">Skills:</text:p>
      <text:p text:style-name="P25"/>
      <text:p text:style-name="P46"><text:span text:style-name="Strong_20_Emphasis"><text:span text:style-name="T119">Flurry of Blows </text:span></text:span><text:span text:style-name="Strong_20_Emphasis"><text:span text:style-name="T127">(Upgrade of </text:span></text:span><text:span text:style-name="Strong_20_Emphasis"><text:span text:style-name="T179">Refined</text:span></text:span><text:span text:style-name="Strong_20_Emphasis"><text:span text:style-name="T127"> </text:span></text:span><text:span text:style-name="Strong_20_Emphasis"><text:span text:style-name="T179">Slash</text:span></text:span><text:span text:style-name="Strong_20_Emphasis"><text:span text:style-name="T127">)</text:span></text:span><text:span text:style-name="Strong_20_Emphasis"><text:span text:style-name="T119">:</text:span></text:span><text:span text:style-name="T118"> </text:span></text:p>
      <text:list xml:id="list15547914909753" text:continue-numbering="true" text:style-name="L1">
        <text:list-item>
          <text:p text:style-name="P117"><text:span text:style-name="T254">U</text:span><text:span text:style-name="T241">nleashes a rapid flurry of 3 strikes with a high critical hit chance. </text:span><text:span text:style-name="T254">Slows the target</text:span><text:span text:style-name="T241"> whenever a critical hit connects..</text:span></text:p>
        </text:list-item>
        <text:list-item>
          <text:p text:style-name="P117"><text:span text:style-name="T120">Deal </text:span><text:span text:style-name="T137">3x </text:span><text:span text:style-name="T126">20</text:span><text:span text:style-name="T120">-2</text:span><text:span text:style-name="T126">8</text:span><text:span text:style-name="T120"> Physical Damage to the target, </text:span><text:span text:style-name="T126">with a 25% Critical Hit Chance. </text:span><text:span text:style-name="T137">Each Critical Hit inflicts 1x Slow.</text:span></text:p>
        </text:list-item>
        <text:list-item>
          <text:p text:style-name="P117"><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46"/>
      <text:p text:style-name="P46"><text:soft-page-break/><text:span text:style-name="Strong_20_Emphasis"><text:span text:style-name="T127">Evasive Dance (Upgrade of Parry Stance)</text:span></text:span><text:span text:style-name="Strong_20_Emphasis"><text:span text:style-name="T119">:</text:span></text:span><text:span text:style-name="T118"> </text:span></text:p>
      <text:list xml:id="list15548132970142" text:continue-numbering="true" text:style-name="L1">
        <text:list-item>
          <text:p text:style-name="P117"><text:span text:style-name="T255">G</text:span><text:span text:style-name="T242">racefully dodge incoming attacks, </text:span><text:span text:style-name="T255">automatically retaliating against attackers in range.</text:span></text:p>
        </text:list-item>
        <text:list-item>
          <text:p text:style-name="P118"><text:span text:style-name="T120">Reduce </text:span><text:span text:style-name="T128">all </text:span><text:span text:style-name="T120">incoming damage by </text:span><text:span text:style-name="T138">65</text:span><text:span text:style-name="T120">% for </text:span><text:span text:style-name="T138">2</text:span><text:span text:style-name="T120"> turn</text:span><text:span text:style-name="T139">s</text:span><text:span text:style-name="T120">. </text:span><text:span text:style-name="T138">Automatically</text:span><text:span text:style-name="T126"> deal</text:span><text:span text:style-name="T138">s</text:span><text:span text:style-name="T126"> </text:span><text:span text:style-name="T138">13-</text:span><text:span text:style-name="T142">25</text:span><text:span text:style-name="T126"> </text:span><text:span text:style-name="T152">physical </text:span><text:span text:style-name="T126">damage to </text:span><text:span text:style-name="T128">adjacent </text:span><text:span text:style-name="T126">attackers.</text:span></text:p>
        </text:list-item>
        <text:list-item>
          <text:p text:style-name="P117"><text:span text:style-name="T224">Cost: </text:span><text:span text:style-name="T225">2</text:span><text:span text:style-name="T224">, </text:span><text:span text:style-name="T226">Cooldown: </text:span><text:span text:style-name="T229">3</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46"/>
      <text:p text:style-name="P47"><text:span text:style-name="Strong_20_Emphasis"><text:span text:style-name="T184">Palm</text:span></text:span><text:span text:style-name="Strong_20_Emphasis"><text:span text:style-name="T119"> Strike </text:span></text:span><text:span text:style-name="Strong_20_Emphasis"><text:span text:style-name="T127">(Upgrade of </text:span></text:span><text:span text:style-name="Strong_20_Emphasis"><text:span text:style-name="T184">Bash</text:span></text:span><text:span text:style-name="Strong_20_Emphasis"><text:span text:style-name="T127">)</text:span></text:span><text:span text:style-name="Strong_20_Emphasis"><text:span text:style-name="T119">:</text:span></text:span><text:span text:style-name="T118"> </text:span></text:p>
      <text:list xml:id="list15549304061817" text:continue-numbering="true" text:style-name="L1">
        <text:list-item>
          <text:p text:style-name="P119"><text:span text:style-name="T255">Deliver a</text:span><text:span text:style-name="T241"> </text:span><text:span text:style-name="T255">powerful palm </text:span><text:span text:style-name="T241">strike </text:span><text:span text:style-name="T255">that will either stun or slow the target.</text:span></text:p>
        </text:list-item>
        <text:list-item>
          <text:p text:style-name="P119"><text:span text:style-name="T120">Deal </text:span><text:span text:style-name="T138">25-30</text:span><text:span text:style-name="T120"> Physical Damage with a </text:span><text:span text:style-name="T138">6</text:span><text:span text:style-name="T124">0</text:span><text:span text:style-name="T120">% </text:span><text:span text:style-name="T124">Chance to inflict 1x </text:span><text:span text:style-name="T120">Stun. </text:span><text:span text:style-name="T138">If the stun effect doesn’t apply, the target is afflicted with 1x Slow.</text:span></text:p>
        </text:list-item>
        <text:list-item>
          <text:p text:style-name="P119"><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69"/>
      <text:p text:style-name="P82"><text:span text:style-name="Strong_20_Emphasis"><text:span text:style-name="T119">Mystic Step </text:span></text:span><text:span text:style-name="Strong_20_Emphasis"><text:span text:style-name="T127">(</text:span></text:span><text:span text:style-name="Strong_20_Emphasis"><text:span text:style-name="T185">New Skill</text:span></text:span><text:span text:style-name="Strong_20_Emphasis"><text:span text:style-name="T127">)</text:span></text:span><text:span text:style-name="Strong_20_Emphasis"><text:span text:style-name="T119">:</text:span></text:span><text:span text:style-name="T118"> </text:span></text:p>
      <text:list xml:id="list15548654047205" text:continue-numbering="true" text:style-name="L1">
        <text:list-item>
          <text:p text:style-name="P117"><text:span text:style-name="T256">U</text:span><text:span text:style-name="T241">tilize </text:span><text:span text:style-name="T256">your</text:span><text:span text:style-name="T241"> agility and martial prowess to instantly reposition </text:span><text:span text:style-name="T256">yourself and gain evasion.</text:span></text:p>
        </text:list-item>
        <text:list-item>
          <text:p text:style-name="P193"><text:span text:style-name="T117">D</text:span>ash to an empty tile within range, gaining 15% evasion for each tile traveled for 1 turn.</text:p>
        </text:list-item>
        <text:list-item>
          <text:p text:style-name="P117"><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69"/>
      <text:p text:style-name="P48"><text:span text:style-name="Strong_20_Emphasis"><text:span text:style-name="T186">Balancing Blow</text:span></text:span><text:span text:style-name="Strong_20_Emphasis"><text:span text:style-name="T119"> </text:span></text:span><text:span text:style-name="Strong_20_Emphasis"><text:span text:style-name="T127">(</text:span></text:span><text:span text:style-name="Strong_20_Emphasis"><text:span text:style-name="T185">New Skill</text:span></text:span><text:span text:style-name="Strong_20_Emphasis"><text:span text:style-name="T127">)</text:span></text:span><text:span text:style-name="Strong_20_Emphasis"><text:span text:style-name="T119">:</text:span></text:span><text:span text:style-name="T118"> </text:span></text:p>
      <text:list xml:id="list15548689467822" text:continue-numbering="true" text:style-name="L1">
        <text:list-item>
          <text:p text:style-name="P166">Attack an enemy with a technique that deals damage based on the difference in total debuffs.</text:p>
        </text:list-item>
        <text:list-item>
          <text:p text:style-name="P120"><text:span text:style-name="T120">D</text:span><text:span text:style-name="T139">eals 10-15 Magic Damage for each additional debuff the target has in comparison to the user.</text:span></text:p>
        </text:list-item>
        <text:list-item>
          <text:p text:style-name="P120"><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5"/>
      <text:p text:style-name="P25"/>
      <text:p text:style-name="P98"><text:span text:style-name="T30">Knight</text:span><text:span text:style-name="T29">:</text:span> </text:p>
      <text:p text:style-name="P105"><text:span text:style-name="Strong_20_Emphasis"><text:span text:style-name="T39">Description:</text:span></text:span> Description: Knights are stalwart defenders who have honed their skills in the art of combat and sworn to protect their allies at all costs. <text:span text:style-name="T50">T</text:span>hey epitomize courage, loyalty, and resilience on the battlefield, <text:span text:style-name="T50">w</text:span>hether leading the charge into battle or standing firm against overwhelming odds.</text:p>
      <text:p text:style-name="P25"/>
      <text:p text:style-name="P5"><text:span text:style-name="T54">Previous </text:span>Skills:</text:p>
      <text:p text:style-name="P34"/>
      <text:p text:style-name="P23"><text:span text:style-name="T54">Previous </text:span>Skills:</text:p>
      <text:p text:style-name="P48"/>
      <text:p text:style-name="P48"><text:span text:style-name="Strong_20_Emphasis"><text:span text:style-name="T119">Power Strike:</text:span></text:span><text:span text:style-name="T118"> </text:span></text:p>
      <text:list xml:id="list15549490427386" text:continue-numbering="true" text:style-name="L1">
        <text:list-item>
          <text:p text:style-name="P147">A powerful strike that sacrifices accuracy for increased damage <text:span text:style-name="T117">and a high Critical Hit Chance.</text:span></text:p>
        </text:list-item>
        <text:list-item>
          <text:p text:style-name="P175"><text:span text:style-name="T116">Deal </text:span><text:span text:style-name="T117">2</text:span><text:span text:style-name="T285">0</text:span><text:span text:style-name="T117">-30</text:span><text:span text:style-name="T116"> </text:span><text:span text:style-name="T117">Physical</text:span><text:span text:style-name="T116"> Damage </text:span><text:span text:style-name="T114">to the target, </text:span><text:span text:style-name="T117">with a 50% Critical Hit Chance.</text:span></text:p>
        </text:list-item>
        <text:list-item>
          <text:p text:style-name="P120"><text:span text:style-name="T122">Cost: </text:span><text:span text:style-name="T120">3</text:span><text:span text:style-name="T122">, </text:span><text:span text:style-name="T123">Cooldown: </text:span><text:span text:style-name="T124">4</text:span><text:span text:style-name="T125">,</text:span><text:span text:style-name="T123"> Range: </text:span><text:span text:style-name="T120">1</text:span><text:span text:style-name="T125">,</text:span><text:span text:style-name="T123"> Accuracy: </text:span><text:span text:style-name="T120">50</text:span><text:span text:style-name="T125">;</text:span></text:p>
        </text:list-item>
      </text:list>
      <text:p text:style-name="P48"><text:span text:style-name="Strong_20_Emphasis"><text:span text:style-name="T119"/></text:span></text:p>
      <text:p text:style-name="P48"><text:span text:style-name="Strong_20_Emphasis"><text:span text:style-name="T119">Bash:</text:span></text:span><text:span text:style-name="T118"> </text:span></text:p>
      <text:list xml:id="list15549129778030" text:continue-numbering="true" text:style-name="L1">
        <text:list-item>
          <text:p text:style-name="P147">An unexpected strike that <text:span text:style-name="T117">has a chance to stun.</text:span></text:p>
        </text:list-item>
        <text:list-item>
          <text:p text:style-name="P120"><text:span text:style-name="T120">Deal </text:span><text:span text:style-name="T124">10</text:span><text:span text:style-name="T120">-1</text:span><text:span text:style-name="T124">5</text:span><text:span text:style-name="T120"> Physical Damage with a </text:span><text:span text:style-name="T124">40</text:span><text:span text:style-name="T120">% </text:span><text:span text:style-name="T124">Chance to inflict 1x </text:span><text:span text:style-name="T120">Stun.</text:span></text:p>
        </text:list-item>
        <text:list-item>
          <text:p text:style-name="P120"><text:span text:style-name="T122">Cost: </text:span><text:span text:style-name="T124">2</text:span><text:span text:style-name="T122">, </text:span><text:span text:style-name="T123">Cooldown: </text:span><text:span text:style-name="T124">2</text:span><text:span text:style-name="T125">,</text:span><text:span text:style-name="T123"> Range: </text:span><text:span text:style-name="T120">1</text:span><text:span text:style-name="T125">,</text:span><text:span text:style-name="T123"> Accuracy: </text:span><text:span text:style-name="T124">80</text:span><text:span text:style-name="T125">;</text:span></text:p>
        </text:list-item>
      </text:list>
      <text:p text:style-name="P23"/>
      <text:p text:style-name="P48"><text:span text:style-name="Strong_20_Emphasis"><text:span text:style-name="T179">Refined</text:span></text:span><text:span text:style-name="Strong_20_Emphasis"><text:span text:style-name="T119"> </text:span></text:span><text:span text:style-name="Strong_20_Emphasis"><text:span text:style-name="T179">Slash</text:span></text:span><text:span text:style-name="Strong_20_Emphasis"><text:span text:style-name="T119"> </text:span></text:span><text:span text:style-name="Strong_20_Emphasis"><text:span text:style-name="T127">(Upgrade of Slash)</text:span></text:span><text:span text:style-name="Strong_20_Emphasis"><text:span text:style-name="T119">:</text:span></text:span><text:span text:style-name="T118"> </text:span></text:p>
      <text:list xml:id="list15548345067051" text:continue-numbering="true" text:style-name="L1">
        <text:list-item>
          <text:p text:style-name="P147">This refined move deals increased damage to a single target and <text:span text:style-name="T287">has</text:span> a chance of landing critical hits.</text:p>
        </text:list-item>
        <text:list-item>
          <text:p text:style-name="P120"><text:span text:style-name="T120">Deal </text:span><text:span text:style-name="T126">20</text:span><text:span text:style-name="T120">-2</text:span><text:span text:style-name="T126">8</text:span><text:span text:style-name="T120"> Physical Damage to the target, </text:span><text:span text:style-name="T126">with a 25% Critical Hit Chance.</text:span></text:p>
        </text:list-item>
        <text:list-item>
          <text:p text:style-name="P120"><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0"/>
      <text:p text:style-name="P48"><text:span text:style-name="Strong_20_Emphasis"><text:span text:style-name="T119">Whirlwind Strike </text:span></text:span><text:span text:style-name="Strong_20_Emphasis"><text:span text:style-name="T127">(Upgrade of Cleave)</text:span></text:span><text:span text:style-name="Strong_20_Emphasis"><text:span text:style-name="T119">:</text:span></text:span><text:span text:style-name="T118"> </text:span></text:p>
      <text:list xml:id="list15548191701674" text:continue-numbering="true" text:style-name="L1">
        <text:list-item>
          <text:p text:style-name="P120"><text:span text:style-name="T241">Perform a devastating whirlwind attack, </text:span><text:span text:style-name="T242">striking</text:span><text:span text:style-name="T241"> all adjacent enemies.</text:span></text:p>
        </text:list-item>
        <text:list-item>
          <text:p text:style-name="P120"><text:span text:style-name="T120">Deal </text:span><text:span text:style-name="T126">13</text:span><text:span text:style-name="T120">-1</text:span><text:span text:style-name="T126">8</text:span><text:span text:style-name="T120"> Physical Damage to </text:span><text:span text:style-name="T126">all enemies adjacent to the user.</text:span></text:p>
        </text:list-item>
        <text:list-item>
          <text:p text:style-name="P120"><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0"/>
      <text:p text:style-name="P48"><text:span text:style-name="Strong_20_Emphasis"><text:span text:style-name="T119">Precision Blow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546705385" text:continue-numbering="true" text:style-name="L1">
        <text:list-item>
          <text:p text:style-name="P147">Delivers a precise blow aimed at vulnerable spots, <text:span text:style-name="T288">bypassing defenses.</text:span></text:p>
        </text:list-item>
        <text:list-item>
          <text:p text:style-name="P120"><text:span text:style-name="T120">Deal </text:span><text:span text:style-name="T126">20</text:span><text:span text:style-name="T120">-2</text:span><text:span text:style-name="T129">5</text:span><text:span text:style-name="T120"> Physical Damage to the target, </text:span><text:span text:style-name="T129">bypassing 70% of the target’s Physical Defense.</text:span></text:p>
        </text:list-item>
        <text:list-item>
          <text:p text:style-name="P120"><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34"/>
      <text:p text:style-name="P34"/>
      <text:p text:style-name="P25"/>
      <text:p text:style-name="P1">Skills:</text:p>
      <text:p text:style-name="P1"/>
      <text:p text:style-name="P48"><text:span text:style-name="Strong_20_Emphasis"><text:span text:style-name="T119">Iron Defense </text:span></text:span><text:span text:style-name="Strong_20_Emphasis"><text:span text:style-name="T127">(Upgrade of Parry Stance)</text:span></text:span><text:span text:style-name="Strong_20_Emphasis"><text:span text:style-name="T119">:</text:span></text:span><text:span text:style-name="T118"> </text:span></text:p>
      <text:list xml:id="list15547477579873" text:continue-numbering="true" text:style-name="L1">
        <text:list-item>
          <text:p text:style-name="P120"><text:span text:style-name="T257">A</text:span><text:span text:style-name="T242">dopts an ironclad defense, significantly reducing incoming damage </text:span><text:span text:style-name="T257">and becoming immune to knockback</text:span><text:span text:style-name="T242">.</text:span></text:p>
        </text:list-item>
        <text:list-item>
          <text:p text:style-name="P120"><text:span text:style-name="T120">Reduce </text:span><text:span text:style-name="T128">all </text:span><text:span text:style-name="T120">incoming damage by </text:span><text:span text:style-name="T139">90</text:span><text:span text:style-name="T120">% </text:span><text:span text:style-name="T140">and become immune to knockback</text:span><text:span text:style-name="T120"> for </text:span><text:span text:style-name="T140">2</text:span><text:span text:style-name="T120"> turn</text:span><text:span text:style-name="T140">s</text:span><text:span text:style-name="T120">. </text:span><text:span text:style-name="T126">Has a </text:span><text:span text:style-name="T138">6</text:span><text:span text:style-name="T139">5</text:span><text:span text:style-name="T138">% </text:span><text:span text:style-name="T126">chance to deal </text:span><text:span text:style-name="T140">7-10</text:span><text:span text:style-name="T126"> damage to </text:span><text:span text:style-name="T128">adjacent </text:span><text:span text:style-name="T126">attackers.</text:span></text:p>
        </text:list-item>
        <text:list-item>
          <text:p text:style-name="P120"><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0"/>
      <text:p text:style-name="P49"><text:soft-page-break/><text:span text:style-name="Strong_20_Emphasis"><text:span text:style-name="T127">Chivalrous Oath (Upgrade of </text:span></text:span><text:span text:style-name="Strong_20_Emphasis"><text:span text:style-name="T187">Taunt</text:span></text:span><text:span text:style-name="Strong_20_Emphasis"><text:span text:style-name="T127">)</text:span></text:span><text:span text:style-name="Strong_20_Emphasis"><text:span text:style-name="T119">:</text:span></text:span><text:span text:style-name="T118"> </text:span></text:p>
      <text:list xml:id="list15549363231415" text:continue-numbering="true" text:style-name="L1">
        <text:list-item>
          <text:p text:style-name="P148"><text:span text:style-name="T290">S</text:span>wear a chivalrous oath, <text:span text:style-name="T290">increasing the chance of being attacked while also being healed</text:span>.</text:p>
        </text:list-item>
        <text:list-item>
          <text:p text:style-name="P121"><text:span text:style-name="T124">Has a </text:span><text:span text:style-name="T141">70</text:span><text:span text:style-name="T124">% chance of inflicting 1x Taunt to all enemies in range </text:span><text:span text:style-name="T141">and restores 10-20 HP for 2 turn</text:span></text:p>
        </text:list-item>
        <text:list-item>
          <text:p text:style-name="P121"><text:span text:style-name="T276">Cost: </text:span><text:span text:style-name="T277">3</text:span><text:span text:style-name="T276">, </text:span><text:span text:style-name="T278">Cooldown: </text:span><text:span text:style-name="T277">3</text:span><text:span text:style-name="T275">,</text:span><text:span text:style-name="T278"> Range: </text:span><text:span text:style-name="T279">2</text:span><text:span text:style-name="T275">,</text:span><text:span text:style-name="T278"> Accuracy: -</text:span><text:span text:style-name="T275">;</text:span></text:p>
        </text:list-item>
      </text:list>
      <text:p text:style-name="P71"/>
      <text:p text:style-name="P50"><text:span text:style-name="Strong_20_Emphasis"><text:span text:style-name="T177">Shield Wall</text:span></text:span><text:span text:style-name="Strong_20_Emphasis"><text:span text:style-name="T119"> </text:span></text:span><text:span text:style-name="Strong_20_Emphasis"><text:span text:style-name="T127">(Upgrade of </text:span></text:span><text:span text:style-name="Strong_20_Emphasis"><text:span text:style-name="T143">Rallying Cry</text:span></text:span><text:span text:style-name="Strong_20_Emphasis"><text:span text:style-name="T127">)</text:span></text:span><text:span text:style-name="Strong_20_Emphasis"><text:span text:style-name="T119">:</text:span></text:span><text:span text:style-name="T118"> </text:span></text:p>
      <text:list xml:id="list15549487069512" text:continue-numbering="true" text:style-name="L1">
        <text:list-item>
          <text:p text:style-name="P122"><text:span text:style-name="T258">R</text:span><text:span text:style-name="T242">aises </text:span><text:span text:style-name="T258">your </text:span><text:span text:style-name="T242">shield to form an immaterial barrier, reducing </text:span><text:span text:style-name="T258">the </text:span><text:span text:style-name="T242">physical damage taken by the entire party.</text:span></text:p>
        </text:list-item>
        <text:list-item>
          <text:p text:style-name="P123"><text:span text:style-name="T120">Boost </text:span><text:span text:style-name="T126">the physical defense of</text:span><text:span text:style-name="T120"> </text:span><text:span text:style-name="T126">all </text:span><text:span text:style-name="T120">all</text:span><text:span text:style-name="T126">ies</text:span><text:span text:style-name="T120"> by </text:span><text:span text:style-name="T142">30-50</text:span><text:span text:style-name="T120">% for </text:span><text:span text:style-name="T142">3</text:span><text:span text:style-name="T120"> turns.</text:span></text:p>
        </text:list-item>
        <text:list-item>
          <text:p text:style-name="P121"><text:span text:style-name="T276">Cost: </text:span><text:span text:style-name="T280">2</text:span><text:span text:style-name="T276">, </text:span><text:span text:style-name="T278">Cooldown: </text:span><text:span text:style-name="T280">2</text:span><text:span text:style-name="T275">,</text:span><text:span text:style-name="T278"> Range: </text:span><text:span text:style-name="T277">1</text:span><text:span text:style-name="T275">,</text:span><text:span text:style-name="T278"> Accuracy: </text:span><text:span text:style-name="T280">80</text:span><text:span text:style-name="T275">;</text:span></text:p>
        </text:list-item>
      </text:list>
      <text:p text:style-name="P71"/>
      <text:p text:style-name="P51"><text:span text:style-name="Strong_20_Emphasis"><text:span text:style-name="T119">Vigilant Guard </text:span></text:span><text:span text:style-name="Strong_20_Emphasis"><text:span text:style-name="T127">(</text:span></text:span><text:span text:style-name="Strong_20_Emphasis"><text:span text:style-name="T143">N</text:span></text:span><text:span text:style-name="Strong_20_Emphasis"><text:span text:style-name="T188">ew Skill</text:span></text:span><text:span text:style-name="Strong_20_Emphasis"><text:span text:style-name="T127">)</text:span></text:span><text:span text:style-name="Strong_20_Emphasis"><text:span text:style-name="T119">:</text:span></text:span><text:span text:style-name="T118"> </text:span></text:p>
      <text:list xml:id="list15548725009210" text:continue-numbering="true" text:style-name="L1">
        <text:list-item>
          <text:p text:style-name="P121"><text:span text:style-name="T258">S</text:span><text:span text:style-name="T242">tand watchful over an ally, intercepting a portion of </text:span><text:span text:style-name="T258">the</text:span><text:span text:style-name="T242"> damage targeted at the</text:span><text:span text:style-name="T258">m.</text:span></text:p>
        </text:list-item>
        <text:list-item>
          <text:p text:style-name="P121"><text:span text:style-name="T120">Red</text:span><text:span text:style-name="T142">irect 50% of</text:span><text:span text:style-name="T120"> </text:span><text:span text:style-name="T142">the damage an adjacent ally receives towards yourself for 2 turns.</text:span></text:p>
        </text:list-item>
        <text:list-item>
          <text:p text:style-name="P121"><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71"/>
      <text:p text:style-name="P51"><text:span text:style-name="Strong_20_Emphasis"><text:span text:style-name="T127">Lance Charge (</text:span></text:span><text:span text:style-name="Strong_20_Emphasis"><text:span text:style-name="T143">N</text:span></text:span><text:span text:style-name="Strong_20_Emphasis"><text:span text:style-name="T188">ew Skill</text:span></text:span><text:span text:style-name="Strong_20_Emphasis"><text:span text:style-name="T127">)</text:span></text:span><text:span text:style-name="Strong_20_Emphasis"><text:span text:style-name="T119">:</text:span></text:span><text:span text:style-name="T118"> </text:span></text:p>
      <text:list xml:id="list15548890064194" text:continue-numbering="true" text:style-name="L1">
        <text:list-item>
          <text:p text:style-name="P121"><text:span text:style-name="T258">C</text:span><text:span text:style-name="T242">harge forward one tile, impaling and knocking back the targeted enemy.</text:span></text:p>
        </text:list-item>
        <text:list-item>
          <text:p text:style-name="P196"><text:span text:style-name="T287">S</text:span>tep forward 1 tile and deal 20-30 Physical Damage to the target, <text:span text:style-name="T291">with</text:span> a 75% Chance of knocking the<text:span text:style-name="T291">m</text:span> back 2 tiles.</text:p>
        </text:list-item>
        <text:list-item>
          <text:p text:style-name="P122"><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5"/>
      <text:p text:style-name="P98"><text:span text:style-name="T31">Berserker</text:span><text:span text:style-name="T29">:</text:span> </text:p>
      <text:p text:style-name="P105"><text:span text:style-name="Strong_20_Emphasis"><text:span text:style-name="T39">Description:</text:span></text:span> Berserkers are relentless warriors fueled by primal fury and unbridled rage. Evolving from the raw power of the barbarian, they channel their inner savagery into a whirlwind of destruction on the battlefield. With each swing of their weapon, berserkers unleash a ferocious onslaught upon their foes, striking fear into the hearts of even the most hardened adversaries.</text:p>
      <text:p text:style-name="P25"/>
      <text:p text:style-name="P14"><text:span text:style-name="T78">Previous </text:span>Skills:</text:p>
      <text:p text:style-name="P83"/>
      <text:p text:style-name="P52"><text:span text:style-name="Strong_20_Emphasis"><text:span text:style-name="T39">Slas</text:span></text:span><text:span text:style-name="Strong_20_Emphasis"><text:span text:style-name="T55">h</text:span></text:span><text:span text:style-name="Strong_20_Emphasis"><text:span text:style-name="T39">:</text:span></text:span> </text:p>
      <text:list xml:id="list15547519486778" text:continue-numbering="true" text:style-name="L1">
        <text:list-item>
          <text:p text:style-name="P149">A straightforward melee attack that deals moderate damage.</text:p>
        </text:list-item>
        <text:list-item>
          <text:p text:style-name="P176"><text:span text:style-name="T116">Deal </text:span><text:span text:style-name="T117">1</text:span><text:span text:style-name="T284">5</text:span><text:span text:style-name="T117">-23</text:span><text:span text:style-name="T116"> </text:span><text:span text:style-name="T117">Physical</text:span><text:span text:style-name="T116"> Damage </text:span><text:span text:style-name="T114">to the target</text:span><text:span text:style-name="T116">.</text:span></text:p>
        </text:list-item>
        <text:list-item>
          <text:p text:style-name="P176"><text:span text:style-name="T113">Cost: </text:span><text:span text:style-name="T117">2</text:span><text:span text:style-name="T113">, </text:span><text:span text:style-name="T114">Cooldown: </text:span><text:span text:style-name="T115">1,</text:span><text:span text:style-name="T114"> Range: </text:span><text:span text:style-name="T117">1</text:span><text:span text:style-name="T115">,</text:span><text:span text:style-name="T114"> Accuracy: </text:span><text:span text:style-name="T117">85</text:span><text:span text:style-name="T115">;</text:span></text:p>
        </text:list-item>
      </text:list>
      <text:p text:style-name="P52"><text:span text:style-name="Strong_20_Emphasis"><text:span text:style-name="T119"/></text:span></text:p>
      <text:p text:style-name="P52"><text:span text:style-name="Strong_20_Emphasis"><text:span text:style-name="T119">Defensive Stance:</text:span></text:span><text:span text:style-name="T118"> </text:span></text:p>
      <text:list xml:id="list15547749771761" text:continue-numbering="true" text:style-name="L1">
        <text:list-item>
          <text:p text:style-name="P149">Adopt a defensive stance, reducing incoming damage.</text:p>
        </text:list-item>
        <text:list-item>
          <text:p text:style-name="P185">Reduce incoming damage by 50% for 1 turn.</text:p>
        </text:list-item>
        <text:list-item>
          <text:p text:style-name="P124"><text:span text:style-name="T122">Cost: </text:span><text:span text:style-name="T120">2</text:span><text:span text:style-name="T122">, </text:span><text:span text:style-name="T123">Cooldown: </text:span><text:span text:style-name="T124">2</text:span><text:span text:style-name="T125">,</text:span><text:span text:style-name="T123"> Range: </text:span><text:span text:style-name="T120">-</text:span><text:span text:style-name="T125">,</text:span><text:span text:style-name="T123"> Accuracy: </text:span><text:span text:style-name="T120">-</text:span><text:span text:style-name="T125">;</text:span></text:p>
        </text:list-item>
      </text:list>
      <text:p text:style-name="P66"/>
      <text:p text:style-name="P52"><text:span text:style-name="Strong_20_Emphasis"><text:span text:style-name="T182">Dire Cleave</text:span></text:span><text:span text:style-name="Strong_20_Emphasis"><text:span text:style-name="T119"> </text:span></text:span><text:span text:style-name="Strong_20_Emphasis"><text:span text:style-name="T131">(Upgrade of </text:span></text:span><text:span text:style-name="Strong_20_Emphasis"><text:span text:style-name="T134">Cleave</text:span></text:span><text:span text:style-name="Strong_20_Emphasis"><text:span text:style-name="T131">)</text:span></text:span><text:span text:style-name="Strong_20_Emphasis"><text:span text:style-name="T119">:</text:span></text:span><text:span text:style-name="T118"> </text:span></text:p>
      <text:list xml:id="list15548252188483" text:continue-numbering="true" text:style-name="L1">
        <text:list-item>
          <text:p text:style-name="P149">Swing your weapon in an arc, <text:span text:style-name="T289">potentially knocking enemies back.</text:span></text:p>
        </text:list-item>
        <text:list-item>
          <text:p text:style-name="P124"><text:span text:style-name="T120">Deal </text:span><text:span text:style-name="T133">13-20</text:span><text:span text:style-name="T120"> Physical Damage to up to 3 enemies in an arc adjacent to the user. </text:span><text:span text:style-name="T133">Grants a 50% chance to knock enemies back.</text:span></text:p>
        </text:list-item>
        <text:list-item>
          <text:p text:style-name="P124"><text:span text:style-name="T122">Cost: </text:span><text:span text:style-name="T120">3</text:span><text:span text:style-name="T122">, </text:span><text:span text:style-name="T123">Cooldown: </text:span><text:span text:style-name="T124">2</text:span><text:span text:style-name="T125">,</text:span><text:span text:style-name="T123"> Range: </text:span><text:span text:style-name="T120">1</text:span><text:span text:style-name="T125">,</text:span><text:span text:style-name="T123"> Accuracy: </text:span><text:span text:style-name="T124">80</text:span><text:span text:style-name="T125">;</text:span></text:p>
        </text:list-item>
      </text:list>
      <text:p text:style-name="P66"/>
      <text:p text:style-name="P52"><text:span text:style-name="Strong_20_Emphasis"><text:span text:style-name="T183">Vengeance</text:span></text:span><text:span text:style-name="Strong_20_Emphasis"><text:span text:style-name="T119"> </text:span></text:span><text:span text:style-name="Strong_20_Emphasis"><text:span text:style-name="T131">(</text:span></text:span><text:span text:style-name="Strong_20_Emphasis"><text:span text:style-name="T181">New Skill</text:span></text:span><text:span text:style-name="Strong_20_Emphasis"><text:span text:style-name="T131">)</text:span></text:span><text:span text:style-name="Strong_20_Emphasis"><text:span text:style-name="T119">:</text:span></text:span><text:span text:style-name="T118"> </text:span></text:p>
      <text:list xml:id="list15548344483224" text:continue-numbering="true" text:style-name="L1">
        <text:list-item>
          <text:p text:style-name="P161">A vicious attack that deals extra damage based on the user’s missing HP.</text:p>
        </text:list-item>
        <text:list-item>
          <text:p text:style-name="P176"><text:span text:style-name="T117">Deal </text:span><text:span text:style-name="T289">(MissingHp * 1.5) Physical Damage to the target.</text:span></text:p>
        </text:list-item>
        <text:list-item>
          <text:p text:style-name="P124"><text:span text:style-name="T224">Cost: </text:span><text:span text:style-name="T228">3</text:span><text:span text:style-name="T224">, </text:span><text:span text:style-name="T226">Cooldown: </text:span><text:span text:style-name="T230">4</text:span><text:span text:style-name="T227">,</text:span><text:span text:style-name="T226"> Range: </text:span><text:span text:style-name="T228">1</text:span><text:span text:style-name="T227">,</text:span><text:span text:style-name="T226"> Accuracy: </text:span><text:span text:style-name="T231">75</text:span><text:span text:style-name="T227">;</text:span></text:p>
        </text:list-item>
      </text:list>
      <text:p text:style-name="P72"/>
      <text:p text:style-name="P72"/>
      <text:p text:style-name="P25"/>
      <text:p text:style-name="P1">Skills:</text:p>
      <text:p text:style-name="P25"/>
      <text:p text:style-name="P52"><text:span text:style-name="Strong_20_Emphasis"><text:span text:style-name="T191">Storm</text:span></text:span><text:span text:style-name="Strong_20_Emphasis"><text:span text:style-name="T119"> Fury </text:span></text:span><text:span text:style-name="Strong_20_Emphasis"><text:span text:style-name="T127">(</text:span></text:span><text:span text:style-name="Strong_20_Emphasis"><text:span text:style-name="T191">Upgrade of </text:span></text:span><text:span text:style-name="Strong_20_Emphasis"><text:span text:style-name="T145">Savage Fury</text:span></text:span><text:span text:style-name="Strong_20_Emphasis"><text:span text:style-name="T127">)</text:span></text:span><text:span text:style-name="Strong_20_Emphasis"><text:span text:style-name="T119">:</text:span></text:span><text:span text:style-name="T118"> </text:span></text:p>
      <text:list xml:id="list15548933424148" text:continue-numbering="true" text:style-name="L1">
        <text:list-item>
          <text:p text:style-name="P124"><text:span text:style-name="T241"><text:s/></text:span><text:span text:style-name="T259">C</text:span><text:span text:style-name="T241">hannels </text:span><text:span text:style-name="T259">your</text:span><text:span text:style-name="T241"> primal rage into a powerful strike with </text:span><text:span text:style-name="T259">high</text:span><text:span text:style-name="T241"> critical hit chanc</text:span><text:span text:style-name="T259">e, lowering the cooldown if the enemy is defeated.</text:span></text:p>
        </text:list-item>
        <text:list-item>
          <text:p text:style-name="P124"><text:span text:style-name="T132">Deal </text:span><text:span text:style-name="T144">30</text:span><text:span text:style-name="T120">-</text:span><text:span text:style-name="T144">50</text:span><text:span text:style-name="T132"> </text:span><text:span text:style-name="T120">Physical</text:span><text:span text:style-name="T132"> Damage </text:span><text:span text:style-name="T123">to the target, </text:span><text:span text:style-name="T120">with a </text:span><text:span text:style-name="T130">75</text:span><text:span text:style-name="T120">% Critical Hit Chance. </text:span><text:span text:style-name="T144">Reduces the cooldown to </text:span><text:span text:style-name="T158">2</text:span><text:span text:style-name="T144"> if the skills defeats the target.</text:span></text:p>
        </text:list-item>
        <text:list-item>
          <text:p text:style-name="P124"><text:span text:style-name="T224">Cost: </text:span><text:span text:style-name="T233">4</text:span><text:span text:style-name="T224">, </text:span><text:span text:style-name="T226">Cooldown: </text:span><text:span text:style-name="T238">4</text:span><text:span text:style-name="T227">,</text:span><text:span text:style-name="T226"> Range: </text:span><text:span text:style-name="T228">1</text:span><text:span text:style-name="T227">,</text:span><text:span text:style-name="T226"> Accuracy: </text:span><text:span text:style-name="T231">6</text:span><text:span text:style-name="T228">0</text:span><text:span text:style-name="T227">;</text:span></text:p>
        </text:list-item>
      </text:list>
      <text:p text:style-name="P72"/>
      <text:p text:style-name="P52"><text:span text:style-name="Strong_20_Emphasis"><text:span text:style-name="T119">Frenzied Assault </text:span></text:span><text:span text:style-name="Strong_20_Emphasis"><text:span text:style-name="T127">(</text:span></text:span><text:span text:style-name="Strong_20_Emphasis"><text:span text:style-name="T191">Upgrade of</text:span></text:span><text:span text:style-name="Strong_20_Emphasis"><text:span text:style-name="T179"> </text:span></text:span><text:span text:style-name="Strong_20_Emphasis"><text:span text:style-name="T191">Rampage</text:span></text:span><text:span text:style-name="Strong_20_Emphasis"><text:span text:style-name="T127">)</text:span></text:span><text:span text:style-name="Strong_20_Emphasis"><text:span text:style-name="T119">:</text:span></text:span><text:span text:style-name="T118"> </text:span></text:p>
      <text:list xml:id="list15547916165616" text:continue-numbering="true" text:style-name="L1">
        <text:list-item>
          <text:p text:style-name="P124"><text:span text:style-name="T244">Enter a</text:span><text:span text:style-name="T241"> </text:span><text:span text:style-name="T262">deadly</text:span><text:span text:style-name="T260"> </text:span><text:span text:style-name="T253">frenz</text:span><text:span text:style-name="T260">y</text:span><text:span text:style-name="T241">, drawing the attention of enemies </text:span><text:span text:style-name="T244">and trading defense for </text:span><text:span text:style-name="T260">overwhelming </text:span><text:span text:style-name="T244">offense. </text:span><text:span text:style-name="T260">Gain Shield for each enemy defeated.</text:span></text:p>
        </text:list-item>
        <text:list-item>
          <text:p text:style-name="P124"><text:span text:style-name="T124">Has a </text:span><text:span text:style-name="T146">90</text:span><text:span text:style-name="T124">% chance of inflicting </text:span><text:span text:style-name="T130">1</text:span><text:span text:style-name="T124">x Taunt to all enemies in range. </text:span><text:span text:style-name="T130">Take </text:span><text:span text:style-name="T146">45</text:span><text:span text:style-name="T130">% increased Damage, but also deal </text:span><text:span text:style-name="T146">75</text:span><text:span text:style-name="T130">% increased damage for </text:span><text:span text:style-name="T136">2</text:span><text:span text:style-name="T130"> turn</text:span><text:span text:style-name="T136">s</text:span><text:span text:style-name="T130">. </text:span><text:span text:style-name="T146">Each enemy you defeat grants 10-15 Shield.</text:span></text:p>
        </text:list-item>
        <text:list-item>
          <text:p text:style-name="P124"><text:span text:style-name="T224">Cost: </text:span><text:span text:style-name="T234">2</text:span><text:span text:style-name="T224">, </text:span><text:span text:style-name="T226">Cooldown: </text:span><text:span text:style-name="T235">4</text:span><text:span text:style-name="T227">,</text:span><text:span text:style-name="T226"> Range: </text:span><text:span text:style-name="T232">2</text:span><text:span text:style-name="T227">,</text:span><text:span text:style-name="T226"> Accuracy: -</text:span><text:span text:style-name="T227">;</text:span></text:p>
        </text:list-item>
      </text:list>
      <text:p text:style-name="P72"/>
      <text:p text:style-name="P53"><text:soft-page-break/><text:span text:style-name="Strong_20_Emphasis"><text:span text:style-name="T190">Mighty Roar</text:span></text:span><text:span text:style-name="Strong_20_Emphasis"><text:span text:style-name="T119"> </text:span></text:span><text:span text:style-name="Strong_20_Emphasis"><text:span text:style-name="T127">(</text:span></text:span><text:span text:style-name="Strong_20_Emphasis"><text:span text:style-name="T191">Upgrade of</text:span></text:span><text:span text:style-name="Strong_20_Emphasis"><text:span text:style-name="T179"> </text:span></text:span><text:span text:style-name="Strong_20_Emphasis"><text:span text:style-name="T147">F</text:span></text:span><text:span text:style-name="Strong_20_Emphasis"><text:span text:style-name="T192">eral Roar</text:span></text:span><text:span text:style-name="Strong_20_Emphasis"><text:span text:style-name="T127">)</text:span></text:span><text:span text:style-name="Strong_20_Emphasis"><text:span text:style-name="T119">:</text:span></text:span><text:span text:style-name="T118"> </text:span></text:p>
      <text:list xml:id="list15548098796136" text:continue-numbering="true" text:style-name="L1">
        <text:list-item>
          <text:p text:style-name="P125"><text:span text:style-name="T241">Unleashes a </text:span><text:span text:style-name="T260">great</text:span><text:span text:style-name="T241"> roar </text:span><text:span text:style-name="T250">that boosts the user’s defense and lowers enemies’</text:span><text:span text:style-name="T251"> </text:span><text:span text:style-name="T250">attack.</text:span><text:span text:style-name="T260"> The defensive effect is stronger for each enemy affected.</text:span></text:p>
        </text:list-item>
        <text:list-item>
          <text:p text:style-name="P125"><text:span text:style-name="T120">Boost </text:span><text:span text:style-name="T133">the user</text:span><text:span text:style-name="T120">’s physical defense by </text:span><text:span text:style-name="T146">7-10</text:span><text:span text:style-name="T120">% </text:span><text:span text:style-name="T146">for each affected enemy </text:span><text:span text:style-name="T133">and lower the attack of all enemies in range by </text:span><text:span text:style-name="T135">15</text:span><text:span text:style-name="T133">-</text:span><text:span text:style-name="T135">20</text:span><text:span text:style-name="T133">% </text:span><text:span text:style-name="T120">for 2 turns.</text:span></text:p>
        </text:list-item>
        <text:list-item>
          <text:p text:style-name="P125"><text:span text:style-name="T276">Cost: </text:span><text:span text:style-name="T281">2</text:span><text:span text:style-name="T276">, </text:span><text:span text:style-name="T278">Cooldown: </text:span><text:span text:style-name="T277">3</text:span><text:span text:style-name="T275">,</text:span><text:span text:style-name="T278"> Range: </text:span><text:span text:style-name="T282">3</text:span><text:span text:style-name="T275">,</text:span><text:span text:style-name="T278"> Accuracy: -</text:span><text:span text:style-name="T275">;</text:span></text:p>
        </text:list-item>
      </text:list>
      <text:p text:style-name="P72"/>
      <text:p text:style-name="P54"><text:span text:style-name="Strong_20_Emphasis"><text:span text:style-name="T119">Raging Bull Charge </text:span></text:span><text:span text:style-name="Strong_20_Emphasis"><text:span text:style-name="T127">(</text:span></text:span><text:span text:style-name="Strong_20_Emphasis"><text:span text:style-name="T191">Upgrade of</text:span></text:span><text:span text:style-name="Strong_20_Emphasis"><text:span text:style-name="T179"> </text:span></text:span><text:span text:style-name="Strong_20_Emphasis"><text:span text:style-name="T193">Bash</text:span></text:span><text:span text:style-name="Strong_20_Emphasis"><text:span text:style-name="T127">)</text:span></text:span><text:span text:style-name="Strong_20_Emphasis"><text:span text:style-name="T119">:</text:span></text:span><text:span text:style-name="T118"> </text:span></text:p>
      <text:list xml:id="list15548900317897" text:continue-numbering="true" text:style-name="L1">
        <text:list-item>
          <text:p text:style-name="P126"><text:span text:style-name="T261">C</text:span><text:span text:style-name="T241">harge forward like a raging bull, </text:span><text:span text:style-name="T261">with increased damage and stun chance for each tile traveled.</text:span></text:p>
        </text:list-item>
        <text:list-item>
          <text:p text:style-name="P126"><text:span text:style-name="T148">Charge forward up to 3 tiles, d</text:span><text:span text:style-name="T120">eal</text:span><text:span text:style-name="T148">ing</text:span><text:span text:style-name="T120"> </text:span><text:span text:style-name="T148">15-20 </text:span><text:span text:style-name="T120">Physical Damage with a </text:span><text:span text:style-name="T124">40</text:span><text:span text:style-name="T120">% </text:span><text:span text:style-name="T124">Chance to inflict 1x </text:span><text:span text:style-name="T120">Stun. </text:span><text:span text:style-name="T148">The damage increases by 5-10 and the stun chance by 10-15% for each tile traveled.</text:span></text:p>
        </text:list-item>
        <text:list-item>
          <text:p text:style-name="P126"><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2"/>
      <text:p text:style-name="P54"><text:span text:style-name="Strong_20_Emphasis"><text:span text:style-name="T189">Destructive Desire</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820784670" text:continue-numbering="true" text:style-name="L1">
        <text:list-item>
          <text:p text:style-name="P124"><text:span text:style-name="T261">P</text:span><text:span text:style-name="T257">assively channel </text:span><text:span text:style-name="T261">your </text:span><text:span text:style-name="T257">bloodlust into a relentless assault, gaining attack power </text:span><text:span text:style-name="T261">for each defeated enemy.</text:span></text:p>
        </text:list-item>
        <text:list-item>
          <text:p text:style-name="P124"><text:span text:style-name="T148">Each time you defeat an enemy, the next attack will deal an extra 5-10 damage.</text:span><text:span text:style-name="T120"> </text:span></text:p>
        </text:list-item>
        <text:list-item>
          <text:p text:style-name="P124"><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5"/>
      <text:p text:style-name="P99"><text:span text:style-name="T31">Bloodrager</text:span><text:span text:style-name="T29">:</text:span> </text:p>
      <text:p text:style-name="P106"><text:span text:style-name="Strong_20_Emphasis"><text:span text:style-name="T39">Description:</text:span></text:span> Bloodragers are warriors who have learned to harness the power of their own life force to fuel their combat prowess. Evolving from the fierce tenacity of the barbarian, they walk a precarious line between life and death, drawing strength from <text:span text:style-name="T51">the l</text:span>atent magic within their veins.</text:p>
      <text:p text:style-name="P29"/>
      <text:p text:style-name="P84"><text:span text:style-name="T46">Previous </text:span><text:span text:style-name="T41">Skills:</text:span></text:p>
      <text:p text:style-name="P54"><text:span text:style-name="Strong_20_Emphasis"><text:span text:style-name="T119"/></text:span></text:p>
      <text:p text:style-name="P54"><text:span text:style-name="Strong_20_Emphasis"><text:span text:style-name="T119">Bash:</text:span></text:span><text:span text:style-name="T118"> </text:span></text:p>
      <text:list xml:id="list15549298869523" text:continue-numbering="true" text:style-name="L1">
        <text:list-item>
          <text:p text:style-name="P150">An unexpected strike that <text:span text:style-name="T117">has a chance to stun.</text:span></text:p>
        </text:list-item>
        <text:list-item>
          <text:p text:style-name="P126"><text:span text:style-name="T120">Deal </text:span><text:span text:style-name="T124">10</text:span><text:span text:style-name="T120">-1</text:span><text:span text:style-name="T124">5</text:span><text:span text:style-name="T120"> Physical Damage with a </text:span><text:span text:style-name="T124">40</text:span><text:span text:style-name="T120">% </text:span><text:span text:style-name="T124">Chance to inflict 1x </text:span><text:span text:style-name="T120">Stun.</text:span></text:p>
        </text:list-item>
        <text:list-item>
          <text:p text:style-name="P126"><text:span text:style-name="T122">Cost: </text:span><text:span text:style-name="T124">2</text:span><text:span text:style-name="T122">, </text:span><text:span text:style-name="T123">Cooldown: </text:span><text:span text:style-name="T124">2</text:span><text:span text:style-name="T125">,</text:span><text:span text:style-name="T123"> Range: </text:span><text:span text:style-name="T120">1</text:span><text:span text:style-name="T125">,</text:span><text:span text:style-name="T123"> Accuracy: </text:span><text:span text:style-name="T124">80</text:span><text:span text:style-name="T125">;</text:span></text:p>
        </text:list-item>
      </text:list>
      <text:p text:style-name="P67"/>
      <text:p text:style-name="P54"><text:span text:style-name="Strong_20_Emphasis"><text:span text:style-name="T119">Feral Roar </text:span></text:span><text:span text:style-name="Strong_20_Emphasis"><text:span text:style-name="T131">(Upgrade of </text:span></text:span><text:span text:style-name="Strong_20_Emphasis"><text:span text:style-name="T181">Battle Cry</text:span></text:span><text:span text:style-name="Strong_20_Emphasis"><text:span text:style-name="T131">)</text:span></text:span><text:span text:style-name="Strong_20_Emphasis"><text:span text:style-name="T119">:</text:span></text:span><text:span text:style-name="T118"> </text:span></text:p>
      <text:list xml:id="list15548602423163" text:continue-numbering="true" text:style-name="L1">
        <text:list-item>
          <text:p text:style-name="P126"><text:span text:style-name="T241">Unleashes a feral roar </text:span><text:span text:style-name="T250">that boosts the user’s defense and lowers enemies’</text:span><text:span text:style-name="T251"> </text:span><text:span text:style-name="T250">attack.</text:span></text:p>
        </text:list-item>
        <text:list-item>
          <text:p text:style-name="P126"><text:span text:style-name="T120">Boost </text:span><text:span text:style-name="T133">the user</text:span><text:span text:style-name="T120">’s physical defense by </text:span><text:span text:style-name="T121">20-</text:span><text:span text:style-name="T133">25</text:span><text:span text:style-name="T120">% </text:span><text:span text:style-name="T133">and lower the attack of all enemies in range by </text:span><text:span text:style-name="T135">15</text:span><text:span text:style-name="T133">-</text:span><text:span text:style-name="T135">20</text:span><text:span text:style-name="T133">% </text:span><text:span text:style-name="T120">for 2 turns.</text:span></text:p>
        </text:list-item>
        <text:list-item>
          <text:p text:style-name="P126"><text:span text:style-name="T246">Cost: </text:span><text:span text:style-name="T252">2</text:span><text:span text:style-name="T246">, </text:span><text:span text:style-name="T248">Cooldown: </text:span><text:span text:style-name="T249">3</text:span><text:span text:style-name="T245">,</text:span><text:span text:style-name="T248"> Range: </text:span><text:span text:style-name="T247">2</text:span><text:span text:style-name="T245">,</text:span><text:span text:style-name="T248"> Accuracy: -</text:span><text:span text:style-name="T245">;</text:span></text:p>
        </text:list-item>
      </text:list>
      <text:p text:style-name="P67"/>
      <text:p text:style-name="P54"><text:span text:style-name="Strong_20_Emphasis"><text:span text:style-name="T182">Dire Cleave</text:span></text:span><text:span text:style-name="Strong_20_Emphasis"><text:span text:style-name="T119"> </text:span></text:span><text:span text:style-name="Strong_20_Emphasis"><text:span text:style-name="T131">(Upgrade of </text:span></text:span><text:span text:style-name="Strong_20_Emphasis"><text:span text:style-name="T134">Cleave</text:span></text:span><text:span text:style-name="Strong_20_Emphasis"><text:span text:style-name="T131">)</text:span></text:span><text:span text:style-name="Strong_20_Emphasis"><text:span text:style-name="T119">:</text:span></text:span><text:span text:style-name="T118"> </text:span></text:p>
      <text:list xml:id="list15548651521582" text:continue-numbering="true" text:style-name="L1">
        <text:list-item>
          <text:p text:style-name="P150">Swing your weapon in an arc, <text:span text:style-name="T289">potentially knocking enemies back.</text:span></text:p>
        </text:list-item>
        <text:list-item>
          <text:p text:style-name="P126"><text:span text:style-name="T120">Deal </text:span><text:span text:style-name="T133">13-20</text:span><text:span text:style-name="T120"> Physical Damage to up to 3 enemies in an arc adjacent to the user. </text:span><text:span text:style-name="T133">Grants a 50% chance to knock enemies back.</text:span></text:p>
        </text:list-item>
        <text:list-item>
          <text:p text:style-name="P126"><text:span text:style-name="T122">Cost: </text:span><text:span text:style-name="T120">3</text:span><text:span text:style-name="T122">, </text:span><text:span text:style-name="T123">Cooldown: </text:span><text:span text:style-name="T124">2</text:span><text:span text:style-name="T125">,</text:span><text:span text:style-name="T123"> Range: </text:span><text:span text:style-name="T120">1</text:span><text:span text:style-name="T125">,</text:span><text:span text:style-name="T123"> Accuracy: </text:span><text:span text:style-name="T124">80</text:span><text:span text:style-name="T125">;</text:span></text:p>
        </text:list-item>
      </text:list>
      <text:p text:style-name="P67"/>
      <text:p text:style-name="P54"><text:span text:style-name="Strong_20_Emphasis"><text:span text:style-name="T183">Vengeance</text:span></text:span><text:span text:style-name="Strong_20_Emphasis"><text:span text:style-name="T119"> </text:span></text:span><text:span text:style-name="Strong_20_Emphasis"><text:span text:style-name="T131">(</text:span></text:span><text:span text:style-name="Strong_20_Emphasis"><text:span text:style-name="T181">New Skill</text:span></text:span><text:span text:style-name="Strong_20_Emphasis"><text:span text:style-name="T131">)</text:span></text:span><text:span text:style-name="Strong_20_Emphasis"><text:span text:style-name="T119">:</text:span></text:span><text:span text:style-name="T118"> </text:span></text:p>
      <text:list xml:id="list15548431653315" text:continue-numbering="true" text:style-name="L1">
        <text:list-item>
          <text:p text:style-name="P162">A vicious attack that deals extra damage based on the user’s missing HP.</text:p>
        </text:list-item>
        <text:list-item>
          <text:p text:style-name="P177"><text:span text:style-name="T117">Deal </text:span><text:span text:style-name="T289">(MissingHp * 1.5) Physical Damage to the target.</text:span></text:p>
        </text:list-item>
        <text:list-item>
          <text:p text:style-name="P126"><text:span text:style-name="T224">Cost: </text:span><text:span text:style-name="T228">3</text:span><text:span text:style-name="T224">, </text:span><text:span text:style-name="T226">Cooldown: </text:span><text:span text:style-name="T230">4</text:span><text:span text:style-name="T227">,</text:span><text:span text:style-name="T226"> Range: </text:span><text:span text:style-name="T228">1</text:span><text:span text:style-name="T227">,</text:span><text:span text:style-name="T226"> Accuracy: </text:span><text:span text:style-name="T231">75</text:span><text:span text:style-name="T227">;</text:span></text:p>
        </text:list-item>
      </text:list>
      <text:p text:style-name="P29"/>
      <text:p text:style-name="P29"/>
      <text:p text:style-name="P29"/>
      <text:p text:style-name="P29"/>
      <text:p text:style-name="P29"/>
      <text:p text:style-name="P2">Skills:</text:p>
      <text:p text:style-name="P29"/>
      <text:p text:style-name="P54"><text:span text:style-name="Strong_20_Emphasis"><text:span text:style-name="T193">Vampiric Fury</text:span></text:span><text:span text:style-name="Strong_20_Emphasis"><text:span text:style-name="T119"> </text:span></text:span><text:span text:style-name="Strong_20_Emphasis"><text:span text:style-name="T127">(</text:span></text:span><text:span text:style-name="Strong_20_Emphasis"><text:span text:style-name="T193">Upgrade of Savage Fury</text:span></text:span><text:span text:style-name="Strong_20_Emphasis"><text:span text:style-name="T127">)</text:span></text:span><text:span text:style-name="Strong_20_Emphasis"><text:span text:style-name="T119">:</text:span></text:span><text:span text:style-name="T118"> </text:span></text:p>
      <text:list xml:id="list15549281710031" text:continue-numbering="true" text:style-name="L1">
        <text:list-item>
          <text:p text:style-name="P126"><text:span text:style-name="T261">Deliver a</text:span><text:span text:style-name="T241"> </text:span><text:span text:style-name="T262">powerful</text:span><text:span text:style-name="T241"> strike </text:span><text:span text:style-name="T244">with a high critical hit chance </text:span><text:span text:style-name="T261">that restores your vitality upon finishing an enemy off.</text:span></text:p>
        </text:list-item>
        <text:list-item>
          <text:p text:style-name="P126"><text:span text:style-name="T132">Deal </text:span><text:span text:style-name="T148">30</text:span><text:span text:style-name="T120">-</text:span><text:span text:style-name="T130">4</text:span><text:span text:style-name="T148">3</text:span><text:span text:style-name="T132"> </text:span><text:span text:style-name="T120">Physical</text:span><text:span text:style-name="T132"> Damage </text:span><text:span text:style-name="T123">to the target, </text:span><text:span text:style-name="T120">with a </text:span><text:span text:style-name="T130">75</text:span><text:span text:style-name="T120">% Critical Hit Chance. </text:span><text:span text:style-name="T148">Restores 10-17 HP, </text:span><text:span text:style-name="T158">and an additional 5-10 HP if the enemy is defeated.</text:span></text:p>
        </text:list-item>
        <text:list-item>
          <text:p text:style-name="P126"><text:span text:style-name="T224">Cost: </text:span><text:span text:style-name="T228">3</text:span><text:span text:style-name="T224">, </text:span><text:span text:style-name="T226">Cooldown: </text:span><text:span text:style-name="T232">3</text:span><text:span text:style-name="T227">,</text:span><text:span text:style-name="T226"> Range: </text:span><text:span text:style-name="T228">1</text:span><text:span text:style-name="T227">,</text:span><text:span text:style-name="T226"> Accuracy: </text:span><text:span text:style-name="T231">6</text:span><text:span text:style-name="T228">0</text:span><text:span text:style-name="T227">;</text:span></text:p>
        </text:list-item>
      </text:list>
      <text:p text:style-name="P54"/>
      <text:p text:style-name="P55"><text:span text:style-name="Strong_20_Emphasis"><text:span text:style-name="T119">Blood</text:span></text:span><text:span text:style-name="Strong_20_Emphasis"><text:span text:style-name="T151">lust</text:span></text:span><text:span text:style-name="Strong_20_Emphasis"><text:span text:style-name="T119"> </text:span></text:span><text:span text:style-name="Strong_20_Emphasis"><text:span text:style-name="T149">Stance</text:span></text:span><text:span text:style-name="Strong_20_Emphasis"><text:span text:style-name="T119"> </text:span></text:span><text:span text:style-name="Strong_20_Emphasis"><text:span text:style-name="T127">(</text:span></text:span><text:span text:style-name="Strong_20_Emphasis"><text:span text:style-name="T193">Upgrade of </text:span></text:span><text:span text:style-name="Strong_20_Emphasis"><text:span text:style-name="T149">Defensive Stance</text:span></text:span><text:span text:style-name="Strong_20_Emphasis"><text:span text:style-name="T127">)</text:span></text:span><text:span text:style-name="Strong_20_Emphasis"><text:span text:style-name="T119">:</text:span></text:span><text:span text:style-name="T118"> </text:span></text:p>
      <text:list xml:id="list15549096746584" text:continue-numbering="true" text:style-name="L1">
        <text:list-item>
          <text:p text:style-name="P126"><text:span text:style-name="T241">Adopt a </text:span><text:span text:style-name="T262">savage</text:span><text:span text:style-name="T241"> stance, reducing incoming damage </text:span><text:span text:style-name="T262">and permanently increasing the user’s HP.</text:span></text:p>
        </text:list-item>
        <text:list-item>
          <text:p text:style-name="P186">Reduce incoming damage by 50% for 1 turn <text:span text:style-name="T292">and increase your Max HP by 5-10.</text:span></text:p>
        </text:list-item>
        <text:list-item>
          <text:p text:style-name="P126"><text:span text:style-name="T224">Cost: </text:span><text:span text:style-name="T228">2</text:span><text:span text:style-name="T224">, </text:span><text:span text:style-name="T226">Cooldown: </text:span><text:span text:style-name="T225">2</text:span><text:span text:style-name="T227">,</text:span><text:span text:style-name="T226"> Range: </text:span><text:span text:style-name="T228">-</text:span><text:span text:style-name="T227">,</text:span><text:span text:style-name="T226"> Accuracy: </text:span><text:span text:style-name="T228">-</text:span><text:span text:style-name="T227">;</text:span></text:p>
        </text:list-item>
      </text:list>
      <text:p text:style-name="P73"/>
      <text:p text:style-name="P55"><text:soft-page-break/><text:span text:style-name="Strong_20_Emphasis"><text:span text:style-name="T194">Bloodied</text:span></text:span><text:span text:style-name="Strong_20_Emphasis"><text:span text:style-name="T119"> Assault </text:span></text:span><text:span text:style-name="Strong_20_Emphasis"><text:span text:style-name="T127">(</text:span></text:span><text:span text:style-name="Strong_20_Emphasis"><text:span text:style-name="T193">Upgrade of </text:span></text:span><text:span text:style-name="Strong_20_Emphasis"><text:span text:style-name="T195">Rampage</text:span></text:span><text:span text:style-name="Strong_20_Emphasis"><text:span text:style-name="T127">)</text:span></text:span><text:span text:style-name="Strong_20_Emphasis"><text:span text:style-name="T119">:</text:span></text:span><text:span text:style-name="T118"> </text:span></text:p>
      <text:list xml:id="list15548114862964" text:continue-numbering="true" text:style-name="L1">
        <text:list-item>
          <text:p text:style-name="P127"><text:span text:style-name="T244">Enter a</text:span><text:span text:style-name="T241"> </text:span><text:span text:style-name="T260">bloody </text:span><text:span text:style-name="T253">frenz</text:span><text:span text:style-name="T260">y</text:span><text:span text:style-name="T241">, drawing the attention of enemies </text:span><text:span text:style-name="T244">and trading defense for </text:span><text:span text:style-name="T262">great</text:span><text:span text:style-name="T260"> </text:span><text:span text:style-name="T244">offense. </text:span><text:span text:style-name="T262">Restore HP each time you deal damage.</text:span></text:p>
        </text:list-item>
        <text:list-item>
          <text:p text:style-name="P127"><text:span text:style-name="T124">Has a </text:span><text:span text:style-name="T150">8</text:span><text:span text:style-name="T146">0</text:span><text:span text:style-name="T124">% chance of inflicting </text:span><text:span text:style-name="T130">1</text:span><text:span text:style-name="T124">x Taunt to all enemies in range. </text:span><text:span text:style-name="T130">Take </text:span><text:span text:style-name="T146">4</text:span><text:span text:style-name="T150">0</text:span><text:span text:style-name="T130">% increased Damage, but also deal </text:span><text:span text:style-name="T150">60</text:span><text:span text:style-name="T130">% increased damage for </text:span><text:span text:style-name="T136">2</text:span><text:span text:style-name="T130"> turn</text:span><text:span text:style-name="T136">s</text:span><text:span text:style-name="T130">. </text:span><text:span text:style-name="T150">Each time you deal damage regain 3-7 HP.</text:span></text:p>
        </text:list-item>
        <text:list-item>
          <text:p text:style-name="P127"><text:span text:style-name="T276">Cost: </text:span><text:span text:style-name="T283">2</text:span><text:span text:style-name="T276">, </text:span><text:span text:style-name="T278">Cooldown: </text:span><text:span text:style-name="T282">4</text:span><text:span text:style-name="T275">,</text:span><text:span text:style-name="T278"> Range: </text:span><text:span text:style-name="T279">2</text:span><text:span text:style-name="T275">,</text:span><text:span text:style-name="T278"> Accuracy: -</text:span><text:span text:style-name="T275">;</text:span></text:p>
        </text:list-item>
      </text:list>
      <text:p text:style-name="P73"/>
      <text:p text:style-name="P55"><text:span text:style-name="Strong_20_Emphasis"><text:span text:style-name="T119">Hemorrhag</text:span></text:span><text:span text:style-name="Strong_20_Emphasis"><text:span text:style-name="T151">ic</text:span></text:span><text:span text:style-name="Strong_20_Emphasis"><text:span text:style-name="T119"> </text:span></text:span><text:span text:style-name="Strong_20_Emphasis"><text:span text:style-name="T195">Slash</text:span></text:span><text:span text:style-name="Strong_20_Emphasis"><text:span text:style-name="T119"> </text:span></text:span><text:span text:style-name="Strong_20_Emphasis"><text:span text:style-name="T127">(</text:span></text:span><text:span text:style-name="Strong_20_Emphasis"><text:span text:style-name="T193">Upgrade of </text:span></text:span><text:span text:style-name="Strong_20_Emphasis"><text:span text:style-name="T195">Slash</text:span></text:span><text:span text:style-name="Strong_20_Emphasis"><text:span text:style-name="T127">)</text:span></text:span><text:span text:style-name="Strong_20_Emphasis"><text:span text:style-name="T119">:</text:span></text:span><text:span text:style-name="T118"> </text:span></text:p>
      <text:list xml:id="list15547682505920" text:continue-numbering="true" text:style-name="L1">
        <text:list-item>
          <text:p text:style-name="P167"><text:span text:style-name="T292">D</text:span>eliver a rending strike that causes internal bleeding in the target</text:p>
        </text:list-item>
        <text:list-item>
          <text:p text:style-name="P127"><text:span text:style-name="T132">Deal </text:span><text:span text:style-name="T150">23</text:span><text:span text:style-name="T120">-</text:span><text:span text:style-name="T150">30</text:span><text:span text:style-name="T132"> </text:span><text:span text:style-name="T120">Physical</text:span><text:span text:style-name="T132"> Damage </text:span><text:span text:style-name="T123">to the target</text:span><text:span text:style-name="T132">, </text:span><text:span text:style-name="T150">with a 50% Chance to cause 2x Bleed.</text:span></text:p>
        </text:list-item>
        <text:list-item>
          <text:p text:style-name="P126"><text:span text:style-name="T224">Cost: </text:span><text:span text:style-name="T228">2</text:span><text:span text:style-name="T224">, </text:span><text:span text:style-name="T226">Cooldown: </text:span><text:span text:style-name="T227">1,</text:span><text:span text:style-name="T226"> Range: </text:span><text:span text:style-name="T228">1</text:span><text:span text:style-name="T227">,</text:span><text:span text:style-name="T226"> Accuracy: </text:span><text:span text:style-name="T228">85</text:span><text:span text:style-name="T227">;</text:span></text:p>
        </text:list-item>
      </text:list>
      <text:p text:style-name="P73"/>
      <text:p text:style-name="P55"><text:span text:style-name="Strong_20_Emphasis"><text:span text:style-name="T119">Sanguine Shot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7989806705" text:continue-numbering="true" text:style-name="L1">
        <text:list-item>
          <text:p text:style-name="P126"><text:span text:style-name="T262">L</text:span><text:span text:style-name="T257">aunch a projectile infused with </text:span><text:span text:style-name="T262">your</text:span><text:span text:style-name="T257"> own blood, dealing damage </text:span><text:span text:style-name="T262">and siphoning vitality from an enemy.</text:span></text:p>
        </text:list-item>
        <text:list-item>
          <text:p text:style-name="P126"><text:span text:style-name="T150">Take 5-10 Magical Damage to launch a bloody projectile</text:span><text:span text:style-name="T120"> </text:span><text:span text:style-name="T150">that deals 20-30 Magical Damage and restores 10-20 HP on hit.</text:span></text:p>
        </text:list-item>
        <text:list-item>
          <text:p text:style-name="P126"><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9"/>
      <text:p text:style-name="P29"/>
      <text:p text:style-name="P99"><text:span text:style-name="T31">Way of Water </text:span><text:span text:style-name="T35">M</text:span><text:span text:style-name="T31">onk</text:span><text:span text:style-name="T29">:</text:span> </text:p>
      <text:p text:style-name="P109"><text:span text:style-name="Strong_20_Emphasis"><text:span text:style-name="T39">Description:</text:span></text:span> Drawing inspiration from the ebb and flow of the tides, Way of Water monks harness the elemental power of water to enhance their combat prowess and flow seamlessly through any conflict. <text:span text:style-name="T51">A</text:span>dept at reading the currents of battle, <text:span text:style-name="T51">t</text:span>heir combat style is fluid and unpredictable.</text:p>
      <text:p text:style-name="P9"/>
      <text:p text:style-name="P85"><text:span text:style-name="T42">Previous </text:span><text:span text:style-name="T41">Skills:</text:span></text:p>
      <text:p text:style-name="P64"/>
      <text:p text:style-name="P55"><text:span text:style-name="Strong_20_Emphasis"><text:span text:style-name="T119">Taunt:</text:span></text:span><text:span text:style-name="T118"> </text:span></text:p>
      <text:list xml:id="list15548819451059" text:continue-numbering="true" text:style-name="L1">
        <text:list-item>
          <text:p text:style-name="P151">Confidently taunt enemies, increasing the chance of being targeted for attacks.</text:p>
        </text:list-item>
        <text:list-item>
          <text:p text:style-name="P192">Has a 50% chance of inflicting 1x Taunt to all enemies in range.</text:p>
        </text:list-item>
        <text:list-item>
          <text:p text:style-name="P127"><text:span text:style-name="T122">Cost: </text:span><text:span text:style-name="T120">3</text:span><text:span text:style-name="T122">, </text:span><text:span text:style-name="T123">Cooldown: </text:span><text:span text:style-name="T120">3</text:span><text:span text:style-name="T125">,</text:span><text:span text:style-name="T123"> Range: </text:span><text:span text:style-name="T130">2</text:span><text:span text:style-name="T125">,</text:span><text:span text:style-name="T123"> Accuracy: -</text:span><text:span text:style-name="T125">;</text:span></text:p>
        </text:list-item>
      </text:list>
      <text:p text:style-name="P74"/>
      <text:p text:style-name="P55"><text:span text:style-name="Strong_20_Emphasis"><text:span text:style-name="T119">Whirlwind Strike </text:span></text:span><text:span text:style-name="Strong_20_Emphasis"><text:span text:style-name="T127">(Upgrade of Cleave)</text:span></text:span><text:span text:style-name="Strong_20_Emphasis"><text:span text:style-name="T119">:</text:span></text:span><text:span text:style-name="T118"> </text:span></text:p>
      <text:list xml:id="list15547827105919" text:continue-numbering="true" text:style-name="L1">
        <text:list-item>
          <text:p text:style-name="P127"><text:span text:style-name="T241">Perform a devastating whirlwind attack, </text:span><text:span text:style-name="T242">striking</text:span><text:span text:style-name="T241"> all adjacent enemies.</text:span></text:p>
        </text:list-item>
        <text:list-item>
          <text:p text:style-name="P127"><text:span text:style-name="T120">Deal </text:span><text:span text:style-name="T126">13</text:span><text:span text:style-name="T120">-1</text:span><text:span text:style-name="T126">8</text:span><text:span text:style-name="T120"> Physical Damage to </text:span><text:span text:style-name="T126">all enemies adjacent to the user.</text:span></text:p>
        </text:list-item>
        <text:list-item>
          <text:p text:style-name="P127"><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4"/>
      <text:p text:style-name="P55"><text:span text:style-name="Strong_20_Emphasis"><text:span text:style-name="T179">Rallying Cry</text:span></text:span><text:span text:style-name="Strong_20_Emphasis"><text:span text:style-name="T119"> </text:span></text:span><text:span text:style-name="Strong_20_Emphasis"><text:span text:style-name="T127">(Upgrade of Battle Cry)</text:span></text:span><text:span text:style-name="Strong_20_Emphasis"><text:span text:style-name="T119">:</text:span></text:span><text:span text:style-name="T118"> </text:span></text:p>
      <text:list xml:id="list15549257823946" text:continue-numbering="true" text:style-name="L1">
        <text:list-item>
          <text:p text:style-name="P127"><text:span text:style-name="T241">This </text:span><text:span text:style-name="T242">galvanizing</text:span><text:span text:style-name="T241"> battle cry boosts all nearby characters’ defense.</text:span></text:p>
        </text:list-item>
        <text:list-item>
          <text:p text:style-name="P127"><text:span text:style-name="T120">Boost </text:span><text:span text:style-name="T126">the physical defense of</text:span><text:span text:style-name="T120"> </text:span><text:span text:style-name="T126">all </text:span><text:span text:style-name="T120">all</text:span><text:span text:style-name="T126">ies within a 3x3 radius</text:span><text:span text:style-name="T120"> by </text:span><text:span text:style-name="T126">20-25</text:span><text:span text:style-name="T120">% for 2 turns.</text:span></text:p>
        </text:list-item>
        <text:list-item>
          <text:p text:style-name="P127"><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4"/>
      <text:p text:style-name="P55"><text:span text:style-name="Strong_20_Emphasis"><text:span text:style-name="T119">Precision Blow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916914242" text:continue-numbering="true" text:style-name="L1">
        <text:list-item>
          <text:p text:style-name="P151">Delivers a precise blow aimed at vulnerable spots, <text:span text:style-name="T288">bypassing defenses.</text:span></text:p>
        </text:list-item>
        <text:list-item>
          <text:p text:style-name="P127"><text:span text:style-name="T120">Deal </text:span><text:span text:style-name="T126">20</text:span><text:span text:style-name="T120">-2</text:span><text:span text:style-name="T129">5</text:span><text:span text:style-name="T120"> Physical Damage to the target, </text:span><text:span text:style-name="T129">bypassing 70% of the target’s Physical Defense.</text:span></text:p>
        </text:list-item>
        <text:list-item>
          <text:p text:style-name="P127"><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span text:style-name="T118"> </text:span></text:p>
        </text:list-item>
      </text:list>
      <text:p text:style-name="P55"/>
      <text:p text:style-name="P55"><text:span text:style-name="Strong_20_Emphasis"><text:span text:style-name="T184">Palm</text:span></text:span><text:span text:style-name="Strong_20_Emphasis"><text:span text:style-name="T119"> Strike </text:span></text:span><text:span text:style-name="Strong_20_Emphasis"><text:span text:style-name="T127">(Upgrade of </text:span></text:span><text:span text:style-name="Strong_20_Emphasis"><text:span text:style-name="T184">Bash</text:span></text:span><text:span text:style-name="Strong_20_Emphasis"><text:span text:style-name="T127">)</text:span></text:span><text:span text:style-name="Strong_20_Emphasis"><text:span text:style-name="T119">:</text:span></text:span><text:span text:style-name="T118"> </text:span></text:p>
      <text:list xml:id="list15547844394431" text:continue-numbering="true" text:style-name="L1">
        <text:list-item>
          <text:p text:style-name="P127"><text:span text:style-name="T255">Deliver a</text:span><text:span text:style-name="T241"> </text:span><text:span text:style-name="T255">powerful palm </text:span><text:span text:style-name="T241">strike </text:span><text:span text:style-name="T255">that will either stun or slow the target.</text:span></text:p>
        </text:list-item>
        <text:list-item>
          <text:p text:style-name="P127"><text:span text:style-name="T120">Deal </text:span><text:span text:style-name="T138">25-30</text:span><text:span text:style-name="T120"> Physical Damage with a </text:span><text:span text:style-name="T138">6</text:span><text:span text:style-name="T124">0</text:span><text:span text:style-name="T120">% </text:span><text:span text:style-name="T124">Chance to inflict 1x </text:span><text:span text:style-name="T120">Stun. </text:span><text:span text:style-name="T138">If the stun effect doesn’t apply, the target is afflicted with 1x Slow.</text:span></text:p>
        </text:list-item>
        <text:list-item>
          <text:p text:style-name="P127"><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4"/>
      <text:p text:style-name="P55"><text:span text:style-name="Strong_20_Emphasis"><text:span text:style-name="T119">Mystic Step </text:span></text:span><text:span text:style-name="Strong_20_Emphasis"><text:span text:style-name="T127">(</text:span></text:span><text:span text:style-name="Strong_20_Emphasis"><text:span text:style-name="T185">New Skill</text:span></text:span><text:span text:style-name="Strong_20_Emphasis"><text:span text:style-name="T127">)</text:span></text:span><text:span text:style-name="Strong_20_Emphasis"><text:span text:style-name="T119">:</text:span></text:span><text:span text:style-name="T118"> </text:span></text:p>
      <text:list xml:id="list15549315708912" text:continue-numbering="true" text:style-name="L1">
        <text:list-item>
          <text:p text:style-name="P127"><text:span text:style-name="T256">U</text:span><text:span text:style-name="T241">tilize </text:span><text:span text:style-name="T256">your</text:span><text:span text:style-name="T241"> agility and martial prowess to instantly reposition </text:span><text:span text:style-name="T256">yourself and gain evasion.</text:span></text:p>
        </text:list-item>
        <text:list-item>
          <text:p text:style-name="P194"><text:span text:style-name="T117">D</text:span>ash to an empty tile within range, gaining 15% evasion for each tile traveled for 1 turn.</text:p>
        </text:list-item>
        <text:list-item>
          <text:p text:style-name="P127"><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74"/>
      <text:p text:style-name="P55"><text:span text:style-name="Strong_20_Emphasis"><text:span text:style-name="T186">Balancing Blow</text:span></text:span><text:span text:style-name="Strong_20_Emphasis"><text:span text:style-name="T119"> </text:span></text:span><text:span text:style-name="Strong_20_Emphasis"><text:span text:style-name="T127">(</text:span></text:span><text:span text:style-name="Strong_20_Emphasis"><text:span text:style-name="T185">New Skill</text:span></text:span><text:span text:style-name="Strong_20_Emphasis"><text:span text:style-name="T127">)</text:span></text:span><text:span text:style-name="Strong_20_Emphasis"><text:span text:style-name="T119">:</text:span></text:span><text:span text:style-name="T118"> </text:span></text:p>
      <text:list xml:id="list15548910302972" text:continue-numbering="true" text:style-name="L1">
        <text:list-item>
          <text:p text:style-name="P167">Attack an enemy with a technique that deals damage based on the difference in total debuffs.</text:p>
        </text:list-item>
        <text:list-item>
          <text:p text:style-name="P127"><text:span text:style-name="T120">D</text:span><text:span text:style-name="T139">eals 10-15 Magic Damage for each additional debuff the target has in comparison to the user.</text:span></text:p>
        </text:list-item>
        <text:list-item>
          <text:p text:style-name="P127"><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70"/>
      <text:p text:style-name="P70"/>
      <text:p text:style-name="P29"/>
      <text:p text:style-name="P29"/>
      <text:p text:style-name="P29"/>
      <text:p text:style-name="P2"><text:soft-page-break/>Skills:</text:p>
      <text:p text:style-name="P29"/>
      <text:p text:style-name="P55"><text:span text:style-name="Strong_20_Emphasis"><text:span text:style-name="T119">Flowing Strike</text:span></text:span><text:span text:style-name="Strong_20_Emphasis"><text:span text:style-name="T151">s</text:span></text:span><text:span text:style-name="Strong_20_Emphasis"><text:span text:style-name="T119"> </text:span></text:span><text:span text:style-name="Strong_20_Emphasis"><text:span text:style-name="T127">(</text:span></text:span><text:span text:style-name="Strong_20_Emphasis"><text:span text:style-name="T195">Upgrade of Flurry of Blows</text:span></text:span><text:span text:style-name="Strong_20_Emphasis"><text:span text:style-name="T127">)</text:span></text:span><text:span text:style-name="Strong_20_Emphasis"><text:span text:style-name="T119">:</text:span></text:span><text:span text:style-name="T118"> </text:span></text:p>
      <text:list xml:id="list15548415380886" text:continue-numbering="true" text:style-name="L1">
        <text:list-item>
          <text:p text:style-name="P127"><text:span text:style-name="T263">Your </text:span><text:span text:style-name="T241">strikes flow like water, delivering a series</text:span><text:span text:style-name="T263"> of deadly strikes that slow and deal additional magic damage.</text:span></text:p>
        </text:list-item>
        <text:list-item>
          <text:p text:style-name="P127"><text:span text:style-name="T120">Deal </text:span><text:span text:style-name="T152">4</text:span><text:span text:style-name="T137">x </text:span><text:span text:style-name="T126">2</text:span><text:span text:style-name="T152">5</text:span><text:span text:style-name="T120">-</text:span><text:span text:style-name="T152">30</text:span><text:span text:style-name="T120"> Physical Damage to the target, </text:span><text:span text:style-name="T126">with a </text:span><text:span text:style-name="T152">3</text:span><text:span text:style-name="T126">5% Critical Hit Chance. </text:span><text:span text:style-name="T137">Each Critical Hit inflicts 1x Slow </text:span><text:span text:style-name="T152">and deals an additional 5-10 Magical Damage.</text:span></text:p>
        </text:list-item>
        <text:list-item>
          <text:p text:style-name="P127"><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4"/>
      <text:p text:style-name="P56"><text:span text:style-name="Strong_20_Emphasis"><text:span text:style-name="T119">Rippling Defense </text:span></text:span><text:span text:style-name="Strong_20_Emphasis"><text:span text:style-name="T127">(</text:span></text:span><text:span text:style-name="Strong_20_Emphasis"><text:span text:style-name="T195">Upgrade of </text:span></text:span><text:span text:style-name="Strong_20_Emphasis"><text:span text:style-name="T196">Evasive Dance</text:span></text:span><text:span text:style-name="Strong_20_Emphasis"><text:span text:style-name="T127">)</text:span></text:span><text:span text:style-name="Strong_20_Emphasis"><text:span text:style-name="T119">:</text:span></text:span><text:span text:style-name="T118"> </text:span></text:p>
      <text:list xml:id="list15549392354598" text:continue-numbering="true" text:style-name="L1">
        <text:list-item>
          <text:p text:style-name="P118"><text:span text:style-name="T255">G</text:span><text:span text:style-name="T242">racefully dodge incoming attacks, </text:span><text:span text:style-name="T255">automatically retaliating against attackers in range, </text:span><text:span text:style-name="T263">creating damaging ripples as you move.</text:span></text:p>
        </text:list-item>
        <text:list-item>
          <text:p text:style-name="P118"><text:span text:style-name="T120">Reduce </text:span><text:span text:style-name="T128">all </text:span><text:span text:style-name="T120">incoming damage by </text:span><text:span text:style-name="T152">70</text:span><text:span text:style-name="T120">% for </text:span><text:span text:style-name="T152">3</text:span><text:span text:style-name="T120"> turn</text:span><text:span text:style-name="T139">s</text:span><text:span text:style-name="T120">. </text:span><text:span text:style-name="T138">Automatically</text:span><text:span text:style-name="T126"> deal</text:span><text:span text:style-name="T138">s</text:span><text:span text:style-name="T126"> </text:span><text:span text:style-name="T138">13-</text:span><text:span text:style-name="T142">25</text:span><text:span text:style-name="T126"> </text:span><text:span text:style-name="T152">physical </text:span><text:span text:style-name="T126">damage to </text:span><text:span text:style-name="T128">adjacent </text:span><text:span text:style-name="T126">attackers. </text:span><text:span text:style-name="T152">Create a ripple that deals 10-15 Magic Damage to adjacent targets each time you move.</text:span></text:p>
        </text:list-item>
        <text:list-item>
          <text:p text:style-name="P118"><text:span text:style-name="T224">Cost: </text:span><text:span text:style-name="T225">2</text:span><text:span text:style-name="T224">, </text:span><text:span text:style-name="T226">Cooldown: </text:span><text:span text:style-name="T236">5</text:span><text:span text:style-name="T227">,</text:span><text:span text:style-name="T226"> Range: </text:span><text:span text:style-name="T228">-</text:span><text:span text:style-name="T227">,</text:span><text:span text:style-name="T226"> Accuracy: </text:span><text:span text:style-name="T225">80</text:span><text:span text:style-name="T227">;</text:span></text:p>
        </text:list-item>
      </text:list>
      <text:p text:style-name="P74"/>
      <text:p text:style-name="P90"><text:span text:style-name="Strong_20_Emphasis"><text:span text:style-name="T197">Freezing Palm</text:span></text:span><text:span text:style-name="Strong_20_Emphasis"><text:span text:style-name="T119"> </text:span></text:span><text:span text:style-name="Strong_20_Emphasis"><text:span text:style-name="T127">(</text:span></text:span><text:span text:style-name="Strong_20_Emphasis"><text:span text:style-name="T195">Upgrade of </text:span></text:span><text:span text:style-name="Strong_20_Emphasis"><text:span text:style-name="T196">Power Strike</text:span></text:span><text:span text:style-name="Strong_20_Emphasis"><text:span text:style-name="T127">)</text:span></text:span><text:span text:style-name="Strong_20_Emphasis"><text:span text:style-name="T119">:</text:span></text:span><text:span text:style-name="T118"> </text:span></text:p>
      <text:list xml:id="list15548799578405" text:continue-numbering="true" text:style-name="L1">
        <text:list-item>
          <text:p text:style-name="P118"><text:span text:style-name="T241">A </text:span><text:span text:style-name="T265">freezing</text:span><text:span text:style-name="T241"> strike that </text:span><text:span text:style-name="T264">trades</text:span><text:span text:style-name="T241"> accuracy for </text:span><text:span text:style-name="T264">great</text:span><text:span text:style-name="T241"> damage </text:span><text:span text:style-name="T249">and a high Critical Hit Chanc</text:span><text:span text:style-name="T265">e.</text:span></text:p>
        </text:list-item>
        <text:list-item>
          <text:p text:style-name="P178"><text:span text:style-name="T116">Deal </text:span><text:span text:style-name="T117">2</text:span><text:span text:style-name="T293">5</text:span><text:span text:style-name="T117">-3</text:span><text:span text:style-name="T293">5</text:span><text:span text:style-name="T116"> </text:span><text:span text:style-name="T117">Physical</text:span><text:span text:style-name="T116"> Damage </text:span><text:span text:style-name="T293">and 15-20 Magical Damage </text:span><text:span text:style-name="T114">to the target, </text:span><text:span text:style-name="T117">with a </text:span><text:span text:style-name="T293">6</text:span><text:span text:style-name="T117">0% Critical Hit Chance. </text:span><text:span text:style-name="T293">Critical Hits inflict 1x Frozen.</text:span></text:p>
        </text:list-item>
        <text:list-item>
          <text:p text:style-name="P118"><text:span text:style-name="T224">Cost: </text:span><text:span text:style-name="T228">3</text:span><text:span text:style-name="T224">, </text:span><text:span text:style-name="T226">Cooldown: </text:span><text:span text:style-name="T225">4</text:span><text:span text:style-name="T227">,</text:span><text:span text:style-name="T226"> Range: </text:span><text:span text:style-name="T228">1</text:span><text:span text:style-name="T227">,</text:span><text:span text:style-name="T226"> Accuracy: </text:span><text:span text:style-name="T228">50</text:span><text:span text:style-name="T227">;</text:span></text:p>
        </text:list-item>
      </text:list>
      <text:p text:style-name="P74"/>
      <text:p text:style-name="P55"><text:span text:style-name="Strong_20_Emphasis"><text:span text:style-name="T119">Torrent </text:span></text:span><text:span text:style-name="Strong_20_Emphasis"><text:span text:style-name="T154">Knuckle </text:span></text:span><text:span text:style-name="Strong_20_Emphasis"><text:span text:style-name="T127">(</text:span></text:span><text:span text:style-name="Strong_20_Emphasis"><text:span text:style-name="T154">N</text:span></text:span><text:span text:style-name="Strong_20_Emphasis"><text:span text:style-name="T198">ew Skill</text:span></text:span><text:span text:style-name="Strong_20_Emphasis"><text:span text:style-name="T127">)</text:span></text:span><text:span text:style-name="Strong_20_Emphasis"><text:span text:style-name="T119">:</text:span></text:span><text:span text:style-name="T118"> </text:span></text:p>
      <text:list xml:id="list15547989903421" text:continue-numbering="true" text:style-name="L1">
        <text:list-item>
          <text:p text:style-name="P167">Unleash a surging torrent that strikes all enemies in a line, reducing their attack power.</text:p>
        </text:list-item>
        <text:list-item>
          <text:p text:style-name="P127"><text:span text:style-name="T153">Deal 30-45 Magical Damage to all enemies in a 3 tile line, reducing their attack power by 20-30% for 1 turn.</text:span><text:span text:style-name="T120"> </text:span></text:p>
        </text:list-item>
        <text:list-item>
          <text:p text:style-name="P127"><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74"/>
      <text:p text:style-name="P57"><text:span text:style-name="Strong_20_Emphasis"><text:span text:style-name="T199">Tidal Surge</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7711275763" text:continue-numbering="true" text:style-name="L1">
        <text:list-item>
          <text:p text:style-name="P127"><text:span text:style-name="T266">Summon</text:span><text:span text:style-name="T257"> a massive tidal wave that crashes upon the battlefiel</text:span><text:span text:style-name="T266">d, dealing damage to enemies and healing allies.</text:span></text:p>
        </text:list-item>
        <text:list-item>
          <text:p text:style-name="P127"><text:span text:style-name="T153">Summon a wave that crashes in a 3x3 area, dealing 10-20 Physical Damage and 5-15 Magical Damage to all enemies, and removing 1-3 Debuffs from allies.</text:span><text:span text:style-name="T120"> </text:span></text:p>
        </text:list-item>
        <text:list-item>
          <text:p text:style-name="P127"><text:span text:style-name="T224">Cost: </text:span><text:span text:style-name="T237">5</text:span><text:span text:style-name="T224">, </text:span><text:span text:style-name="T226">Cooldown: </text:span><text:span text:style-name="T237">7</text:span><text:span text:style-name="T227">,</text:span><text:span text:style-name="T226"> Range: </text:span><text:span text:style-name="T237">3</text:span><text:span text:style-name="T227">,</text:span><text:span text:style-name="T226"> Accuracy: </text:span><text:span text:style-name="T237">75</text:span><text:span text:style-name="T227">;</text:span></text:p>
        </text:list-item>
      </text:list>
      <text:p text:style-name="P29"/>
      <text:p text:style-name="P99"><text:span text:style-name="T31">Way of Rock </text:span><text:span text:style-name="T36">M</text:span><text:span text:style-name="T31">onk</text:span><text:span text:style-name="T29">:</text:span> </text:p>
      <text:p text:style-name="P106"><text:span text:style-name="Strong_20_Emphasis"><text:span text:style-name="T39">Description:</text:span></text:span> Rooted in unwavering strength and unyielding resilience, Way of Rock monks embody the indomitable spirit of the earth itself. Through rigorous training and disciplined meditation, these monks forge a connection to the solid foundation beneath their feet, drawing upon the raw power of stone and rock to fortify their bodies and withstand the fiercest of assaults. </text:p>
      <text:p text:style-name="P10"/>
      <text:p text:style-name="P86"><text:span text:style-name="T42">Previous </text:span><text:span text:style-name="T41">Skills:</text:span></text:p>
      <text:p text:style-name="P64"/>
      <text:p text:style-name="P55"><text:span text:style-name="Strong_20_Emphasis"><text:span text:style-name="T119">Taunt:</text:span></text:span><text:span text:style-name="T118"> </text:span></text:p>
      <text:list xml:id="list15548880026427" text:continue-numbering="true" text:style-name="L1">
        <text:list-item>
          <text:p text:style-name="P151">Confidently taunt enemies, increasing the chance of being targeted for attacks.</text:p>
        </text:list-item>
        <text:list-item>
          <text:p text:style-name="P192">Has a 50% chance of inflicting 1x Taunt to all enemies in range.</text:p>
        </text:list-item>
        <text:list-item>
          <text:p text:style-name="P127"><text:span text:style-name="T122">Cost: </text:span><text:span text:style-name="T120">3</text:span><text:span text:style-name="T122">, </text:span><text:span text:style-name="T123">Cooldown: </text:span><text:span text:style-name="T120">3</text:span><text:span text:style-name="T125">,</text:span><text:span text:style-name="T123"> Range: </text:span><text:span text:style-name="T130">2</text:span><text:span text:style-name="T125">,</text:span><text:span text:style-name="T123"> Accuracy: -</text:span><text:span text:style-name="T125">;</text:span></text:p>
        </text:list-item>
      </text:list>
      <text:p text:style-name="P64"/>
      <text:p text:style-name="P55"><text:span text:style-name="Strong_20_Emphasis"><text:span text:style-name="T179">Rallying Cry</text:span></text:span><text:span text:style-name="Strong_20_Emphasis"><text:span text:style-name="T119"> </text:span></text:span><text:span text:style-name="Strong_20_Emphasis"><text:span text:style-name="T127">(Upgrade of Battle Cry)</text:span></text:span><text:span text:style-name="Strong_20_Emphasis"><text:span text:style-name="T119">:</text:span></text:span><text:span text:style-name="T118"> </text:span></text:p>
      <text:list xml:id="list15547758852187" text:continue-numbering="true" text:style-name="L1">
        <text:list-item>
          <text:p text:style-name="P127"><text:span text:style-name="T241">This </text:span><text:span text:style-name="T242">galvanizing</text:span><text:span text:style-name="T241"> battle cry boosts all nearby characters’ defense.</text:span></text:p>
        </text:list-item>
        <text:list-item>
          <text:p text:style-name="P127"><text:span text:style-name="T120">Boost </text:span><text:span text:style-name="T126">the physical defense of</text:span><text:span text:style-name="T120"> </text:span><text:span text:style-name="T126">all </text:span><text:span text:style-name="T120">all</text:span><text:span text:style-name="T126">ies within a 3x3 radius</text:span><text:span text:style-name="T120"> by </text:span><text:span text:style-name="T126">20-25</text:span><text:span text:style-name="T120">% for 2 turns.</text:span></text:p>
        </text:list-item>
        <text:list-item>
          <text:p text:style-name="P127"><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4"/>
      <text:p text:style-name="P55"><text:span text:style-name="Strong_20_Emphasis"><text:span text:style-name="T119">Precision Blow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942995246" text:continue-numbering="true" text:style-name="L1">
        <text:list-item>
          <text:p text:style-name="P151">Delivers a precise blow aimed at vulnerable spots, <text:span text:style-name="T288">bypassing defenses.</text:span></text:p>
        </text:list-item>
        <text:list-item>
          <text:p text:style-name="P127"><text:span text:style-name="T120">Deal </text:span><text:span text:style-name="T126">20</text:span><text:span text:style-name="T120">-2</text:span><text:span text:style-name="T129">5</text:span><text:span text:style-name="T120"> Physical Damage to the target, </text:span><text:span text:style-name="T129">bypassing 70% of the target’s Physical Defense.</text:span></text:p>
        </text:list-item>
        <text:list-item>
          <text:p text:style-name="P127"><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55"/>
      <text:p text:style-name="P55"><text:span text:style-name="Strong_20_Emphasis"><text:span text:style-name="T119">Flurry of Blows </text:span></text:span><text:span text:style-name="Strong_20_Emphasis"><text:span text:style-name="T127">(Upgrade of </text:span></text:span><text:span text:style-name="Strong_20_Emphasis"><text:span text:style-name="T179">Refined</text:span></text:span><text:span text:style-name="Strong_20_Emphasis"><text:span text:style-name="T127"> </text:span></text:span><text:span text:style-name="Strong_20_Emphasis"><text:span text:style-name="T179">Slash</text:span></text:span><text:span text:style-name="Strong_20_Emphasis"><text:span text:style-name="T127">)</text:span></text:span><text:span text:style-name="Strong_20_Emphasis"><text:span text:style-name="T119">:</text:span></text:span><text:span text:style-name="T118"> </text:span></text:p>
      <text:list xml:id="list15547531720964" text:continue-numbering="true" text:style-name="L1">
        <text:list-item>
          <text:p text:style-name="P127"><text:span text:style-name="T254">U</text:span><text:span text:style-name="T241">nleashes a rapid flurry of 3 strikes with a high critical hit chance. </text:span><text:span text:style-name="T254">Slows the target</text:span><text:span text:style-name="T241"> whenever a critical hit connects..</text:span></text:p>
        </text:list-item>
        <text:list-item>
          <text:p text:style-name="P127"><text:span text:style-name="T120">Deal </text:span><text:span text:style-name="T137">3x </text:span><text:span text:style-name="T126">20</text:span><text:span text:style-name="T120">-2</text:span><text:span text:style-name="T126">8</text:span><text:span text:style-name="T120"> Physical Damage to the target, </text:span><text:span text:style-name="T126">with a 25% Critical Hit Chance. </text:span><text:span text:style-name="T137">Each Critical Hit inflicts 1x Slow.</text:span></text:p>
        </text:list-item>
        <text:list-item>
          <text:p text:style-name="P127"><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55"/>
      <text:p text:style-name="P55"><text:span text:style-name="Strong_20_Emphasis"><text:span text:style-name="T184">Palm</text:span></text:span><text:span text:style-name="Strong_20_Emphasis"><text:span text:style-name="T119"> Strike </text:span></text:span><text:span text:style-name="Strong_20_Emphasis"><text:span text:style-name="T127">(Upgrade of </text:span></text:span><text:span text:style-name="Strong_20_Emphasis"><text:span text:style-name="T184">Bash</text:span></text:span><text:span text:style-name="Strong_20_Emphasis"><text:span text:style-name="T127">)</text:span></text:span><text:span text:style-name="Strong_20_Emphasis"><text:span text:style-name="T119">:</text:span></text:span><text:span text:style-name="T118"> </text:span></text:p>
      <text:list xml:id="list15548073237239" text:continue-numbering="true" text:style-name="L1">
        <text:list-item>
          <text:p text:style-name="P127"><text:span text:style-name="T255">Deliver a</text:span><text:span text:style-name="T241"> </text:span><text:span text:style-name="T255">powerful palm </text:span><text:span text:style-name="T241">strike </text:span><text:span text:style-name="T255">that will either stun or slow the target.</text:span></text:p>
        </text:list-item>
        <text:list-item>
          <text:p text:style-name="P127"><text:span text:style-name="T120">Deal </text:span><text:span text:style-name="T138">25-30</text:span><text:span text:style-name="T120"> Physical Damage with a </text:span><text:span text:style-name="T138">6</text:span><text:span text:style-name="T124">0</text:span><text:span text:style-name="T120">% </text:span><text:span text:style-name="T124">Chance to inflict 1x </text:span><text:span text:style-name="T120">Stun. </text:span><text:span text:style-name="T138">If the stun effect doesn’t apply, the target is afflicted with 1x Slow.</text:span></text:p>
        </text:list-item>
        <text:list-item>
          <text:p text:style-name="P127"><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4"/>
      <text:p text:style-name="P55"><text:span text:style-name="Strong_20_Emphasis"><text:span text:style-name="T186">Balancing Blow</text:span></text:span><text:span text:style-name="Strong_20_Emphasis"><text:span text:style-name="T119"> </text:span></text:span><text:span text:style-name="Strong_20_Emphasis"><text:span text:style-name="T127">(</text:span></text:span><text:span text:style-name="Strong_20_Emphasis"><text:span text:style-name="T185">New Skill</text:span></text:span><text:span text:style-name="Strong_20_Emphasis"><text:span text:style-name="T127">)</text:span></text:span><text:span text:style-name="Strong_20_Emphasis"><text:span text:style-name="T119">:</text:span></text:span><text:span text:style-name="T118"> </text:span></text:p>
      <text:list xml:id="list15548518864642" text:continue-numbering="true" text:style-name="L1">
        <text:list-item>
          <text:p text:style-name="P167">Attack an enemy with a technique that deals damage based on the difference in total debuffs.</text:p>
        </text:list-item>
        <text:list-item>
          <text:p text:style-name="P127"><text:span text:style-name="T120">D</text:span><text:span text:style-name="T139">eals 10-15 Magic Damage for each additional debuff the target has in comparison to the user.</text:span></text:p>
        </text:list-item>
        <text:list-item>
          <text:p text:style-name="P127"><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9"/>
      <text:p text:style-name="P29"/>
      <text:p text:style-name="P2">Skills:</text:p>
      <text:p text:style-name="P29"/>
      <text:p text:style-name="P55"><text:span text:style-name="Strong_20_Emphasis"><text:span text:style-name="T198">Solid Strike</text:span></text:span><text:span text:style-name="Strong_20_Emphasis"><text:span text:style-name="T119"> </text:span></text:span><text:span text:style-name="Strong_20_Emphasis"><text:span text:style-name="T127">(</text:span></text:span><text:span text:style-name="Strong_20_Emphasis"><text:span text:style-name="T198">Upgrade of Power Strike)</text:span></text:span><text:span text:style-name="Strong_20_Emphasis"><text:span text:style-name="T119">:</text:span></text:span><text:span text:style-name="T118"> </text:span></text:p>
      <text:list xml:id="list15549203575852" text:continue-numbering="true" text:style-name="L1">
        <text:list-item>
          <text:p text:style-name="P152">Delivers a solid and unyielding strike with a chance to reduce defenses.</text:p>
        </text:list-item>
        <text:list-item>
          <text:p text:style-name="P128"><text:span text:style-name="T132">Deal </text:span><text:span text:style-name="T153">40</text:span><text:span text:style-name="T120">-</text:span><text:span text:style-name="T153">50</text:span><text:span text:style-name="T132"> </text:span><text:span text:style-name="T120">Physical</text:span><text:span text:style-name="T132"> Damage </text:span><text:span text:style-name="T123">to the target, </text:span><text:span text:style-name="T120">with a </text:span><text:span text:style-name="T155">70</text:span><text:span text:style-name="T120">% Critical Hit Chance.</text:span></text:p>
        </text:list-item>
        <text:list-item>
          <text:p text:style-name="P128"><text:soft-page-break/><text:span text:style-name="T224">Cost: </text:span><text:span text:style-name="T228">3</text:span><text:span text:style-name="T224">, </text:span><text:span text:style-name="T226">Cooldown: </text:span><text:span text:style-name="T225">4</text:span><text:span text:style-name="T227">,</text:span><text:span text:style-name="T226"> Range: </text:span><text:span text:style-name="T228">1</text:span><text:span text:style-name="T227">,</text:span><text:span text:style-name="T226"> Accuracy: </text:span><text:span text:style-name="T237">80</text:span><text:span text:style-name="T227">;</text:span></text:p>
        </text:list-item>
      </text:list>
      <text:p text:style-name="P74"/>
      <text:p text:style-name="P57"><text:span text:style-name="Strong_20_Emphasis"><text:span text:style-name="T119">Stone's Endurance </text:span></text:span><text:span text:style-name="Strong_20_Emphasis"><text:span text:style-name="T127">(</text:span></text:span><text:span text:style-name="Strong_20_Emphasis"><text:span text:style-name="T198">Upgrade of</text:span></text:span><text:span text:style-name="Strong_20_Emphasis"><text:span text:style-name="T179"> </text:span></text:span><text:span text:style-name="Strong_20_Emphasis"><text:span text:style-name="T198">Evasive Dance</text:span></text:span><text:span text:style-name="Strong_20_Emphasis"><text:span text:style-name="T127">)</text:span></text:span><text:span text:style-name="Strong_20_Emphasis"><text:span text:style-name="T119">:</text:span></text:span><text:span text:style-name="T118"> </text:span></text:p>
      <text:list xml:id="list15547806687416" text:continue-numbering="true" text:style-name="L1">
        <text:list-item>
          <text:p text:style-name="P128"><text:span text:style-name="T267">B</text:span><text:span text:style-name="T255">ecome as unyielding as </text:span><text:span text:style-name="T267">stone</text:span><text:span text:style-name="T255">, gaining a major boost to defense and immunity to </text:span><text:span text:style-name="T267">debuffs, retaliating upon being attacked.</text:span></text:p>
        </text:list-item>
        <text:list-item>
          <text:p text:style-name="P128"><text:span text:style-name="T120">Reduce </text:span><text:span text:style-name="T128">all </text:span><text:span text:style-name="T120">incoming damage by </text:span><text:span text:style-name="T155">80</text:span><text:span text:style-name="T120">% </text:span><text:span text:style-name="T155">and become immune to debuffs </text:span><text:span text:style-name="T120">for </text:span><text:span text:style-name="T138">2</text:span><text:span text:style-name="T120"> turn</text:span><text:span text:style-name="T139">s</text:span><text:span text:style-name="T120">. </text:span><text:span text:style-name="T138">Automatically</text:span><text:span text:style-name="T126"> deal</text:span><text:span text:style-name="T138">s</text:span><text:span text:style-name="T126"> </text:span><text:span text:style-name="T155">15-30 Physical</text:span><text:span text:style-name="T126"> </text:span><text:span text:style-name="T155">D</text:span><text:span text:style-name="T126">amage to </text:span><text:span text:style-name="T128">adjacent </text:span><text:span text:style-name="T126">attackers.</text:span></text:p>
        </text:list-item>
        <text:list-item>
          <text:p text:style-name="P128"><text:span text:style-name="T224">Cost: </text:span><text:span text:style-name="T225">2</text:span><text:span text:style-name="T224">, </text:span><text:span text:style-name="T226">Cooldown: </text:span><text:span text:style-name="T229">3</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4"/>
      <text:p text:style-name="P58"><text:span text:style-name="Strong_20_Emphasis"><text:span text:style-name="T200">Earthquake</text:span></text:span><text:span text:style-name="Strong_20_Emphasis"><text:span text:style-name="T119"> </text:span></text:span><text:span text:style-name="Strong_20_Emphasis"><text:span text:style-name="T127">(</text:span></text:span><text:span text:style-name="Strong_20_Emphasis"><text:span text:style-name="T198">Upgrade of</text:span></text:span><text:span text:style-name="Strong_20_Emphasis"><text:span text:style-name="T179"> </text:span></text:span><text:span text:style-name="Strong_20_Emphasis"><text:span text:style-name="T156">Whirlwind Strike</text:span></text:span><text:span text:style-name="Strong_20_Emphasis"><text:span text:style-name="T127">)</text:span></text:span><text:span text:style-name="Strong_20_Emphasis"><text:span text:style-name="T119">:</text:span></text:span><text:span text:style-name="T118"> </text:span></text:p>
      <text:list xml:id="list15549639355645" text:continue-numbering="true" text:style-name="L1">
        <text:list-item>
          <text:p text:style-name="P129"><text:span text:style-name="T241">Slam the ground with great force, dealing damage to all enemies </text:span><text:span text:style-name="T267">around the user.</text:span></text:p>
        </text:list-item>
        <text:list-item>
          <text:p text:style-name="P129"><text:span text:style-name="T120">Deal </text:span><text:span text:style-name="T155">20-45</text:span><text:span text:style-name="T120"> Physical Damage to </text:span><text:span text:style-name="T126">all enemies </text:span><text:span text:style-name="T155">in a 2 tile radius around the user.</text:span></text:p>
        </text:list-item>
        <text:list-item>
          <text:p text:style-name="P127"><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4"/>
      <text:p text:style-name="P58"><text:span text:style-name="Strong_20_Emphasis"><text:span text:style-name="T119">Rockslide Rush </text:span></text:span><text:span text:style-name="Strong_20_Emphasis"><text:span text:style-name="T127">(</text:span></text:span><text:span text:style-name="Strong_20_Emphasis"><text:span text:style-name="T198">Upgrade of</text:span></text:span><text:span text:style-name="Strong_20_Emphasis"><text:span text:style-name="T179"> </text:span></text:span><text:span text:style-name="Strong_20_Emphasis"><text:span text:style-name="T201">Mystic Step</text:span></text:span><text:span text:style-name="Strong_20_Emphasis"><text:span text:style-name="T127">)</text:span></text:span><text:span text:style-name="Strong_20_Emphasis"><text:span text:style-name="T119">:</text:span></text:span><text:span text:style-name="T118"> </text:span></text:p>
      <text:list xml:id="list15548293623634" text:continue-numbering="true" text:style-name="L1">
        <text:list-item>
          <text:p text:style-name="P129"><text:span text:style-name="T267">C</text:span><text:span text:style-name="T256">harge forward with the force of a landslide, trampling enemies in </text:span><text:span text:style-name="T267">your</text:span><text:span text:style-name="T256"> path.</text:span></text:p>
        </text:list-item>
        <text:list-item>
          <text:p text:style-name="P195"><text:span text:style-name="T117">D</text:span>ash to an empty tile within range, gaining 15% evasion for each tile traveled for 1 turn. <text:span text:style-name="T294">Deals 10-30 Physical Damage and has a 30% chance to stun enemies caught in the user’s path.</text:span></text:p>
        </text:list-item>
        <text:list-item>
          <text:p text:style-name="P129"><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55"><text:span text:style-name="Strong_20_Emphasis"><text:span text:style-name="T186"/></text:span></text:p>
      <text:p text:style-name="P59"><text:span text:style-name="Strong_20_Emphasis"><text:span text:style-name="T119">Earthen Barrier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9526011755" text:continue-numbering="true" text:style-name="L1">
        <text:list-item>
          <text:p text:style-name="P127"><text:span text:style-name="T268">S</text:span><text:span text:style-name="T257">ummon a protective barrier of earth, creating </text:span><text:span text:style-name="T268">impassable</text:span><text:span text:style-name="T257"> terrain </text:span><text:span text:style-name="T268">that </text:span><text:span text:style-name="T257">knock</text:span><text:span text:style-name="T268">s</text:span><text:span text:style-name="T257"> enemies </text:span><text:span text:style-name="T268">back.</text:span></text:p>
        </text:list-item>
        <text:list-item>
          <text:p text:style-name="P130"><text:span text:style-name="T157">Summon an </text:span><text:span text:style-name="T268">impassable</text:span><text:span text:style-name="T157"> 3x1 barrier of earth for 3 turns.</text:span><text:span text:style-name="T120"> </text:span><text:span text:style-name="T157">Knocks enemies to random adjacent tiles with a 20% chance to stun, if they are caught in the target area.</text:span></text:p>
        </text:list-item>
        <text:list-item>
          <text:p text:style-name="P127"><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9"/>
      <text:p text:style-name="P100"><text:span text:style-name="T38">Arcane</text:span><text:span text:style-name="T32"> Knight</text:span><text:span text:style-name="T29">:</text:span> </text:p>
      <text:p text:style-name="P107"><text:span text:style-name="Strong_20_Emphasis"><text:span text:style-name="T39">Description:</text:span></text:span> Harnessing the fusion of martial prowess and mystic arts, <text:span text:style-name="T297">Arcane</text:span> Knights infuse their combat with magic. They master defensive spells and imbue their weapons with arcane power, turning them into formidable weapons of both offense and defense.</text:p>
      <text:p text:style-name="P30"/>
      <text:p text:style-name="P35"><text:span text:style-name="T42">Previous </text:span><text:span text:style-name="T41">Skills:</text:span></text:p>
      <text:p text:style-name="P35"/>
      <text:p text:style-name="P91"><text:span text:style-name="Strong_20_Emphasis"><text:span text:style-name="T119">Power Strike:</text:span></text:span><text:span text:style-name="T118"> </text:span></text:p>
      <text:list xml:id="list15547678849863" text:continue-numbering="true" text:style-name="L1">
        <text:list-item>
          <text:p text:style-name="P153">A powerful strike that sacrifices accuracy for increased damage <text:span text:style-name="T117">and a high Critical Hit Chance.</text:span></text:p>
        </text:list-item>
        <text:list-item>
          <text:p text:style-name="P179"><text:span text:style-name="T116">Deal </text:span><text:span text:style-name="T117">2</text:span><text:span text:style-name="T285">0</text:span><text:span text:style-name="T117">-30</text:span><text:span text:style-name="T116"> </text:span><text:span text:style-name="T117">Physical</text:span><text:span text:style-name="T116"> Damage </text:span><text:span text:style-name="T114">to the target, </text:span><text:span text:style-name="T117">with a 50% Critical Hit Chance.</text:span></text:p>
        </text:list-item>
        <text:list-item>
          <text:p text:style-name="P131"><text:span text:style-name="T122">Cost: </text:span><text:span text:style-name="T120">3</text:span><text:span text:style-name="T122">, </text:span><text:span text:style-name="T123">Cooldown: </text:span><text:span text:style-name="T124">4</text:span><text:span text:style-name="T125">,</text:span><text:span text:style-name="T123"> Range: </text:span><text:span text:style-name="T120">1</text:span><text:span text:style-name="T125">,</text:span><text:span text:style-name="T123"> Accuracy: </text:span><text:span text:style-name="T120">50</text:span><text:span text:style-name="T125">;</text:span></text:p>
        </text:list-item>
      </text:list>
      <text:p text:style-name="P75"/>
      <text:p text:style-name="P91"><text:span text:style-name="Strong_20_Emphasis"><text:span text:style-name="T119">Whirlwind Strike </text:span></text:span><text:span text:style-name="Strong_20_Emphasis"><text:span text:style-name="T127">(Upgrade of Cleave)</text:span></text:span><text:span text:style-name="Strong_20_Emphasis"><text:span text:style-name="T119">:</text:span></text:span><text:span text:style-name="T118"> </text:span></text:p>
      <text:list xml:id="list15548550892349" text:continue-numbering="true" text:style-name="L1">
        <text:list-item>
          <text:p text:style-name="P131"><text:span text:style-name="T241">Perform a devastating whirlwind attack, </text:span><text:span text:style-name="T242">striking</text:span><text:span text:style-name="T241"> all adjacent enemies.</text:span></text:p>
        </text:list-item>
        <text:list-item>
          <text:p text:style-name="P131"><text:span text:style-name="T120">Deal </text:span><text:span text:style-name="T126">13</text:span><text:span text:style-name="T120">-1</text:span><text:span text:style-name="T126">8</text:span><text:span text:style-name="T120"> Physical Damage to </text:span><text:span text:style-name="T126">all enemies adjacent to the user.</text:span></text:p>
        </text:list-item>
        <text:list-item>
          <text:p text:style-name="P131"><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5"/>
      <text:p text:style-name="P91"><text:span text:style-name="Strong_20_Emphasis"><text:span text:style-name="T119">Precision Blow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575062920" text:continue-numbering="true" text:style-name="L1">
        <text:list-item>
          <text:p text:style-name="P153">Delivers a precise blow aimed at vulnerable spots, <text:span text:style-name="T288">bypassing defenses.</text:span></text:p>
        </text:list-item>
        <text:list-item>
          <text:p text:style-name="P131"><text:span text:style-name="T120">Deal </text:span><text:span text:style-name="T126">20</text:span><text:span text:style-name="T120">-2</text:span><text:span text:style-name="T129">5</text:span><text:span text:style-name="T120"> Physical Damage to the target, </text:span><text:span text:style-name="T129">bypassing 70% of the target’s Physical Defense.</text:span></text:p>
        </text:list-item>
        <text:list-item>
          <text:p text:style-name="P131"><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5"/>
      <text:p text:style-name="P91"><text:span text:style-name="Strong_20_Emphasis"><text:span text:style-name="T127">Chivalrous Oath (Upgrade of </text:span></text:span><text:span text:style-name="Strong_20_Emphasis"><text:span text:style-name="T187">Taunt</text:span></text:span><text:span text:style-name="Strong_20_Emphasis"><text:span text:style-name="T127">)</text:span></text:span><text:span text:style-name="Strong_20_Emphasis"><text:span text:style-name="T119">:</text:span></text:span><text:span text:style-name="T118"> </text:span></text:p>
      <text:list xml:id="list15549322925113" text:continue-numbering="true" text:style-name="L1">
        <text:list-item>
          <text:p text:style-name="P153"><text:span text:style-name="T290">S</text:span>wear a chivalrous oath, <text:span text:style-name="T290">increasing the chance of being attacked while also being healed</text:span>.</text:p>
        </text:list-item>
        <text:list-item>
          <text:p text:style-name="P131"><text:span text:style-name="T124">Has a </text:span><text:span text:style-name="T141">70</text:span><text:span text:style-name="T124">% chance of inflicting 1x Taunt to all enemies in range </text:span><text:span text:style-name="T141">and restores 10-20 HP for 2 turn</text:span></text:p>
        </text:list-item>
        <text:list-item>
          <text:p text:style-name="P131"><text:span text:style-name="T276">Cost: </text:span><text:span text:style-name="T277">3</text:span><text:span text:style-name="T276">, </text:span><text:span text:style-name="T278">Cooldown: </text:span><text:span text:style-name="T277">3</text:span><text:span text:style-name="T275">,</text:span><text:span text:style-name="T278"> Range: </text:span><text:span text:style-name="T279">2</text:span><text:span text:style-name="T275">,</text:span><text:span text:style-name="T278"> Accuracy: -</text:span><text:span text:style-name="T275">;</text:span></text:p>
        </text:list-item>
      </text:list>
      <text:p text:style-name="P75"/>
      <text:p text:style-name="P91"><text:span text:style-name="Strong_20_Emphasis"><text:span text:style-name="T119">Vigilant Guard </text:span></text:span><text:span text:style-name="Strong_20_Emphasis"><text:span text:style-name="T127">(</text:span></text:span><text:span text:style-name="Strong_20_Emphasis"><text:span text:style-name="T143">N</text:span></text:span><text:span text:style-name="Strong_20_Emphasis"><text:span text:style-name="T188">ew Skill</text:span></text:span><text:span text:style-name="Strong_20_Emphasis"><text:span text:style-name="T127">)</text:span></text:span><text:span text:style-name="Strong_20_Emphasis"><text:span text:style-name="T119">:</text:span></text:span><text:span text:style-name="T118"> </text:span></text:p>
      <text:list xml:id="list15547607487396" text:continue-numbering="true" text:style-name="L1">
        <text:list-item>
          <text:p text:style-name="P131"><text:span text:style-name="T258">S</text:span><text:span text:style-name="T242">tand watchful over an ally, intercepting a portion of </text:span><text:span text:style-name="T258">the</text:span><text:span text:style-name="T242"> damage targeted at the</text:span><text:span text:style-name="T258">m.</text:span></text:p>
        </text:list-item>
        <text:list-item>
          <text:p text:style-name="P131"><text:span text:style-name="T120">Red</text:span><text:span text:style-name="T142">irect 50% of</text:span><text:span text:style-name="T120"> </text:span><text:span text:style-name="T142">the damage an adjacent ally receives towards yourself for 2 turns.</text:span></text:p>
        </text:list-item>
        <text:list-item>
          <text:p text:style-name="P131"><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75"/>
      <text:p text:style-name="P91"><text:span text:style-name="Strong_20_Emphasis"><text:span text:style-name="T127">Lance Charge (</text:span></text:span><text:span text:style-name="Strong_20_Emphasis"><text:span text:style-name="T143">N</text:span></text:span><text:span text:style-name="Strong_20_Emphasis"><text:span text:style-name="T188">ew Skill</text:span></text:span><text:span text:style-name="Strong_20_Emphasis"><text:span text:style-name="T127">)</text:span></text:span><text:span text:style-name="Strong_20_Emphasis"><text:span text:style-name="T119">:</text:span></text:span><text:span text:style-name="T118"> </text:span></text:p>
      <text:list xml:id="list15547911269319" text:continue-numbering="true" text:style-name="L1">
        <text:list-item>
          <text:p text:style-name="P131"><text:span text:style-name="T258">C</text:span><text:span text:style-name="T242">harge forward one tile, impaling and knocking back the targeted enemy.</text:span></text:p>
        </text:list-item>
        <text:list-item>
          <text:p text:style-name="P197"><text:span text:style-name="T287">S</text:span>tep forward 1 tile and deal 20-30 Physical Damage to the target, <text:span text:style-name="T291">with</text:span> a 75% Chance of knocking the<text:span text:style-name="T291">m</text:span> back 2 tiles.</text:p>
        </text:list-item>
        <text:list-item>
          <text:p text:style-name="P131"><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75"/>
      <text:p text:style-name="P75"/>
      <text:p text:style-name="P75"/>
      <text:p text:style-name="P75"/>
      <text:p text:style-name="P75"/>
      <text:p text:style-name="P75"/>
      <text:p text:style-name="P75"/>
      <text:p text:style-name="P75"/>
      <text:p text:style-name="P75"/>
      <text:p text:style-name="P75"/>
      <text:p text:style-name="P92"><text:soft-page-break/><text:span text:style-name="T48">New</text:span><text:span text:style-name="T42"> </text:span><text:span text:style-name="T47">Skills:</text:span></text:p>
      <text:p text:style-name="P75"/>
      <text:p text:style-name="P92"><text:span text:style-name="Strong_20_Emphasis"><text:span text:style-name="T119">Arcane </text:span></text:span><text:span text:style-name="Strong_20_Emphasis"><text:span text:style-name="T202">Bulwark</text:span></text:span><text:span text:style-name="Strong_20_Emphasis"><text:span text:style-name="T119"> </text:span></text:span><text:span text:style-name="Strong_20_Emphasis"><text:span text:style-name="T127">(Upgrade of </text:span></text:span><text:span text:style-name="Strong_20_Emphasis"><text:span text:style-name="T203">Iron Defense</text:span></text:span><text:span text:style-name="Strong_20_Emphasis"><text:span text:style-name="T127">)</text:span></text:span><text:span text:style-name="Strong_20_Emphasis"><text:span text:style-name="T119">:</text:span></text:span><text:span text:style-name="T118"> </text:span></text:p>
      <text:list xml:id="list15548286670467" text:continue-numbering="true" text:style-name="L1">
        <text:list-item>
          <text:p text:style-name="P132"><text:span text:style-name="T257">A</text:span><text:span text:style-name="T242">dopts an ironclad defense, significantly reducing incoming damage </text:span><text:span text:style-name="T257">and becoming immune to knockbac</text:span><text:span text:style-name="T269">k, while granting a chance to reflect magic attacks back at the caster.</text:span></text:p>
        </text:list-item>
        <text:list-item>
          <text:p text:style-name="P132"><text:span text:style-name="T120">Reduce </text:span><text:span text:style-name="T128">all </text:span><text:span text:style-name="T120">incoming damage by </text:span><text:span text:style-name="T166">65</text:span><text:span text:style-name="T120">% </text:span><text:span text:style-name="T140">and become immune to knockback</text:span><text:span text:style-name="T120"> for </text:span><text:span text:style-name="T140">2</text:span><text:span text:style-name="T120"> turn</text:span><text:span text:style-name="T140">s</text:span><text:span text:style-name="T120">. </text:span><text:span text:style-name="T126">Has a </text:span><text:span text:style-name="T138">6</text:span><text:span text:style-name="T139">5</text:span><text:span text:style-name="T138">% </text:span><text:span text:style-name="T126">chance to deal </text:span><text:span text:style-name="T140">7-10</text:span><text:span text:style-name="T126"> </text:span><text:span text:style-name="T161">physical </text:span><text:span text:style-name="T126">damage to </text:span><text:span text:style-name="T128">adjacent </text:span><text:span text:style-name="T126">attackers </text:span><text:span text:style-name="T159">and a 40% chance to reflect projectiles with magic damage back at the caster</text:span><text:span text:style-name="T126">.</text:span></text:p>
        </text:list-item>
        <text:list-item>
          <text:p text:style-name="P132"><text:span text:style-name="T276">Cost: </text:span><text:span text:style-name="T280">2</text:span><text:span text:style-name="T276">, </text:span><text:span text:style-name="T278">Cooldown: </text:span><text:span text:style-name="T280">2</text:span><text:span text:style-name="T275">,</text:span><text:span text:style-name="T278"> Range: </text:span><text:span text:style-name="T277">1</text:span><text:span text:style-name="T275">,</text:span><text:span text:style-name="T278"> Accuracy: </text:span><text:span text:style-name="T280">80</text:span><text:span text:style-name="T275">;</text:span></text:p>
        </text:list-item>
      </text:list>
      <text:p text:style-name="P76"/>
      <text:p text:style-name="P92"><text:span text:style-name="Strong_20_Emphasis"><text:span text:style-name="T119">Elemental </text:span></text:span><text:span text:style-name="Strong_20_Emphasis"><text:span text:style-name="T203">Slash</text:span></text:span><text:span text:style-name="Strong_20_Emphasis"><text:span text:style-name="T119"> </text:span></text:span><text:span text:style-name="Strong_20_Emphasis"><text:span text:style-name="T127">(Upgrade of </text:span></text:span><text:span text:style-name="Strong_20_Emphasis"><text:span text:style-name="T179">Refined</text:span></text:span><text:span text:style-name="Strong_20_Emphasis"><text:span text:style-name="T127"> </text:span></text:span><text:span text:style-name="Strong_20_Emphasis"><text:span text:style-name="T179">Slash</text:span></text:span><text:span text:style-name="Strong_20_Emphasis"><text:span text:style-name="T127">)</text:span></text:span><text:span text:style-name="Strong_20_Emphasis"><text:span text:style-name="T119">:</text:span></text:span><text:span text:style-name="T118"> </text:span></text:p>
      <text:list xml:id="list15547932206254" text:continue-numbering="true" text:style-name="L1">
        <text:list-item>
          <text:p text:style-name="P154">This refined move deals increased damage to a single target and <text:span text:style-name="T287">has</text:span> a chance of landing critical hits <text:span text:style-name="T296">and inflicting random elemental debuffs.</text:span></text:p>
        </text:list-item>
        <text:list-item>
          <text:p text:style-name="P132"><text:span text:style-name="T120">Deal </text:span><text:span text:style-name="T126">20</text:span><text:span text:style-name="T120">-</text:span><text:span text:style-name="T159">30</text:span><text:span text:style-name="T120"> Physical Damage </text:span><text:span text:style-name="T159">and 10-20 Magical Damage</text:span><text:span text:style-name="T120"> to the target, </text:span><text:span text:style-name="T126">with a 25% Critical Hit Chance </text:span><text:span text:style-name="T159">and a 33% chance to inflict either 1x Burning, Frozen or Slowed.</text:span></text:p>
        </text:list-item>
        <text:list-item>
          <text:p text:style-name="P132"><text:span text:style-name="T276">Cost: </text:span><text:span text:style-name="T280">2</text:span><text:span text:style-name="T276">, </text:span><text:span text:style-name="T278">Cooldown: </text:span><text:span text:style-name="T280">2</text:span><text:span text:style-name="T275">,</text:span><text:span text:style-name="T278"> Range: </text:span><text:span text:style-name="T277">1</text:span><text:span text:style-name="T275">,</text:span><text:span text:style-name="T278"> Accuracy: </text:span><text:span text:style-name="T280">80</text:span><text:span text:style-name="T275">;</text:span></text:p>
        </text:list-item>
      </text:list>
      <text:p text:style-name="P77"/>
      <text:p text:style-name="P92"><text:span text:style-name="Strong_20_Emphasis"><text:span text:style-name="T202">Dazzling</text:span></text:span><text:span text:style-name="Strong_20_Emphasis"><text:span text:style-name="T204"> Bash</text:span></text:span><text:span text:style-name="Strong_20_Emphasis"><text:span text:style-name="T119"> </text:span></text:span><text:span text:style-name="Strong_20_Emphasis"><text:span text:style-name="T127">(Upgrade of </text:span></text:span><text:span text:style-name="Strong_20_Emphasis"><text:span text:style-name="T203">Bash</text:span></text:span><text:span text:style-name="Strong_20_Emphasis"><text:span text:style-name="T127">)</text:span></text:span><text:span text:style-name="Strong_20_Emphasis"><text:span text:style-name="T119">:</text:span></text:span><text:span text:style-name="T118"> </text:span></text:p>
      <text:list xml:id="list15549546874655" text:continue-numbering="true" text:style-name="L1">
        <text:list-item>
          <text:p text:style-name="P154"><text:span text:style-name="T296">Enchant your shield to deliver a</text:span> strike that <text:span text:style-name="T117">has a </text:span><text:span text:style-name="T296">high </text:span><text:span text:style-name="T117">chance to stun </text:span><text:span text:style-name="T296">and lower the target’s magical defense.</text:span></text:p>
        </text:list-item>
        <text:list-item>
          <text:p text:style-name="P132"><text:span text:style-name="T120">Deal </text:span><text:span text:style-name="T124">10</text:span><text:span text:style-name="T120">-</text:span><text:span text:style-name="T159">20</text:span><text:span text:style-name="T120"> Physical Damage </text:span><text:span text:style-name="T159">and 5-15 Magical Damage, </text:span><text:span text:style-name="T120">with a </text:span><text:span text:style-name="T159">75</text:span><text:span text:style-name="T120">% </text:span><text:span text:style-name="T124">Chance to inflict 1x </text:span><text:span text:style-name="T120">Stun </text:span><text:span text:style-name="T159">and lower the target’s magical defense by 50%.</text:span></text:p>
        </text:list-item>
        <text:list-item>
          <text:p text:style-name="P132"><text:span text:style-name="T276">Cost: </text:span><text:span text:style-name="T280">2</text:span><text:span text:style-name="T276">, </text:span><text:span text:style-name="T278">Cooldown: </text:span><text:span text:style-name="T280">2</text:span><text:span text:style-name="T275">,</text:span><text:span text:style-name="T278"> Range: </text:span><text:span text:style-name="T277">1</text:span><text:span text:style-name="T275">,</text:span><text:span text:style-name="T278"> Accuracy: </text:span><text:span text:style-name="T280">80</text:span><text:span text:style-name="T275">;</text:span></text:p>
        </text:list-item>
      </text:list>
      <text:p text:style-name="P77"/>
      <text:p text:style-name="P92"><text:span text:style-name="Strong_20_Emphasis"><text:span text:style-name="T119">Arcane Resilience </text:span></text:span><text:span text:style-name="Strong_20_Emphasis"><text:span text:style-name="T127">(Upgrade of </text:span></text:span><text:span text:style-name="Strong_20_Emphasis"><text:span text:style-name="T203">Shield Wall</text:span></text:span><text:span text:style-name="Strong_20_Emphasis"><text:span text:style-name="T127">)</text:span></text:span><text:span text:style-name="Strong_20_Emphasis"><text:span text:style-name="T119">:</text:span></text:span><text:span text:style-name="T118"> </text:span></text:p>
      <text:list xml:id="list15549645111043" text:continue-numbering="true" text:style-name="L1">
        <text:list-item>
          <text:p text:style-name="P132"><text:span text:style-name="T258">R</text:span><text:span text:style-name="T242">aises </text:span><text:span text:style-name="T258">your </text:span><text:span text:style-name="T242">shield to form an </text:span><text:span text:style-name="T269">enchanted</text:span><text:span text:style-name="T242"> barrier, reducing </text:span><text:span text:style-name="T258">the </text:span><text:span text:style-name="T242">physical </text:span><text:span text:style-name="T269">and magical </text:span><text:span text:style-name="T242">damage taken by the entire party.</text:span></text:p>
        </text:list-item>
        <text:list-item>
          <text:p text:style-name="P132"><text:span text:style-name="T120">Boost </text:span><text:span text:style-name="T126">the physical </text:span><text:span text:style-name="T159">and magical </text:span><text:span text:style-name="T126">defense of</text:span><text:span text:style-name="T120"> </text:span><text:span text:style-name="T126">all </text:span><text:span text:style-name="T120">all</text:span><text:span text:style-name="T126">ies</text:span><text:span text:style-name="T120"> by </text:span><text:span text:style-name="T142">30-50</text:span><text:span text:style-name="T120">% for </text:span><text:span text:style-name="T142">3</text:span><text:span text:style-name="T120"> turns.</text:span></text:p>
        </text:list-item>
        <text:list-item>
          <text:p text:style-name="P132"><text:span text:style-name="T276">Cost: </text:span><text:span text:style-name="T280">2</text:span><text:span text:style-name="T276">, </text:span><text:span text:style-name="T278">Cooldown: </text:span><text:span text:style-name="T280">2</text:span><text:span text:style-name="T275">,</text:span><text:span text:style-name="T278"> Range: </text:span><text:span text:style-name="T277">1</text:span><text:span text:style-name="T275">,</text:span><text:span text:style-name="T278"> Accuracy: </text:span><text:span text:style-name="T280">80</text:span><text:span text:style-name="T275">;</text:span></text:p>
        </text:list-item>
      </text:list>
      <text:p text:style-name="P77"/>
      <text:p text:style-name="P92"><text:span text:style-name="Strong_20_Emphasis"><text:span text:style-name="T160">I</text:span></text:span><text:span text:style-name="Strong_20_Emphasis"><text:span text:style-name="T205">ncandescent Sigil</text:span></text:span><text:span text:style-name="Strong_20_Emphasis"><text:span text:style-name="T119"> </text:span></text:span><text:span text:style-name="Strong_20_Emphasis"><text:span text:style-name="T127">(</text:span></text:span><text:span text:style-name="Strong_20_Emphasis"><text:span text:style-name="T214">New Skill</text:span></text:span><text:span text:style-name="Strong_20_Emphasis"><text:span text:style-name="T127">)</text:span></text:span><text:span text:style-name="Strong_20_Emphasis"><text:span text:style-name="T119">:</text:span></text:span><text:span text:style-name="T118"> </text:span></text:p>
      <text:list xml:id="list15547769188099" text:continue-numbering="true" text:style-name="L1">
        <text:list-item>
          <text:p text:style-name="P132"><text:span text:style-name="T269">P</text:span><text:span text:style-name="T242">lace a </text:span><text:span text:style-name="T269">magic </text:span><text:span text:style-name="T242">mark on a tile that </text:span><text:span text:style-name="T269">boosts the attack of any</text:span><text:span text:style-name="T242"> characters </text:span><text:span text:style-name="T269">at that position.</text:span></text:p>
        </text:list-item>
        <text:list-item>
          <text:p text:style-name="P132"><text:span text:style-name="T159">Place a magical Sigil on a tile. Any ally that attacks while in that tile deals an additional 10-15 Magical Damage per hit. Lasts for 2 turns.</text:span><text:span text:style-name="T120"> </text:span></text:p>
        </text:list-item>
        <text:list-item>
          <text:p text:style-name="P132"><text:span text:style-name="T276">Cost: </text:span><text:span text:style-name="T280">-</text:span><text:span text:style-name="T276">, </text:span><text:span text:style-name="T278">Cooldown: </text:span><text:span text:style-name="T280">-</text:span><text:span text:style-name="T275">,</text:span><text:span text:style-name="T278"> Range: </text:span><text:span text:style-name="T277">-</text:span><text:span text:style-name="T275">,</text:span><text:span text:style-name="T278"> Accuracy: </text:span><text:span text:style-name="T280">-</text:span><text:span text:style-name="T275">;</text:span></text:p>
        </text:list-item>
      </text:list>
      <text:p text:style-name="P77"/>
      <text:p text:style-name="P97"><text:span text:style-name="Strong_20_Emphasis"><text:span text:style-name="T206">Illusory </text:span></text:span><text:span text:style-name="Strong_20_Emphasis"><text:span text:style-name="T207">Phalanx </text:span></text:span><text:span text:style-name="Strong_20_Emphasis"><text:span text:style-name="T127">(</text:span></text:span><text:span text:style-name="Strong_20_Emphasis"><text:span text:style-name="T214">New Skill</text:span></text:span><text:span text:style-name="Strong_20_Emphasis"><text:span text:style-name="T127">)</text:span></text:span><text:span text:style-name="Strong_20_Emphasis"><text:span text:style-name="T119">:</text:span></text:span><text:span text:style-name="T118"> </text:span></text:p>
      <text:list xml:id="list15548003605552" text:continue-numbering="true" text:style-name="L1">
        <text:list-item>
          <text:p text:style-name="P170">Summon an unbreakable shield wall of spectral knights, forming a defensive barrier that blocks enemy movement and projectiles. </text:p>
        </text:list-item>
        <text:list-item>
          <text:p text:style-name="P199">Summon a 3x1 wall of spectral knights, pushing back foes and blocking enemy movement and projectiles for 3 turns. Any enemy that ends their turn in front of the wall is dealt 5-15 Magical Damage.</text:p>
        </text:list-item>
        <text:list-item>
          <text:p text:style-name="P132"><text:span text:style-name="T276">Cost: </text:span><text:span text:style-name="T280">-</text:span><text:span text:style-name="T276">, </text:span><text:span text:style-name="T278">Cooldown: </text:span><text:span text:style-name="T280">-</text:span><text:span text:style-name="T275">,</text:span><text:span text:style-name="T278"> Range: </text:span><text:span text:style-name="T277">-</text:span><text:span text:style-name="T275">,</text:span><text:span text:style-name="T278"> Accuracy: </text:span><text:span text:style-name="T280">-</text:span><text:span text:style-name="T275">;</text:span><text:span text:style-name="T83"> <text:s text:c="332"/></text:span></text:p>
        </text:list-item>
      </text:list>
      <text:p text:style-name="P30"/>
      <text:p text:style-name="P30"/>
      <text:p text:style-name="P30"/>
      <text:p text:style-name="P30"/>
      <text:p text:style-name="P30"/>
      <text:p text:style-name="P30"/>
      <text:p text:style-name="P100"><text:span text:style-name="T32">Vanguard</text:span><text:span text:style-name="T29">:</text:span> </text:p>
      <text:p text:style-name="P107"><text:span text:style-name="Strong_20_Emphasis"><text:span text:style-name="T39">Description:</text:span></text:span> Dedicated to unyielding defense and protecting their allies, Vanguards specialize in wielding heavy armor and shields. They excel at holding the line against overwhelming odds and creating defensive formations to repel enemy advances.</text:p>
      <text:p text:style-name="P6"/>
      <text:p text:style-name="P6"><text:span text:style-name="T54">Previous </text:span>Skills:</text:p>
      <text:p text:style-name="P87"/>
      <text:p text:style-name="P91"><text:span text:style-name="Strong_20_Emphasis"><text:span text:style-name="T119">Power Strike:</text:span></text:span><text:span text:style-name="T118"> </text:span></text:p>
      <text:list xml:id="list15549215344418" text:continue-numbering="true" text:style-name="L1">
        <text:list-item>
          <text:p text:style-name="P153">A powerful strike that sacrifices accuracy for increased damage <text:span text:style-name="T117">and a high Critical Hit Chance.</text:span></text:p>
        </text:list-item>
        <text:list-item>
          <text:p text:style-name="P179"><text:span text:style-name="T116">Deal </text:span><text:span text:style-name="T117">2</text:span><text:span text:style-name="T285">0</text:span><text:span text:style-name="T117">-30</text:span><text:span text:style-name="T116"> </text:span><text:span text:style-name="T117">Physical</text:span><text:span text:style-name="T116"> Damage </text:span><text:span text:style-name="T114">to the target, </text:span><text:span text:style-name="T117">with a 50% Critical Hit Chance.</text:span></text:p>
        </text:list-item>
        <text:list-item>
          <text:p text:style-name="P131"><text:span text:style-name="T122">Cost: </text:span><text:span text:style-name="T120">3</text:span><text:span text:style-name="T122">, </text:span><text:span text:style-name="T123">Cooldown: </text:span><text:span text:style-name="T124">4</text:span><text:span text:style-name="T125">,</text:span><text:span text:style-name="T123"> Range: </text:span><text:span text:style-name="T120">1</text:span><text:span text:style-name="T125">,</text:span><text:span text:style-name="T123"> Accuracy: </text:span><text:span text:style-name="T120">50</text:span><text:span text:style-name="T125">;</text:span></text:p>
        </text:list-item>
      </text:list>
      <text:p text:style-name="P24"/>
      <text:p text:style-name="P91"><text:span text:style-name="Strong_20_Emphasis"><text:span text:style-name="T179">Refined</text:span></text:span><text:span text:style-name="Strong_20_Emphasis"><text:span text:style-name="T119"> </text:span></text:span><text:span text:style-name="Strong_20_Emphasis"><text:span text:style-name="T179">Slash</text:span></text:span><text:span text:style-name="Strong_20_Emphasis"><text:span text:style-name="T119"> </text:span></text:span><text:span text:style-name="Strong_20_Emphasis"><text:span text:style-name="T127">(Upgrade of Slash)</text:span></text:span><text:span text:style-name="Strong_20_Emphasis"><text:span text:style-name="T119">:</text:span></text:span><text:span text:style-name="T118"> </text:span></text:p>
      <text:list xml:id="list15549669091754" text:continue-numbering="true" text:style-name="L1">
        <text:list-item>
          <text:p text:style-name="P153">This refined move deals increased damage to a single target and <text:span text:style-name="T287">has</text:span> a chance of landing critical hits.</text:p>
        </text:list-item>
        <text:list-item>
          <text:p text:style-name="P131"><text:span text:style-name="T120">Deal </text:span><text:span text:style-name="T126">20</text:span><text:span text:style-name="T120">-2</text:span><text:span text:style-name="T126">8</text:span><text:span text:style-name="T120"> Physical Damage to the target, </text:span><text:span text:style-name="T126">with a 25% Critical Hit Chance.</text:span></text:p>
        </text:list-item>
        <text:list-item>
          <text:p text:style-name="P131"><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5"/>
      <text:p text:style-name="P91"><text:span text:style-name="Strong_20_Emphasis"><text:span text:style-name="T119">Whirlwind Strike </text:span></text:span><text:span text:style-name="Strong_20_Emphasis"><text:span text:style-name="T127">(Upgrade of Cleave)</text:span></text:span><text:span text:style-name="Strong_20_Emphasis"><text:span text:style-name="T119">:</text:span></text:span><text:span text:style-name="T118"> </text:span></text:p>
      <text:list xml:id="list15548181479077" text:continue-numbering="true" text:style-name="L1">
        <text:list-item>
          <text:p text:style-name="P131"><text:span text:style-name="T241">Perform a devastating whirlwind attack, </text:span><text:span text:style-name="T242">striking</text:span><text:span text:style-name="T241"> all adjacent enemies.</text:span></text:p>
        </text:list-item>
        <text:list-item>
          <text:p text:style-name="P131"><text:span text:style-name="T120">Deal </text:span><text:span text:style-name="T126">13</text:span><text:span text:style-name="T120">-1</text:span><text:span text:style-name="T126">8</text:span><text:span text:style-name="T120"> Physical Damage to </text:span><text:span text:style-name="T126">all enemies adjacent to the user.</text:span></text:p>
        </text:list-item>
        <text:list-item>
          <text:p text:style-name="P131"><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5"/>
      <text:p text:style-name="P91"><text:span text:style-name="Strong_20_Emphasis"><text:span text:style-name="T119">Precision Blow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517671152" text:continue-numbering="true" text:style-name="L1">
        <text:list-item>
          <text:p text:style-name="P153">Delivers a precise blow aimed at vulnerable spots, <text:span text:style-name="T288">bypassing defenses.</text:span></text:p>
        </text:list-item>
        <text:list-item>
          <text:p text:style-name="P131"><text:span text:style-name="T120">Deal </text:span><text:span text:style-name="T126">20</text:span><text:span text:style-name="T120">-2</text:span><text:span text:style-name="T129">5</text:span><text:span text:style-name="T120"> Physical Damage to the target, </text:span><text:span text:style-name="T129">bypassing 70% of the target’s Physical Defense.</text:span></text:p>
        </text:list-item>
        <text:list-item>
          <text:p text:style-name="P131"><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75"/>
      <text:p text:style-name="P91"><text:span text:style-name="Strong_20_Emphasis"><text:span text:style-name="T127">Chivalrous Oath (Upgrade of </text:span></text:span><text:span text:style-name="Strong_20_Emphasis"><text:span text:style-name="T187">Taunt</text:span></text:span><text:span text:style-name="Strong_20_Emphasis"><text:span text:style-name="T127">)</text:span></text:span><text:span text:style-name="Strong_20_Emphasis"><text:span text:style-name="T119">:</text:span></text:span><text:span text:style-name="T118"> </text:span></text:p>
      <text:list xml:id="list15549409831465" text:continue-numbering="true" text:style-name="L1">
        <text:list-item>
          <text:p text:style-name="P153"><text:span text:style-name="T290">S</text:span>wear a chivalrous oath, <text:span text:style-name="T290">increasing the chance of being attacked while also being healed</text:span>.</text:p>
        </text:list-item>
        <text:list-item>
          <text:p text:style-name="P131"><text:span text:style-name="T124">Has a </text:span><text:span text:style-name="T141">70</text:span><text:span text:style-name="T124">% chance of inflicting 1x Taunt to all enemies in range </text:span><text:span text:style-name="T141">and restores 10-20 HP for 2 turn</text:span><text:span text:style-name="T164">s.</text:span></text:p>
        </text:list-item>
        <text:list-item>
          <text:p text:style-name="P131"><text:span text:style-name="T276">Cost: </text:span><text:span text:style-name="T277">3</text:span><text:span text:style-name="T276">, </text:span><text:span text:style-name="T278">Cooldown: </text:span><text:span text:style-name="T277">3</text:span><text:span text:style-name="T275">,</text:span><text:span text:style-name="T278"> Range: </text:span><text:span text:style-name="T279">2</text:span><text:span text:style-name="T275">,</text:span><text:span text:style-name="T278"> Accuracy: -</text:span><text:span text:style-name="T275">;</text:span></text:p>
        </text:list-item>
      </text:list>
      <text:p text:style-name="P3"/>
      <text:p text:style-name="P3">Skills:</text:p>
      <text:p text:style-name="P3"/>
      <text:p text:style-name="P93"><text:span text:style-name="Strong_20_Emphasis"><text:span text:style-name="T127">Bulwark Stance (Upgrade of </text:span></text:span><text:span text:style-name="Strong_20_Emphasis"><text:span text:style-name="T208">Iron Defense</text:span></text:span><text:span text:style-name="Strong_20_Emphasis"><text:span text:style-name="T127">)</text:span></text:span><text:span text:style-name="Strong_20_Emphasis"><text:span text:style-name="T119">:</text:span></text:span><text:span text:style-name="T118"> </text:span></text:p>
      <text:list xml:id="list15548906302417" text:continue-numbering="true" text:style-name="L1">
        <text:list-item>
          <text:p text:style-name="P133"><text:span text:style-name="T257">A</text:span><text:span text:style-name="T242">dopts an ironclad defense, significantly reducing incoming damage </text:span><text:span text:style-name="T257">and becoming immune to knockback</text:span><text:span text:style-name="T242">.</text:span></text:p>
        </text:list-item>
        <text:list-item>
          <text:p text:style-name="P133"><text:span text:style-name="T120">Reduce </text:span><text:span text:style-name="T128">all </text:span><text:span text:style-name="T120">incoming damage by </text:span><text:span text:style-name="T139">90</text:span><text:span text:style-name="T120">% </text:span><text:span text:style-name="T140">and become immune to knockback</text:span><text:span text:style-name="T120"> for </text:span><text:span text:style-name="T140">2</text:span><text:span text:style-name="T120"> turn</text:span><text:span text:style-name="T140">s</text:span><text:span text:style-name="T120">. </text:span><text:span text:style-name="T126">Has </text:span><text:span text:style-name="T161">8</text:span><text:span text:style-name="T139">5</text:span><text:span text:style-name="T138">% </text:span><text:span text:style-name="T126">chance to deal </text:span><text:span text:style-name="T161">10</text:span><text:span text:style-name="T140">-</text:span><text:span text:style-name="T161">15 Physical</text:span><text:span text:style-name="T126"> </text:span><text:span text:style-name="T161">D</text:span><text:span text:style-name="T126">amage to </text:span><text:span text:style-name="T128">adjacent </text:span><text:span text:style-name="T126">attackers. </text:span><text:span text:style-name="T161">60% of the blocked damage is reverted back at adjacent attackers.</text:span></text:p>
        </text:list-item>
        <text:list-item>
          <text:p text:style-name="P133"><text:span text:style-name="T276">Cost: </text:span><text:span text:style-name="T280">2</text:span><text:span text:style-name="T276">, </text:span><text:span text:style-name="T278">Cooldown: </text:span><text:span text:style-name="T280">2</text:span><text:span text:style-name="T275">,</text:span><text:span text:style-name="T278"> Range: </text:span><text:span text:style-name="T277">1</text:span><text:span text:style-name="T275">,</text:span><text:span text:style-name="T278"> Accuracy: </text:span><text:span text:style-name="T280">80</text:span><text:span text:style-name="T275">;</text:span></text:p>
        </text:list-item>
      </text:list>
      <text:p text:style-name="P78"/>
      <text:p text:style-name="P94"><text:span text:style-name="Strong_20_Emphasis"><text:span text:style-name="T127">Guardian's Shield (Upgrade of Shield</text:span></text:span><text:span text:style-name="Strong_20_Emphasis"><text:span text:style-name="T208"> </text:span></text:span><text:span text:style-name="Strong_20_Emphasis"><text:span text:style-name="T209">Wall</text:span></text:span><text:span text:style-name="Strong_20_Emphasis"><text:span text:style-name="T127">)</text:span></text:span><text:span text:style-name="Strong_20_Emphasis"><text:span text:style-name="T119">:</text:span></text:span><text:span text:style-name="T118"> </text:span></text:p>
      <text:list xml:id="list15548722644875" text:continue-numbering="true" text:style-name="L1">
        <text:list-item>
          <text:p text:style-name="P134"><text:span text:style-name="T258">R</text:span><text:span text:style-name="T242">aises </text:span><text:span text:style-name="T258">your </text:span><text:span text:style-name="T242">shield to form an immaterial barrier, reducing </text:span><text:span text:style-name="T258">the </text:span><text:span text:style-name="T242">physical damage taken by the entire party </text:span><text:span text:style-name="T270">and granting them Shield.</text:span></text:p>
        </text:list-item>
        <text:list-item>
          <text:p text:style-name="P134"><text:soft-page-break/><text:span text:style-name="T120">Boost </text:span><text:span text:style-name="T126">the physical defense of</text:span><text:span text:style-name="T120"> </text:span><text:span text:style-name="T126">all </text:span><text:span text:style-name="T120">all</text:span><text:span text:style-name="T126">ies</text:span><text:span text:style-name="T120"> by </text:span><text:span text:style-name="T142">30-50</text:span><text:span text:style-name="T120">% for </text:span><text:span text:style-name="T142">3</text:span><text:span text:style-name="T120"> turns </text:span><text:span text:style-name="T162">and grants them Shield corresponding to 30% of their HP.</text:span></text:p>
        </text:list-item>
        <text:list-item>
          <text:p text:style-name="P134"><text:span text:style-name="T276">Cost: </text:span><text:span text:style-name="T280">2</text:span><text:span text:style-name="T276">, </text:span><text:span text:style-name="T278">Cooldown: </text:span><text:span text:style-name="T280">2</text:span><text:span text:style-name="T275">,</text:span><text:span text:style-name="T278"> Range: </text:span><text:span text:style-name="T277">1</text:span><text:span text:style-name="T275">,</text:span><text:span text:style-name="T278"> Accuracy: </text:span><text:span text:style-name="T280">80</text:span><text:span text:style-name="T275">;</text:span></text:p>
        </text:list-item>
      </text:list>
      <text:p text:style-name="P79"/>
      <text:p text:style-name="P94"><text:span text:style-name="Strong_20_Emphasis"><text:span text:style-name="T127">Shield S</text:span></text:span><text:span text:style-name="Strong_20_Emphasis"><text:span text:style-name="T163">mash</text:span></text:span><text:span text:style-name="Strong_20_Emphasis"><text:span text:style-name="T127"> (Upgrade of </text:span></text:span><text:span text:style-name="Strong_20_Emphasis"><text:span text:style-name="T209">Bash</text:span></text:span><text:span text:style-name="Strong_20_Emphasis"><text:span text:style-name="T127">)</text:span></text:span><text:span text:style-name="Strong_20_Emphasis"><text:span text:style-name="T119">:</text:span></text:span><text:span text:style-name="T118"> </text:span></text:p>
      <text:list xml:id="list15548467892721" text:continue-numbering="true" text:style-name="L1">
        <text:list-item>
          <text:p text:style-name="P155">An unexpected strike that <text:span text:style-name="T117">has a chance to stun </text:span><text:span text:style-name="T298">and knock enemies back.</text:span></text:p>
        </text:list-item>
        <text:list-item>
          <text:p text:style-name="P134"><text:span text:style-name="T120">Deal </text:span><text:span text:style-name="T124">1</text:span><text:span text:style-name="T164">5</text:span><text:span text:style-name="T120">-</text:span><text:span text:style-name="T164">30</text:span><text:span text:style-name="T120"> Physical Damage with a </text:span><text:span text:style-name="T164">90</text:span><text:span text:style-name="T120">% </text:span><text:span text:style-name="T124">Chance to inflict 1x </text:span><text:span text:style-name="T120">Stun </text:span><text:span text:style-name="T164">and knock the enemy 2 tiles back.</text:span></text:p>
        </text:list-item>
        <text:list-item>
          <text:p text:style-name="P134"><text:span text:style-name="T276">Cost: </text:span><text:span text:style-name="T280">2</text:span><text:span text:style-name="T276">, </text:span><text:span text:style-name="T278">Cooldown: </text:span><text:span text:style-name="T280">2</text:span><text:span text:style-name="T275">,</text:span><text:span text:style-name="T278"> Range: </text:span><text:span text:style-name="T277">1</text:span><text:span text:style-name="T275">,</text:span><text:span text:style-name="T278"> Accuracy: </text:span><text:span text:style-name="T280">80</text:span><text:span text:style-name="T275">;</text:span></text:p>
        </text:list-item>
      </text:list>
      <text:p text:style-name="P79"/>
      <text:p text:style-name="P95"><text:span text:style-name="Strong_20_Emphasis"><text:span text:style-name="T210">Lance Rush</text:span></text:span><text:span text:style-name="Strong_20_Emphasis"><text:span text:style-name="T127"> (Upgrade of </text:span></text:span><text:span text:style-name="Strong_20_Emphasis"><text:span text:style-name="T210">Lance </text:span></text:span><text:span text:style-name="Strong_20_Emphasis"><text:span text:style-name="T211">Charge</text:span></text:span><text:span text:style-name="Strong_20_Emphasis"><text:span text:style-name="T127">)</text:span></text:span><text:span text:style-name="Strong_20_Emphasis"><text:span text:style-name="T119">:</text:span></text:span><text:span text:style-name="T118"> </text:span></text:p>
      <text:list xml:id="list15548073440707" text:continue-numbering="true" text:style-name="L1">
        <text:list-item>
          <text:p text:style-name="P135"><text:span text:style-name="T258">C</text:span><text:span text:style-name="T242">harge forward </text:span><text:span text:style-name="T271">two</text:span><text:span text:style-name="T242"> tile</text:span><text:span text:style-name="T271">s</text:span><text:span text:style-name="T242">, impaling and knocking back the targeted enemy </text:span><text:span text:style-name="T271">while leaving them vulnerable.</text:span></text:p>
        </text:list-item>
        <text:list-item>
          <text:p text:style-name="P198"><text:span text:style-name="T287">S</text:span>tep forward <text:span text:style-name="T298">up to 2</text:span> tile<text:span text:style-name="T298">s</text:span> and deal <text:span text:style-name="T298">30</text:span>-<text:span text:style-name="T298">5</text:span>0 Physical Damage to the target, <text:span text:style-name="T291">with</text:span> a 75% Chance of knocking the<text:span text:style-name="T291">m</text:span> back 2 tiles <text:span text:style-name="T298">and lowering their Physical Resistance by 50%.</text:span></text:p>
        </text:list-item>
        <text:list-item>
          <text:p text:style-name="P135"><text:span text:style-name="T276">Cost: </text:span><text:span text:style-name="T280">-</text:span><text:span text:style-name="T276">, </text:span><text:span text:style-name="T278">Cooldown: </text:span><text:span text:style-name="T280">-</text:span><text:span text:style-name="T275">,</text:span><text:span text:style-name="T278"> Range: </text:span><text:span text:style-name="T277">-</text:span><text:span text:style-name="T275">,</text:span><text:span text:style-name="T278"> Accuracy: </text:span><text:span text:style-name="T280">-</text:span><text:span text:style-name="T275">;</text:span></text:p>
        </text:list-item>
      </text:list>
      <text:p text:style-name="P79"/>
      <text:p text:style-name="P96"><text:span text:style-name="Strong_20_Emphasis"><text:span text:style-name="T127">Warrior's Vengeance (Upgrade</text:span></text:span><text:span text:style-name="Strong_20_Emphasis"><text:span text:style-name="T211"> </text:span></text:span><text:span text:style-name="Strong_20_Emphasis"><text:span text:style-name="T213">of Vigilant Guard</text:span></text:span><text:span text:style-name="Strong_20_Emphasis"><text:span text:style-name="T127">)</text:span></text:span><text:span text:style-name="Strong_20_Emphasis"><text:span text:style-name="T119">:</text:span></text:span><text:span text:style-name="T118"> </text:span></text:p>
      <text:list xml:id="list15549225488180" text:continue-numbering="true" text:style-name="L1">
        <text:list-item>
          <text:p text:style-name="P136"><text:span text:style-name="T258">S</text:span><text:span text:style-name="T242">tand watchful over an ally, intercepting a portion of </text:span><text:span text:style-name="T258">the</text:span><text:span text:style-name="T242"> damage targeted at the</text:span><text:span text:style-name="T258">m, </text:span><text:span text:style-name="T272">then counterattacking based on the blocked damage.</text:span></text:p>
        </text:list-item>
        <text:list-item>
          <text:p text:style-name="P136"><text:span text:style-name="T120">Red</text:span><text:span text:style-name="T142">irect </text:span><text:span text:style-name="T165">60</text:span><text:span text:style-name="T142">% of</text:span><text:span text:style-name="T120"> </text:span><text:span text:style-name="T142">the damage an adjacent ally receives towards yourself for 2 turns. </text:span><text:span text:style-name="T165">When the effect is over, your next attack will deal 60% of the redirected damage.</text:span></text:p>
        </text:list-item>
        <text:list-item>
          <text:p text:style-name="P206"><text:span text:style-name="T276">Cost: </text:span><text:span text:style-name="T280">-</text:span><text:span text:style-name="T276">, </text:span><text:span text:style-name="T278">Cooldown: </text:span><text:span text:style-name="T280">-</text:span><text:span text:style-name="T275">,</text:span><text:span text:style-name="T278"> Range: </text:span><text:span text:style-name="T277">-</text:span><text:span text:style-name="T275">,</text:span><text:span text:style-name="T278"> Accuracy: </text:span><text:span text:style-name="T280">-</text:span><text:span text:style-name="T275">;</text:span></text:p>
        </text:list-item>
      </text:list>
      <text:p text:style-name="P79"/>
      <text:p text:style-name="P95"><text:span text:style-name="Strong_20_Emphasis"><text:span text:style-name="T212">Banner</text:span></text:span><text:span text:style-name="Strong_20_Emphasis"><text:span text:style-name="T127"> of Control (</text:span></text:span><text:span text:style-name="Strong_20_Emphasis"><text:span text:style-name="T211">New Skill</text:span></text:span><text:span text:style-name="Strong_20_Emphasis"><text:span text:style-name="T127">)</text:span></text:span><text:span text:style-name="Strong_20_Emphasis"><text:span text:style-name="T119">:</text:span></text:span><text:span text:style-name="T118"> </text:span></text:p>
      <text:list xml:id="list15549301522426" text:continue-numbering="true" text:style-name="L1">
        <text:list-item>
          <text:p text:style-name="P133"><text:span text:style-name="T271">P</text:span><text:span text:style-name="T241">lace a fortified banner at the target tile. Enemies caught within its radius suffer penalties to their </text:span><text:span text:style-name="T271">defense</text:span><text:span text:style-name="T241"> </text:span><text:span text:style-name="T271">and strengthen the user.</text:span></text:p>
        </text:list-item>
        <text:list-item>
          <text:p text:style-name="P133"><text:span text:style-name="T164">Place a banner in an empty tile with a 3x3 radius.</text:span><text:span text:style-name="T124"> </text:span><text:span text:style-name="T164">Enemies that end their turn inside it</text:span><text:span text:style-name="T168">s radius</text:span><text:span text:style-name="T164"> lose 20% Physical Defense, and enemies that start their turn inside it grant the Vanguard 5-15 Shield. The banner lasts for 3 turns.</text:span></text:p>
        </text:list-item>
        <text:list-item>
          <text:p text:style-name="P133"><text:span text:style-name="T276">Cost: -, </text:span><text:span text:style-name="T278">Cooldown: </text:span><text:span text:style-name="T277">3</text:span><text:span text:style-name="T275">,</text:span><text:span text:style-name="T278"> Range: </text:span><text:span text:style-name="T279">2</text:span><text:span text:style-name="T275">,</text:span><text:span text:style-name="T278"> Accuracy: -</text:span><text:span text:style-name="T275">;</text:span></text:p>
        </text:list-item>
      </text:list>
      <text:p text:style-name="P3"/>
      <text:p text:style-name="P3"/>
      <text:p text:style-name="P30"/>
      <text:p text:style-name="P3"/>
      <text:p text:style-name="P3"/>
      <text:p text:style-name="P100"><text:span text:style-name="T32">Executioner</text:span><text:span text:style-name="T29">:</text:span> </text:p>
      <text:p text:style-name="P107"><text:span text:style-name="Strong_20_Emphasis"><text:span text:style-name="T39">Description:</text:span></text:span> Masters of brutal efficiency, Executioners focus on dealing devastating damage while maintaining resilience in combat. They specialize in precise strikes aimed at vital points, exploiting weaknesses in their enemies' defenses to swiftly dispatch them with lethal efficiency.</text:p>
      <text:p text:style-name="P30"/>
      <text:p text:style-name="P18"><text:span text:style-name="T78">Previous </text:span>Skills:</text:p>
      <text:p text:style-name="P88"/>
      <text:p text:style-name="P211"><text:span text:style-name="Strong_20_Emphasis"><text:span text:style-name="T39">Slas</text:span></text:span><text:span text:style-name="Strong_20_Emphasis"><text:span text:style-name="T55">h</text:span></text:span><text:span text:style-name="Strong_20_Emphasis"><text:span text:style-name="T39">:</text:span></text:span> </text:p>
      <text:list xml:id="list15548596238786" text:continue-numbering="true" text:style-name="L1">
        <text:list-item>
          <text:p text:style-name="P156">A straightforward melee attack that deals moderate damage.</text:p>
        </text:list-item>
        <text:list-item>
          <text:p text:style-name="P180"><text:span text:style-name="T116">Deal </text:span><text:span text:style-name="T117">1</text:span><text:span text:style-name="T284">5</text:span><text:span text:style-name="T117">-23</text:span><text:span text:style-name="T116"> </text:span><text:span text:style-name="T117">Physical</text:span><text:span text:style-name="T116"> Damage </text:span><text:span text:style-name="T114">to the target</text:span><text:span text:style-name="T116">.</text:span></text:p>
        </text:list-item>
        <text:list-item>
          <text:p text:style-name="P180"><text:span text:style-name="T113">Cost: </text:span><text:span text:style-name="T117">2</text:span><text:span text:style-name="T113">, </text:span><text:span text:style-name="T114">Cooldown: </text:span><text:span text:style-name="T115">1,</text:span><text:span text:style-name="T114"> Range: </text:span><text:span text:style-name="T117">1</text:span><text:span text:style-name="T115">,</text:span><text:span text:style-name="T114"> Accuracy: </text:span><text:span text:style-name="T117">85</text:span><text:span text:style-name="T115">;</text:span></text:p>
        </text:list-item>
      </text:list>
      <text:p text:style-name="P211"><text:span text:style-name="Strong_20_Emphasis"><text:span text:style-name="T119"/></text:span></text:p>
      <text:p text:style-name="P211"><text:span text:style-name="Strong_20_Emphasis"><text:span text:style-name="T119">Defensive Stance:</text:span></text:span><text:span text:style-name="T118"> </text:span></text:p>
      <text:list xml:id="list15549049273791" text:continue-numbering="true" text:style-name="L1">
        <text:list-item>
          <text:p text:style-name="P156">Adopt a defensive stance, reducing incoming damage.</text:p>
        </text:list-item>
        <text:list-item>
          <text:p text:style-name="P187">Reduce incoming damage by 50% for 1 turn.</text:p>
        </text:list-item>
        <text:list-item>
          <text:p text:style-name="P137"><text:span text:style-name="T122">Cost: </text:span><text:span text:style-name="T120">2</text:span><text:span text:style-name="T122">, </text:span><text:span text:style-name="T123">Cooldown: </text:span><text:span text:style-name="T124">2</text:span><text:span text:style-name="T125">,</text:span><text:span text:style-name="T123"> Range: </text:span><text:span text:style-name="T120">-</text:span><text:span text:style-name="T125">,</text:span><text:span text:style-name="T123"> Accuracy: </text:span><text:span text:style-name="T120">-</text:span><text:span text:style-name="T125">;</text:span></text:p>
        </text:list-item>
      </text:list>
      <text:p text:style-name="P200"/>
      <text:p text:style-name="P211"><text:span text:style-name="Strong_20_Emphasis"><text:span text:style-name="T182">Dire Cleave</text:span></text:span><text:span text:style-name="Strong_20_Emphasis"><text:span text:style-name="T119"> </text:span></text:span><text:span text:style-name="Strong_20_Emphasis"><text:span text:style-name="T131">(Upgrade of </text:span></text:span><text:span text:style-name="Strong_20_Emphasis"><text:span text:style-name="T134">Cleave</text:span></text:span><text:span text:style-name="Strong_20_Emphasis"><text:span text:style-name="T131">)</text:span></text:span><text:span text:style-name="Strong_20_Emphasis"><text:span text:style-name="T119">:</text:span></text:span><text:span text:style-name="T118"> </text:span></text:p>
      <text:list xml:id="list15549400089579" text:continue-numbering="true" text:style-name="L1">
        <text:list-item>
          <text:p text:style-name="P156">Swing your weapon in an arc, <text:span text:style-name="T289">potentially knocking enemies back.</text:span></text:p>
        </text:list-item>
        <text:list-item>
          <text:p text:style-name="P137"><text:span text:style-name="T120">Deal </text:span><text:span text:style-name="T133">13-20</text:span><text:span text:style-name="T120"> Physical Damage to up to 3 enemies in an arc adjacent to the user. </text:span><text:span text:style-name="T133">Grants a 50% chance to knock enemies back.</text:span></text:p>
        </text:list-item>
        <text:list-item>
          <text:p text:style-name="P137"><text:span text:style-name="T122">Cost: </text:span><text:span text:style-name="T120">3</text:span><text:span text:style-name="T122">, </text:span><text:span text:style-name="T123">Cooldown: </text:span><text:span text:style-name="T124">2</text:span><text:span text:style-name="T125">,</text:span><text:span text:style-name="T123"> Range: </text:span><text:span text:style-name="T120">1</text:span><text:span text:style-name="T125">,</text:span><text:span text:style-name="T123"> Accuracy: </text:span><text:span text:style-name="T124">80</text:span><text:span text:style-name="T125">;</text:span></text:p>
        </text:list-item>
      </text:list>
      <text:p text:style-name="P200"/>
      <text:p text:style-name="P211"><text:span text:style-name="Strong_20_Emphasis"><text:span text:style-name="T183">Vengeance</text:span></text:span><text:span text:style-name="Strong_20_Emphasis"><text:span text:style-name="T119"> </text:span></text:span><text:span text:style-name="Strong_20_Emphasis"><text:span text:style-name="T131">(</text:span></text:span><text:span text:style-name="Strong_20_Emphasis"><text:span text:style-name="T181">New Skill</text:span></text:span><text:span text:style-name="Strong_20_Emphasis"><text:span text:style-name="T131">)</text:span></text:span><text:span text:style-name="Strong_20_Emphasis"><text:span text:style-name="T119">:</text:span></text:span><text:span text:style-name="T118"> </text:span></text:p>
      <text:list xml:id="list15548904931576" text:continue-numbering="true" text:style-name="L1">
        <text:list-item>
          <text:p text:style-name="P163">A vicious attack that deals extra damage based on the user’s missing HP.</text:p>
        </text:list-item>
        <text:list-item>
          <text:p text:style-name="P180"><text:span text:style-name="T117">Deal </text:span><text:span text:style-name="T289">(MissingHp * 1.5) Physical Damage to the target.</text:span></text:p>
        </text:list-item>
        <text:list-item>
          <text:p text:style-name="P137"><text:span text:style-name="T224">Cost: </text:span><text:span text:style-name="T228">3</text:span><text:span text:style-name="T224">, </text:span><text:span text:style-name="T226">Cooldown: </text:span><text:span text:style-name="T230">4</text:span><text:span text:style-name="T227">,</text:span><text:span text:style-name="T226"> Range: </text:span><text:span text:style-name="T228">1</text:span><text:span text:style-name="T227">,</text:span><text:span text:style-name="T226"> Accuracy: </text:span><text:span text:style-name="T231">75</text:span><text:span text:style-name="T227">;</text:span></text:p>
        </text:list-item>
      </text:list>
      <text:p text:style-name="P203"/>
      <text:p text:style-name="P211"><text:span text:style-name="Strong_20_Emphasis"><text:span text:style-name="T119">Raging Bull Charge </text:span></text:span><text:span text:style-name="Strong_20_Emphasis"><text:span text:style-name="T127">(</text:span></text:span><text:span text:style-name="Strong_20_Emphasis"><text:span text:style-name="T191">Upgrade of</text:span></text:span><text:span text:style-name="Strong_20_Emphasis"><text:span text:style-name="T179"> </text:span></text:span><text:span text:style-name="Strong_20_Emphasis"><text:span text:style-name="T193">Bash</text:span></text:span><text:span text:style-name="Strong_20_Emphasis"><text:span text:style-name="T127">)</text:span></text:span><text:span text:style-name="Strong_20_Emphasis"><text:span text:style-name="T119">:</text:span></text:span><text:span text:style-name="T118"> </text:span></text:p>
      <text:list xml:id="list15548659807807" text:continue-numbering="true" text:style-name="L1">
        <text:list-item>
          <text:p text:style-name="P137"><text:span text:style-name="T261">C</text:span><text:span text:style-name="T241">harge forward like a raging bull, </text:span><text:span text:style-name="T261">with increased damage and stun chance for each tile traveled.</text:span></text:p>
        </text:list-item>
        <text:list-item>
          <text:p text:style-name="P137"><text:span text:style-name="T148">Charge forward up to 3 tiles, d</text:span><text:span text:style-name="T120">eal</text:span><text:span text:style-name="T148">ing</text:span><text:span text:style-name="T120"> </text:span><text:span text:style-name="T148">15-20 </text:span><text:span text:style-name="T120">Physical Damage with a </text:span><text:span text:style-name="T124">40</text:span><text:span text:style-name="T120">% </text:span><text:span text:style-name="T124">Chance to inflict 1x </text:span><text:span text:style-name="T120">Stun. </text:span><text:span text:style-name="T148">The damage increases by 5-10 and the stun chance by 10-15% for each tile traveled.</text:span></text:p>
        </text:list-item>
        <text:list-item>
          <text:p text:style-name="P137"><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88"/>
      <text:p text:style-name="P48"><text:span text:style-name="T227"/></text:p>
      <text:p text:style-name="P30"/>
      <text:p text:style-name="P211"><text:span text:style-name="T41">Skills:</text:span></text:p>
      <text:p text:style-name="P211"><text:span text:style-name="Strong_20_Emphasis"><text:span text:style-name="T49"/></text:span></text:p>
      <text:p text:style-name="P211"><text:span text:style-name="Strong_20_Emphasis"><text:span text:style-name="T119">Slaughterer's Wrath </text:span></text:span><text:span text:style-name="Strong_20_Emphasis"><text:span text:style-name="T127">(</text:span></text:span><text:span text:style-name="Strong_20_Emphasis"><text:span text:style-name="T215">Upgrade of Storm Fury</text:span></text:span><text:span text:style-name="Strong_20_Emphasis"><text:span text:style-name="T127">)</text:span></text:span><text:span text:style-name="Strong_20_Emphasis"><text:span text:style-name="T119">:</text:span></text:span><text:span text:style-name="T118"> </text:span></text:p>
      <text:list xml:id="list15549507426020" text:continue-numbering="true" text:style-name="L1">
        <text:list-item>
          <text:p text:style-name="P137"><text:span text:style-name="T241"><text:s/></text:span><text:span text:style-name="T259">C</text:span><text:span text:style-name="T241">hannels </text:span><text:span text:style-name="T259">your</text:span><text:span text:style-name="T241"> primal rage into a devastating onslaught with </text:span><text:span text:style-name="T259">high</text:span><text:span text:style-name="T241"> critical hit chanc</text:span><text:span text:style-name="T259">e, lowering the cooldown if the enemy is defeated.</text:span></text:p>
        </text:list-item>
        <text:list-item>
          <text:p text:style-name="P137"><text:span text:style-name="T132">Deal </text:span><text:span text:style-name="T169">40</text:span><text:span text:style-name="T120">-</text:span><text:span text:style-name="T169">75</text:span><text:span text:style-name="T132"> </text:span><text:span text:style-name="T120">Physical</text:span><text:span text:style-name="T132"> Damage </text:span><text:span text:style-name="T123">to the target, </text:span><text:span text:style-name="T120">with </text:span><text:span text:style-name="T169">80</text:span><text:span text:style-name="T120">% Critical Hit Chance. </text:span><text:span text:style-name="T144">Reduces the cooldown to </text:span><text:span text:style-name="T169">1</text:span><text:span text:style-name="T144"> </text:span><text:span text:style-name="T169">and grants 20% Physical Damage Resistance </text:span><text:span text:style-name="T144">if the skills defeats the target.</text:span></text:p>
        </text:list-item>
        <text:list-item>
          <text:p text:style-name="P137"><text:span text:style-name="T224">Cost: </text:span><text:span text:style-name="T233">4</text:span><text:span text:style-name="T224">, </text:span><text:span text:style-name="T226">Cooldown: </text:span><text:span text:style-name="T238">4</text:span><text:span text:style-name="T227">,</text:span><text:span text:style-name="T226"> Range: </text:span><text:span text:style-name="T228">1</text:span><text:span text:style-name="T227">,</text:span><text:span text:style-name="T226"> Accuracy: </text:span><text:span text:style-name="T231">6</text:span><text:span text:style-name="T228">0</text:span><text:span text:style-name="T227">;</text:span></text:p>
        </text:list-item>
      </text:list>
      <text:p text:style-name="P211"><text:span text:style-name="T227"/></text:p>
      <text:p text:style-name="P211"><text:span text:style-name="Strong_20_Emphasis"><text:span text:style-name="T119">Bloodthirsty </text:span></text:span><text:span text:style-name="Strong_20_Emphasis"><text:span text:style-name="T215">Intent</text:span></text:span><text:span text:style-name="Strong_20_Emphasis"><text:span text:style-name="T119"> </text:span></text:span><text:span text:style-name="Strong_20_Emphasis"><text:span text:style-name="T127">(</text:span></text:span><text:span text:style-name="Strong_20_Emphasis"><text:span text:style-name="T215">Upgrade of Destructive Desire</text:span></text:span><text:span text:style-name="Strong_20_Emphasis"><text:span text:style-name="T127">)</text:span></text:span><text:span text:style-name="Strong_20_Emphasis"><text:span text:style-name="T119">:</text:span></text:span><text:span text:style-name="T118"> </text:span></text:p>
      <text:list xml:id="list15548739636291" text:continue-numbering="true" text:style-name="L1">
        <text:list-item>
          <text:p text:style-name="P137"><text:soft-page-break/><text:span text:style-name="T257">The executioner's thirst for blood knows no bounds, gaining attack power </text:span><text:span text:style-name="T273">and defense </text:span><text:span text:style-name="T261">for each defeated enemy.</text:span></text:p>
        </text:list-item>
        <text:list-item>
          <text:p text:style-name="P137"><text:span text:style-name="T169">Each consecutive hit increases your Physical Resistance by 10%. </text:span><text:span text:style-name="T148">Each time you defeat an enemy, the next attack will deal an extra </text:span><text:span text:style-name="T169">15</text:span><text:span text:style-name="T148">-</text:span><text:span text:style-name="T169">25</text:span><text:span text:style-name="T148"> damage.</text:span></text:p>
        </text:list-item>
        <text:list-item>
          <text:p text:style-name="P137"><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11"><text:span text:style-name="T227"/></text:p>
      <text:p text:style-name="P213"><text:span text:style-name="Strong_20_Emphasis"><text:span text:style-name="T217">Undying</text:span></text:span><text:span text:style-name="Strong_20_Emphasis"><text:span text:style-name="T119"> Will </text:span></text:span><text:span text:style-name="Strong_20_Emphasis"><text:span text:style-name="T127">(</text:span></text:span><text:span text:style-name="Strong_20_Emphasis"><text:span text:style-name="T215">Upgrade of </text:span></text:span><text:span text:style-name="Strong_20_Emphasis"><text:span text:style-name="T216">Frenzied Assault</text:span></text:span><text:span text:style-name="Strong_20_Emphasis"><text:span text:style-name="T127">)</text:span></text:span><text:span text:style-name="Strong_20_Emphasis"><text:span text:style-name="T119">:</text:span></text:span><text:span text:style-name="T118"> </text:span></text:p>
      <text:list xml:id="list15548107005406" text:continue-numbering="true" text:style-name="L1">
        <text:list-item>
          <text:p text:style-name="P138"><text:span text:style-name="T244">Enter a</text:span><text:span text:style-name="T241"> </text:span><text:span text:style-name="T262">deadly</text:span><text:span text:style-name="T260"> </text:span><text:span text:style-name="T253">frenz</text:span><text:span text:style-name="T260">y</text:span><text:span text:style-name="T241">, drawing the attention of enemies </text:span><text:span text:style-name="T244">and trading defense for </text:span><text:span text:style-name="T260">overwhelming </text:span><text:span text:style-name="T244">offense. </text:span><text:span text:style-name="T260">Gain Shield for each enemy defeated.</text:span></text:p>
        </text:list-item>
        <text:list-item>
          <text:p text:style-name="P138"><text:span text:style-name="T124">Has </text:span><text:span text:style-name="T170">100</text:span><text:span text:style-name="T124">% chance of inflicting </text:span><text:span text:style-name="T130">1</text:span><text:span text:style-name="T124">x Taunt to all enemies in range. </text:span><text:span text:style-name="T130">Take </text:span><text:span text:style-name="T170">30</text:span><text:span text:style-name="T130">% increased Damage, but also deal </text:span><text:span text:style-name="T170">100</text:span><text:span text:style-name="T130">% increased damage </text:span><text:span text:style-name="T170">and become immune to debuffs </text:span><text:span text:style-name="T130">for </text:span><text:span text:style-name="T136">2</text:span><text:span text:style-name="T130"> turn</text:span><text:span text:style-name="T136">s</text:span><text:span text:style-name="T130">. </text:span><text:span text:style-name="T146">Each enemy you defeat grants 1</text:span><text:span text:style-name="T170">5</text:span><text:span text:style-name="T146">-</text:span><text:span text:style-name="T170">2</text:span><text:span text:style-name="T146">5 Shield.</text:span></text:p>
        </text:list-item>
        <text:list-item>
          <text:p text:style-name="P138"><text:span text:style-name="T224">Cost: </text:span><text:span text:style-name="T234">2</text:span><text:span text:style-name="T224">, </text:span><text:span text:style-name="T226">Cooldown: </text:span><text:span text:style-name="T235">4</text:span><text:span text:style-name="T227">,</text:span><text:span text:style-name="T226"> Range: </text:span><text:span text:style-name="T232">2</text:span><text:span text:style-name="T227">,</text:span><text:span text:style-name="T226"> Accuracy: -</text:span><text:span text:style-name="T227">;</text:span></text:p>
        </text:list-item>
      </text:list>
      <text:p text:style-name="P213"><text:span text:style-name="T227"/></text:p>
      <text:p text:style-name="P217"><text:span text:style-name="Strong_20_Emphasis"><text:span text:style-name="T218">Dominant Roar</text:span></text:span><text:span text:style-name="Strong_20_Emphasis"><text:span text:style-name="T119"> </text:span></text:span><text:span text:style-name="Strong_20_Emphasis"><text:span text:style-name="T127">(</text:span></text:span><text:span text:style-name="Strong_20_Emphasis"><text:span text:style-name="T218">Upgrade of </text:span></text:span><text:span text:style-name="Strong_20_Emphasis"><text:span text:style-name="T190">Mighty Roar</text:span></text:span><text:span text:style-name="Strong_20_Emphasis"><text:span text:style-name="T127">)</text:span></text:span><text:span text:style-name="Strong_20_Emphasis"><text:span text:style-name="T119">:</text:span></text:span><text:span text:style-name="T118"> </text:span></text:p>
      <text:list xml:id="list15547946708458" text:continue-numbering="true" text:style-name="L1">
        <text:list-item>
          <text:p text:style-name="P140"><text:span text:style-name="T241">Unleashes a </text:span><text:span text:style-name="T260">great</text:span><text:span text:style-name="T241"> roar </text:span><text:span text:style-name="T250">that boosts the user’s defense and lowers enemies’</text:span><text:span text:style-name="T251"> </text:span><text:span text:style-name="T250">attack.</text:span><text:span text:style-name="T260"> The defensive effect is stronger for each enemy affected.</text:span></text:p>
        </text:list-item>
        <text:list-item>
          <text:p text:style-name="P140"><text:span text:style-name="T120">Boost </text:span><text:span text:style-name="T133">the user</text:span><text:span text:style-name="T120">’s physical defense by </text:span><text:span text:style-name="T171">10</text:span><text:span text:style-name="T146">-1</text:span><text:span text:style-name="T171">5</text:span><text:span text:style-name="T120">% </text:span><text:span text:style-name="T146">for each affected enemy </text:span><text:span text:style-name="T133">and lower the attack of all enemies in range by </text:span><text:span text:style-name="T171">20</text:span><text:span text:style-name="T133">-</text:span><text:span text:style-name="T171">35</text:span><text:span text:style-name="T133">% </text:span><text:span text:style-name="T120">for 2 turns. </text:span><text:span text:style-name="T171">If more than 3 enemies are affected, gain 10-40 Shield.</text:span></text:p>
        </text:list-item>
        <text:list-item>
          <text:p text:style-name="P140"><text:span text:style-name="T276">Cost: </text:span><text:span text:style-name="T281">2</text:span><text:span text:style-name="T276">, </text:span><text:span text:style-name="T278">Cooldown: </text:span><text:span text:style-name="T277">3</text:span><text:span text:style-name="T275">,</text:span><text:span text:style-name="T278"> Range: </text:span><text:span text:style-name="T282">3</text:span><text:span text:style-name="T275">,</text:span><text:span text:style-name="T278"> Accuracy: -</text:span><text:span text:style-name="T275">;</text:span></text:p>
        </text:list-item>
      </text:list>
      <text:p text:style-name="P211"><text:span text:style-name="T227"/></text:p>
      <text:p text:style-name="P211"><text:span text:style-name="Strong_20_Emphasis"><text:span text:style-name="T216">Execute</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746054902" text:continue-numbering="true" text:style-name="L1">
        <text:list-item>
          <text:p text:style-name="P138"><text:span text:style-name="T274">Instantly defeat an enemy below a certain HP threshold.</text:span></text:p>
        </text:list-item>
        <text:list-item>
          <text:p text:style-name="P137"><text:span text:style-name="T170">Only usable if the target is below 25% HP. Instantly defeat the target and gain 10-25 HP.</text:span></text:p>
        </text:list-item>
        <text:list-item>
          <text:p text:style-name="P137"><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11"/>
      <text:p text:style-name="P214"><text:span text:style-name="T275"/></text:p>
      <text:p text:style-name="P3"/>
      <text:p text:style-name="P100"><text:span text:style-name="T32">Battle Dancer</text:span><text:span text:style-name="T29">:</text:span> </text:p>
      <text:p text:style-name="P107"><text:span text:style-name="Strong_20_Emphasis"><text:span text:style-name="T39">Description:</text:span></text:span> With unparalleled agility and grace, Battle Dancers weave through the battlefield, striking with precision and evading enemy attacks with fluid movements. They excel at controlling the flow of combat, disrupting enemy formations, and exploiting openings in their opponents' defenses.</text:p>
      <text:p text:style-name="P19"><text:span text:style-name="T78">Previous </text:span>Skills:</text:p>
      <text:p text:style-name="P40"/>
      <text:p text:style-name="P216"><text:span text:style-name="Strong_20_Emphasis"><text:span text:style-name="T39">Slas</text:span></text:span><text:span text:style-name="Strong_20_Emphasis"><text:span text:style-name="T55">h</text:span></text:span><text:span text:style-name="Strong_20_Emphasis"><text:span text:style-name="T39">:</text:span></text:span> </text:p>
      <text:list xml:id="list15549362747801" text:continue-numbering="true" text:style-name="L1">
        <text:list-item>
          <text:p text:style-name="P157">A straightforward melee attack that deals moderate damage.</text:p>
        </text:list-item>
        <text:list-item>
          <text:p text:style-name="P181"><text:span text:style-name="T116">Deal </text:span><text:span text:style-name="T117">1</text:span><text:span text:style-name="T284">5</text:span><text:span text:style-name="T117">-23</text:span><text:span text:style-name="T116"> </text:span><text:span text:style-name="T117">Physical</text:span><text:span text:style-name="T116"> Damage </text:span><text:span text:style-name="T114">to the target</text:span><text:span text:style-name="T116">.</text:span></text:p>
        </text:list-item>
        <text:list-item>
          <text:p text:style-name="P181"><text:span text:style-name="T113">Cost: </text:span><text:span text:style-name="T117">2</text:span><text:span text:style-name="T113">, </text:span><text:span text:style-name="T114">Cooldown: </text:span><text:span text:style-name="T115">1,</text:span><text:span text:style-name="T114"> Range: </text:span><text:span text:style-name="T117">1</text:span><text:span text:style-name="T115">,</text:span><text:span text:style-name="T114"> Accuracy: </text:span><text:span text:style-name="T117">85</text:span><text:span text:style-name="T115">;</text:span></text:p>
        </text:list-item>
      </text:list>
      <text:p text:style-name="P216"><text:span text:style-name="Strong_20_Emphasis"><text:span text:style-name="T119"/></text:span></text:p>
      <text:p text:style-name="P216"><text:span text:style-name="Strong_20_Emphasis"><text:span text:style-name="T119">Defensive Stance:</text:span></text:span><text:span text:style-name="T118"> </text:span></text:p>
      <text:list xml:id="list15549073728891" text:continue-numbering="true" text:style-name="L1">
        <text:list-item>
          <text:p text:style-name="P157">Adopt a defensive stance, reducing incoming damage.</text:p>
        </text:list-item>
        <text:list-item>
          <text:p text:style-name="P188">Reduce incoming damage by 50% for 1 turn.</text:p>
        </text:list-item>
        <text:list-item>
          <text:p text:style-name="P139"><text:span text:style-name="T122">Cost: </text:span><text:span text:style-name="T120">2</text:span><text:span text:style-name="T122">, </text:span><text:span text:style-name="T123">Cooldown: </text:span><text:span text:style-name="T124">2</text:span><text:span text:style-name="T125">,</text:span><text:span text:style-name="T123"> Range: </text:span><text:span text:style-name="T120">-</text:span><text:span text:style-name="T125">,</text:span><text:span text:style-name="T123"> Accuracy: </text:span><text:span text:style-name="T120">-</text:span><text:span text:style-name="T125">;</text:span></text:p>
        </text:list-item>
      </text:list>
      <text:p text:style-name="P201"/>
      <text:p text:style-name="P216"><text:span text:style-name="Strong_20_Emphasis"><text:span text:style-name="T183">Vengeance</text:span></text:span><text:span text:style-name="Strong_20_Emphasis"><text:span text:style-name="T119"> </text:span></text:span><text:span text:style-name="Strong_20_Emphasis"><text:span text:style-name="T131">(</text:span></text:span><text:span text:style-name="Strong_20_Emphasis"><text:span text:style-name="T181">New Skill</text:span></text:span><text:span text:style-name="Strong_20_Emphasis"><text:span text:style-name="T131">)</text:span></text:span><text:span text:style-name="Strong_20_Emphasis"><text:span text:style-name="T119">:</text:span></text:span><text:span text:style-name="T118"> </text:span></text:p>
      <text:list xml:id="list15547966067438" text:continue-numbering="true" text:style-name="L1">
        <text:list-item>
          <text:p text:style-name="P164">A vicious attack that deals extra damage based on the user’s missing HP.</text:p>
        </text:list-item>
        <text:list-item>
          <text:p text:style-name="P181"><text:span text:style-name="T117">Deal </text:span><text:span text:style-name="T289">(MissingHp * 1.5) Physical Damage to the target.</text:span></text:p>
        </text:list-item>
        <text:list-item>
          <text:p text:style-name="P139"><text:span text:style-name="T224">Cost: </text:span><text:span text:style-name="T228">3</text:span><text:span text:style-name="T224">, </text:span><text:span text:style-name="T226">Cooldown: </text:span><text:span text:style-name="T230">4</text:span><text:span text:style-name="T227">,</text:span><text:span text:style-name="T226"> Range: </text:span><text:span text:style-name="T228">1</text:span><text:span text:style-name="T227">,</text:span><text:span text:style-name="T226"> Accuracy: </text:span><text:span text:style-name="T231">75</text:span><text:span text:style-name="T227">;</text:span></text:p>
        </text:list-item>
      </text:list>
      <text:p text:style-name="P216"/>
      <text:p text:style-name="P216"><text:span text:style-name="Strong_20_Emphasis"><text:span text:style-name="T191">Storm</text:span></text:span><text:span text:style-name="Strong_20_Emphasis"><text:span text:style-name="T119"> Fury </text:span></text:span><text:span text:style-name="Strong_20_Emphasis"><text:span text:style-name="T127">(</text:span></text:span><text:span text:style-name="Strong_20_Emphasis"><text:span text:style-name="T191">Upgrade of </text:span></text:span><text:span text:style-name="Strong_20_Emphasis"><text:span text:style-name="T145">Savage Fury</text:span></text:span><text:span text:style-name="Strong_20_Emphasis"><text:span text:style-name="T127">)</text:span></text:span><text:span text:style-name="Strong_20_Emphasis"><text:span text:style-name="T119">:</text:span></text:span><text:span text:style-name="T118"> </text:span></text:p>
      <text:list xml:id="list15548881719466" text:continue-numbering="true" text:style-name="L1">
        <text:list-item>
          <text:p text:style-name="P139"><text:span text:style-name="T241"><text:s/></text:span><text:span text:style-name="T259">C</text:span><text:span text:style-name="T241">hannels </text:span><text:span text:style-name="T259">your</text:span><text:span text:style-name="T241"> primal rage into a powerful strike with </text:span><text:span text:style-name="T259">high</text:span><text:span text:style-name="T241"> critical hit chanc</text:span><text:span text:style-name="T259">e, lowering the cooldown if the enemy is defeated.</text:span></text:p>
        </text:list-item>
        <text:list-item>
          <text:p text:style-name="P139"><text:span text:style-name="T132">Deal </text:span><text:span text:style-name="T144">30</text:span><text:span text:style-name="T120">-</text:span><text:span text:style-name="T144">50</text:span><text:span text:style-name="T132"> </text:span><text:span text:style-name="T120">Physical</text:span><text:span text:style-name="T132"> Damage </text:span><text:span text:style-name="T123">to the target, </text:span><text:span text:style-name="T120">with a </text:span><text:span text:style-name="T130">75</text:span><text:span text:style-name="T120">% Critical Hit Chance. </text:span><text:span text:style-name="T144">Reduces the cooldown to </text:span><text:span text:style-name="T158">2</text:span><text:span text:style-name="T144"> if the skills defeats the target.</text:span></text:p>
        </text:list-item>
        <text:list-item>
          <text:p text:style-name="P139"><text:span text:style-name="T224">Cost: </text:span><text:span text:style-name="T233">4</text:span><text:span text:style-name="T224">, </text:span><text:span text:style-name="T226">Cooldown: </text:span><text:span text:style-name="T238">4</text:span><text:span text:style-name="T227">,</text:span><text:span text:style-name="T226"> Range: </text:span><text:span text:style-name="T228">1</text:span><text:span text:style-name="T227">,</text:span><text:span text:style-name="T226"> Accuracy: </text:span><text:span text:style-name="T231">6</text:span><text:span text:style-name="T228">0</text:span><text:span text:style-name="T227">;</text:span></text:p>
        </text:list-item>
      </text:list>
      <text:p text:style-name="P204"/>
      <text:p text:style-name="P216"><text:span text:style-name="Strong_20_Emphasis"><text:span text:style-name="T190">Mighty Roar</text:span></text:span><text:span text:style-name="Strong_20_Emphasis"><text:span text:style-name="T119"> </text:span></text:span><text:span text:style-name="Strong_20_Emphasis"><text:span text:style-name="T127">(</text:span></text:span><text:span text:style-name="Strong_20_Emphasis"><text:span text:style-name="T191">Upgrade of</text:span></text:span><text:span text:style-name="Strong_20_Emphasis"><text:span text:style-name="T179"> </text:span></text:span><text:span text:style-name="Strong_20_Emphasis"><text:span text:style-name="T147">F</text:span></text:span><text:span text:style-name="Strong_20_Emphasis"><text:span text:style-name="T192">eral Roar</text:span></text:span><text:span text:style-name="Strong_20_Emphasis"><text:span text:style-name="T127">)</text:span></text:span><text:span text:style-name="Strong_20_Emphasis"><text:span text:style-name="T119">:</text:span></text:span><text:span text:style-name="T118"> </text:span></text:p>
      <text:list xml:id="list15548144714462" text:continue-numbering="true" text:style-name="L1">
        <text:list-item>
          <text:p text:style-name="P139"><text:span text:style-name="T241">Unleashes a </text:span><text:span text:style-name="T260">great</text:span><text:span text:style-name="T241"> roar </text:span><text:span text:style-name="T250">that boosts the user’s defense and lowers enemies’</text:span><text:span text:style-name="T251"> </text:span><text:span text:style-name="T250">attack.</text:span><text:span text:style-name="T260"> The defensive effect is stronger for each enemy affected.</text:span></text:p>
        </text:list-item>
        <text:list-item>
          <text:p text:style-name="P139"><text:span text:style-name="T120">Boost </text:span><text:span text:style-name="T133">the user</text:span><text:span text:style-name="T120">’s physical defense by </text:span><text:span text:style-name="T146">7-10</text:span><text:span text:style-name="T120">% </text:span><text:span text:style-name="T146">for each affected enemy </text:span><text:span text:style-name="T133">and lower the attack of all enemies in range by </text:span><text:span text:style-name="T135">15</text:span><text:span text:style-name="T133">-</text:span><text:span text:style-name="T135">20</text:span><text:span text:style-name="T133">% </text:span><text:span text:style-name="T120">for 2 turns.</text:span></text:p>
        </text:list-item>
        <text:list-item>
          <text:p text:style-name="P139"><text:span text:style-name="T276">Cost: </text:span><text:span text:style-name="T281">2</text:span><text:span text:style-name="T276">, </text:span><text:span text:style-name="T278">Cooldown: </text:span><text:span text:style-name="T277">3</text:span><text:span text:style-name="T275">,</text:span><text:span text:style-name="T278"> Range: </text:span><text:span text:style-name="T282">3</text:span><text:span text:style-name="T275">,</text:span><text:span text:style-name="T278"> Accuracy: -</text:span><text:span text:style-name="T275">;</text:span></text:p>
        </text:list-item>
      </text:list>
      <text:p text:style-name="P204"/>
      <text:p text:style-name="P216"><text:span text:style-name="Strong_20_Emphasis"><text:span text:style-name="T189">Destructive Desire</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9181695891" text:continue-numbering="true" text:style-name="L1">
        <text:list-item>
          <text:p text:style-name="P139"><text:span text:style-name="T261">P</text:span><text:span text:style-name="T257">assively channel </text:span><text:span text:style-name="T261">your </text:span><text:span text:style-name="T257">bloodlust into a relentless assault, gaining attack power </text:span><text:span text:style-name="T261">for each defeated enemy.</text:span></text:p>
        </text:list-item>
        <text:list-item>
          <text:p text:style-name="P139"><text:span text:style-name="T148">Each time you defeat an enemy, the next attack will deal an extra 5-10 damage.</text:span><text:span text:style-name="T120"> </text:span></text:p>
        </text:list-item>
        <text:list-item>
          <text:p text:style-name="P139"><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40"/>
      <text:p text:style-name="P217"><text:span text:style-name="Strong_20_Emphasis"><text:span text:style-name="T119">Raging Bull Charge </text:span></text:span><text:span text:style-name="Strong_20_Emphasis"><text:span text:style-name="T127">(</text:span></text:span><text:span text:style-name="Strong_20_Emphasis"><text:span text:style-name="T191">Upgrade of</text:span></text:span><text:span text:style-name="Strong_20_Emphasis"><text:span text:style-name="T179"> </text:span></text:span><text:span text:style-name="Strong_20_Emphasis"><text:span text:style-name="T193">Bash</text:span></text:span><text:span text:style-name="Strong_20_Emphasis"><text:span text:style-name="T127">)</text:span></text:span><text:span text:style-name="Strong_20_Emphasis"><text:span text:style-name="T119">:</text:span></text:span><text:span text:style-name="T118"> </text:span></text:p>
      <text:list xml:id="list15548543246468" text:continue-numbering="true" text:style-name="L1">
        <text:list-item>
          <text:p text:style-name="P140"><text:span text:style-name="T261">C</text:span><text:span text:style-name="T241">harge forward like a raging bull, </text:span><text:span text:style-name="T261">with increased damage and stun chance for each tile traveled.</text:span></text:p>
        </text:list-item>
        <text:list-item>
          <text:p text:style-name="P140"><text:span text:style-name="T148">Charge forward up to 3 tiles, d</text:span><text:span text:style-name="T120">eal</text:span><text:span text:style-name="T148">ing</text:span><text:span text:style-name="T120"> </text:span><text:span text:style-name="T148">15-20 </text:span><text:span text:style-name="T120">Physical Damage with a </text:span><text:span text:style-name="T124">40</text:span><text:span text:style-name="T120">% </text:span><text:span text:style-name="T124">Chance to inflict 1x </text:span><text:span text:style-name="T120">Stun. </text:span><text:span text:style-name="T148">The damage increases by 5-10 and the stun chance by 10-15% for each tile traveled.</text:span></text:p>
        </text:list-item>
        <text:list-item>
          <text:p text:style-name="P140"><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40"><text:soft-page-break/><text:span text:style-name="T227"/></text:p>
      <text:p text:style-name="P40"/>
      <text:p text:style-name="P3">Skills:</text:p>
      <text:p text:style-name="P3"/>
      <text:p text:style-name="P216"><text:span text:style-name="Strong_20_Emphasis"><text:span text:style-name="T219">Frenzied Dance</text:span></text:span><text:span text:style-name="Strong_20_Emphasis"><text:span text:style-name="T119"> </text:span></text:span><text:span text:style-name="Strong_20_Emphasis"><text:span text:style-name="T127">(</text:span></text:span><text:span text:style-name="Strong_20_Emphasis"><text:span text:style-name="T219">Upgrade of</text:span></text:span><text:span text:style-name="Strong_20_Emphasis"><text:span text:style-name="T179"> </text:span></text:span><text:span text:style-name="Strong_20_Emphasis"><text:span text:style-name="T219">Frenzied Assault</text:span></text:span><text:span text:style-name="Strong_20_Emphasis"><text:span text:style-name="T127">)</text:span></text:span><text:span text:style-name="Strong_20_Emphasis"><text:span text:style-name="T119">:</text:span></text:span><text:span text:style-name="T118"> </text:span></text:p>
      <text:list xml:id="list15548370134735" text:continue-numbering="true" text:style-name="L1">
        <text:list-item>
          <text:p text:style-name="P139"><text:span text:style-name="T244">Enter a</text:span><text:span text:style-name="T241"> </text:span><text:span text:style-name="T262">deadly</text:span><text:span text:style-name="T260"> </text:span><text:span text:style-name="T253">frenz</text:span><text:span text:style-name="T260">y</text:span><text:span text:style-name="T241">, drawing the attention of enemies </text:span><text:span text:style-name="T244">and trading defense for </text:span><text:span text:style-name="T260">overwhelming </text:span><text:span text:style-name="T244">offense. </text:span><text:span text:style-name="T260">Gain Shield for each enemy defeated.</text:span></text:p>
        </text:list-item>
        <text:list-item>
          <text:p text:style-name="P139"><text:span text:style-name="T124">Has </text:span><text:span text:style-name="T170">100</text:span><text:span text:style-name="T124">% chance of inflicting </text:span><text:span text:style-name="T130">1</text:span><text:span text:style-name="T124">x Taunt to all enemies in range. </text:span><text:span text:style-name="T130">Take </text:span><text:span text:style-name="T173">4</text:span><text:span text:style-name="T170">0</text:span><text:span text:style-name="T130">% increased Damage, but also deal </text:span><text:span text:style-name="T170">1</text:span><text:span text:style-name="T173">2</text:span><text:span text:style-name="T170">0</text:span><text:span text:style-name="T130">% increased damage. </text:span><text:span text:style-name="T146">Each </text:span><text:span text:style-name="T172">time an enemy enters or ends their turn on an adjacent tile, attack them for 15-30 Physical Damage.</text:span></text:p>
        </text:list-item>
        <text:list-item>
          <text:p text:style-name="P139"><text:span text:style-name="T224">Cost: </text:span><text:span text:style-name="T234">2</text:span><text:span text:style-name="T224">, </text:span><text:span text:style-name="T226">Cooldown: </text:span><text:span text:style-name="T235">4</text:span><text:span text:style-name="T227">,</text:span><text:span text:style-name="T226"> Range: </text:span><text:span text:style-name="T232">2</text:span><text:span text:style-name="T227">,</text:span><text:span text:style-name="T226"> Accuracy: -</text:span><text:span text:style-name="T227">;</text:span></text:p>
        </text:list-item>
      </text:list>
      <text:p text:style-name="P216"><text:span text:style-name="T227"/></text:p>
      <text:p text:style-name="P217"><text:span text:style-name="Strong_20_Emphasis"><text:span text:style-name="T221">Deadly Lion</text:span></text:span><text:span text:style-name="Strong_20_Emphasis"><text:span text:style-name="T220"> </text:span></text:span><text:span text:style-name="Strong_20_Emphasis"><text:span text:style-name="T221">Charge</text:span></text:span><text:span text:style-name="Strong_20_Emphasis"><text:span text:style-name="T119"> </text:span></text:span><text:span text:style-name="Strong_20_Emphasis"><text:span text:style-name="T127">(</text:span></text:span><text:span text:style-name="Strong_20_Emphasis"><text:span text:style-name="T219">Upgrade of</text:span></text:span><text:span text:style-name="Strong_20_Emphasis"><text:span text:style-name="T179"> <text:s/></text:span></text:span><text:span text:style-name="Strong_20_Emphasis"><text:span text:style-name="T220">Raging Bull Charge</text:span></text:span><text:span text:style-name="Strong_20_Emphasis"><text:span text:style-name="T127">)</text:span></text:span><text:span text:style-name="Strong_20_Emphasis"><text:span text:style-name="T119">:</text:span></text:span><text:span text:style-name="T118"> </text:span></text:p>
      <text:list xml:id="list15548770518840" text:continue-numbering="true" text:style-name="L1">
        <text:list-item>
          <text:p text:style-name="P140"><text:span text:style-name="T261">C</text:span><text:span text:style-name="T241">harge forward like a raging bull, </text:span><text:span text:style-name="T261">with increased damage and stun chance for each tile traveled.</text:span></text:p>
        </text:list-item>
        <text:list-item>
          <text:p text:style-name="P141"><text:span text:style-name="T174">Charge forward up to 3 tiles, dealing 25-40 physical damage with a 75% chance to inflict 1x Stunned. Damage increases by 10-20 and stun chance by 10-15% for each tile traveled. Upon arrival, deal an additional 20-30 physical damage to all adjacent enemies, with a 50% chance to inflict 1x Bleeding.</text:span></text:p>
        </text:list-item>
        <text:list-item>
          <text:p text:style-name="P141"><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216"><text:span text:style-name="T227"/></text:p>
      <text:p text:style-name="P216"><text:span text:style-name="Strong_20_Emphasis"><text:span text:style-name="T223">Buzzsaw</text:span></text:span><text:span text:style-name="Strong_20_Emphasis"><text:span text:style-name="T220"> </text:span></text:span><text:span text:style-name="Strong_20_Emphasis"><text:span text:style-name="T221">Cleave</text:span></text:span><text:span text:style-name="Strong_20_Emphasis"><text:span text:style-name="T119"> </text:span></text:span><text:span text:style-name="Strong_20_Emphasis"><text:span text:style-name="T127">(</text:span></text:span><text:span text:style-name="Strong_20_Emphasis"><text:span text:style-name="T220">Upgrade of </text:span></text:span><text:span text:style-name="Strong_20_Emphasis"><text:span text:style-name="T221">Dire Cleave</text:span></text:span><text:span text:style-name="Strong_20_Emphasis"><text:span text:style-name="T127">)</text:span></text:span><text:span text:style-name="Strong_20_Emphasis"><text:span text:style-name="T119">:</text:span></text:span><text:span text:style-name="T118"> </text:span></text:p>
      <text:list xml:id="list15549202343324" text:continue-numbering="true" text:style-name="L1">
        <text:list-item>
          <text:p text:style-name="P158">Swing your weapon in an arc, <text:span text:style-name="T289">potentially knocking enemies back.</text:span></text:p>
        </text:list-item>
        <text:list-item>
          <text:p text:style-name="P141"><text:span text:style-name="T120">Deal </text:span><text:span text:style-name="T175">20</text:span><text:span text:style-name="T133">-</text:span><text:span text:style-name="T175">3</text:span><text:span text:style-name="T133">0</text:span><text:span text:style-name="T120"> Physical Damage to up to </text:span><text:span text:style-name="T175">all </text:span><text:span text:style-name="T120">adjacent </text:span><text:span text:style-name="T175">enemies</text:span><text:span text:style-name="T120"> </text:span><text:span text:style-name="T175">3 times</text:span><text:span text:style-name="T120">. </text:span><text:span text:style-name="T133">Grants a </text:span><text:span text:style-name="T174">10</text:span><text:span text:style-name="T133">0% chance to knock enemies back </text:span><text:span text:style-name="T175">on the third spin.</text:span></text:p>
        </text:list-item>
        <text:list-item>
          <text:p text:style-name="P139"><text:span text:style-name="T224">Cost: </text:span><text:span text:style-name="T228">3</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216"><text:span text:style-name="T227"/></text:p>
      <text:p text:style-name="P218"><text:span text:style-name="Strong_20_Emphasis"><text:span text:style-name="T222">Synchrony</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305208867" text:continue-numbering="true" text:style-name="L1">
        <text:list-item>
          <text:p text:style-name="P168">AAA</text:p>
        </text:list-item>
        <text:list-item>
          <text:p text:style-name="P139"><text:span text:style-name="T174">Your attacks have a 50% chance to apply a mark to enemies, allowing follow up attacks from allies to deal an additional 5-10 Physical Damage per stack.</text:span><text:span text:style-name="T120"> </text:span></text:p>
        </text:list-item>
        <text:list-item>
          <text:p text:style-name="P139"><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16"><text:span text:style-name="Strong_20_Emphasis"><text:span text:style-name="T186"/></text:span></text:p>
      <text:p text:style-name="P216"><text:span text:style-name="Strong_20_Emphasis"><text:span text:style-name="T220">Deadly Waltz</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7829639241" text:continue-numbering="true" text:style-name="L1">
        <text:list-item>
          <text:p text:style-name="P168">AAA</text:p>
        </text:list-item>
        <text:list-item>
          <text:p text:style-name="P140"><text:span text:style-name="T148">Charge forward up to </text:span><text:span text:style-name="T173">4</text:span><text:span text:style-name="T148"> tiles, d</text:span><text:span text:style-name="T120">eal</text:span><text:span text:style-name="T148">ing</text:span><text:span text:style-name="T120"> </text:span><text:span text:style-name="T173">20</text:span><text:span text:style-name="T148">-</text:span><text:span text:style-name="T173">3</text:span><text:span text:style-name="T148">0 </text:span><text:span text:style-name="T120">Physical Damage </text:span><text:span text:style-name="T173">to all enemies in/adjacent to the path</text:span><text:span text:style-name="T120">. </text:span><text:span text:style-name="T173">Upon arriving at the location, deal an additional 5-10 Physical Damage per hit to all enemies.</text:span></text:p>
        </text:list-item>
        <text:list-item>
          <text:p text:style-name="P140"><text:span text:style-name="T224">Cost: </text:span><text:span text:style-name="T225">2</text:span><text:span text:style-name="T224">, </text:span><text:span text:style-name="T226">Cooldown: </text:span><text:span text:style-name="T225">2</text:span><text:span text:style-name="T227">,</text:span><text:span text:style-name="T226"> Range: </text:span><text:span text:style-name="T228">1</text:span><text:span text:style-name="T227">,</text:span><text:span text:style-name="T226"> Accuracy: </text:span><text:span text:style-name="T225">80</text:span><text:span text:style-name="T227">;</text:span></text:p>
        </text:list-item>
      </text:list>
      <text:p text:style-name="P30"/>
      <text:p text:style-name="P3"/>
      <text:p text:style-name="P101"><text:span text:style-name="T37">Bloodmonger</text:span> </text:p>
      <text:p text:style-name="P108"><text:span text:style-name="Strong_20_Emphasis"><text:span text:style-name="T39">Description:</text:span></text:span> The <text:span text:style-name="T111">Bloodmonger</text:span> class combines raw physical strength with potent blood magic, tapping into primal instincts to fuel devastating attacks and bolster resilience. Harnessing the power of their own life force, Brutes strike fear into enemies as they weave spells of blood and <text:span text:style-name="T98">gore</text:span> amidst the chaos of battle.</text:p>
      <text:p text:style-name="P15"><text:span text:style-name="T78">Previous </text:span>Skills:</text:p>
      <text:p text:style-name="P219"/>
      <text:p text:style-name="P220"><text:span text:style-name="Strong_20_Emphasis"><text:span text:style-name="T119">Bash:</text:span></text:span><text:span text:style-name="T118"> </text:span></text:p>
      <text:list xml:id="list15547794719973" text:continue-numbering="true" text:style-name="L1">
        <text:list-item>
          <text:p text:style-name="P159">An unexpected strike that <text:span text:style-name="T117">has a chance to stun.</text:span></text:p>
        </text:list-item>
        <text:list-item>
          <text:p text:style-name="P142"><text:span text:style-name="T120">Deal </text:span><text:span text:style-name="T124">10</text:span><text:span text:style-name="T120">-1</text:span><text:span text:style-name="T124">5</text:span><text:span text:style-name="T120"> Physical Damage with a </text:span><text:span text:style-name="T124">40</text:span><text:span text:style-name="T120">% </text:span><text:span text:style-name="T124">Chance to inflict 1x </text:span><text:span text:style-name="T120">Stun.</text:span></text:p>
        </text:list-item>
        <text:list-item>
          <text:p text:style-name="P142"><text:span text:style-name="T122">Cost: </text:span><text:span text:style-name="T124">2</text:span><text:span text:style-name="T122">, </text:span><text:span text:style-name="T123">Cooldown: </text:span><text:span text:style-name="T124">2</text:span><text:span text:style-name="T125">,</text:span><text:span text:style-name="T123"> Range: </text:span><text:span text:style-name="T120">1</text:span><text:span text:style-name="T125">,</text:span><text:span text:style-name="T123"> Accuracy: </text:span><text:span text:style-name="T124">80</text:span><text:span text:style-name="T125">;</text:span></text:p>
        </text:list-item>
      </text:list>
      <text:p text:style-name="P202"/>
      <text:p text:style-name="P220"><text:span text:style-name="Strong_20_Emphasis"><text:span text:style-name="T119">Feral Roar </text:span></text:span><text:span text:style-name="Strong_20_Emphasis"><text:span text:style-name="T131">(Upgrade of </text:span></text:span><text:span text:style-name="Strong_20_Emphasis"><text:span text:style-name="T181">Battle Cry</text:span></text:span><text:span text:style-name="Strong_20_Emphasis"><text:span text:style-name="T131">)</text:span></text:span><text:span text:style-name="Strong_20_Emphasis"><text:span text:style-name="T119">:</text:span></text:span><text:span text:style-name="T118"> </text:span></text:p>
      <text:list xml:id="list15547919523295" text:continue-numbering="true" text:style-name="L1">
        <text:list-item>
          <text:p text:style-name="P142"><text:span text:style-name="T241">Unleashes a feral roar </text:span><text:span text:style-name="T250">that boosts the user’s defense and lowers enemies’</text:span><text:span text:style-name="T251"> </text:span><text:span text:style-name="T250">attack.</text:span></text:p>
        </text:list-item>
        <text:list-item>
          <text:p text:style-name="P142"><text:span text:style-name="T120">Boost </text:span><text:span text:style-name="T133">the user</text:span><text:span text:style-name="T120">’s physical defense by </text:span><text:span text:style-name="T121">20-</text:span><text:span text:style-name="T133">25</text:span><text:span text:style-name="T120">% </text:span><text:span text:style-name="T133">and lower the attack of all enemies in range by </text:span><text:span text:style-name="T135">15</text:span><text:span text:style-name="T133">-</text:span><text:span text:style-name="T135">20</text:span><text:span text:style-name="T133">% </text:span><text:span text:style-name="T120">for 2 turns.</text:span></text:p>
        </text:list-item>
        <text:list-item>
          <text:p text:style-name="P142"><text:span text:style-name="T246">Cost: </text:span><text:span text:style-name="T252">2</text:span><text:span text:style-name="T246">, </text:span><text:span text:style-name="T248">Cooldown: </text:span><text:span text:style-name="T249">3</text:span><text:span text:style-name="T245">,</text:span><text:span text:style-name="T248"> Range: </text:span><text:span text:style-name="T247">2</text:span><text:span text:style-name="T245">,</text:span><text:span text:style-name="T248"> Accuracy: -</text:span><text:span text:style-name="T245">;</text:span></text:p>
        </text:list-item>
      </text:list>
      <text:p text:style-name="P202"/>
      <text:p text:style-name="P220"><text:span text:style-name="Strong_20_Emphasis"><text:span text:style-name="T182">Dire Cleave</text:span></text:span><text:span text:style-name="Strong_20_Emphasis"><text:span text:style-name="T119"> </text:span></text:span><text:span text:style-name="Strong_20_Emphasis"><text:span text:style-name="T131">(Upgrade of </text:span></text:span><text:span text:style-name="Strong_20_Emphasis"><text:span text:style-name="T134">Cleave</text:span></text:span><text:span text:style-name="Strong_20_Emphasis"><text:span text:style-name="T131">)</text:span></text:span><text:span text:style-name="Strong_20_Emphasis"><text:span text:style-name="T119">:</text:span></text:span><text:span text:style-name="T118"> </text:span></text:p>
      <text:list xml:id="list15549043997864" text:continue-numbering="true" text:style-name="L1">
        <text:list-item>
          <text:p text:style-name="P159">Swing your weapon in an arc, <text:span text:style-name="T289">potentially knocking enemies back.</text:span></text:p>
        </text:list-item>
        <text:list-item>
          <text:p text:style-name="P142"><text:span text:style-name="T120">Deal </text:span><text:span text:style-name="T133">13-20</text:span><text:span text:style-name="T120"> Physical Damage to up to 3 enemies in an arc adjacent to the user. </text:span><text:span text:style-name="T133">Grants a 50% chance to knock enemies back.</text:span></text:p>
        </text:list-item>
        <text:list-item>
          <text:p text:style-name="P142"><text:span text:style-name="T122">Cost: </text:span><text:span text:style-name="T120">3</text:span><text:span text:style-name="T122">, </text:span><text:span text:style-name="T123">Cooldown: </text:span><text:span text:style-name="T124">2</text:span><text:span text:style-name="T125">,</text:span><text:span text:style-name="T123"> Range: </text:span><text:span text:style-name="T120">1</text:span><text:span text:style-name="T125">,</text:span><text:span text:style-name="T123"> Accuracy: </text:span><text:span text:style-name="T124">80</text:span><text:span text:style-name="T125">;</text:span></text:p>
        </text:list-item>
      </text:list>
      <text:p text:style-name="P202"/>
      <text:p text:style-name="P220"><text:span text:style-name="Strong_20_Emphasis"><text:span text:style-name="T183">Vengeance</text:span></text:span><text:span text:style-name="Strong_20_Emphasis"><text:span text:style-name="T119"> </text:span></text:span><text:span text:style-name="Strong_20_Emphasis"><text:span text:style-name="T131">(</text:span></text:span><text:span text:style-name="Strong_20_Emphasis"><text:span text:style-name="T181">New Skill</text:span></text:span><text:span text:style-name="Strong_20_Emphasis"><text:span text:style-name="T131">)</text:span></text:span><text:span text:style-name="Strong_20_Emphasis"><text:span text:style-name="T119">:</text:span></text:span><text:span text:style-name="T118"> </text:span></text:p>
      <text:list xml:id="list15548983338931" text:continue-numbering="true" text:style-name="L1">
        <text:list-item>
          <text:p text:style-name="P165">A vicious attack that deals extra damage based on the user’s missing HP.</text:p>
        </text:list-item>
        <text:list-item>
          <text:p text:style-name="P182"><text:span text:style-name="T117">Deal </text:span><text:span text:style-name="T289">(MissingHp * 1.5) Physical Damage to the target.</text:span></text:p>
        </text:list-item>
        <text:list-item>
          <text:p text:style-name="P142"><text:span text:style-name="T224">Cost: </text:span><text:span text:style-name="T228">3</text:span><text:span text:style-name="T224">, </text:span><text:span text:style-name="T226">Cooldown: </text:span><text:span text:style-name="T230">4</text:span><text:span text:style-name="T227">,</text:span><text:span text:style-name="T226"> Range: </text:span><text:span text:style-name="T228">1</text:span><text:span text:style-name="T227">,</text:span><text:span text:style-name="T226"> Accuracy: </text:span><text:span text:style-name="T231">75</text:span><text:span text:style-name="T227">;</text:span></text:p>
        </text:list-item>
      </text:list>
      <text:p text:style-name="P220"/>
      <text:p text:style-name="P220"><text:span text:style-name="Strong_20_Emphasis"><text:span text:style-name="T193">Vampiric Fury</text:span></text:span><text:span text:style-name="Strong_20_Emphasis"><text:span text:style-name="T119"> </text:span></text:span><text:span text:style-name="Strong_20_Emphasis"><text:span text:style-name="T127">(</text:span></text:span><text:span text:style-name="Strong_20_Emphasis"><text:span text:style-name="T193">Upgrade of Savage Fury</text:span></text:span><text:span text:style-name="Strong_20_Emphasis"><text:span text:style-name="T127">)</text:span></text:span><text:span text:style-name="Strong_20_Emphasis"><text:span text:style-name="T119">:</text:span></text:span><text:span text:style-name="T118"> </text:span></text:p>
      <text:list xml:id="list15549162657531" text:continue-numbering="true" text:style-name="L1">
        <text:list-item>
          <text:p text:style-name="P142"><text:span text:style-name="T261">Deliver a</text:span><text:span text:style-name="T241"> </text:span><text:span text:style-name="T262">powerful</text:span><text:span text:style-name="T241"> strike </text:span><text:span text:style-name="T244">with a high critical hit chance </text:span><text:span text:style-name="T261">that restores your vitality upon finishing an enemy off.</text:span></text:p>
        </text:list-item>
        <text:list-item>
          <text:p text:style-name="P142"><text:span text:style-name="T132">Deal </text:span><text:span text:style-name="T148">30</text:span><text:span text:style-name="T120">-</text:span><text:span text:style-name="T130">4</text:span><text:span text:style-name="T148">3</text:span><text:span text:style-name="T132"> </text:span><text:span text:style-name="T120">Physical</text:span><text:span text:style-name="T132"> Damage </text:span><text:span text:style-name="T123">to the target, </text:span><text:span text:style-name="T120">with a </text:span><text:span text:style-name="T130">75</text:span><text:span text:style-name="T120">% Critical Hit Chance. </text:span><text:span text:style-name="T148">Restores 10-17 HP, </text:span><text:span text:style-name="T158">and an additional 5-10 HP if the enemy is defeated.</text:span></text:p>
        </text:list-item>
        <text:list-item>
          <text:p text:style-name="P142"><text:span text:style-name="T224">Cost: </text:span><text:span text:style-name="T228">3</text:span><text:span text:style-name="T224">, </text:span><text:span text:style-name="T226">Cooldown: </text:span><text:span text:style-name="T232">3</text:span><text:span text:style-name="T227">,</text:span><text:span text:style-name="T226"> Range: </text:span><text:span text:style-name="T228">1</text:span><text:span text:style-name="T227">,</text:span><text:span text:style-name="T226"> Accuracy: </text:span><text:span text:style-name="T231">6</text:span><text:span text:style-name="T228">0</text:span><text:span text:style-name="T227">;</text:span></text:p>
        </text:list-item>
      </text:list>
      <text:p text:style-name="P220"/>
      <text:p text:style-name="P220"><text:span text:style-name="Strong_20_Emphasis"><text:span text:style-name="T119">Blood</text:span></text:span><text:span text:style-name="Strong_20_Emphasis"><text:span text:style-name="T151">lust</text:span></text:span><text:span text:style-name="Strong_20_Emphasis"><text:span text:style-name="T119"> </text:span></text:span><text:span text:style-name="Strong_20_Emphasis"><text:span text:style-name="T149">Stance</text:span></text:span><text:span text:style-name="Strong_20_Emphasis"><text:span text:style-name="T119"> </text:span></text:span><text:span text:style-name="Strong_20_Emphasis"><text:span text:style-name="T127">(</text:span></text:span><text:span text:style-name="Strong_20_Emphasis"><text:span text:style-name="T193">Upgrade of </text:span></text:span><text:span text:style-name="Strong_20_Emphasis"><text:span text:style-name="T149">Defensive Stance</text:span></text:span><text:span text:style-name="Strong_20_Emphasis"><text:span text:style-name="T127">)</text:span></text:span><text:span text:style-name="Strong_20_Emphasis"><text:span text:style-name="T119">:</text:span></text:span><text:span text:style-name="T118"> </text:span></text:p>
      <text:list xml:id="list15548085413751" text:continue-numbering="true" text:style-name="L1">
        <text:list-item>
          <text:p text:style-name="P142"><text:span text:style-name="T241">Adopt a </text:span><text:span text:style-name="T262">savage</text:span><text:span text:style-name="T241"> stance, reducing incoming damage </text:span><text:span text:style-name="T262">and permanently increasing the user’s HP.</text:span></text:p>
        </text:list-item>
        <text:list-item>
          <text:p text:style-name="P189">Reduce incoming damage by 50% for 1 turn <text:span text:style-name="T292">and increase your Max HP by 5-10.</text:span></text:p>
        </text:list-item>
        <text:list-item>
          <text:p text:style-name="P142"><text:span text:style-name="T224">Cost: </text:span><text:span text:style-name="T228">2</text:span><text:span text:style-name="T224">, </text:span><text:span text:style-name="T226">Cooldown: </text:span><text:span text:style-name="T225">2</text:span><text:span text:style-name="T227">,</text:span><text:span text:style-name="T226"> Range: </text:span><text:span text:style-name="T228">-</text:span><text:span text:style-name="T227">,</text:span><text:span text:style-name="T226"> Accuracy: </text:span><text:span text:style-name="T228">-</text:span><text:span text:style-name="T227">;</text:span></text:p>
        </text:list-item>
      </text:list>
      <text:p text:style-name="P205"/>
      <text:p text:style-name="P220"><text:span text:style-name="Strong_20_Emphasis"><text:span text:style-name="T194">Bloodied</text:span></text:span><text:span text:style-name="Strong_20_Emphasis"><text:span text:style-name="T119"> Assault </text:span></text:span><text:span text:style-name="Strong_20_Emphasis"><text:span text:style-name="T127">(</text:span></text:span><text:span text:style-name="Strong_20_Emphasis"><text:span text:style-name="T193">Upgrade of </text:span></text:span><text:span text:style-name="Strong_20_Emphasis"><text:span text:style-name="T195">Rampage</text:span></text:span><text:span text:style-name="Strong_20_Emphasis"><text:span text:style-name="T127">)</text:span></text:span><text:span text:style-name="Strong_20_Emphasis"><text:span text:style-name="T119">:</text:span></text:span><text:span text:style-name="T118"> </text:span></text:p>
      <text:list xml:id="list15547611695628" text:continue-numbering="true" text:style-name="L1">
        <text:list-item>
          <text:p text:style-name="P142"><text:span text:style-name="T244">Enter a</text:span><text:span text:style-name="T241"> </text:span><text:span text:style-name="T260">bloody </text:span><text:span text:style-name="T253">frenz</text:span><text:span text:style-name="T260">y</text:span><text:span text:style-name="T241">, drawing the attention of enemies </text:span><text:span text:style-name="T244">and trading defense for </text:span><text:span text:style-name="T262">great</text:span><text:span text:style-name="T260"> </text:span><text:span text:style-name="T244">offense. </text:span><text:span text:style-name="T262">Restore HP each time you deal damage.</text:span></text:p>
        </text:list-item>
        <text:list-item>
          <text:p text:style-name="P142"><text:span text:style-name="T124">Has a </text:span><text:span text:style-name="T150">8</text:span><text:span text:style-name="T146">0</text:span><text:span text:style-name="T124">% chance of inflicting </text:span><text:span text:style-name="T130">1</text:span><text:span text:style-name="T124">x Taunt to all enemies in range. </text:span><text:span text:style-name="T130">Take </text:span><text:span text:style-name="T146">4</text:span><text:span text:style-name="T150">0</text:span><text:span text:style-name="T130">% increased Damage, but also deal </text:span><text:span text:style-name="T150">60</text:span><text:span text:style-name="T130">% increased damage for </text:span><text:span text:style-name="T136">2</text:span><text:span text:style-name="T130"> turn</text:span><text:span text:style-name="T136">s</text:span><text:span text:style-name="T130">. </text:span><text:span text:style-name="T150">Each time you deal damage regain 3-7 HP.</text:span></text:p>
        </text:list-item>
        <text:list-item>
          <text:p text:style-name="P142"><text:span text:style-name="T276">Cost: </text:span><text:span text:style-name="T283">2</text:span><text:span text:style-name="T276">, </text:span><text:span text:style-name="T278">Cooldown: </text:span><text:span text:style-name="T282">4</text:span><text:span text:style-name="T275">,</text:span><text:span text:style-name="T278"> Range: </text:span><text:span text:style-name="T279">2</text:span><text:span text:style-name="T275">,</text:span><text:span text:style-name="T278"> Accuracy: -</text:span><text:span text:style-name="T275">;</text:span></text:p>
        </text:list-item>
      </text:list>
      <text:p text:style-name="P205"><text:soft-page-break/></text:p>
      <text:p text:style-name="P220"><text:span text:style-name="Strong_20_Emphasis"><text:span text:style-name="T119">Hemorrhag</text:span></text:span><text:span text:style-name="Strong_20_Emphasis"><text:span text:style-name="T151">ic</text:span></text:span><text:span text:style-name="Strong_20_Emphasis"><text:span text:style-name="T119"> </text:span></text:span><text:span text:style-name="Strong_20_Emphasis"><text:span text:style-name="T195">Slash</text:span></text:span><text:span text:style-name="Strong_20_Emphasis"><text:span text:style-name="T119"> </text:span></text:span><text:span text:style-name="Strong_20_Emphasis"><text:span text:style-name="T127">(</text:span></text:span><text:span text:style-name="Strong_20_Emphasis"><text:span text:style-name="T193">Upgrade of </text:span></text:span><text:span text:style-name="Strong_20_Emphasis"><text:span text:style-name="T195">Slash</text:span></text:span><text:span text:style-name="Strong_20_Emphasis"><text:span text:style-name="T127">)</text:span></text:span><text:span text:style-name="Strong_20_Emphasis"><text:span text:style-name="T119">:</text:span></text:span><text:span text:style-name="T118"> </text:span></text:p>
      <text:list xml:id="list15549176744310" text:continue-numbering="true" text:style-name="L1">
        <text:list-item>
          <text:p text:style-name="P169"><text:span text:style-name="T292">D</text:span>eliver a rending strike that causes internal bleeding in the target</text:p>
        </text:list-item>
        <text:list-item>
          <text:p text:style-name="P142"><text:span text:style-name="T132">Deal </text:span><text:span text:style-name="T150">23</text:span><text:span text:style-name="T120">-</text:span><text:span text:style-name="T150">30</text:span><text:span text:style-name="T132"> </text:span><text:span text:style-name="T120">Physical</text:span><text:span text:style-name="T132"> Damage </text:span><text:span text:style-name="T123">to the target</text:span><text:span text:style-name="T132">, </text:span><text:span text:style-name="T150">with a 50% Chance to cause 2x Bleed.</text:span></text:p>
        </text:list-item>
        <text:list-item>
          <text:p text:style-name="P142"><text:span text:style-name="T224">Cost: </text:span><text:span text:style-name="T228">2</text:span><text:span text:style-name="T224">, </text:span><text:span text:style-name="T226">Cooldown: </text:span><text:span text:style-name="T227">1,</text:span><text:span text:style-name="T226"> Range: </text:span><text:span text:style-name="T228">1</text:span><text:span text:style-name="T227">,</text:span><text:span text:style-name="T226"> Accuracy: </text:span><text:span text:style-name="T228">85</text:span><text:span text:style-name="T227">;</text:span></text:p>
        </text:list-item>
      </text:list>
      <text:p text:style-name="P205"/>
      <text:p text:style-name="P220"><text:span text:style-name="Strong_20_Emphasis"><text:span text:style-name="T119">Sanguine Shot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851746402" text:continue-numbering="true" text:style-name="L1">
        <text:list-item>
          <text:p text:style-name="P142"><text:span text:style-name="T262">L</text:span><text:span text:style-name="T257">aunch a projectile infused with </text:span><text:span text:style-name="T262">your</text:span><text:span text:style-name="T257"> own blood, dealing damage </text:span><text:span text:style-name="T262">and siphoning vitality from an enemy.</text:span></text:p>
        </text:list-item>
        <text:list-item>
          <text:p text:style-name="P142"><text:span text:style-name="T150">Take 5-10 Magical Damage to launch a bloody projectile</text:span><text:span text:style-name="T120"> </text:span><text:span text:style-name="T150">that deals 20-30 Magical Damage and restores 10-20 HP on hit.</text:span></text:p>
        </text:list-item>
        <text:list-item>
          <text:p text:style-name="P142"><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19"><text:span text:style-name="T227"/></text:p>
      <text:p text:style-name="P219"><text:span text:style-name="T227"/></text:p>
      <text:p text:style-name="P31"/>
      <text:p text:style-name="P4">Skills:</text:p>
      <text:p text:style-name="P4"/>
      <text:p text:style-name="P220"><text:span text:style-name="Strong_20_Emphasis"><text:span text:style-name="T186">AAA</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311442366" text:continue-numbering="true" text:style-name="L1">
        <text:list-item>
          <text:p text:style-name="P169">AAA</text:p>
        </text:list-item>
        <text:list-item>
          <text:p text:style-name="P142"><text:span text:style-name="T139">AAA</text:span><text:span text:style-name="T120"> </text:span></text:p>
        </text:list-item>
        <text:list-item>
          <text:p text:style-name="P142"><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20"><text:span text:style-name="T227"/></text:p>
      <text:p text:style-name="P220"><text:span text:style-name="Strong_20_Emphasis"><text:span text:style-name="T186">AAA</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9166086077" text:continue-numbering="true" text:style-name="L1">
        <text:list-item>
          <text:p text:style-name="P169">AAA</text:p>
        </text:list-item>
        <text:list-item>
          <text:p text:style-name="P142"><text:span text:style-name="T139">AAA</text:span><text:span text:style-name="T120"> </text:span></text:p>
        </text:list-item>
        <text:list-item>
          <text:p text:style-name="P142"><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20"><text:span text:style-name="T227"/></text:p>
      <text:p text:style-name="P220"><text:span text:style-name="Strong_20_Emphasis"><text:span text:style-name="T186">AAA</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7854726890" text:continue-numbering="true" text:style-name="L1">
        <text:list-item>
          <text:p text:style-name="P169">AAA</text:p>
        </text:list-item>
        <text:list-item>
          <text:p text:style-name="P142"><text:span text:style-name="T139">AAA</text:span><text:span text:style-name="T120"> </text:span></text:p>
        </text:list-item>
        <text:list-item>
          <text:p text:style-name="P142"><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20"><text:span text:style-name="T227"/></text:p>
      <text:p text:style-name="P220"><text:span text:style-name="Strong_20_Emphasis"><text:span text:style-name="T186">AAA</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9010200654" text:continue-numbering="true" text:style-name="L1">
        <text:list-item>
          <text:p text:style-name="P169">AAA</text:p>
        </text:list-item>
        <text:list-item>
          <text:p text:style-name="P142"><text:span text:style-name="T139">AAA</text:span><text:span text:style-name="T120"> </text:span></text:p>
        </text:list-item>
        <text:list-item>
          <text:p text:style-name="P142"><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20"><text:span text:style-name="T227"/></text:p>
      <text:p text:style-name="P220"><text:span text:style-name="Strong_20_Emphasis"><text:span text:style-name="T186">AAA</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580193992" text:continue-numbering="true" text:style-name="L1">
        <text:list-item>
          <text:p text:style-name="P169">AAA</text:p>
        </text:list-item>
        <text:list-item>
          <text:p text:style-name="P142"><text:span text:style-name="T139">AAA</text:span><text:span text:style-name="T120"> </text:span></text:p>
        </text:list-item>
        <text:list-item>
          <text:p text:style-name="P142"><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20"><text:span text:style-name="T227"/></text:p>
      <text:p text:style-name="P220"><text:span text:style-name="Strong_20_Emphasis"><text:span text:style-name="T186">AAA</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7779230048" text:continue-numbering="true" text:style-name="L1">
        <text:list-item>
          <text:p text:style-name="P169">AAA</text:p>
        </text:list-item>
        <text:list-item>
          <text:p text:style-name="P142"><text:span text:style-name="T139">AAA</text:span><text:span text:style-name="T120"> </text:span></text:p>
        </text:list-item>
        <text:list-item>
          <text:p text:style-name="P142"><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4"/>
      <text:list xml:id="list1369980476" text:style-name="L4">
        <text:list-item>
          <text:p text:style-name="P223"><text:soft-page-break/><text:span text:style-name="Strong_20_Emphasis"><text:span text:style-name="T18">Rending</text:span></text:span><text:span text:style-name="Strong_20_Emphasis"><text:span text:style-name="T39"> Strike</text:span></text:span> (Upgrade of <text:span text:style-name="T93">Hemorrhage Strike</text:span>): The bloodrager delivers a <text:span text:style-name="T88">rending </text:span>strike that causes internal bleeding in the target. <text:span text:style-name="T92">Deals extra damage to targets </text:span><text:span text:style-name="T93">depending on the number of debuffs.</text:span></text:p>
        </text:list-item>
        <text:list-item>
          <text:p text:style-name="P224"><text:span text:style-name="Strong_20_Emphasis"><text:span text:style-name="T89">Drain</text:span></text:span> (<text:span text:style-name="T92">Upgrade of Bash</text:span>): <text:span text:style-name="T88">Grab enemy and </text:span><text:span text:style-name="T92">deal damage, siphoning it as HP. Has a chance to Stun.</text:span></text:p>
        </text:list-item>
        <text:list-item>
          <text:p text:style-name="P224"><text:span text:style-name="Strong_20_Emphasis"><text:span text:style-name="T39">Crimson Surge</text:span></text:span> (New Skill): The Brute unleashes a surge of blood magic energy <text:span text:style-name="T92">for 2 turns</text:span>, <text:span text:style-name="T92">causing bleed and damaging any enemies that are adjacent to them.</text:span></text:p>
        </text:list-item>
        <text:list-item>
          <text:p text:style-name="P223"><text:span text:style-name="Strong_20_Emphasis"><text:span text:style-name="T39">Blood</text:span></text:span><text:span text:style-name="Strong_20_Emphasis"><text:span text:style-name="T97">boon </text:span></text:span><text:span text:style-name="Strong_20_Emphasis"><text:span text:style-name="T21">Fog</text:span></text:span> (New Skill): <text:span text:style-name="T96">Disperse</text:span> a <text:span text:style-name="T96">restorative</text:span> <text:span text:style-name="T101">fog</text:span> infused with your own blood, <text:span text:style-name="T96">damaging you and granting you </text:span><text:span text:style-name="T101">nearby</text:span><text:span text:style-name="T96"> allies</text:span> healing over time <text:span text:style-name="T101">while blinding enemies.</text:span></text:p>
        </text:list-item>
        <text:list-item>
          <text:p text:style-name="P222"><text:span text:style-name="Strong_20_Emphasis"><text:span text:style-name="T19">Fell Blast</text:span></text:span> (Upgrade of Berserker Rage): The Brute <text:span text:style-name="T94">has a chance of triggering a devastating explosion whenever finishing enemies off, dealing damage and inflicting bleed in a 1 tile radius.</text:span></text:p>
        </text:list-item>
        <text:list-item>
          <text:p text:style-name="P225"><text:span text:style-name="Strong_20_Emphasis"><text:span text:style-name="T19">Scarlet Smash</text:span></text:span> (Upgrade of <text:span text:style-name="T94">Dire Cleave</text:span>): <text:span text:style-name="T66">S</text:span>wing <text:span text:style-name="T66">your</text:span> weapon in an arc, hitting <text:span text:style-name="T57">up to 3</text:span> adjacent enemies for <text:span text:style-name="T56">moderate </text:span>damage. <text:span text:style-name="T81">Grants a chance to knock enemies back </text:span><text:span text:style-name="T94">several tiles and doing so leaves a trail of smoldering blood in their wake.</text:span></text:p>
        </text:list-item>
      </text:list>
      <text:p text:style-name="P4"/>
      <text:p text:style-name="P101"><text:span text:style-name="T33">Hemomancer</text:span><text:span text:style-name="T29">:</text:span> </text:p>
      <text:p text:style-name="P28"/>
      <text:p text:style-name="P108"><text:span text:style-name="Strong_20_Emphasis"><text:span text:style-name="T39">Description:</text:span></text:span> Masters of blood magic, Hemomancers manipulate the life force of their enemies to fuel their own power. They harness the primal energies coursing through their veins to unleash devastating spells and curses, draining the vitality of their foes while bolstering their own resilience in battle.</text:p>
      <text:p text:style-name="P16"><text:span text:style-name="T78">Previous </text:span>Skills:</text:p>
      <text:p text:style-name="P89"/>
      <text:p text:style-name="P220"><text:span text:style-name="Strong_20_Emphasis"><text:span text:style-name="T119">Bash:</text:span></text:span><text:span text:style-name="T118"> </text:span></text:p>
      <text:list xml:id="list15549390974976" text:continue-list="list15547779230048" text:style-name="L1">
        <text:list-item>
          <text:p text:style-name="P159">An unexpected strike that <text:span text:style-name="T117">has a chance to stun.</text:span></text:p>
        </text:list-item>
        <text:list-item>
          <text:p text:style-name="P142"><text:span text:style-name="T120">Deal </text:span><text:span text:style-name="T124">10</text:span><text:span text:style-name="T120">-1</text:span><text:span text:style-name="T124">5</text:span><text:span text:style-name="T120"> Physical Damage with a </text:span><text:span text:style-name="T124">40</text:span><text:span text:style-name="T120">% </text:span><text:span text:style-name="T124">Chance to inflict 1x </text:span><text:span text:style-name="T120">Stun.</text:span></text:p>
        </text:list-item>
        <text:list-item>
          <text:p text:style-name="P142"><text:span text:style-name="T122">Cost: </text:span><text:span text:style-name="T124">2</text:span><text:span text:style-name="T122">, </text:span><text:span text:style-name="T123">Cooldown: </text:span><text:span text:style-name="T124">2</text:span><text:span text:style-name="T125">,</text:span><text:span text:style-name="T123"> Range: </text:span><text:span text:style-name="T120">1</text:span><text:span text:style-name="T125">,</text:span><text:span text:style-name="T123"> Accuracy: </text:span><text:span text:style-name="T124">80</text:span><text:span text:style-name="T125">;</text:span></text:p>
        </text:list-item>
      </text:list>
      <text:p text:style-name="P202"/>
      <text:p text:style-name="P220"><text:span text:style-name="Strong_20_Emphasis"><text:span text:style-name="T119">Feral Roar </text:span></text:span><text:span text:style-name="Strong_20_Emphasis"><text:span text:style-name="T131">(Upgrade of </text:span></text:span><text:span text:style-name="Strong_20_Emphasis"><text:span text:style-name="T181">Battle Cry</text:span></text:span><text:span text:style-name="Strong_20_Emphasis"><text:span text:style-name="T131">)</text:span></text:span><text:span text:style-name="Strong_20_Emphasis"><text:span text:style-name="T119">:</text:span></text:span><text:span text:style-name="T118"> </text:span></text:p>
      <text:list xml:id="list15548622376963" text:continue-numbering="true" text:style-name="L1">
        <text:list-item>
          <text:p text:style-name="P142"><text:span text:style-name="T241">Unleashes a feral roar </text:span><text:span text:style-name="T250">that boosts the user’s defense and lowers enemies’</text:span><text:span text:style-name="T251"> </text:span><text:span text:style-name="T250">attack.</text:span></text:p>
        </text:list-item>
        <text:list-item>
          <text:p text:style-name="P142"><text:span text:style-name="T120">Boost </text:span><text:span text:style-name="T133">the user</text:span><text:span text:style-name="T120">’s physical defense by </text:span><text:span text:style-name="T121">20-</text:span><text:span text:style-name="T133">25</text:span><text:span text:style-name="T120">% </text:span><text:span text:style-name="T133">and lower the attack of all enemies in range by </text:span><text:span text:style-name="T135">15</text:span><text:span text:style-name="T133">-</text:span><text:span text:style-name="T135">20</text:span><text:span text:style-name="T133">% </text:span><text:span text:style-name="T120">for 2 turns.</text:span></text:p>
        </text:list-item>
        <text:list-item>
          <text:p text:style-name="P142"><text:span text:style-name="T246">Cost: </text:span><text:span text:style-name="T252">2</text:span><text:span text:style-name="T246">, </text:span><text:span text:style-name="T248">Cooldown: </text:span><text:span text:style-name="T249">3</text:span><text:span text:style-name="T245">,</text:span><text:span text:style-name="T248"> Range: </text:span><text:span text:style-name="T247">2</text:span><text:span text:style-name="T245">,</text:span><text:span text:style-name="T248"> Accuracy: -</text:span><text:span text:style-name="T245">;</text:span></text:p>
        </text:list-item>
      </text:list>
      <text:p text:style-name="P202"/>
      <text:p text:style-name="P220"><text:span text:style-name="Strong_20_Emphasis"><text:span text:style-name="T182">Dire Cleave</text:span></text:span><text:span text:style-name="Strong_20_Emphasis"><text:span text:style-name="T119"> </text:span></text:span><text:span text:style-name="Strong_20_Emphasis"><text:span text:style-name="T131">(Upgrade of </text:span></text:span><text:span text:style-name="Strong_20_Emphasis"><text:span text:style-name="T134">Cleave</text:span></text:span><text:span text:style-name="Strong_20_Emphasis"><text:span text:style-name="T131">)</text:span></text:span><text:span text:style-name="Strong_20_Emphasis"><text:span text:style-name="T119">:</text:span></text:span><text:span text:style-name="T118"> </text:span></text:p>
      <text:list xml:id="list15548608138976" text:continue-numbering="true" text:style-name="L1">
        <text:list-item>
          <text:p text:style-name="P159">Swing your weapon in an arc, <text:span text:style-name="T289">potentially knocking enemies back.</text:span></text:p>
        </text:list-item>
        <text:list-item>
          <text:p text:style-name="P142"><text:span text:style-name="T120">Deal </text:span><text:span text:style-name="T133">13-20</text:span><text:span text:style-name="T120"> Physical Damage to up to 3 enemies in an arc adjacent to the user. </text:span><text:span text:style-name="T133">Grants a 50% chance to knock enemies back.</text:span></text:p>
        </text:list-item>
        <text:list-item>
          <text:p text:style-name="P142"><text:span text:style-name="T122">Cost: </text:span><text:span text:style-name="T120">3</text:span><text:span text:style-name="T122">, </text:span><text:span text:style-name="T123">Cooldown: </text:span><text:span text:style-name="T124">2</text:span><text:span text:style-name="T125">,</text:span><text:span text:style-name="T123"> Range: </text:span><text:span text:style-name="T120">1</text:span><text:span text:style-name="T125">,</text:span><text:span text:style-name="T123"> Accuracy: </text:span><text:span text:style-name="T124">80</text:span><text:span text:style-name="T125">;</text:span></text:p>
        </text:list-item>
      </text:list>
      <text:p text:style-name="P202"/>
      <text:p text:style-name="P220"><text:span text:style-name="Strong_20_Emphasis"><text:span text:style-name="T183">Vengeance</text:span></text:span><text:span text:style-name="Strong_20_Emphasis"><text:span text:style-name="T119"> </text:span></text:span><text:span text:style-name="Strong_20_Emphasis"><text:span text:style-name="T131">(</text:span></text:span><text:span text:style-name="Strong_20_Emphasis"><text:span text:style-name="T181">New Skill</text:span></text:span><text:span text:style-name="Strong_20_Emphasis"><text:span text:style-name="T131">)</text:span></text:span><text:span text:style-name="Strong_20_Emphasis"><text:span text:style-name="T119">:</text:span></text:span><text:span text:style-name="T118"> </text:span></text:p>
      <text:list xml:id="list15547657155738" text:continue-numbering="true" text:style-name="L1">
        <text:list-item>
          <text:p text:style-name="P165">A vicious attack that deals extra damage based on the user’s missing HP.</text:p>
        </text:list-item>
        <text:list-item>
          <text:p text:style-name="P182"><text:span text:style-name="T117">Deal </text:span><text:span text:style-name="T289">(MissingHp * 1.5) Physical Damage to the target.</text:span></text:p>
        </text:list-item>
        <text:list-item>
          <text:p text:style-name="P142"><text:span text:style-name="T224">Cost: </text:span><text:span text:style-name="T228">3</text:span><text:span text:style-name="T224">, </text:span><text:span text:style-name="T226">Cooldown: </text:span><text:span text:style-name="T230">4</text:span><text:span text:style-name="T227">,</text:span><text:span text:style-name="T226"> Range: </text:span><text:span text:style-name="T228">1</text:span><text:span text:style-name="T227">,</text:span><text:span text:style-name="T226"> Accuracy: </text:span><text:span text:style-name="T231">75</text:span><text:span text:style-name="T227">;</text:span></text:p>
        </text:list-item>
      </text:list>
      <text:p text:style-name="P220"/>
      <text:p text:style-name="P220"><text:span text:style-name="Strong_20_Emphasis"><text:span text:style-name="T193">Vampiric Fury</text:span></text:span><text:span text:style-name="Strong_20_Emphasis"><text:span text:style-name="T119"> </text:span></text:span><text:span text:style-name="Strong_20_Emphasis"><text:span text:style-name="T127">(</text:span></text:span><text:span text:style-name="Strong_20_Emphasis"><text:span text:style-name="T193">Upgrade of Savage Fury</text:span></text:span><text:span text:style-name="Strong_20_Emphasis"><text:span text:style-name="T127">)</text:span></text:span><text:span text:style-name="Strong_20_Emphasis"><text:span text:style-name="T119">:</text:span></text:span><text:span text:style-name="T118"> </text:span></text:p>
      <text:list xml:id="list15548950879295" text:continue-numbering="true" text:style-name="L1">
        <text:list-item>
          <text:p text:style-name="P142"><text:span text:style-name="T261">Deliver a</text:span><text:span text:style-name="T241"> </text:span><text:span text:style-name="T262">powerful</text:span><text:span text:style-name="T241"> strike </text:span><text:span text:style-name="T244">with a high critical hit chance </text:span><text:span text:style-name="T261">that restores your vitality upon finishing an enemy off.</text:span></text:p>
        </text:list-item>
        <text:list-item>
          <text:p text:style-name="P142"><text:span text:style-name="T132">Deal </text:span><text:span text:style-name="T148">30</text:span><text:span text:style-name="T120">-</text:span><text:span text:style-name="T130">4</text:span><text:span text:style-name="T148">3</text:span><text:span text:style-name="T132"> </text:span><text:span text:style-name="T120">Physical</text:span><text:span text:style-name="T132"> Damage </text:span><text:span text:style-name="T123">to the target, </text:span><text:span text:style-name="T120">with a </text:span><text:span text:style-name="T130">75</text:span><text:span text:style-name="T120">% Critical Hit Chance. </text:span><text:span text:style-name="T148">Restores 10-17 HP, </text:span><text:span text:style-name="T158">and an additional 5-10 HP if the enemy is defeated.</text:span></text:p>
        </text:list-item>
        <text:list-item>
          <text:p text:style-name="P142"><text:span text:style-name="T224">Cost: </text:span><text:span text:style-name="T228">3</text:span><text:span text:style-name="T224">, </text:span><text:span text:style-name="T226">Cooldown: </text:span><text:span text:style-name="T232">3</text:span><text:span text:style-name="T227">,</text:span><text:span text:style-name="T226"> Range: </text:span><text:span text:style-name="T228">1</text:span><text:span text:style-name="T227">,</text:span><text:span text:style-name="T226"> Accuracy: </text:span><text:span text:style-name="T231">6</text:span><text:span text:style-name="T228">0</text:span><text:span text:style-name="T227">;</text:span></text:p>
        </text:list-item>
      </text:list>
      <text:p text:style-name="P220"/>
      <text:p text:style-name="P220"><text:span text:style-name="Strong_20_Emphasis"><text:span text:style-name="T119">Blood</text:span></text:span><text:span text:style-name="Strong_20_Emphasis"><text:span text:style-name="T151">lust</text:span></text:span><text:span text:style-name="Strong_20_Emphasis"><text:span text:style-name="T119"> </text:span></text:span><text:span text:style-name="Strong_20_Emphasis"><text:span text:style-name="T149">Stance</text:span></text:span><text:span text:style-name="Strong_20_Emphasis"><text:span text:style-name="T119"> </text:span></text:span><text:span text:style-name="Strong_20_Emphasis"><text:span text:style-name="T127">(</text:span></text:span><text:span text:style-name="Strong_20_Emphasis"><text:span text:style-name="T193">Upgrade of </text:span></text:span><text:span text:style-name="Strong_20_Emphasis"><text:span text:style-name="T149">Defensive Stance</text:span></text:span><text:span text:style-name="Strong_20_Emphasis"><text:span text:style-name="T127">)</text:span></text:span><text:span text:style-name="Strong_20_Emphasis"><text:span text:style-name="T119">:</text:span></text:span><text:span text:style-name="T118"> </text:span></text:p>
      <text:list xml:id="list15549622017279" text:continue-numbering="true" text:style-name="L1">
        <text:list-item>
          <text:p text:style-name="P142"><text:span text:style-name="T241">Adopt a </text:span><text:span text:style-name="T262">savage</text:span><text:span text:style-name="T241"> stance, reducing incoming damage </text:span><text:span text:style-name="T262">and permanently increasing the user’s HP.</text:span></text:p>
        </text:list-item>
        <text:list-item>
          <text:p text:style-name="P189">Reduce incoming damage by 50% for 1 turn <text:span text:style-name="T292">and increase your Max HP by 5-10.</text:span></text:p>
        </text:list-item>
        <text:list-item>
          <text:p text:style-name="P142"><text:span text:style-name="T224">Cost: </text:span><text:span text:style-name="T228">2</text:span><text:span text:style-name="T224">, </text:span><text:span text:style-name="T226">Cooldown: </text:span><text:span text:style-name="T225">2</text:span><text:span text:style-name="T227">,</text:span><text:span text:style-name="T226"> Range: </text:span><text:span text:style-name="T228">-</text:span><text:span text:style-name="T227">,</text:span><text:span text:style-name="T226"> Accuracy: </text:span><text:span text:style-name="T228">-</text:span><text:span text:style-name="T227">;</text:span></text:p>
        </text:list-item>
      </text:list>
      <text:p text:style-name="P205"/>
      <text:p text:style-name="P220"><text:span text:style-name="Strong_20_Emphasis"><text:span text:style-name="T194">Bloodied</text:span></text:span><text:span text:style-name="Strong_20_Emphasis"><text:span text:style-name="T119"> Assault </text:span></text:span><text:span text:style-name="Strong_20_Emphasis"><text:span text:style-name="T127">(</text:span></text:span><text:span text:style-name="Strong_20_Emphasis"><text:span text:style-name="T193">Upgrade of </text:span></text:span><text:span text:style-name="Strong_20_Emphasis"><text:span text:style-name="T195">Rampage</text:span></text:span><text:span text:style-name="Strong_20_Emphasis"><text:span text:style-name="T127">)</text:span></text:span><text:span text:style-name="Strong_20_Emphasis"><text:span text:style-name="T119">:</text:span></text:span><text:span text:style-name="T118"> </text:span></text:p>
      <text:list xml:id="list15547914334343" text:continue-numbering="true" text:style-name="L1">
        <text:list-item>
          <text:p text:style-name="P142"><text:span text:style-name="T244">Enter a</text:span><text:span text:style-name="T241"> </text:span><text:span text:style-name="T260">bloody </text:span><text:span text:style-name="T253">frenz</text:span><text:span text:style-name="T260">y</text:span><text:span text:style-name="T241">, drawing the attention of enemies </text:span><text:span text:style-name="T244">and trading defense for </text:span><text:span text:style-name="T262">great</text:span><text:span text:style-name="T260"> </text:span><text:span text:style-name="T244">offense. </text:span><text:span text:style-name="T262">Restore HP each time you deal damage.</text:span></text:p>
        </text:list-item>
        <text:list-item>
          <text:p text:style-name="P142"><text:span text:style-name="T124">Has a </text:span><text:span text:style-name="T150">8</text:span><text:span text:style-name="T146">0</text:span><text:span text:style-name="T124">% chance of inflicting </text:span><text:span text:style-name="T130">1</text:span><text:span text:style-name="T124">x Taunt to all enemies in range. </text:span><text:span text:style-name="T130">Take </text:span><text:span text:style-name="T146">4</text:span><text:span text:style-name="T150">0</text:span><text:span text:style-name="T130">% increased Damage, but also deal </text:span><text:span text:style-name="T150">60</text:span><text:span text:style-name="T130">% increased damage for </text:span><text:span text:style-name="T136">2</text:span><text:span text:style-name="T130"> turn</text:span><text:span text:style-name="T136">s</text:span><text:span text:style-name="T130">. </text:span><text:span text:style-name="T150">Each time you deal damage regain 3-7 HP.</text:span></text:p>
        </text:list-item>
        <text:list-item>
          <text:p text:style-name="P142"><text:soft-page-break/><text:span text:style-name="T276">Cost: </text:span><text:span text:style-name="T283">2</text:span><text:span text:style-name="T276">, </text:span><text:span text:style-name="T278">Cooldown: </text:span><text:span text:style-name="T282">4</text:span><text:span text:style-name="T275">,</text:span><text:span text:style-name="T278"> Range: </text:span><text:span text:style-name="T279">2</text:span><text:span text:style-name="T275">,</text:span><text:span text:style-name="T278"> Accuracy: -</text:span><text:span text:style-name="T275">;</text:span></text:p>
        </text:list-item>
      </text:list>
      <text:p text:style-name="P205"/>
      <text:p text:style-name="P220"><text:span text:style-name="Strong_20_Emphasis"><text:span text:style-name="T119">Hemorrhag</text:span></text:span><text:span text:style-name="Strong_20_Emphasis"><text:span text:style-name="T151">ic</text:span></text:span><text:span text:style-name="Strong_20_Emphasis"><text:span text:style-name="T119"> </text:span></text:span><text:span text:style-name="Strong_20_Emphasis"><text:span text:style-name="T195">Slash</text:span></text:span><text:span text:style-name="Strong_20_Emphasis"><text:span text:style-name="T119"> </text:span></text:span><text:span text:style-name="Strong_20_Emphasis"><text:span text:style-name="T127">(</text:span></text:span><text:span text:style-name="Strong_20_Emphasis"><text:span text:style-name="T193">Upgrade of </text:span></text:span><text:span text:style-name="Strong_20_Emphasis"><text:span text:style-name="T195">Slash</text:span></text:span><text:span text:style-name="Strong_20_Emphasis"><text:span text:style-name="T127">)</text:span></text:span><text:span text:style-name="Strong_20_Emphasis"><text:span text:style-name="T119">:</text:span></text:span><text:span text:style-name="T118"> </text:span></text:p>
      <text:list xml:id="list15547995185841" text:continue-numbering="true" text:style-name="L1">
        <text:list-item>
          <text:p text:style-name="P169"><text:span text:style-name="T292">D</text:span>eliver a rending strike that causes internal bleeding in the target</text:p>
        </text:list-item>
        <text:list-item>
          <text:p text:style-name="P142"><text:span text:style-name="T132">Deal </text:span><text:span text:style-name="T150">23</text:span><text:span text:style-name="T120">-</text:span><text:span text:style-name="T150">30</text:span><text:span text:style-name="T132"> </text:span><text:span text:style-name="T120">Physical</text:span><text:span text:style-name="T132"> Damage </text:span><text:span text:style-name="T123">to the target</text:span><text:span text:style-name="T132">, </text:span><text:span text:style-name="T150">with a 50% Chance to cause 2x Bleed.</text:span></text:p>
        </text:list-item>
        <text:list-item>
          <text:p text:style-name="P142"><text:span text:style-name="T224">Cost: </text:span><text:span text:style-name="T228">2</text:span><text:span text:style-name="T224">, </text:span><text:span text:style-name="T226">Cooldown: </text:span><text:span text:style-name="T227">1,</text:span><text:span text:style-name="T226"> Range: </text:span><text:span text:style-name="T228">1</text:span><text:span text:style-name="T227">,</text:span><text:span text:style-name="T226"> Accuracy: </text:span><text:span text:style-name="T228">85</text:span><text:span text:style-name="T227">;</text:span></text:p>
        </text:list-item>
      </text:list>
      <text:p text:style-name="P205"/>
      <text:p text:style-name="P220"><text:span text:style-name="Strong_20_Emphasis"><text:span text:style-name="T119">Sanguine Shot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9296136374" text:continue-numbering="true" text:style-name="L1">
        <text:list-item>
          <text:p text:style-name="P142"><text:span text:style-name="T262">L</text:span><text:span text:style-name="T257">aunch a projectile infused with </text:span><text:span text:style-name="T262">your</text:span><text:span text:style-name="T257"> own blood, dealing damage </text:span><text:span text:style-name="T262">and siphoning vitality from an enemy.</text:span></text:p>
        </text:list-item>
        <text:list-item>
          <text:p text:style-name="P142"><text:span text:style-name="T150">Take 5-10 Magical Damage to launch a bloody projectile</text:span><text:span text:style-name="T120"> </text:span><text:span text:style-name="T150">that deals 20-30 Magical Damage and restores 10-20 HP on hit.</text:span></text:p>
        </text:list-item>
        <text:list-item>
          <text:p text:style-name="P142"><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31"/>
      <text:p text:style-name="P31"/>
      <text:p text:style-name="P31"/>
      <text:p text:style-name="P31"/>
      <text:p text:style-name="P4">Skills:</text:p>
      <text:p text:style-name="P4"/>
      <text:p text:style-name="P220"><text:span text:style-name="Strong_20_Emphasis"><text:span text:style-name="T186">AAA</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387466687" text:continue-numbering="true" text:style-name="L1">
        <text:list-item>
          <text:p text:style-name="P169">AAA</text:p>
        </text:list-item>
        <text:list-item>
          <text:p text:style-name="P142"><text:span text:style-name="T139">AAA</text:span><text:span text:style-name="T120"> </text:span></text:p>
        </text:list-item>
        <text:list-item>
          <text:p text:style-name="P142"><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20"><text:span text:style-name="T227"/></text:p>
      <text:p text:style-name="P220"><text:span text:style-name="Strong_20_Emphasis"><text:span text:style-name="T186">AAA</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7780358734" text:continue-numbering="true" text:style-name="L1">
        <text:list-item>
          <text:p text:style-name="P169">AAA</text:p>
        </text:list-item>
        <text:list-item>
          <text:p text:style-name="P142"><text:span text:style-name="T139">AAA</text:span><text:span text:style-name="T120"> </text:span></text:p>
        </text:list-item>
        <text:list-item>
          <text:p text:style-name="P142"><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20"><text:span text:style-name="T227"/></text:p>
      <text:p text:style-name="P220"><text:span text:style-name="Strong_20_Emphasis"><text:span text:style-name="T186">AAA</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999756024" text:continue-numbering="true" text:style-name="L1">
        <text:list-item>
          <text:p text:style-name="P169">AAA</text:p>
        </text:list-item>
        <text:list-item>
          <text:p text:style-name="P142"><text:span text:style-name="T139">AAA</text:span><text:span text:style-name="T120"> </text:span></text:p>
        </text:list-item>
        <text:list-item>
          <text:p text:style-name="P142"><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20"><text:span text:style-name="T227"/></text:p>
      <text:p text:style-name="P220"><text:span text:style-name="Strong_20_Emphasis"><text:span text:style-name="T186">AAA</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8359866110" text:continue-numbering="true" text:style-name="L1">
        <text:list-item>
          <text:p text:style-name="P169">AAA</text:p>
        </text:list-item>
        <text:list-item>
          <text:p text:style-name="P142"><text:span text:style-name="T139">AAA</text:span><text:span text:style-name="T120"> </text:span></text:p>
        </text:list-item>
        <text:list-item>
          <text:p text:style-name="P142"><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20"><text:span text:style-name="T227"/></text:p>
      <text:p text:style-name="P220"><text:span text:style-name="Strong_20_Emphasis"><text:span text:style-name="T186">AAA</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7898379324" text:continue-numbering="true" text:style-name="L1">
        <text:list-item>
          <text:p text:style-name="P169">AAA</text:p>
        </text:list-item>
        <text:list-item>
          <text:p text:style-name="P142"><text:span text:style-name="T139">AAA</text:span><text:span text:style-name="T120"> </text:span></text:p>
        </text:list-item>
        <text:list-item>
          <text:p text:style-name="P142"><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208"><text:span text:style-name="T227"/></text:p>
      <text:p text:style-name="P4"/>
      <text:list xml:id="list889989507" text:style-name="L5">
        <text:list-item>
          <text:p text:style-name="P226"><text:span text:style-name="Strong_20_Emphasis"><text:span text:style-name="T39">Blood Nova</text:span></text:span> (<text:span text:style-name="T98">New Skill</text:span>): The Hemomancer unleashes a powerful explosion of blood magic <text:span text:style-name="T99">around itself</text:span>. This skill has a chance to inflict bleeding on enemies <text:span text:style-name="T101">and slightly heals allies.</text:span></text:p>
        </text:list-item>
        <text:list-item>
          <text:p text:style-name="P227"><text:soft-page-break/><text:span text:style-name="Strong_20_Emphasis"><text:span text:style-name="T39">Bloodstorm</text:span></text:span> (New Skill): The Hemomancer summons a swirling vortex of blood magic <text:span text:style-name="T99">at the target point,</text:span> damaging and <text:span text:style-name="T99">bleeding</text:span> all enemies caught within its grasp <text:span text:style-name="T99">for 2 turns</text:span>.</text:p>
        </text:list-item>
        <text:list-item>
          <text:p text:style-name="P228"><text:span text:style-name="Strong_20_Emphasis"><text:span text:style-name="T39">Crimson Conduit</text:span></text:span> (New Skill): The Hemomancer establishes a connection between themselves and their allies. This skill grants nearby allies <text:span text:style-name="T100">some of the healing the Hemomancer receives.</text:span></text:p>
        </text:list-item>
        <text:list-item>
          <text:p text:style-name="P228"><text:span text:style-name="Strong_20_Emphasis"><text:span text:style-name="T102">Sanguine Blast</text:span></text:span> (Upgrade of <text:span text:style-name="T101">Sanguine Shot</text:span>): The bloodrager launches a projectile infused with their own blood, dealing <text:span text:style-name="T87">damage to itself and </text:span>ranged damage to <text:span text:style-name="T101">all enemies adjacent <text:s/>to the target, </text:span>while also draining their health.</text:p>
        </text:list-item>
        <text:list-item>
          <text:p text:style-name="P228"><text:span text:style-name="Strong_20_Emphasis"><text:span text:style-name="T39">Lifeblood Surge</text:span></text:span> (Upgrade of <text:span text:style-name="T101">Feral Roar</text:span>): The Hemomancer channels the life force of enemies into themselves <text:span text:style-name="T101">i</text:span><text:span text:style-name="T79">n a 3 tile radius </text:span>that <text:span text:style-name="T101">siphons HP from enemies. Also b</text:span>oosts <text:span text:style-name="T79">the user’s </text:span>attack power and critical hit chance <text:span text:style-name="T101">for each enemy hit </text:span><text:span text:style-name="T79">while</text:span> reducing enemies’<text:span text:style-name="T79"> accuracy for 2 turns.</text:span></text:p>
        </text:list-item>
      </text:list>
      <text:p text:style-name="P4"/>
      <text:p text:style-name="P4"/>
      <text:p text:style-name="P102"><text:span text:style-name="T34">Grandmaster</text:span><text:span text:style-name="T29">:</text:span> </text:p>
      <text:p text:style-name="P27"/>
      <text:p text:style-name="P110"><text:span text:style-name="Strong_20_Emphasis"><text:span text:style-name="T39">Description:</text:span></text:span> At the pinnacle of martial prowess, Grandmasters merge the artistry of water with the solidity of rock. Agile yet unyielding, <text:span text:style-name="T76">these masters of fluid combat and enduring defense</text:span> <text:span text:style-name="T76">thrive</text:span> <text:span text:style-name="T76">in </text:span>the battlefield.</text:p>
      <text:p text:style-name="P11"><text:span text:style-name="T54">Previous </text:span>Skills:</text:p>
      <text:p text:style-name="P38"/>
      <text:p text:style-name="P48"><text:span text:style-name="Strong_20_Emphasis"><text:span text:style-name="T186">AAA</text:span></text:span><text:span text:style-name="Strong_20_Emphasis"><text:span text:style-name="T119"> </text:span></text:span><text:span text:style-name="Strong_20_Emphasis"><text:span text:style-name="T127">(</text:span></text:span><text:span text:style-name="Strong_20_Emphasis"><text:span text:style-name="T179">New Skill</text:span></text:span><text:span text:style-name="Strong_20_Emphasis"><text:span text:style-name="T127">)</text:span></text:span><text:span text:style-name="Strong_20_Emphasis"><text:span text:style-name="T119">:</text:span></text:span><text:span text:style-name="T118"> </text:span></text:p>
      <text:list xml:id="list15547741002611" text:continue-list="list15547898379324" text:style-name="L1">
        <text:list-item>
          <text:p text:style-name="P166">AAA</text:p>
        </text:list-item>
        <text:list-item>
          <text:p text:style-name="P120"><text:span text:style-name="T139">AAA</text:span><text:span text:style-name="T120"> </text:span></text:p>
        </text:list-item>
        <text:list-item>
          <text:p text:style-name="P120"><text:span text:style-name="T224">Cost: </text:span><text:span text:style-name="T225">-</text:span><text:span text:style-name="T224">, </text:span><text:span text:style-name="T226">Cooldown: </text:span><text:span text:style-name="T225">-</text:span><text:span text:style-name="T227">,</text:span><text:span text:style-name="T226"> Range: </text:span><text:span text:style-name="T228">-</text:span><text:span text:style-name="T227">,</text:span><text:span text:style-name="T226"> Accuracy: </text:span><text:span text:style-name="T225">-</text:span><text:span text:style-name="T227">;</text:span></text:p>
        </text:list-item>
      </text:list>
      <text:p text:style-name="P38"/>
      <text:p text:style-name="P38"><text:span text:style-name="T44">Tier 4 Skills</text:span><text:span text:style-name="T41">:</text:span></text:p>
      <text:p text:style-name="P11"/>
      <text:list xml:id="list2718664628" text:style-name="L6">
        <text:list-item>
          <text:p text:style-name="P229"><text:span text:style-name="Strong_20_Emphasis"><text:span text:style-name="T39">Flowing Strike</text:span></text:span>: The monk's strikes flow like water, delivering a series of <text:span text:style-name="T72">4</text:span><text:span text:style-name="T71"> </text:span><text:span text:style-name="T72">medium</text:span><text:span text:style-name="T71"> damage</text:span> strikes <text:span text:style-name="T71">with a high critical hit chance</text:span>. This skill appl<text:span text:style-name="T71">ies</text:span> a debuff <text:span text:style-name="T71">whenever a critical hit connects. </text:span><text:span text:style-name="T72">Deals extra damage </text:span><text:span text:style-name="T76">at the end </text:span><text:span text:style-name="T72">for each hit that connects.</text:span></text:p>
        </text:list-item>
        <text:list-item>
          <text:p text:style-name="P229"><text:span text:style-name="Strong_20_Emphasis"><text:span text:style-name="T39">Rippling Defense</text:span></text:span>: <text:span text:style-name="T72">G</text:span>racefully dodges incoming attacks <text:span text:style-name="T69">for 2 turns</text:span>, gaining a <text:span text:style-name="T69">major</text:span> boost to evasion. <text:span text:style-name="T72">S</text:span>uccessful evasions <text:span text:style-name="T69">automatically</text:span> counterattack with a swift strike. Additionally, <text:span text:style-name="T72">every time you move, produce a ripple that damages enemies.</text:span></text:p>
        </text:list-item>
        <text:list-item>
          <text:p text:style-name="P229"><text:span text:style-name="Strong_20_Emphasis"><text:span text:style-name="T39">Reflective Pool</text:span></text:span>: This skill also grants immunity to debuffs and status ailments. <text:span text:style-name="T52">The monk enters a state of </text:span><text:span text:style-name="T75">mojo</text:span><text:span text:style-name="T52">, </text:span><text:span text:style-name="T71">ensuring their next attack is bound to hit. Cleanses a random debuff </text:span><text:span text:style-name="T72">and reflect the next spell back at the caster.</text:span></text:p>
        </text:list-item>
        <text:list-item>
          <text:p text:style-name="P229"><text:span text:style-name="Strong_20_Emphasis"><text:span text:style-name="T9">Freezing Palm</text:span></text:span>: A powerful <text:span text:style-name="T73">palm </text:span>strike <text:span text:style-name="T72">with</text:span> <text:span text:style-name="T54">high</text:span> critical damage. <text:span text:style-name="T73">Normal hits slow the target, and c</text:span><text:span text:style-name="T72">ritical hits freeze the target.</text:span></text:p>
        </text:list-item>
        <text:list-item>
          <text:p text:style-name="P229"><text:span text:style-name="Strong_20_Emphasis"><text:span text:style-name="T39">Surging Torrent</text:span></text:span>: The monk harnesses the power of water, unleashing a surging torrent that strikes all enemies <text:span text:style-name="T72">in a </text:span><text:span text:style-name="T80">3 tile line</text:span><text:span text:style-name="T72"> </text:span>with moderate damage, <text:span text:style-name="T72">r</text:span>educing their attack power.</text:p>
        </text:list-item>
        <text:list-item>
          <text:p text:style-name="P229"><text:span text:style-name="Strong_20_Emphasis"><text:span text:style-name="T39">Mist Veil</text:span></text:span>: The monk envelops themselves in a veil of mist, becoming <text:span text:style-name="T72">invisible for 1 turn</text:span>. While veiled, the monk gains increased movement speed.</text:p>
        </text:list-item>
        <text:list-item>
          <text:p text:style-name="P230"><text:span text:style-name="Strong_20_Emphasis"><text:span text:style-name="T13">Tidal Surge </text:span></text:span>(New Skill): The Grandmaster summons a massive tidal wave that crashes upon the battlefield <text:span text:style-name="T80">in a 3x3 radius</text:span>, dealing <text:span text:style-name="T80">low</text:span> damage to all enemies and washing away negative status effects from allies. This skill has a chance to freeze enemies.</text:p>
        </text:list-item>
      </text:list>
      <text:p text:style-name="P11"/>
      <text:list xml:id="list3550120205" text:style-name="L7">
        <text:list-item>
          <text:p text:style-name="P231"><text:span text:style-name="Strong_20_Emphasis"><text:span text:style-name="T39">Solid Strike</text:span></text:span>: <text:span text:style-name="T74">D</text:span>elivers a solid and unyielding strike <text:span text:style-name="T74">with a chance to </text:span>reduc<text:span text:style-name="T74">e</text:span> defense<text:span text:style-name="T74">s for 2 turns</text:span>. <text:span text:style-name="T74">I</text:span>t has a <text:span text:style-name="T54">high</text:span> critical <text:span text:style-name="T74">hit</text:span> <text:span text:style-name="T54">chance</text:span>.</text:p>
        </text:list-item>
        <text:list-item>
          <text:p text:style-name="P231"><text:span text:style-name="Strong_20_Emphasis"><text:span text:style-name="T39">Stone's Endurance</text:span></text:span>: The monk's defense becomes as unyielding as rock <text:span text:style-name="T69">for 2 turns</text:span>, gaining a <text:span text:style-name="T69">major</text:span> boost to <text:span text:style-name="T73">defense and providing immunity to status ailments and knockback effects</text:span>. Additionally, <text:span text:style-name="T73">reflect a portion of any blocked damage back at any adjacent attackers.</text:span></text:p>
        </text:list-item>
        <text:list-item>
          <text:p text:style-name="P231"><text:soft-page-break/><text:span text:style-name="Strong_20_Emphasis"><text:span text:style-name="T10">Earthquake</text:span></text:span>: <text:span text:style-name="T74">Slam the ground with great force, dealing moderate damage to all enemies in a 2 tile radius.</text:span></text:p>
        </text:list-item>
        <text:list-item>
          <text:p text:style-name="P231"><text:span text:style-name="Strong_20_Emphasis"><text:span text:style-name="T39">Earthen Barrier</text:span></text:span>: The monk summons a protective barrier of earth, <text:span text:style-name="T73">creating unmovable terrain at the target location while knocking enemies back.</text:span></text:p>
        </text:list-item>
        <text:list-item>
          <text:p text:style-name="P231"><text:span text:style-name="Strong_20_Emphasis"><text:span text:style-name="T39">Rockslide Rush</text:span></text:span>: The monk charges forward with the force of a landslide, trampling enemies in their path and dealing heavy damage. This skill has a chance to <text:span text:style-name="T73">stun </text:span>enemies.</text:p>
        </text:list-item>
      </text:list>
      <text:p text:style-name="P11"/>
      <text:p text:style-name="P32"/>
      <text:p text:style-name="P12">Skills:</text:p>
      <text:p text:style-name="P12"/>
      <text:list xml:id="list546024938" text:style-name="L8">
        <text:list-item>
          <text:p text:style-name="P232"><text:span text:style-name="Strong_20_Emphasis"><text:span text:style-name="T11">Meditative Tranquility</text:span></text:span> (New Skill): The Grandmaster enters a state of deep meditation, <text:span text:style-name="T75">ending the turn and </text:span>restoring health and energy to themselves and nearby. <text:span text:style-name="T75">For each unspent speed point, cleanse a debuff from the user and </text:span><text:span text:style-name="T100">one</text:span><text:span text:style-name="T75"> from a random target within a 2 tile radius.</text:span></text:p>
        </text:list-item>
        <text:list-item>
          <text:p text:style-name="P233"><text:span text:style-name="Strong_20_Emphasis"><text:span text:style-name="T39">Eternal Balance</text:span></text:span> (New Skill): The Grandmaster achieves perfect balance between offense and defense. <text:span text:style-name="T75">Gain</text:span> a passive bonus to damage <text:span text:style-name="T75">that increases when the </text:span><text:span text:style-name="T100">target’s</text:span><text:span text:style-name="T75"> </text:span><text:span text:style-name="T295">HP</text:span><text:span text:style-name="T75"> is high, and to defense that increases when the </text:span><text:span text:style-name="T295">user’s</text:span><text:span text:style-name="T100"> </text:span><text:span text:style-name="T295">HP</text:span><text:span text:style-name="T75"> is low.</text:span></text:p>
        </text:list-item>
        <text:list-item>
          <text:p text:style-name="P232"><text:span text:style-name="Strong_20_Emphasis"><text:span text:style-name="T11">Avatar of </text:span></text:span><text:span text:style-name="Strong_20_Emphasis"><text:span text:style-name="T12">Harmony</text:span></text:span> (New Skill): The Grandmaster channels the pure essence of <text:span text:style-name="T77">harmony</text:span>, transforming into a <text:span text:style-name="T76">shimmering </text:span>avatar <text:span text:style-name="T76">for 2 turns</text:span>. While in this form, the Grandmaster<text:span text:style-name="T76"> is immune to all debuffs and their attacks deal additional magic damage.</text:span></text:p>
        </text:list-item>
        <text:list-item>
          <text:p text:style-name="P232"><text:span text:style-name="Strong_20_Emphasis"><text:span text:style-name="T11">Warp S</text:span></text:span><text:span text:style-name="Strong_20_Emphasis"><text:span text:style-name="T20">weep</text:span></text:span> (<text:span text:style-name="T76">Upgrade of Mystic Step</text:span>): <text:span text:style-name="T76">Using movement that seems impossible to the untrained eye, position yourself anywhere within a 5 tile radius, granting a massive boost to evasion. You </text:span><text:span text:style-name="T100">also attack all adjacent enemies upon arrival at the target tile.</text:span></text:p>
        </text:list-item>
      </text:list>
      <text:p text:style-name="P4"/>
      <text:p text:style-name="P101"><text:span text:style-name="T33">Paladin</text:span><text:span text:style-name="T29">:</text:span> </text:p>
      <text:p text:style-name="P108"><text:span text:style-name="Strong_20_Emphasis"><text:span text:style-name="T39">Description:</text:span></text:span> Radiant champions of righteousness, Paladins wield both sword and shield with unwavering conviction. Bound by honor and duty, they stand as beacons of hope in the darkest of times. Clad in gleaming armor, they shield their allies from harm and smite their foes with righteous fury. Blessed with divine power, they are defenders of justice and champions of the downtrodden.</text:p>
      <text:p text:style-name="P7"/>
      <text:p text:style-name="P7"><text:span text:style-name="T54">Previous </text:span>Skills:</text:p>
      <text:p text:style-name="P36"/>
      <text:list xml:id="list4080853642" text:style-name="L9">
        <text:list-item>
          <text:p text:style-name="P234"><text:span text:style-name="Strong_20_Emphasis"><text:span text:style-name="T39">Whirlwind Strike</text:span></text:span>: <text:span text:style-name="T56">Perform a</text:span> devastating whirlwind attack, hitting <text:span text:style-name="T56">all adjacent enemies for higher damage</text:span>.</text:p>
        </text:list-item>
        <text:list-item>
          <text:p text:style-name="P234"><text:span text:style-name="Strong_20_Emphasis"><text:span text:style-name="T39">Precision Blow</text:span></text:span>: The fighter delivers a precise blow aimed at vulnerable spots, dealing heavy damage to a single enemy with a chance to bypass defenses.</text:p>
        </text:list-item>
        <text:list-item>
          <text:p text:style-name="P234"><text:span text:style-name="Strong_20_Emphasis"><text:span text:style-name="T39">Tactical Maneuver</text:span></text:span>: This skill allows the fighter to reposition themselves <text:span text:style-name="T54">to an adjacent tile</text:span>, gaining bonuses to defense <text:span text:style-name="T54">and</text:span> evasion for <text:span text:style-name="T54">1</text:span> turn.</text:p>
        </text:list-item>
        <text:list-item>
          <text:p text:style-name="P234"><text:span text:style-name="Strong_20_Emphasis"><text:span text:style-name="T39">Vigilant Guard</text:span></text:span>: The knight stands watchful over <text:span text:style-name="T58">an</text:span> <text:span text:style-name="T58">ally for 1 turn</text:span>, intercepting and redirecting a portion of incoming damage targeted at them towards themselves.</text:p>
        </text:list-item>
      </text:list>
      <text:p text:style-name="P36"/>
      <text:p text:style-name="P36"/>
      <text:p text:style-name="P36"/>
      <text:p text:style-name="P36"/>
      <text:p text:style-name="P36"><text:span text:style-name="T43">Tier 4</text:span><text:span text:style-name="T42"> </text:span><text:span text:style-name="T41">Skills:</text:span></text:p>
      <text:p text:style-name="P36"/>
      <text:list xml:id="list2058100403" text:style-name="L10">
        <text:list-item>
          <text:p text:style-name="P235"><text:span text:style-name="Strong_20_Emphasis"><text:span text:style-name="T39">Arcane </text:span></text:span><text:span text:style-name="Strong_20_Emphasis"><text:span text:style-name="T4">Bulwar</text:span></text:span><text:span text:style-name="Strong_20_Emphasis"><text:span text:style-name="T7">k</text:span></text:span>: The <text:span text:style-name="T59">Mystic Knight</text:span> conjures a magical shield <text:span text:style-name="T58">for 2 turns</text:span>, significantly reduc<text:span text:style-name="T61">e</text:span> incoming damage. This skill also grants immunity to knockback. Additionally, this skill grants a chance to counterattack when <text:span text:style-name="T57">being attacked </text:span><text:span text:style-name="T59">and</text:span> to reflect magical attacks back at the caster.</text:p>
        </text:list-item>
        <text:list-item>
          <text:p text:style-name="P235"><text:span text:style-name="Strong_20_Emphasis"><text:span text:style-name="T39">Elemental Strike</text:span></text:span>: The Mystic Knight imbues their weapon with elemental magic, unleashing a powerful strike <text:span text:style-name="T59">with high critical hit chance</text:span> that <text:span text:style-name="T59">also </text:span>deals <text:span text:style-name="T59">magic damage </text:span>to a single enemy. This skill has a chance to apply <text:span text:style-name="T59">random</text:span> elemental effects.</text:p>
        </text:list-item>
        <text:list-item>
          <text:p text:style-name="P235"><text:span text:style-name="Strong_20_Emphasis"><text:span text:style-name="T4">Dazzling</text:span></text:span><text:span text:style-name="Strong_20_Emphasis"><text:span text:style-name="T3"> Bash</text:span></text:span>: The Mystic Knight infuses their <text:span text:style-name="T60">shield</text:span> with enchantments, deliver<text:span text:style-name="T60">ing</text:span> a strike that deals damage to a single enemy. <text:span text:style-name="T60">It has a high stun </text:span><text:span text:style-name="T61">and blinding </text:span><text:span text:style-name="T60">chance </text:span>and <text:span text:style-name="T60">also</text:span> has a <text:span text:style-name="T61">moderate </text:span>chance to weaken their defenses.</text:p>
        </text:list-item>
        <text:list-item>
          <text:p text:style-name="P235"><text:span text:style-name="Strong_20_Emphasis"><text:span text:style-name="T39">Arcane Resilience</text:span></text:span>: The Mystic Knight channels magical energy to form an <text:span text:style-name="T61">impenetrable</text:span> barrier, reducing <text:span text:style-name="T61">any physical and magical </text:span>damage taken by the entire party for 3 turns.</text:p>
        </text:list-item>
        <text:list-item>
          <text:p text:style-name="P235"><text:span text:style-name="Strong_20_Emphasis"><text:span text:style-name="T63">I</text:span></text:span><text:span text:style-name="Strong_20_Emphasis"><text:span text:style-name="T5">ncandescent Sigil</text:span></text:span>: The Mystic Knight <text:span text:style-name="T62">places a mark on a tile that lasts for 3 turns. Any characters performing an attack inside the tile deal damage to all enemies adjacent to that tile.</text:span></text:p>
        </text:list-item>
      </text:list>
      <text:p text:style-name="P36"/>
      <text:list xml:id="list15548853266054" text:continue-numbering="true" text:style-name="L10">
        <text:list-item>
          <text:p text:style-name="P235"><text:soft-page-break/><text:span text:style-name="Strong_20_Emphasis"><text:span text:style-name="T39">Bulwark Stance</text:span></text:span>: The <text:span text:style-name="T65">Vanguard</text:span> <text:span text:style-name="T65">manifests his presence</text:span> <text:span text:style-name="T58">for 2 turns</text:span>, significantly reduc<text:span text:style-name="T65">ing</text:span> incoming damage <text:span text:style-name="T65">and</text:span> grant<text:span text:style-name="T65">ing</text:span> immunity to knockback. Additionally, this skill grants a chance to counterattack when <text:span text:style-name="T57">being attacked </text:span><text:span text:style-name="T59">and</text:span> <text:span text:style-name="T65">all blocked damage is deflected back at the attacker.</text:span></text:p>
        </text:list-item>
        <text:list-item>
          <text:p text:style-name="P235"><text:span text:style-name="Strong_20_Emphasis"><text:span text:style-name="T39">Guardian's Shield</text:span></text:span>: The <text:span text:style-name="T65">Vanguard</text:span> channels <text:span text:style-name="T65">his aura</text:span> to form an <text:span text:style-name="T61">impenetrable</text:span> barrier, reducing <text:span text:style-name="T61">any physical </text:span>damage taken <text:span text:style-name="T65">and granting debuff resistance to</text:span> the entire party for 3 turns.</text:p>
        </text:list-item>
        <text:list-item>
          <text:p text:style-name="P235"><text:span text:style-name="Strong_20_Emphasis"><text:span text:style-name="T39">Shield Sla</text:span></text:span><text:span text:style-name="Strong_20_Emphasis"><text:span text:style-name="T68">m</text:span></text:span>: The Vanguard delivers a powerful shield slam that knocks a single enemy <text:span text:style-name="T64">back, with a high</text:span> <text:span text:style-name="T64">stun chance.</text:span></text:p>
        </text:list-item>
        <text:list-item>
          <text:p text:style-name="P235"><text:span text:style-name="Strong_20_Emphasis"><text:span text:style-name="T6">Lance Rush</text:span></text:span>: <text:s/>The <text:span text:style-name="T69">Vanguard</text:span> charges forward <text:span text:style-name="T66">up to</text:span> <text:span text:style-name="T66">two</text:span><text:span text:style-name="T51"> tile</text:span><text:span text:style-name="T66">s</text:span><text:span text:style-name="T51"> </text:span>with their lance, impaling and knocking back <text:span text:style-name="T51">the targeted </text:span>enem<text:span text:style-name="T51">y</text:span>. <text:span text:style-name="T66">The target has a chance to become vulnerable.</text:span></text:p>
        </text:list-item>
        <text:list-item>
          <text:p text:style-name="P235"><text:span text:style-name="Strong_20_Emphasis"><text:span text:style-name="T39">Zone of Control</text:span></text:span>: The Vanguard establishes a fortified position around themselves. Enemies caught within the zone suffer penalties to <text:span text:style-name="T65">their</text:span> speed and accuracy. <text:span text:style-name="T65">The Vanguard gains shield for each enemy affected.</text:span></text:p>
        </text:list-item>
        <text:list-item>
          <text:p text:style-name="P235"><text:span text:style-name="Strong_20_Emphasis"><text:span text:style-name="T39">Warrior's Vengeance</text:span></text:span>: The Vanguard channels their righteous fury into a devastating counterattack, deal<text:span text:style-name="T64">ing</text:span> increased damage to enemies <text:span text:style-name="T64">based on the damage they dealt to the Vanguard’s allies</text:span>.</text:p>
        </text:list-item>
      </text:list>
      <text:p text:style-name="P4"/>
      <text:p text:style-name="P4">Skills:</text:p>
      <text:p text:style-name="P4"/>
      <text:list xml:id="list1528949639" text:style-name="L11">
        <text:list-item>
          <text:p text:style-name="P236"><text:span text:style-name="Strong_20_Emphasis"><text:span text:style-name="T7">Divine Intervention</text:span></text:span> (<text:span text:style-name="T66">Upgrade of </text:span><text:span text:style-name="T67">Chivalrous Oath</text:span>): The <text:span text:style-name="T67">Paladin</text:span> <text:span text:style-name="T67">calls upon divine power</text:span>, grant<text:span text:style-name="T59">ing</text:span> a temporary <text:span text:style-name="T67">immunity to damage and status effects for 1 turn</text:span> while also providing healing over time <text:span text:style-name="T59">for </text:span><text:span text:style-name="T67">4</text:span><text:span text:style-name="T59"> turns</text:span>. <text:span text:style-name="T59">I</text:span><text:span text:style-name="T54">ncreas</text:span><text:span text:style-name="T59">es</text:span><text:span text:style-name="T54"> the chance</text:span><text:span text:style-name="T59">s</text:span><text:span text:style-name="T54"> of being targeted for attacks </text:span><text:span text:style-name="T57">for </text:span><text:span text:style-name="T67">3 </text:span><text:span text:style-name="T57">turn</text:span><text:span text:style-name="T67">s</text:span><text:span text:style-name="T54">.</text:span></text:p>
        </text:list-item>
        <text:list-item>
          <text:p text:style-name="P236"><text:span text:style-name="Strong_20_Emphasis"><text:span text:style-name="T7">Power Smite</text:span></text:span> (<text:span text:style-name="T67">New Skill</text:span>): The Paladin lays their hands upon an ally, channeling divine energy to restore their vitality. This skill instantly restores a large amount of health to the target and grants <text:span text:style-name="T67">HP </text:span>regeneration over <text:span text:style-name="T67">2 turns</text:span>.</text:p>
        </text:list-item>
        <text:list-item>
          <text:p text:style-name="P236"><text:span text:style-name="Strong_20_Emphasis"><text:span text:style-name="T7">Power Smite</text:span></text:span> (<text:span text:style-name="T66">Upgrade of </text:span><text:span text:style-name="T67">Power Strike</text:span>): The Paladin channels holy energy into their weapon, unleashing a devastating smite upon enemies. This skill deals massive damage to a single enemy and has a chance to dispel negative buffs and status effects <text:span text:style-name="T67">from the Paladin.</text:span> </text:p>
        </text:list-item>
        <text:list-item>
          <text:p text:style-name="P237"><text:span text:style-name="Strong_20_Emphasis"><text:span text:style-name="T8">Aura of Protection</text:span></text:span> (<text:span text:style-name="T67">New Skill</text:span>): <text:span text:style-name="T69">At the start of the Paladin’s turn, all allies in a 2 tile radius gain shield.</text:span></text:p>
        </text:list-item>
        <text:list-item>
          <text:p text:style-name="P237"><text:span text:style-name="Strong_20_Emphasis"><text:span text:style-name="T70">Righteous Retribution</text:span></text:span> (<text:span text:style-name="T67">New Skill</text:span>): The Paladin vows vengeance upon those who would harm the innocent, increas<text:span text:style-name="T69">ing</text:span> <text:span text:style-name="T69">its</text:span> damage output for each ally that falls <text:span text:style-name="T53">below a </text:span><text:span text:style-name="T69">certain</text:span><text:span text:style-name="T53"> health threshold.</text:span></text:p>
        </text:list-item>
      </text:list>
      <text:p text:style-name="P4"/>
      <text:p text:style-name="P101"><text:span text:style-name="T33">Scourge</text:span><text:span text:style-name="T29">:</text:span> </text:p>
      <text:p text:style-name="P108"><text:span text:style-name="Strong_20_Emphasis"><text:span text:style-name="T39">Description:</text:span></text:span> With unmatched ferocity, the Scourge unleashes chaos upon the battlefield, striking fear into their enemies. They dance with deadly precision, leaving devastation in their wake. Embracing darkness, they become harbingers of doom, cutting down all who oppose them.</text:p>
      <text:p text:style-name="P31"/>
      <text:p text:style-name="P20"><text:span text:style-name="T78">Previous </text:span>Skills:</text:p>
      <text:p text:style-name="P41"/>
      <text:list xml:id="list546211877" text:style-name="L12">
        <text:list-item>
          <text:p text:style-name="P238"><text:bookmark-start text:name="__RefNumPara__28_757028772113"/><text:span text:style-name="Strong_20_Emphasis"><text:span text:style-name="T39">Slas</text:span></text:span><text:span text:style-name="Strong_20_Emphasis"><text:span text:style-name="T55">h</text:span></text:span>: A straightforward melee attack that deals moderate damage to a single enemy.<text:bookmark-end text:name="__RefNumPara__28_757028772113"/></text:p>
        </text:list-item>
        <text:list-item>
          <text:p text:style-name="P238"><text:span text:style-name="Strong_20_Emphasis"><text:span text:style-name="T39">Defensive Stance</text:span></text:span>: <text:span text:style-name="T66">A</text:span>dopt a defensive stance, reducing incoming damage for <text:span text:style-name="T57">1 turn</text:span>.</text:p>
        </text:list-item>
        <text:list-item>
          <text:p text:style-name="P238"><text:span text:style-name="Strong_20_Emphasis"><text:span text:style-name="T14">Dire Cleave</text:span></text:span>: <text:span text:style-name="T66">S</text:span>wing <text:span text:style-name="T66">your</text:span> weapon in an arc, hitting <text:span text:style-name="T57">up to 3</text:span> adjacent enemies for <text:span text:style-name="T56">moderate </text:span>damage. <text:span text:style-name="T81">Grants a chance to knock enemies back.</text:span></text:p>
        </text:list-item>
        <text:list-item>
          <text:p text:style-name="P238"><text:span text:style-name="Strong_20_Emphasis"><text:span text:style-name="T16">Vengeance</text:span></text:span>: <text:span text:style-name="T86">A vicious attack that deals additional damage based on missing HP.</text:span></text:p>
        </text:list-item>
        <text:list-item>
          <text:p text:style-name="P238"><text:span text:style-name="Strong_20_Emphasis"><text:span text:style-name="T15">Mighty Roar</text:span></text:span> (<text:span text:style-name="T85">Upgrade of Feral Roar</text:span>): <text:span text:style-name="T79">U</text:span>nleashes a roar <text:span text:style-name="T79">in a 3 tile radius </text:span>that boosts <text:span text:style-name="T79">the user’s </text:span>attack power and critical hit chance <text:span text:style-name="T79">while</text:span> also reducing enemies’<text:span text:style-name="T79"> accuracy</text:span>. <text:span text:style-name="T85">Grants additional buffs/debuffs for each enemy affected. </text:span><text:span text:style-name="T79">Lasts for 2 turns.</text:span></text:p>
        </text:list-item>
      </text:list>
      <text:p text:style-name="P31"/>
      <text:p text:style-name="P20"><text:span text:style-name="T109">Tier 4 </text:span>Skills:</text:p>
      <text:p text:style-name="P31"/>
      <text:list xml:id="list744845325" text:style-name="L13">
        <text:list-item>
          <text:p text:style-name="P239"><text:span text:style-name="Strong_20_Emphasis"><text:span text:style-name="T39">Slaughterer's Wrath</text:span></text:span>: The executioner channels their inner fury into a devastating onslaught, dealing immense damage to a single enemy with increased critical hit chance. This skill also grants a temporary boost to the executioner's defense.</text:p>
        </text:list-item>
        <text:list-item>
          <text:p text:style-name="P239"><text:span text:style-name="Strong_20_Emphasis"><text:span text:style-name="T39">Iron Will</text:span></text:span>: The executioner's willpower becomes as unyielding as iron <text:span text:style-name="T106">f</text:span><text:span text:style-name="T84">or 2 turns</text:span>, drawing the attention of enemies <text:span text:style-name="T79">within a 2 tile radius</text:span>. <text:span text:style-name="T84">Sacrifice </text:span>defense for overwhelming offense <text:span text:style-name="T106">and immunity to status effects</text:span>. While frenzied, <text:span text:style-name="T85">gain</text:span><text:span text:style-name="T84"> </text:span><text:span text:style-name="T85">shield</text:span><text:span text:style-name="T84"> each time damage is dealt.</text:span></text:p>
        </text:list-item>
        <text:list-item>
          <text:p text:style-name="P239"><text:span text:style-name="Strong_20_Emphasis"><text:span text:style-name="T39">Executioner's Mark</text:span></text:span>: The executioner marks a target for death, increasing the damage they take from all sources for a certain duration.</text:p>
        </text:list-item>
        <text:list-item>
          <text:p text:style-name="P239"><text:span text:style-name="Strong_20_Emphasis"><text:span text:style-name="T39">Bloodthirsty Rampage</text:span></text:span>: The executioner's thirst for blood knows no bounds, <text:span text:style-name="T107">passively </text:span>granting them increased attack power and critical hit chance with each consecutive hit. Additionally, this skill increases the executioner's health regeneration for each enemy they defeat.</text:p>
        </text:list-item>
        <text:list-item>
          <text:p text:style-name="P239"><text:span text:style-name="Strong_20_Emphasis"><text:span text:style-name="T39">Indomitable Fury</text:span></text:span>: The executioner unleashes an indomitable fury <text:span text:style-name="T107">an</text:span>, <text:span text:style-name="T107">instantly defeating them if they are below a certain health threshold.</text:span></text:p>
        </text:list-item>
        <text:list-item>
          <text:p text:style-name="P239"><text:span text:style-name="Strong_20_Emphasis"><text:span text:style-name="T39">Graceful Dance</text:span></text:span>: The battle dancer channels their agility into a graceful dance of death <text:span text:style-name="T84">for </text:span><text:span text:style-name="T108">3</text:span><text:span text:style-name="T84"> turns</text:span>, drawing the attention of enemies <text:span text:style-name="T79">within a 2 tile radius</text:span>. <text:span text:style-name="T84">Sacrifice </text:span>defense for overwhelming offense. While frenzied, <text:span text:style-name="T85">gain</text:span><text:span text:style-name="T84"> </text:span><text:span text:style-name="T85">shield</text:span><text:span text:style-name="T108"> </text:span><text:span text:style-name="T84">each time damage is dealt. </text:span><text:span text:style-name="T108">Additionally, damage any enemies that enter an adjacent tile.</text:span></text:p>
        </text:list-item>
        <text:list-item>
          <text:p text:style-name="P239"><text:soft-page-break/><text:span text:style-name="Strong_20_Emphasis"><text:span text:style-name="T39">Dance of Shadows</text:span></text:span>: The battle dancer melds into the shadows, <text:span text:style-name="T108">reappearing at the target location. </text:span><text:span text:style-name="T109">If there are </text:span><text:span text:style-name="T108">adjacent enemies, </text:span><text:span text:style-name="T109">attack them, otherwise cleanse a random debuff</text:span><text:span text:style-name="T108">.</text:span></text:p>
        </text:list-item>
        <text:list-item>
          <text:p text:style-name="P239"><text:span text:style-name="Strong_20_Emphasis"><text:span text:style-name="T39">Blade Waltz</text:span></text:span>: The battle dancer engages in a mesmerizing blade waltz, charg<text:span text:style-name="T107">ing </text:span>forward <text:span text:style-name="T86">3 tiles </text:span><text:span text:style-name="T107">while </text:span>trampling enemies in <text:span text:style-name="T107">and adjacent to </text:span>their path. <text:span text:style-name="T82">Has a chance to slow.</text:span></text:p>
        </text:list-item>
        <text:list-item>
          <text:p text:style-name="P239"><text:span text:style-name="Strong_20_Emphasis"><text:span text:style-name="T39">Serpentine Strike</text:span></text:span>: The battle dancer executes a serpentine strike that snakes through enemy defenses, hitting multiple targets in a line and dealing heavy damage. This skill has a chance to <text:span text:style-name="T107">poison </text:span><text:span text:style-name="T108">and stun</text:span> enemies.</text:p>
        </text:list-item>
        <text:list-item>
          <text:p text:style-name="P239"><text:span text:style-name="Strong_20_Emphasis"><text:span text:style-name="T25">Synchrony</text:span></text:span>: The battle dancer <text:span text:style-name="T108">places a mark with an attack. If an ally attack the marked target, they deal a guaranteed critical hit.</text:span></text:p>
        </text:list-item>
      </text:list>
      <text:p text:style-name="P31"/>
      <text:p text:style-name="P31"/>
      <text:p text:style-name="P31"/>
      <text:p text:style-name="P4">Skills:</text:p>
      <text:p text:style-name="P4"/>
      <text:list xml:id="list2914394195" text:style-name="L14">
        <text:list-item>
          <text:p text:style-name="P241"><text:span text:style-name="Strong_20_Emphasis"><text:span text:style-name="T27">Chaotic</text:span></text:span><text:span text:style-name="Strong_20_Emphasis"><text:span text:style-name="T26"> Blast</text:span></text:span> (<text:span text:style-name="T109">New Skill</text:span>): The Scourge unleashes a devastating explosion of chaotic energy, dealing massive damage to all enemies within a wide area. This skill ignores a portion of the enemy's defense and has a chance to inflict <text:span text:style-name="T109">completely </text:span>random status ailments.</text:p>
        </text:list-item>
        <text:list-item>
          <text:p text:style-name="P242"><text:span text:style-name="Strong_20_Emphasis"><text:span text:style-name="T27">Gate of Suffering</text:span></text:span> (<text:span text:style-name="T109">New Skill</text:span>): The Scourge <text:span text:style-name="T110">passively gains a chance</text:span> to <text:span text:style-name="T110">transfer</text:span> <text:span text:style-name="T110">de</text:span>buffs<text:span text:style-name="T110"> to</text:span> enemies <text:span text:style-name="T110">when attacking</text:span>.</text:p>
        </text:list-item>
        <text:list-item>
          <text:p text:style-name="P240"><text:span text:style-name="Strong_20_Emphasis"><text:span text:style-name="T39">Chaos Rift</text:span></text:span>: The Scourge tears open a dimensional rift, unleashing chaotic energies that disrupt the fabric of reality. Enemies caught within the rift suffer damage over time and have their actions randomized, potentially causing them to attack their allies or buff the Scourge.</text:p>
        </text:list-item>
        <text:list-item>
          <text:p text:style-name="P240"><text:span text:style-name="Strong_20_Emphasis"><text:span text:style-name="T39">Apocalyptic Barrage</text:span></text:span>: The Scourge rains down a relentless barrage of chaotic energy upon their enemies, striking multiple targets with explosive force. This skill deals heavy damage to all enemies within range and has a chance to pierce through their defenses, ignoring a portion of their armor.</text:p>
        </text:list-item>
        <text:list-item>
          <text:p text:style-name="P242"><text:span text:style-name="Strong_20_Emphasis"><text:span text:style-name="T27">Eldritch Vortex</text:span></text:span>: If there are three or more enemies within a 3-tile radius of the Scourge, they can unleash an eldritch vortex, pulling enemies towards them and dealing damage based on their missing health. The vortex also applies a debuff that reduces the affected enemies' resistance to further damage.</text:p>
        </text:list-item>
        <text:list-item>
          <text:p text:style-name="P242"><text:span text:style-name="Strong_20_Emphasis"><text:span text:style-name="T39">Doomsday </text:span></text:span><text:span text:style-name="Strong_20_Emphasis"><text:span text:style-name="T26">Cometh</text:span></text:span>: The Scourge channels the destructive forces of the cosmos, summoning a cataclysmic event that devastates the battlefield. This ultimate skill deals massive damage to all enemies, <text:span text:style-name="T109">but can only be activated while below 20% HP. </text:span></text:p>
        </text:list-item>
      </text:list>
      <text:p text:style-name="P4"/>
      <text:p text:style-name="P101"><text:span text:style-name="T33">Reaver</text:span><text:span text:style-name="T29">:</text:span> </text:p>
      <text:p text:style-name="P108"><text:span text:style-name="Strong_20_Emphasis"><text:span text:style-name="T39">Description:</text:span></text:span> Mastering the art of blood magic, the Reaver wields power beyond mortal comprehension. They harness the primal forces of blood and fury, becoming an unstoppable force of destruction. With each strike, they carve through their foes with ruthless efficiency, leaving a trail of devastation in their wake.</text:p>
      <text:p text:style-name="P17"><text:span text:style-name="T78">Previous </text:span>Skills:</text:p>
      <text:p text:style-name="P39"/>
      <text:list xml:id="list3150448049" text:style-name="L15">
        <text:list-item>
          <text:p text:style-name="P243"><text:span text:style-name="Strong_20_Emphasis"><text:span text:style-name="T16">Vengeance</text:span></text:span> (<text:span text:style-name="T86">New Skill</text:span>): <text:span text:style-name="T86">A vicious attack that deals additional damage based on missing HP.</text:span></text:p>
        </text:list-item>
        <text:list-item>
          <text:p text:style-name="P243"><text:span text:style-name="Strong_20_Emphasis"><text:span text:style-name="T17">Vampiric</text:span></text:span><text:span text:style-name="Strong_20_Emphasis"><text:span text:style-name="T39"> Blade</text:span></text:span> (Upgrade of Savage Fury): The bloodrager channels their primal rage into a powerful strike that deals massive damage to a single enemy. <text:span text:style-name="T87">R</text:span><text:span text:style-name="T79">estores HP if the skill finished the enemy off.</text:span></text:p>
        </text:list-item>
        <text:list-item>
          <text:p text:style-name="P243"><text:span text:style-name="Strong_20_Emphasis"><text:span text:style-name="T39">Blood Frenzy</text:span></text:span> (Upgrade of <text:span text:style-name="T87">Defensive Stance</text:span>): The bloodrager embraces their bloodlust to a great extent, gaining a boost to attack power <text:span text:style-name="T87">for 2 turns</text:span>. Additionally, <text:span text:style-name="T88">activating </text:span>this skill increases the bloodrager's maximum health <text:span text:style-name="T51">until the end of combat</text:span>.</text:p>
        </text:list-item>
        <text:list-item>
          <text:p text:style-name="P243"><text:span text:style-name="Strong_20_Emphasis"><text:span text:style-name="T17">Bloodied</text:span></text:span><text:span text:style-name="Strong_20_Emphasis"><text:span text:style-name="T39"> Assault</text:span></text:span> (Upgrade of <text:span text:style-name="T88">Rampage</text:span>): The bloodrager taps into their inner darkness <text:span text:style-name="T81">for 2 turns</text:span>, drawing the attention of enemies <text:span text:style-name="T79">within a 2 tile radius</text:span>. <text:span text:style-name="T90">While in a bloodrage, the bloodrager </text:span><text:span text:style-name="T91">takes</text:span><text:span text:style-name="T90"> extra damage, but also </text:span><text:span text:style-name="T91">deals</text:span><text:span text:style-name="T90"> increased damage </text:span><text:span text:style-name="T91">and </text:span><text:span text:style-name="T90">gains health back with each successful attack.</text:span></text:p>
        </text:list-item>
      </text:list>
      <text:p text:style-name="P31"/>
      <text:p text:style-name="P31"/>
      <text:p text:style-name="P39"><text:span text:style-name="T45">Tier 4</text:span><text:span text:style-name="T46"> </text:span><text:span text:style-name="T41">Skills:</text:span></text:p>
      <text:p text:style-name="P17"/>
      <text:list xml:id="list3908212010" text:style-name="L16">
        <text:list-item>
          <text:p text:style-name="P244"><text:span text:style-name="Strong_20_Emphasis"><text:span text:style-name="T18">Rending</text:span></text:span><text:span text:style-name="Strong_20_Emphasis"><text:span text:style-name="T39"> Strike</text:span></text:span>: The bloodrager delivers a <text:span text:style-name="T88">rending </text:span>strike that causes internal bleeding in the target. <text:span text:style-name="T92">Deals extra damage to targets </text:span><text:span text:style-name="T93">depending on the number of debuffs.</text:span></text:p>
        </text:list-item>
        <text:list-item>
          <text:p text:style-name="P244"><text:span text:style-name="Strong_20_Emphasis"><text:span text:style-name="T89">Drain</text:span></text:span>: <text:span text:style-name="T88">Grab enemy and </text:span><text:span text:style-name="T92">deal damage, siphoning it as HP. Has a chance to Stun.</text:span></text:p>
        </text:list-item>
        <text:list-item>
          <text:p text:style-name="P244"><text:span text:style-name="Strong_20_Emphasis"><text:span text:style-name="T39">Crimson Surge</text:span></text:span>: The Brute unleashes a surge of blood magic energy <text:span text:style-name="T92">for 2 turns</text:span>, <text:span text:style-name="T92">causing bleed and damaging any enemies that are adjacent to them.</text:span></text:p>
        </text:list-item>
        <text:list-item>
          <text:p text:style-name="P244"><text:span text:style-name="Strong_20_Emphasis"><text:span text:style-name="T39">Blood</text:span></text:span><text:span text:style-name="Strong_20_Emphasis"><text:span text:style-name="T97">boon </text:span></text:span><text:span text:style-name="Strong_20_Emphasis"><text:span text:style-name="T21">Fog</text:span></text:span>: <text:span text:style-name="T96">Disperse</text:span> a <text:span text:style-name="T96">restorative</text:span> <text:span text:style-name="T101">fog</text:span> infused with your own blood, <text:span text:style-name="T96">damaging you and granting you </text:span><text:span text:style-name="T101">nearby</text:span><text:span text:style-name="T96"> allies</text:span> healing over time <text:span text:style-name="T101">while blinding enemies.</text:span></text:p>
        </text:list-item>
        <text:list-item>
          <text:p text:style-name="P244"><text:span text:style-name="Strong_20_Emphasis"><text:span text:style-name="T19">Fell Blast</text:span></text:span>: The Brute <text:span text:style-name="T94">has a chance of triggering a devastating explosion whenever finishing enemies off, dealing damage and inflicting bleed in a 1 tile radius.</text:span></text:p>
        </text:list-item>
        <text:list-item>
          <text:p text:style-name="P244"><text:span text:style-name="Strong_20_Emphasis"><text:span text:style-name="T19">Scarlet Smash</text:span></text:span>: <text:span text:style-name="T66">S</text:span>wing <text:span text:style-name="T66">your</text:span> weapon in an arc, hitting <text:span text:style-name="T57">up to 3</text:span> adjacent enemies for <text:span text:style-name="T56">moderate </text:span>damage. <text:span text:style-name="T81">Grants a chance to knock enemies back </text:span><text:span text:style-name="T94">several tiles and doing so leaves a trail of smoldering blood in their wake.</text:span><text:span text:style-name="Strong_20_Emphasis"><text:span text:style-name="T95">Blood Nova</text:span></text:span><text:span text:style-name="T94"> (</text:span><text:span text:style-name="T98">New Skill</text:span><text:span text:style-name="T94">): The Hemomancer unleashes a powerful explosion of blood magic </text:span><text:span text:style-name="T99">around itself</text:span><text:span text:style-name="T94">. This skill has a chance to inflict bleeding on enemies </text:span><text:span text:style-name="T101">and slightly heals allies.</text:span></text:p>
        </text:list-item>
        <text:list-item>
          <text:p text:style-name="P244"><text:span text:style-name="Strong_20_Emphasis"><text:span text:style-name="T39">Bloodstorm</text:span></text:span>: The Hemomancer summons a swirling vortex of blood magic <text:span text:style-name="T99">at the target point,</text:span> damaging and <text:span text:style-name="T99">bleeding</text:span> all enemies caught within its grasp <text:span text:style-name="T99">for 2 turns</text:span>.</text:p>
        </text:list-item>
        <text:list-item>
          <text:p text:style-name="P244"><text:soft-page-break/><text:span text:style-name="Strong_20_Emphasis"><text:span text:style-name="T39">Crimson Conduit</text:span></text:span>: The Hemomancer establishes a connection between themselves and their allies. This skill grants nearby allies <text:span text:style-name="T100">some of the healing the Hemomancer receives.</text:span></text:p>
        </text:list-item>
        <text:list-item>
          <text:p text:style-name="P244"><text:span text:style-name="Strong_20_Emphasis"><text:span text:style-name="T102">Sanguine Blast</text:span></text:span>: The bloodrager launches a projectile infused with their own blood, dealing <text:span text:style-name="T87">damage to itself and </text:span>ranged damage to <text:span text:style-name="T101">all enemies adjacent <text:s/>to the target, </text:span>while also draining their health.</text:p>
        </text:list-item>
        <text:list-item>
          <text:p text:style-name="P244"><text:span text:style-name="Strong_20_Emphasis"><text:span text:style-name="T39">Lifeblood Surge</text:span></text:span>: The Hemomancer channels the life force of enemies into themselves <text:span text:style-name="T101">i</text:span><text:span text:style-name="T79">n a 3 tile radius </text:span>that <text:span text:style-name="T101">siphons HP from enemies. Also b</text:span>oosts <text:span text:style-name="T79">the user’s </text:span>attack power and critical hit chance <text:span text:style-name="T101">for each enemy hit </text:span><text:span text:style-name="T79">while</text:span> reducing enemies’<text:span text:style-name="T79"> accuracy for 2 turns.</text:span></text:p>
        </text:list-item>
      </text:list>
      <text:p text:style-name="P4"/>
      <text:p text:style-name="P4"/>
      <text:p text:style-name="P4">Skills:</text:p>
      <text:p text:style-name="P31"/>
      <text:list xml:id="list3196977387" text:style-name="L17">
        <text:list-item>
          <text:p text:style-name="P245"><text:span text:style-name="Strong_20_Emphasis"><text:span text:style-name="T39">Dark Sacrifice</text:span></text:span>: The Reaver offers a blood sacrifice to empower their blood magic, sacrificing a portion of their health to greatly increase the potency and duration of their next blood magic spell.</text:p>
        </text:list-item>
        <text:list-item>
          <text:p text:style-name="P245"><text:span text:style-name="Strong_20_Emphasis"><text:span text:style-name="T24">Festering Thorns</text:span></text:span>: Summons spikes of coagulated blood from the ground beneath enemies within a radius around the Reaver, impaling them and dealing damage over time. Enemies remain <text:span text:style-name="T106">rooted</text:span> for a duration, taking additional damage if they move.</text:p>
        </text:list-item>
        <text:list-item>
          <text:p text:style-name="P245"><text:span text:style-name="Strong_20_Emphasis"><text:span text:style-name="T39">Blood </text:span></text:span><text:span text:style-name="Strong_20_Emphasis"><text:span text:style-name="T105">B</text:span></text:span><text:span text:style-name="Strong_20_Emphasis"><text:span text:style-name="T39">eckoning</text:span></text:span>: The Reaver harnesses the power of blood magic to <text:span text:style-name="T104">punish</text:span> their enemies, dealing increased damage for each <text:span text:style-name="T104">enemy</text:span> that falls in battle.</text:p>
        </text:list-item>
        <text:list-item>
          <text:p text:style-name="P245"><text:span text:style-name="Strong_20_Emphasis"><text:span text:style-name="T39">Eclipse of Blood</text:span></text:span>: The Reaver creates a dark eclipse of blood magic energy that engulfs the battlefield, deal<text:span text:style-name="T103">ing</text:span> massive damage over time <text:span text:style-name="T103">with a</text:span> chance to drain health from enemies <text:span text:style-name="T103">at the start of their turn.</text:span></text:p>
        </text:list-item>
        <text:list-item>
          <text:p text:style-name="P246"><text:span text:style-name="Strong_20_Emphasis"><text:span text:style-name="T21">Rain of Bloo</text:span></text:span><text:span text:style-name="Strong_20_Emphasis"><text:span text:style-name="T22">d</text:span></text:span><text:span text:style-name="T101">: </text:span><text:span text:style-name="T103">Conjures a cursed rain of blood that follows an enemy, dealing persistent damage and siphoning HP to the reaver. </text:span></text:p>
        </text:list-item>
        <text:list-item>
          <text:p text:style-name="P247"><text:span text:style-name="Strong_20_Emphasis"><text:span text:style-name="T21">S</text:span></text:span><text:span text:style-name="Strong_20_Emphasis"><text:span text:style-name="T23">hadows of Flesh</text:span></text:span><text:span text:style-name="T101">: Summons </text:span><text:span text:style-name="T104">fleshy</text:span><text:span text:style-name="T101"> shadows to slash at enemies in a cone in front of the Reaver, dealing damage and inflicting bleeding. The Reaver gains increased </text:span><text:span text:style-name="T106">critical chance</text:span><text:span text:style-name="T101"> for each enemy hit.</text:span></text:p>
        </text:list-item>
        <text:list-item>
          <text:p text:style-name="P248"><text:span text:style-name="Strong_20_Emphasis"><text:span text:style-name="T39">Dark </text:span></text:span><text:span text:style-name="Strong_20_Emphasis"><text:span text:style-name="T28">Endurance</text:span></text:span>: The Reaver <text:span text:style-name="T112">shrugs off damage that would be lethal, automatically being set to 20% HP.</text:span></text:p>
        </text:list-item>
      </text:list>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4T18:06:22.197681382</meta:creation-date>
    <dc:date>2024-05-30T01:55:47.268834056</dc:date>
    <meta:editing-duration>PT9H24M30S</meta:editing-duration>
    <meta:editing-cycles>33</meta:editing-cycles>
    <meta:generator>LibreOffice/6.4.7.2$Linux_X86_64 LibreOffice_project/40$Build-2</meta:generator>
    <meta:document-statistic meta:table-count="0" meta:image-count="0" meta:object-count="0" meta:page-count="39" meta:paragraph-count="804" meta:word-count="11090" meta:character-count="64742" meta:non-whitespace-character-count="54479"/>
  </office:meta>
</office:document-meta>
</file>